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FreeSans1" svg:font-family="FreeSans" style:font-family-generic="swiss"/>
    <style:font-face style:name="Liberation Sans" svg:font-family="'Liberation Sans', Arial" style:font-family-generic="swiss"/>
    <style:font-face style:name="Liberation Sans1" svg:font-family="'Liberation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solid" style:text-underline-width="auto" style:text-underline-color="font-color" fo:font-weight="bold" style:letter-kerning="true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a5c3e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c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hatch" draw:fill-color="#729fcf" draw:fill-hatch-name="Black_20_45_20_Degrees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fo:background-color="#ffffff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fo:background-color="#ffffff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99ff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c2ffa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0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0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0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0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0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0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0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0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0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0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1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1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1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1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1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1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1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1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1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1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2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2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2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2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2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2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2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2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2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2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3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3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3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3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3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3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3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3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3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3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4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4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4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4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4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4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4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4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4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4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5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5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5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5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5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5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5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5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5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5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6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6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6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6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6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6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6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6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6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6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7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7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7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7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7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7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7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7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7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7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8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8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8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8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8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8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8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8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8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8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9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9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9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9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9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9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9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9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9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19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0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0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0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0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0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0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0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0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0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0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1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1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1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1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1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1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1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1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1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1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2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2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2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2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2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2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2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2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2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2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3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3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3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3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3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3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3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3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3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3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4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4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4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4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4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4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4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4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4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4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5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5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5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5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5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5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5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5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5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5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6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6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6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6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6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6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6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6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6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6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7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7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7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7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7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7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7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7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7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7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8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8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8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8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8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8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8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8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8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8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9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9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9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9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9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9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9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9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9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29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0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0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0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0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0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0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0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0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0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0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1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1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1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1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1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1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1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1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1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1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2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2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2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2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2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2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2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2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2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2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3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3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3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3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3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3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3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3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3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3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4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4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4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4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4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4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4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4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4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4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5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5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5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5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5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5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5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5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5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5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6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6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6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6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6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6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6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6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6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6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7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7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7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7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7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7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7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7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7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7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8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8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8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8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8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8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8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8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8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8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9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9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9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9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9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9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9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9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9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39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0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0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0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0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0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0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0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0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0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0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1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1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1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1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1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1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1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1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1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1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2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2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2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2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2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2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2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2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2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2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3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3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3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3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3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3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3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3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3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3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4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4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4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4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4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4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4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4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4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4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5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5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5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5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5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5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5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5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5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5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6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6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6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6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6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6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6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6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6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6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7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7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7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7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7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7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7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7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7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7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8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8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8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8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8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8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8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8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8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8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9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9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9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9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9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9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9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9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9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49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0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0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0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0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0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0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0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0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0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0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1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1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1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1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1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1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1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1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1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1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2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2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2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2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2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2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2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2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2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2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3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3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3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3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3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3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3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3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3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3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4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4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4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4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4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4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4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4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4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4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5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5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5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3.97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55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8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5" style:family="graphic">
      <style:graphic-properties draw:stroke="solid" svg:stroke-width="0.101cm" svg:stroke-color="#000000" draw:marker-start-width="0.499cm" draw:marker-start-center="false" draw:marker-end-width="0.499cm" draw:marker-end-center="false" draw:fill="solid" draw:fill-color="#ffffff" draw:textarea-horizontal-align="justify" draw:textarea-vertical-align="middle" draw:auto-grow-height="false" fo:min-height="3.037cm" fo:min-width="0.109cm" fo:padding-top="0.175cm" fo:padding-bottom="0.175cm" fo:padding-left="0.3cm" fo:padding-right="0.3cm" draw:shadow="hidden" draw:shadow-offset-x="-0.197cm" draw:shadow-offset-y="0.199cm" draw:shadow-color="#808080" style:run-through="foreground"/>
    </style:style>
    <style:style style:name="gr586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16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7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2.877cm" fo:min-width="1.8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8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a5c3e2" draw:textarea-horizontal-align="justify" draw:textarea-vertical-align="middle" draw:auto-grow-height="false" fo:min-height="2.877cm" fo:min-width="1.8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justify" draw:textarea-vertical-align="middle" draw:auto-grow-height="false" fo:min-height="2.877cm" fo:min-width="1.8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justify" draw:textarea-vertical-align="middle" draw:auto-grow-height="false" fo:min-height="2.877cm" fo:min-width="1.8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justify" draw:textarea-vertical-align="middle" draw:auto-grow-height="false" fo:min-height="2.877cm" fo:min-width="1.8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justify" draw:textarea-vertical-align="middle" draw:auto-grow-height="false" fo:min-height="2.877cm" fo:min-width="1.8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justify" draw:textarea-vertical-align="middle" draw:auto-grow-height="false" fo:min-height="2.877cm" fo:min-width="1.8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justify" draw:textarea-vertical-align="middle" draw:auto-grow-height="false" fo:min-height="2.877cm" fo:min-width="1.8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justify" draw:textarea-vertical-align="middle" draw:auto-grow-height="false" fo:min-height="2.877cm" fo:min-width="1.8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justify" draw:textarea-vertical-align="middle" draw:auto-grow-height="false" fo:min-height="2.877cm" fo:min-width="1.8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justify" draw:textarea-vertical-align="middle" draw:auto-grow-height="false" fo:min-height="2.877cm" fo:min-width="1.88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8" style:family="graphic">
      <style:graphic-properties draw:stroke="solid" svg:stroke-width="0.199cm" svg:stroke-color="#000000" draw:marker-start-width="0.801cm" draw:marker-start-center="false" draw:marker-end-width="0.801cm" draw:marker-end-center="false" draw:fill="none" draw:fill-color="#729fcf" draw:textarea-horizontal-align="justify" draw:textarea-vertical-align="middle" fo:padding-top="0.226cm" fo:padding-bottom="0.226cm" fo:padding-left="0.349cm" fo:padding-right="0.349cm" draw:shadow="hidden" draw:shadow-offset-x="0.199cm" draw:shadow-offset-y="0.199cm" draw:shadow-color="#808080" style:run-through="foreground"/>
    </style:style>
    <style:style style:name="gr599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00cc00" draw:textarea-horizontal-align="justify" draw:textarea-vertical-align="middle" draw:auto-grow-height="false" fo:min-height="0.169cm" fo:min-width="0.0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0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16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0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0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0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0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0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0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0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0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1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1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1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1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1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1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1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1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1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1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2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2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2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2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2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2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2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2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2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2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16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3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39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3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39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3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39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3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39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3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399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635" style:family="graphic">
      <style:graphic-properties draw:stroke="solid" svg:stroke-width="0.019cm" svg:stroke-color="#000000" draw:marker-start-width="0.259cm" draw:marker-start-center="false" draw:marker-end-width="0.259cm" draw:marker-end-center="false" draw:fill="none" draw:fill-color="#ffffff" draw:textarea-horizontal-align="justify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3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3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3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3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40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41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42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43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44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45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4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4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4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4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50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51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52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53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54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55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5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5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5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5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60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61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62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63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64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65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6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6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6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6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70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71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72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73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74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75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7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7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7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7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80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81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82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83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84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85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8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8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8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8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90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91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92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93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94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95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9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9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9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69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00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01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02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03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04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05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0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0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0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0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10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11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12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13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14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15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1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1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1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1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20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21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22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23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198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724" style:family="graphic">
      <style:graphic-properties draw:stroke="solid" svg:stroke-width="0cm" svg:stroke-color="#3465a4" draw:marker-start-width="0.199cm" draw:marker-start-center="false" draw:marker-end-width="0.199cm" draw:marker-end-center="false" draw:fill="hatch" draw:fill-color="#729fcf" draw:fill-hatch-name="Black_20_45_20_Degrees" draw:textarea-horizontal-align="justify" draw:textarea-vertical-align="middle" draw:auto-grow-height="false" fo:min-height="1.461cm" fo:min-width="1.40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2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justify" draw:textarea-vertical-align="middle" draw:auto-grow-height="false" fo:min-height="1.461cm" fo:min-width="1.40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justify" draw:textarea-vertical-align="middle" draw:auto-grow-height="false" fo:min-height="1.461cm" fo:min-width="1.40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justify" draw:textarea-vertical-align="middle" draw:auto-grow-height="false" fo:min-height="1.461cm" fo:min-width="1.40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justify" draw:textarea-vertical-align="middle" draw:auto-grow-height="false" fo:min-height="1.461cm" fo:min-width="1.40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29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dddddd" draw:textarea-horizontal-align="justify" draw:textarea-vertical-align="middle" draw:auto-grow-height="false" fo:min-height="0.751cm" fo:min-width="0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30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041cm" fo:min-width="3.828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31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dddddd" draw:textarea-horizontal-align="justify" draw:textarea-vertical-align="middle" draw:auto-grow-height="false" fo:min-height="0.751cm" fo:min-width="0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32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99ff66" draw:textarea-horizontal-align="justify" draw:textarea-vertical-align="middle" draw:auto-grow-height="false" fo:min-height="0.115cm" fo:min-width="0.924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33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c2ffa3" draw:textarea-horizontal-align="justify" draw:textarea-vertical-align="middle" draw:auto-grow-height="false" fo:min-height="0.115cm" fo:min-width="0.924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3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751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3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751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3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751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3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751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3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751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3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751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4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751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4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751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4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751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4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751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4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751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4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751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4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751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4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751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4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751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49" style:family="graphic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50" style:family="graphic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5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5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5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5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5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5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5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5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5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6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6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6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6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6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6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6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6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6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6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7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7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7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7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7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7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7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7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7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7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8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8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8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8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8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8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8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8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8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8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9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9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9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9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9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95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96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97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98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799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0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0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0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1.89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03" style:family="graphic">
      <style:graphic-properties draw:stroke="solid" svg:stroke-width="0.019cm" svg:stroke-color="#000000" draw:marker-start-width="0.259cm" draw:marker-start-center="false" draw:marker-end-width="0.259cm" draw:marker-end-center="false" draw:fill="none" draw:fill-color="#ffffff" draw:textarea-horizontal-align="justify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04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05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0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0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0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0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10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11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12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13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14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15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1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1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1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1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20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21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22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23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24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25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2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2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2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2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30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31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32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33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34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35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3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3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3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3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40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41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42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43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44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45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4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4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4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4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50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51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52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53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54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55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5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5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5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5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60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61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62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63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64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65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6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6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6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6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70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71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72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73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74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75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7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7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7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7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2.783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880" style:family="graphic">
      <style:graphic-properties draw:stroke="dash" draw:stroke-dash="Fine_20_Dashed" svg:stroke-width="0.101cm" svg:stroke-color="#000000" draw:marker-start-width="0.499cm" draw:marker-start-center="false" draw:marker-end-width="0.499cm" draw:marker-end-center="false" draw:fill="none" draw:fill-color="#729fcf" draw:textarea-horizontal-align="justify" draw:textarea-vertical-align="middle" fo:padding-top="0.175cm" fo:padding-bottom="0.175cm" fo:padding-left="0.25cm" fo:padding-right="0.25cm" draw:shadow="hidden" draw:shadow-offset-x="0.199cm" draw:shadow-offset-y="0.199cm" draw:shadow-color="#808080" style:run-through="foreground"/>
    </style:style>
    <style:style style:name="gr881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416cm" fo:min-width="0.242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82" style:family="graphic">
      <style:graphic-properties draw:stroke="solid" svg:stroke-width="0.101cm" svg:stroke-color="#000000" draw:marker-start-width="0.499cm" draw:marker-start-center="false" draw:marker-end-width="0.499cm" draw:marker-end-center="false" draw:fill="none" draw:fill-color="#729fcf" draw:textarea-horizontal-align="justify" draw:textarea-vertical-align="middle" fo:padding-top="0.175cm" fo:padding-bottom="0.175cm" fo:padding-left="0.25cm" fo:padding-right="0.25cm" draw:shadow="hidden" draw:shadow-offset-x="0.199cm" draw:shadow-offset-y="0.199cm" draw:shadow-color="#808080" style:run-through="foreground"/>
    </style:style>
    <style:style style:name="gr883" style:family="graphic">
      <style:graphic-properties draw:stroke="solid" svg:stroke-width="0.199cm" svg:stroke-color="#000000" draw:marker-start-width="0.801cm" draw:marker-start-center="false" draw:marker-end-width="0.801cm" draw:marker-end-center="false" draw:fill="none" draw:fill-color="#729fcf" draw:textarea-horizontal-align="justify" draw:textarea-vertical-align="middle" fo:padding-top="0.226cm" fo:padding-bottom="0.226cm" fo:padding-left="0.3cm" fo:padding-right="0.3cm" draw:shadow="hidden" draw:shadow-offset-x="0.199cm" draw:shadow-offset-y="0.199cm" draw:shadow-color="#808080" style:run-through="foreground"/>
    </style:style>
    <style:style style:name="gr884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485cm" fo:min-width="0.02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5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0.503cm" fo:min-width="0.10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79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8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79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8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79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8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79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9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79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9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79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9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79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9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79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9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79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9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79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9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79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9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79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9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79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89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79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0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34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0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34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0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34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0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34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0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34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0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34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0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34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0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34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0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34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0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34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34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34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34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34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34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15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99ff66" draw:textarea-horizontal-align="justify" draw:textarea-vertical-align="middle" draw:auto-grow-height="false" fo:min-height="0cm" fo:min-width="0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2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2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2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2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2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2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2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2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2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2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2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2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2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2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2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826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3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26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3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26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3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26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3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26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3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26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3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26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3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26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3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26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3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26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3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center" draw:textarea-vertical-align="middle" fo:min-height="0.26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40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32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41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32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42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32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43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32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44" style:family="graphic">
      <style:graphic-properties draw:stroke="none" svg:stroke-width="0cm" svg:stroke-color="#000000" draw:marker-start-width="0.199cm" draw:marker-start-center="false" draw:marker-end-width="0.199cm" draw:marker-end-center="false" draw:fill="solid" draw:fill-color="#000000" draw:textarea-horizontal-align="center" draw:textarea-vertical-align="middle" fo:min-height="0.323cm" fo:padding-top="0.125cm" fo:padding-bottom="0.125cm" fo:padding-left="0.199cm" fo:padding-right="0.199cm" draw:shadow="hidden" draw:shadow-offset-x="0.199cm" draw:shadow-offset-y="0.199cm" draw:shadow-color="#808080" style:run-through="foreground"/>
    </style:style>
    <style:style style:name="gr945" style:family="graphic">
      <style:graphic-properties draw:stroke="solid" svg:stroke-width="0.019cm" svg:stroke-color="#000000" draw:marker-start-width="0.259cm" draw:marker-start-center="false" draw:marker-end-width="0.259cm" draw:marker-end-center="false" draw:fill="none" draw:fill-color="#ffffff" draw:textarea-horizontal-align="justify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4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4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4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4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50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51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52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53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54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55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5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5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5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5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60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61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62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63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64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65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6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6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6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6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70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71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72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73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74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75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7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7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7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7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80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81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82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83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84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85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8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8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8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8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90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91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92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93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94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95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9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9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9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99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00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01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02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03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04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05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0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0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0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0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10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11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12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13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14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15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16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17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18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19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20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21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22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23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24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  <style:style style:name="gr1025" style:family="graphic">
      <style:graphic-properties draw:stroke="none" svg:stroke-width="0.019cm" svg:stroke-color="#000000" draw:marker-start-width="0.259cm" draw:marker-start-center="false" draw:marker-end-width="0.259cm" draw:marker-end-center="false" draw:fill="solid" draw:fill-color="#000000" draw:textarea-horizontal-align="center" draw:textarea-vertical-align="middle" fo:min-height="1.954cm" fo:padding-top="0.136cm" fo:padding-bottom="0.136cm" fo:padding-left="0.21cm" fo:padding-right="0.21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g text:anchor-type="paragraph" draw:z-index="0" draw:style-name="gr1"><draw:g draw:style-name="gr2"><draw:path draw:style-name="gr3" draw:text-style-name="P1" svg:width="0.218cm" svg:height="0.29cm" svg:x="0.35cm" svg:y="10.33cm" svg:viewBox="0 0 219 291" svg:d="M219 88c0 12-2 24-6 35s-11 21-19 29c-7 8-18 14-30 19s-26 7-43 7h-83v113h-38v-291h119c17 0 32 2 44 6 12 5 23 10 31 18s14 17 19 28c4 11 6 23 6 36zM180 88c0-18-5-32-16-42s-28-14-49-14h-77v115h78c22 0 38-5 48-15 11-10 16-25 16-44z"><text:p/></draw:path><draw:path draw:style-name="gr4" draw:text-style-name="P1" svg:width="0.035cm" svg:height="0.305cm" svg:x="0.613cm" svg:y="10.315cm" svg:viewBox="0 0 36 306" svg:d="M0 36c0-12 0-24 0-36 12 0 24 0 36 0 0 12 0 24 0 36-12 0-24 0-36 0zM0 306c0-74 0-148 0-223 12 0 24 0 36 0 0 75 0 149 0 223-12 0-24 0-36 0z"><text:p/></draw:path><draw:path draw:style-name="gr5" draw:text-style-name="P1" svg:width="0.184cm" svg:height="0.314cm" svg:x="0.711cm" svg:y="10.393cm" svg:viewBox="0 0 185 315" svg:d="M185 115c0 17-1 32-4 47-3 14-7 26-14 37-6 10-14 18-24 24-11 6-24 9-38 9-16 0-29-3-41-9s-20-16-26-30h-1c0 0 0 1 0 4 0 2 0 5 0 8s0 7 0 11 0 8 0 12v87h-36v-265c0-6 0-11 0-16s0-9 0-13 0-8-1-11c0-3 0-5 0-6h35c0 0 0 2 0 4 1 3 1 6 1 9 0 4 0 8 1 12 0 4 0 7 0 11h1c3-7 7-13 12-18 3-5 8-10 14-13 5-3 12-5 19-7 6-1 13-2 22-2 14 0 27 3 38 8 10 6 18 14 24 24 7 10 11 22 14 36s4 30 4 47zM147 116c0-14-1-26-2-37-2-11-5-20-9-27-4-8-9-14-16-17-6-4-14-6-24-6-9 0-16 1-23 3-7 3-13 7-19 14-4 6-9 15-12 27s-5 27-5 45c0 16 2 30 4 41 3 11 7 19 11 26 5 7 11 12 18 15 8 3 15 4 25 4s19-2 25-6c7-4 12-10 16-17 4-8 7-17 9-28 1-11 2-23 2-37z"><text:p/></draw:path><draw:path draw:style-name="gr6" draw:text-style-name="P1" svg:width="0.191cm" svg:height="0.231cm" svg:x="0.931cm" svg:y="10.393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7" draw:text-style-name="P1" svg:width="0.297cm" svg:height="0.223cm" svg:x="1.257cm" svg:y="10.398cm" svg:viewBox="0 0 298 224" svg:d="M236 224h-42l-35-144c-1-4-2-9-3-14-1-6-2-11-3-17s-2-12-4-18c-1 6-2 12-3 18-2 5-3 11-4 16-1 6-3 11-4 15l-35 144h-42l-61-224h36l37 152c1 3 2 7 2 12 1 4 2 9 3 13 1 6 2 11 3 16 2-5 3-10 4-15 0-4 1-9 2-13 1-5 2-8 3-11l40-154h39l38 154c1 3 2 7 3 12s2 9 3 13c1 5 2 9 3 14 1-5 2-10 3-15 1-4 2-9 2-14 1-4 2-8 3-12l39-152h35z"><text:p/></draw:path><draw:path draw:style-name="gr8" draw:text-style-name="P1" svg:width="0.193cm" svg:height="0.231cm" svg:x="1.563cm" svg:y="10.393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9" draw:text-style-name="P1" svg:width="0.102cm" svg:height="0.227cm" svg:x="1.802cm" svg:y="10.393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10" draw:text-style-name="P1" svg:width="0.178cm" svg:height="0.305cm" svg:x="1.943cm" svg:y="10.315cm" svg:viewBox="0 0 179 306" svg:d="M136 306c-24-34-49-67-74-101-9 7-17 15-26 22 0 26 0 52 0 79-12 0-24 0-36 0 0-101 0-204 0-306 12 0 24 0 36 0 0 64 0 128 0 192 32-36 64-73 95-109 15 0 28 0 43 0-29 32-59 64-89 96 32 43 63 84 94 127-15 0-28 0-43 0z"><text:p/></draw:path><draw:path draw:style-name="gr11" draw:text-style-name="P1" svg:width="0.108cm" svg:height="0.305cm" svg:x="2.24cm" svg:y="10.315cm" svg:viewBox="0 0 109 306" svg:d="M67 110v196h-37v-196h-30v-27h30v-25c0-9 1-16 3-23 1-7 4-13 8-18s10-10 16-13c7-3 16-4 27-4 3 0 8 0 13 1 4 0 9 1 12 1v29c-2-1-5-1-8-1-3-1-6-1-8-1-6 0-9 1-13 2-3 2-6 4-8 7s-4 6-4 10c-1 5-1 9-1 15v20h42v27z"><text:p/></draw:path><draw:path draw:style-name="gr12" draw:text-style-name="P1" svg:width="0.102cm" svg:height="0.227cm" svg:x="2.376cm" svg:y="10.393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13" draw:text-style-name="P1" svg:width="0.193cm" svg:height="0.231cm" svg:x="2.505cm" svg:y="10.393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14" draw:text-style-name="P1" svg:width="0.287cm" svg:height="0.227cm" svg:x="2.744cm" svg:y="10.393cm" svg:viewBox="0 0 288 228" svg:d="M127 228v-142c0-11-1-20-3-27-1-8-3-13-5-18-4-4-8-8-13-9-5-2-12-3-19-3s-14 1-21 4c-6 4-11 8-15 14s-8 13-10 22c-3 8-4 18-4 29v130h-36v-176c0-5 0-10 0-15s0-10 0-15c0-4 0-8-1-11 0-4 0-6 0-7h34c0 1 0 3 1 6 0 3 0 6 0 10s0 8 1 12c0 4 0 8 0 10 4-6 7-12 11-17s7-10 13-14c5-3 11-6 17-8 7-2 14-3 23-3 17 0 29 3 39 10s16 18 19 32h1c3-6 7-12 11-17s9-10 15-14c4-3 10-6 17-8s15-3 23-3c11 0 21 2 29 5 7 3 14 7 19 14 5 6 9 14 12 24 2 10 3 22 3 36v149h-35v-142c0-11-1-20-2-27-2-8-4-13-7-18-4-4-8-8-13-9-5-2-11-3-18-3-8 0-15 1-22 4-5 3-10 8-15 13-4 6-8 13-10 22s-4 19-4 30v130z"><text:p/></draw:path><draw:path draw:style-name="gr15" draw:text-style-name="P1" svg:width="0.184cm" svg:height="0.309cm" svg:x="3.186cm" svg:y="10.315cm" svg:viewBox="0 0 185 310" svg:d="M185 194c0 77-27 116-80 116-17 0-30-3-41-9s-20-16-27-30c0 4 0 7 0 11-1 4-1 8-1 11s0 6-1 9c0 2 0 3 0 4h-35c0-1 0-3 0-6 1-3 1-7 1-11s0-9 0-14 0-10 0-15v-260h36v87c0 5 0 9 0 12 0 4 0 8 0 10 0 4 0 7 0 10 7-14 15-24 27-31 11-6 24-9 41-9 27 0 48 10 60 29 14 19 20 47 20 86zM147 195c0-15-1-28-3-39-2-12-5-21-9-28s-10-12-16-15c-6-4-14-5-23-5-10 0-18 1-25 5-8 3-14 8-19 15-4 7-8 16-11 28-2 11-4 25-4 41s2 30 4 41c3 11 7 19 11 25 5 7 11 12 18 15 8 3 15 4 25 4 9 0 17-1 24-4 5-3 11-9 15-16 5-7 8-15 10-26s3-25 3-41z"><text:p/></draw:path><draw:path draw:style-name="gr16" draw:text-style-name="P1" svg:width="0.174cm" svg:height="0.227cm" svg:x="3.415cm" svg:y="10.398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17" draw:text-style-name="P1" svg:width="0.104cm" svg:height="0.276cm" svg:x="3.625cm" svg:y="10.347cm" svg:viewBox="0 0 105 277" svg:d="M105 272c-6 1-11 2-17 3-5 1-12 1-20 2-28-1-43-17-43-50v-149h-25v-28h26l11-50h24v50h40v28h-40v141c0 11 2 18 5 22 4 5 10 7 19 7 2 0 6 0 9-1 3 0 7-1 11-2z"><text:p/></draw:path><draw:path draw:style-name="gr18" draw:text-style-name="P1" svg:width="0.104cm" svg:height="0.276cm" svg:x="3.74cm" svg:y="10.347cm" svg:viewBox="0 0 105 277" svg:d="M105 272c-6 1-11 2-17 3-5 1-12 1-20 2-28-1-43-17-43-50v-149h-25v-28h26l11-50h24v50h40v28h-40v141c0 11 2 18 5 22 4 5 10 7 19 7 2 0 6 0 9-1 3 0 7-1 11-2z"><text:p/></draw:path><draw:path draw:style-name="gr19" draw:text-style-name="P1" svg:width="0.178cm" svg:height="0.23cm" svg:x="3.86cm" svg:y="10.394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20" draw:text-style-name="P1" svg:width="0.176cm" svg:height="0.231cm" svg:x="4.186cm" svg:y="10.393cm" svg:viewBox="0 0 177 232" svg:d="M38 115c0 13 1 25 3 35 1 11 5 20 9 28 3 8 9 14 16 18 8 5 17 7 26 7 13 0 24-4 32-11 9-7 15-17 17-32h36c-1 10-4 19-8 27-4 9-9 17-16 23-7 7-15 12-25 16s-21 6-35 6c-16 0-31-3-42-9-13-6-23-14-30-24-7-11-12-23-16-37-3-14-5-30-5-46 0-15 1-28 4-40 2-11 6-22 10-30 4-9 9-16 15-22s13-10 20-14c6-3 13-6 21-8 8-1 15-2 23-2 12 0 24 2 32 5 10 4 19 8 26 14 6 6 11 13 16 22 4 8 7 16 9 26l-37 3c-2-13-7-23-15-30-7-7-18-11-32-11-10 0-19 2-26 5-7 4-13 9-16 16-4 7-8 16-9 27-2 11-3 24-3 38z"><text:p/></draw:path><draw:path draw:style-name="gr21" draw:text-style-name="P1" svg:width="0.193cm" svg:height="0.231cm" svg:x="4.391cm" svg:y="10.393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22" draw:text-style-name="P1" svg:width="0.174cm" svg:height="0.227cm" svg:x="4.629cm" svg:y="10.398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23" draw:text-style-name="P1" svg:width="0.035cm" svg:height="0.305cm" svg:x="4.861cm" svg:y="10.315cm" svg:viewBox="0 0 36 306" svg:d="M0 306c0-101 0-204 0-306 12 0 24 0 36 0 0 102 0 205 0 306-12 0-24 0-36 0z"><text:p/></draw:path><draw:path draw:style-name="gr24" draw:text-style-name="P1" svg:width="0.184cm" svg:height="0.309cm" svg:x="4.948cm" svg:y="10.315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25" draw:text-style-name="P1" svg:width="0.184cm" svg:height="0.309cm" svg:x="5.301cm" svg:y="10.315cm" svg:viewBox="0 0 185 310" svg:d="M185 194c0 77-27 116-80 116-17 0-30-3-41-9s-20-16-27-30c0 4 0 7 0 11-1 4-1 8-1 11s0 6-1 9c0 2 0 3 0 4h-35c0-1 0-3 0-6 1-3 1-7 1-11s0-9 0-14 0-10 0-15v-260h36v87c0 5 0 9 0 12 0 4 0 8 0 10 0 4 0 7 0 10 7-14 15-24 27-31 11-6 24-9 41-9 27 0 48 10 60 29 14 19 20 47 20 86zM147 195c0-15-1-28-3-39-2-12-5-21-9-28s-10-12-16-15c-6-4-14-5-23-5-10 0-18 1-25 5-8 3-14 8-19 15-4 7-8 16-11 28-2 11-4 25-4 41s2 30 4 41c3 11 7 19 11 25 5 7 11 12 18 15 8 3 15 4 25 4 9 0 17-1 24-4 5-3 11-9 15-16 5-7 8-15 10-26s3-25 3-41z"><text:p/></draw:path><draw:path draw:style-name="gr26" draw:text-style-name="P1" svg:width="0.191cm" svg:height="0.231cm" svg:x="5.522cm" svg:y="10.393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27" draw:text-style-name="P1" svg:width="0.186cm" svg:height="0.294cm" svg:x="5.869cm" svg:y="10.326cm" svg:viewBox="0 0 187 295" svg:d="M0 295v-26c7-16 16-30 25-42 10-12 20-24 31-34s22-19 32-27c11-9 21-18 29-26 8-9 15-18 21-27 5-9 8-20 8-32 0-8-1-15-4-22-2-6-6-11-11-16-4-4-10-7-15-9-7-2-14-3-22-3s-14 1-20 3c-7 2-12 5-18 9-5 4-8 9-11 15-3 7-5 14-6 22l-37-4c1-10 4-20 8-29 5-9 10-18 18-25s18-12 28-16c11-4 24-6 38-6s26 2 37 5c12 4 21 9 28 15 8 7 14 16 18 26 4 9 6 21 6 34 0 10-2 19-5 28-4 9-8 17-14 25s-12 16-19 23c-8 8-16 15-25 22-7 7-16 14-24 21-9 7-16 14-23 21-8 7-14 14-20 22-5 7-10 13-13 21h147v32z"><text:p/></draw:path><draw:path draw:style-name="gr28" draw:text-style-name="P1" svg:width="0.194cm" svg:height="0.294cm" svg:x="6.095cm" svg:y="10.33cm" svg:viewBox="0 0 195 295" svg:d="M195 197c0 14-3 28-7 40-3 12-10 21-19 30-8 9-18 16-31 20-13 5-27 8-44 8-14 0-27-2-39-6-10-3-20-8-27-15-8-6-14-13-18-22-5-7-8-16-10-26l37-4c1 6 3 11 6 16s7 10 10 13c5 4 11 7 18 10 7 2 14 3 24 3s18-1 25-4c8-3 15-8 20-12 6-6 10-13 13-22 2-8 4-18 4-29 0-8-2-17-4-24-2-8-6-14-12-20-5-5-12-9-20-12-6-3-15-5-25-5-6 0-11 1-16 2s-10 2-15 4c-4 2-8 4-12 7-3 3-6 5-9 8h-36l9-157h162v32h-128l-6 92c6-5 14-9 24-13s21-5 35-5 26 2 38 6c11 5 20 11 28 19s15 18 18 29c4 11 7 23 7 37z"><text:p/></draw:path><draw:path draw:style-name="gr29" draw:text-style-name="P1" svg:width="0.287cm" svg:height="0.227cm" svg:x="6.335cm" svg:y="10.393cm" svg:viewBox="0 0 288 228" svg:d="M127 228v-142c0-11-1-20-3-27-1-8-3-13-5-18-4-4-8-8-13-9-5-2-12-3-19-3s-14 1-21 4c-6 4-11 8-15 14s-8 13-10 22c-3 8-4 18-4 29v130h-36v-176c0-5 0-10 0-15s0-10 0-15c0-4 0-8-1-11 0-4 0-6 0-7h34c0 1 0 3 1 6 0 3 0 6 0 10s0 8 1 12c0 4 0 8 0 10 4-6 7-12 11-17s7-10 13-14c5-3 11-6 17-8 7-2 14-3 23-3 17 0 29 3 39 10s16 18 19 32h1c3-6 7-12 11-17s9-10 15-14c4-3 10-6 17-8s15-3 23-3c11 0 21 2 29 5 7 3 14 7 19 14 5 6 9 14 12 24 2 10 3 22 3 36v149h-35v-142c0-11-1-20-2-27-2-8-4-13-7-18-4-4-8-8-13-9-5-2-11-3-18-3-8 0-15 1-22 4-5 3-10 8-15 13-4 6-8 13-10 22s-4 19-4 30v130z"><text:p/></draw:path><draw:path draw:style-name="gr30" draw:text-style-name="P1" svg:width="0.287cm" svg:height="0.227cm" svg:x="6.663cm" svg:y="10.393cm" svg:viewBox="0 0 288 228" svg:d="M127 228v-142c0-11-1-20-3-27-1-8-3-13-5-18-4-4-8-8-13-9-5-2-12-3-19-3s-14 1-21 4c-6 4-11 8-15 14s-8 13-10 22c-3 8-4 18-4 29v130h-36v-176c0-5 0-10 0-15s0-10 0-15c0-4 0-8-1-11 0-4 0-6 0-7h34c0 1 0 3 1 6 0 3 0 6 0 10s0 8 1 12c0 4 0 8 0 10 4-6 7-12 11-17s7-10 13-14c5-3 11-6 17-8 7-2 14-3 23-3 17 0 29 3 39 10s16 18 19 32h1c3-6 7-12 11-17s9-10 15-14c4-3 10-6 17-8s15-3 23-3c11 0 21 2 29 5 7 3 14 7 19 14 5 6 9 14 12 24 2 10 3 22 3 36v149h-35v-142c0-11-1-20-2-27-2-8-4-13-7-18-4-4-8-8-13-9-5-2-11-3-18-3-8 0-15 1-22 4-5 3-10 8-15 13-4 6-8 13-10 22s-4 19-4 30v130z"><text:p/></draw:path><draw:path draw:style-name="gr31" draw:text-style-name="P1" svg:width="0.104cm" svg:height="0.276cm" svg:x="7.084cm" svg:y="10.347cm" svg:viewBox="0 0 105 277" svg:d="M105 272c-6 1-11 2-17 3-5 1-12 1-20 2-28-1-43-17-43-50v-149h-25v-28h26l11-50h24v50h40v28h-40v141c0 11 2 18 5 22 4 5 10 7 19 7 2 0 6 0 9-1 3 0 7-1 11-2z"><text:p/></draw:path><draw:path draw:style-name="gr32" draw:text-style-name="P1" svg:width="0.193cm" svg:height="0.231cm" svg:x="7.211cm" svg:y="10.393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33" draw:text-style-name="P1" svg:width="0.194cm" svg:height="0.298cm" svg:x="7.553cm" svg:y="10.326cm" svg:viewBox="0 0 195 299" svg:d="M195 216c0 13-3 25-7 34-3 11-10 20-18 27s-18 13-30 16c-12 4-25 6-41 6-17 0-32-2-45-7-11-4-21-10-29-17-8-8-13-16-17-26-4-8-7-18-8-28l37-3c2 7 4 14 7 21 2 6 7 10 11 15 5 4 11 8 18 10 8 3 16 4 26 4 19 0 32-4 43-14 11-8 15-22 15-40 0-10-2-19-6-26-5-6-11-11-18-15-7-3-14-6-22-7s-16-2-23-2h-20v-32h19c7 0 14-1 22-2 8-2 13-5 20-8 6-4 11-9 15-16 4-6 6-15 6-25 0-15-4-28-13-37-10-9-22-13-40-13-16 0-29 4-39 12-9 9-15 21-17 36l-36-3c1-13 5-24 10-33 5-10 12-18 20-24 9-7 18-11 28-14 11-3 22-5 34-5 16 0 29 2 41 6s20 10 28 17c7 7 13 15 16 24 4 10 5 20 5 30 0 9-1 17-3 24-2 8-6 15-11 21-5 5-11 11-19 15-6 4-16 7-26 10 11 2 21 4 29 8 9 4 16 10 22 16 5 6 9 13 11 20 3 8 5 16 5 25z"><text:p/></draw:path><draw:path draw:style-name="gr34" draw:text-style-name="P1" svg:width="0.186cm" svg:height="0.294cm" svg:x="7.788cm" svg:y="10.326cm" svg:viewBox="0 0 187 295" svg:d="M0 295v-26c7-16 16-30 25-42 10-12 20-24 31-34s22-19 32-27c11-9 21-18 29-26 8-9 15-18 21-27 5-9 8-20 8-32 0-8-1-15-4-22-2-6-6-11-11-16-4-4-10-7-15-9-7-2-14-3-22-3s-14 1-20 3c-7 2-12 5-18 9-5 4-8 9-11 15-3 7-5 14-6 22l-37-4c1-10 4-20 8-29 5-9 10-18 18-25s18-12 28-16c11-4 24-6 38-6s26 2 37 5c12 4 21 9 28 15 8 7 14 16 18 26 4 9 6 21 6 34 0 10-2 19-5 28-4 9-8 17-14 25s-12 16-19 23c-8 8-16 15-25 22-7 7-16 14-24 21-9 7-16 14-23 21-8 7-14 14-20 22-5 7-10 13-13 21h147v32z"><text:p/></draw:path><draw:path draw:style-name="gr35" draw:text-style-name="P1" svg:width="0.287cm" svg:height="0.227cm" svg:x="8.024cm" svg:y="10.393cm" svg:viewBox="0 0 288 228" svg:d="M127 228v-142c0-11-1-20-3-27-1-8-3-13-5-18-4-4-8-8-13-9-5-2-12-3-19-3s-14 1-21 4c-6 4-11 8-15 14s-8 13-10 22c-3 8-4 18-4 29v130h-36v-176c0-5 0-10 0-15s0-10 0-15c0-4 0-8-1-11 0-4 0-6 0-7h34c0 1 0 3 1 6 0 3 0 6 0 10s0 8 1 12c0 4 0 8 0 10 4-6 7-12 11-17s7-10 13-14c5-3 11-6 17-8 7-2 14-3 23-3 17 0 29 3 39 10s16 18 19 32h1c3-6 7-12 11-17s9-10 15-14c4-3 10-6 17-8s15-3 23-3c11 0 21 2 29 5 7 3 14 7 19 14 5 6 9 14 12 24 2 10 3 22 3 36v149h-35v-142c0-11-1-20-2-27-2-8-4-13-7-18-4-4-8-8-13-9-5-2-11-3-18-3-8 0-15 1-22 4-5 3-10 8-15 13-4 6-8 13-10 22s-4 19-4 30v130z"><text:p/></draw:path><draw:path draw:style-name="gr36" draw:text-style-name="P1" svg:width="0.287cm" svg:height="0.227cm" svg:x="8.351cm" svg:y="10.393cm" svg:viewBox="0 0 288 228" svg:d="M127 228v-142c0-11-1-20-3-27-1-8-3-13-5-18-4-4-8-8-13-9-5-2-12-3-19-3s-14 1-21 4c-6 4-11 8-15 14s-8 13-10 22c-3 8-4 18-4 29v130h-36v-176c0-5 0-10 0-15s0-10 0-15c0-4 0-8-1-11 0-4 0-6 0-7h34c0 1 0 3 1 6 0 3 0 6 0 10s0 8 1 12c0 4 0 8 0 10 4-6 7-12 11-17s7-10 13-14c5-3 11-6 17-8 7-2 14-3 23-3 17 0 29 3 39 10s16 18 19 32h1c3-6 7-12 11-17s9-10 15-14c4-3 10-6 17-8s15-3 23-3c11 0 21 2 29 5 7 3 14 7 19 14 5 6 9 14 12 24 2 10 3 22 3 36v149h-35v-142c0-11-1-20-2-27-2-8-4-13-7-18-4-4-8-8-13-9-5-2-11-3-18-3-8 0-15 1-22 4-5 3-10 8-15 13-4 6-8 13-10 22s-4 19-4 30v130z"><text:p/></draw:path><draw:path draw:style-name="gr37" draw:text-style-name="P1" svg:width="0.184cm" svg:height="0.314cm" svg:x="8.793cm" svg:y="10.393cm" svg:viewBox="0 0 185 315" svg:d="M185 115c0 17-1 32-4 47-3 14-7 26-14 37-6 10-14 18-24 24-11 6-24 9-38 9-16 0-29-3-41-9s-20-16-26-30h-1c0 0 0 1 0 4 0 2 0 5 0 8s0 7 0 11 0 8 0 12v87h-36v-265c0-6 0-11 0-16s0-9 0-13 0-8-1-11c0-3 0-5 0-6h35c0 0 0 2 0 4 1 3 1 6 1 9 0 4 0 8 1 12 0 4 0 7 0 11h1c3-7 7-13 12-18 3-5 8-10 14-13 5-3 12-5 19-7 6-1 13-2 22-2 14 0 27 3 38 8 10 6 18 14 24 24 7 10 11 22 14 36s4 30 4 47zM147 116c0-14-1-26-2-37-2-11-5-20-9-27-4-8-9-14-16-17-6-4-14-6-24-6-9 0-16 1-23 3-7 3-13 7-19 14-4 6-9 15-12 27s-5 27-5 45c0 16 2 30 4 41 3 11 7 19 11 26 5 7 11 12 18 15 8 3 15 4 25 4s19-2 25-6c7-4 12-10 16-17 4-8 7-17 9-28 1-11 2-23 2-37z"><text:p/></draw:path><draw:path draw:style-name="gr38" draw:text-style-name="P1" svg:width="0.035cm" svg:height="0.305cm" svg:x="9.024cm" svg:y="10.315cm" svg:viewBox="0 0 36 306" svg:d="M0 306c0-101 0-204 0-306 12 0 24 0 36 0 0 102 0 205 0 306-12 0-24 0-36 0z"><text:p/></draw:path><draw:path draw:style-name="gr39" draw:text-style-name="P1" svg:width="0.21cm" svg:height="0.231cm" svg:x="9.113cm" svg:y="10.393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40" draw:text-style-name="P1" svg:width="0.178cm" svg:height="0.23cm" svg:x="9.336cm" svg:y="10.394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41" draw:text-style-name="P1" svg:width="0.104cm" svg:height="0.276cm" svg:x="9.535cm" svg:y="10.347cm" svg:viewBox="0 0 105 277" svg:d="M105 272c-6 1-11 2-17 3-5 1-12 1-20 2-28-1-43-17-43-50v-149h-25v-28h26l11-50h24v50h40v28h-40v141c0 11 2 18 5 22 4 5 10 7 19 7 2 0 6 0 9-1 3 0 7-1 11-2z"><text:p/></draw:path><draw:path draw:style-name="gr42" draw:text-style-name="P1" svg:width="0.035cm" svg:height="0.305cm" svg:x="9.671cm" svg:y="10.315cm" svg:viewBox="0 0 36 306" svg:d="M0 36c0-12 0-24 0-36 12 0 24 0 36 0 0 12 0 24 0 36-12 0-24 0-36 0zM0 306c0-74 0-148 0-223 12 0 24 0 36 0 0 75 0 149 0 223-12 0-24 0-36 0z"><text:p/></draw:path><draw:path draw:style-name="gr43" draw:text-style-name="P1" svg:width="0.176cm" svg:height="0.231cm" svg:x="9.76cm" svg:y="10.393cm" svg:viewBox="0 0 177 232" svg:d="M38 115c0 13 1 25 3 35 1 11 5 20 9 28 3 8 9 14 16 18 8 5 17 7 26 7 13 0 24-4 32-11 9-7 15-17 17-32h36c-1 10-4 19-8 27-4 9-9 17-16 23-7 7-15 12-25 16s-21 6-35 6c-16 0-31-3-42-9-13-6-23-14-30-24-7-11-12-23-16-37-3-14-5-30-5-46 0-15 1-28 4-40 2-11 6-22 10-30 4-9 9-16 15-22s13-10 20-14c6-3 13-6 21-8 8-1 15-2 23-2 12 0 24 2 32 5 10 4 19 8 26 14 6 6 11 13 16 22 4 8 7 16 9 26l-37 3c-2-13-7-23-15-30-7-7-18-11-32-11-10 0-19 2-26 5-7 4-13 9-16 16-4 7-8 16-9 27-2 11-3 24-3 38z"><text:p/></draw:path><draw:path draw:style-name="gr44" draw:text-style-name="P1" svg:width="0.184cm" svg:height="0.314cm" svg:x="10.088cm" svg:y="10.393cm" svg:viewBox="0 0 185 315" svg:d="M185 115c0 17-1 32-4 47-3 14-7 26-14 37-6 10-14 18-24 24-11 6-24 9-38 9-16 0-29-3-41-9s-20-16-26-30h-1c0 0 0 1 0 4 0 2 0 5 0 8s0 7 0 11 0 8 0 12v87h-36v-265c0-6 0-11 0-16s0-9 0-13 0-8-1-11c0-3 0-5 0-6h35c0 0 0 2 0 4 1 3 1 6 1 9 0 4 0 8 1 12 0 4 0 7 0 11h1c3-7 7-13 12-18 3-5 8-10 14-13 5-3 12-5 19-7 6-1 13-2 22-2 14 0 27 3 38 8 10 6 18 14 24 24 7 10 11 22 14 36s4 30 4 47zM147 116c0-14-1-26-2-37-2-11-5-20-9-27-4-8-9-14-16-17-6-4-14-6-24-6-9 0-16 1-23 3-7 3-13 7-19 14-4 6-9 15-12 27s-5 27-5 45c0 16 2 30 4 41 3 11 7 19 11 26 5 7 11 12 18 15 8 3 15 4 25 4s19-2 25-6c7-4 12-10 16-17 4-8 7-17 9-28 1-11 2-23 2-37z"><text:p/></draw:path><draw:path draw:style-name="gr45" draw:text-style-name="P1" svg:width="0.174cm" svg:height="0.227cm" svg:x="10.318cm" svg:y="10.398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46" draw:text-style-name="P1" svg:width="0.178cm" svg:height="0.23cm" svg:x="10.533cm" svg:y="10.394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47" draw:text-style-name="P1" svg:width="0.172cm" svg:height="0.305cm" svg:x="10.754cm" svg:y="10.315cm" svg:viewBox="0 0 173 306" svg:d="M35 121c4-7 9-14 14-19 3-5 9-10 14-13 6-4 13-6 19-8 6-1 14-2 23-2 14 0 25 2 34 6s15 9 21 16c5 7 8 15 10 25s3 20 3 32v148h-36v-141c0-9-1-18-2-25s-3-13-6-18c-4-5-8-8-13-11-6-2-14-3-24-3-8 0-16 1-23 5-7 3-13 7-18 13-4 6-8 13-11 21-2 8-4 18-4 28v131h-36v-306h36v80c0 4 0 9 0 14 0 4 0 8-1 12 0 4 0 7 0 10s0 4 0 5z"><text:p/></draw:path><draw:path draw:style-name="gr48" draw:text-style-name="P1" svg:width="0.108cm" svg:height="0.305cm" svg:x="11.076cm" svg:y="10.315cm" svg:viewBox="0 0 109 306" svg:d="M67 110v196h-37v-196h-30v-27h30v-25c0-9 1-16 3-23 1-7 4-13 8-18s10-10 16-13c7-3 16-4 27-4 3 0 8 0 13 1 4 0 9 1 12 1v29c-2-1-5-1-8-1-3-1-6-1-8-1-6 0-9 1-13 2-3 2-6 4-8 7s-4 6-4 10c-1 5-1 9-1 15v20h42v27z"><text:p/></draw:path><draw:path draw:style-name="gr49" draw:text-style-name="P1" svg:width="0.035cm" svg:height="0.305cm" svg:x="11.213cm" svg:y="10.315cm" svg:viewBox="0 0 36 306" svg:d="M0 36c0-12 0-24 0-36 12 0 24 0 36 0 0 12 0 24 0 36-12 0-24 0-36 0zM0 306c0-74 0-148 0-223 12 0 24 0 36 0 0 75 0 149 0 223-12 0-24 0-36 0z"><text:p/></draw:path><draw:path draw:style-name="gr50" draw:text-style-name="P1" svg:width="0.104cm" svg:height="0.276cm" svg:x="11.29cm" svg:y="10.347cm" svg:viewBox="0 0 105 277" svg:d="M105 272c-6 1-11 2-17 3-5 1-12 1-20 2-28-1-43-17-43-50v-149h-25v-28h26l11-50h24v50h40v28h-40v141c0 11 2 18 5 22 4 5 10 7 19 7 2 0 6 0 9-1 3 0 7-1 11-2z"><text:p/></draw:path><draw:path draw:style-name="gr51" draw:text-style-name="P1" svg:width="0.104cm" svg:height="0.276cm" svg:x="11.519cm" svg:y="10.347cm" svg:viewBox="0 0 105 277" svg:d="M105 272c-6 1-11 2-17 3-5 1-12 1-20 2-28-1-43-17-43-50v-149h-25v-28h26l11-50h24v50h40v28h-40v141c0 11 2 18 5 22 4 5 10 7 19 7 2 0 6 0 9-1 3 0 7-1 11-2z"><text:p/></draw:path><draw:path draw:style-name="gr52" draw:text-style-name="P1" svg:width="0.193cm" svg:height="0.231cm" svg:x="11.645cm" svg:y="10.393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53" draw:text-style-name="P1" svg:width="0.21cm" svg:height="0.231cm" svg:x="11.99cm" svg:y="10.393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54" draw:text-style-name="P1" svg:width="0.035cm" svg:height="0.305cm" svg:x="12.23cm" svg:y="10.315cm" svg:viewBox="0 0 36 306" svg:d="M0 306c0-101 0-204 0-306 12 0 24 0 36 0 0 102 0 205 0 306-12 0-24 0-36 0z"><text:p/></draw:path><draw:path draw:style-name="gr55" draw:text-style-name="P1" svg:width="0.035cm" svg:height="0.305cm" svg:x="12.328cm" svg:y="10.315cm" svg:viewBox="0 0 36 306" svg:d="M0 306c0-101 0-204 0-306 12 0 24 0 36 0 0 102 0 205 0 306-12 0-24 0-36 0z"><text:p/></draw:path><draw:path draw:style-name="gr56" draw:text-style-name="P1" svg:width="0.193cm" svg:height="0.231cm" svg:x="12.416cm" svg:y="10.393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57" draw:text-style-name="P1" svg:width="0.297cm" svg:height="0.223cm" svg:x="12.627cm" svg:y="10.398cm" svg:viewBox="0 0 298 224" svg:d="M236 224h-42l-35-144c-1-4-2-9-3-14-1-6-2-11-3-17s-2-12-4-18c-1 6-2 12-3 18-2 5-3 11-4 16-1 6-3 11-4 15l-35 144h-42l-61-224h36l37 152c1 3 2 7 2 12 1 4 2 9 3 13 1 6 2 11 3 16 2-5 3-10 4-15 0-4 1-9 2-13 1-5 2-8 3-11l40-154h39l38 154c1 3 2 7 3 12s2 9 3 13c1 5 2 9 3 14 1-5 2-10 3-15 1-4 2-9 2-14 1-4 2-8 3-12l39-152h35z"><text:p/></draw:path><draw:path draw:style-name="gr58" draw:text-style-name="P1" svg:width="0.21cm" svg:height="0.231cm" svg:x="13.047cm" svg:y="10.393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59" draw:text-style-name="P1" svg:width="0.184cm" svg:height="0.309cm" svg:x="13.276cm" svg:y="10.315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60" draw:text-style-name="P1" svg:width="0.073cm" svg:height="0.393cm" svg:x="13.479cm" svg:y="10.315cm" svg:viewBox="0 0 74 394" svg:d="M38 36v-36h36v36zM74 334c0 8-1 16-2 24-2 7-4 13-8 19-4 5-9 9-14 12-7 3-15 5-25 5-4 0-8 0-13 0-4 0-8 0-12-1v-29c2 0 4 0 6 1 3 0 5 0 7 0 4 0 8-1 12-2 3-1 6-4 8-7s3-6 4-11c0-5 1-10 1-16v-246h36z"><text:p/></draw:path><draw:path draw:style-name="gr61" draw:text-style-name="P1" svg:width="0.174cm" svg:height="0.227cm" svg:x="13.597cm" svg:y="10.398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62" draw:text-style-name="P1" svg:width="0.178cm" svg:height="0.23cm" svg:x="13.812cm" svg:y="10.394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63" draw:text-style-name="P1" svg:width="0.104cm" svg:height="0.276cm" svg:x="14.011cm" svg:y="10.347cm" svg:viewBox="0 0 105 277" svg:d="M105 272c-6 1-11 2-17 3-5 1-12 1-20 2-28-1-43-17-43-50v-149h-25v-28h26l11-50h24v50h40v28h-40v141c0 11 2 18 5 22 4 5 10 7 19 7 2 0 6 0 9-1 3 0 7-1 11-2z"><text:p/></draw:path><draw:path draw:style-name="gr64" draw:text-style-name="P1" svg:width="0.287cm" svg:height="0.227cm" svg:x="14.147cm" svg:y="10.393cm" svg:viewBox="0 0 288 228" svg:d="M127 228v-142c0-11-1-20-3-27-1-8-3-13-5-18-4-4-8-8-13-9-5-2-12-3-19-3s-14 1-21 4c-6 4-11 8-15 14s-8 13-10 22c-3 8-4 18-4 29v130h-36v-176c0-5 0-10 0-15s0-10 0-15c0-4 0-8-1-11 0-4 0-6 0-7h34c0 1 0 3 1 6 0 3 0 6 0 10s0 8 1 12c0 4 0 8 0 10 4-6 7-12 11-17s7-10 13-14c5-3 11-6 17-8 7-2 14-3 23-3 17 0 29 3 39 10s16 18 19 32h1c3-6 7-12 11-17s9-10 15-14c4-3 10-6 17-8s15-3 23-3c11 0 21 2 29 5 7 3 14 7 19 14 5 6 9 14 12 24 2 10 3 22 3 36v149h-35v-142c0-11-1-20-2-27-2-8-4-13-7-18-4-4-8-8-13-9-5-2-11-3-18-3-8 0-15 1-22 4-5 3-10 8-15 13-4 6-8 13-10 22s-4 19-4 30v130z"><text:p/></draw:path><draw:path draw:style-name="gr65" draw:text-style-name="P1" svg:width="0.191cm" svg:height="0.231cm" svg:x="14.465cm" svg:y="10.393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66" draw:text-style-name="P1" svg:width="0.174cm" svg:height="0.227cm" svg:x="14.704cm" svg:y="10.393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67" draw:text-style-name="P1" svg:width="0.104cm" svg:height="0.276cm" svg:x="14.913cm" svg:y="10.347cm" svg:viewBox="0 0 105 277" svg:d="M105 272c-6 1-11 2-17 3-5 1-12 1-20 2-28-1-43-17-43-50v-149h-25v-28h26l11-50h24v50h40v28h-40v141c0 11 2 18 5 22 4 5 10 7 19 7 2 0 6 0 9-1 3 0 7-1 11-2z"><text:p/></draw:path><draw:path draw:style-name="gr68" draw:text-style-name="P1" svg:width="0.178cm" svg:height="0.23cm" svg:x="15.034cm" svg:y="10.394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69" draw:text-style-name="P1" svg:width="0.104cm" svg:height="0.276cm" svg:x="15.347cm" svg:y="10.347cm" svg:viewBox="0 0 105 277" svg:d="M105 272c-6 1-11 2-17 3-5 1-12 1-20 2-28-1-43-17-43-50v-149h-25v-28h26l11-50h24v50h40v28h-40v141c0 11 2 18 5 22 4 5 10 7 19 7 2 0 6 0 9-1 3 0 7-1 11-2z"><text:p/></draw:path><draw:path draw:style-name="gr70" draw:text-style-name="P1" svg:width="0.193cm" svg:height="0.231cm" svg:x="15.474cm" svg:y="10.393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71" draw:text-style-name="P1" svg:width="0.184cm" svg:height="0.309cm" svg:x="15.826cm" svg:y="10.315cm" svg:viewBox="0 0 185 310" svg:d="M185 194c0 77-27 116-80 116-17 0-30-3-41-9s-20-16-27-30c0 4 0 7 0 11-1 4-1 8-1 11s0 6-1 9c0 2 0 3 0 4h-35c0-1 0-3 0-6 1-3 1-7 1-11s0-9 0-14 0-10 0-15v-260h36v87c0 5 0 9 0 12 0 4 0 8 0 10 0 4 0 7 0 10 7-14 15-24 27-31 11-6 24-9 41-9 27 0 48 10 60 29 14 19 20 47 20 86zM147 195c0-15-1-28-3-39-2-12-5-21-9-28s-10-12-16-15c-6-4-14-5-23-5-10 0-18 1-25 5-8 3-14 8-19 15-4 7-8 16-11 28-2 11-4 25-4 41s2 30 4 41c3 11 7 19 11 25 5 7 11 12 18 15 8 3 15 4 25 4 9 0 17-1 24-4 5-3 11-9 15-16 5-7 8-15 10-26s3-25 3-41z"><text:p/></draw:path><draw:path draw:style-name="gr72" draw:text-style-name="P1" svg:width="0.191cm" svg:height="0.231cm" svg:x="16.048cm" svg:y="10.393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73" draw:text-style-name="P1" svg:width="0.287cm" svg:height="0.227cm" svg:x="16.401cm" svg:y="10.393cm" svg:viewBox="0 0 288 228" svg:d="M127 228v-142c0-11-1-20-3-27-1-8-3-13-5-18-4-4-8-8-13-9-5-2-12-3-19-3s-14 1-21 4c-6 4-11 8-15 14s-8 13-10 22c-3 8-4 18-4 29v130h-36v-176c0-5 0-10 0-15s0-10 0-15c0-4 0-8-1-11 0-4 0-6 0-7h34c0 1 0 3 1 6 0 3 0 6 0 10s0 8 1 12c0 4 0 8 0 10 4-6 7-12 11-17s7-10 13-14c5-3 11-6 17-8 7-2 14-3 23-3 17 0 29 3 39 10s16 18 19 32h1c3-6 7-12 11-17s9-10 15-14c4-3 10-6 17-8s15-3 23-3c11 0 21 2 29 5 7 3 14 7 19 14 5 6 9 14 12 24 2 10 3 22 3 36v149h-35v-142c0-11-1-20-2-27-2-8-4-13-7-18-4-4-8-8-13-9-5-2-11-3-18-3-8 0-15 1-22 4-5 3-10 8-15 13-4 6-8 13-10 22s-4 19-4 30v130z"><text:p/></draw:path><draw:path draw:style-name="gr74" draw:text-style-name="P1" svg:width="0.21cm" svg:height="0.231cm" svg:x="16.72cm" svg:y="10.393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75" draw:text-style-name="P1" svg:width="0.184cm" svg:height="0.309cm" svg:x="16.949cm" svg:y="10.315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76" draw:text-style-name="P1" svg:width="0.191cm" svg:height="0.231cm" svg:x="17.179cm" svg:y="10.393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77" draw:text-style-name="P1" svg:width="0.038cm" svg:height="0.044cm" svg:x="17.428cm" svg:y="10.576cm" svg:viewBox="0 0 39 45" svg:d="M0 45c0-15 0-30 0-45 13 0 26 0 39 0 0 15 0 30 0 45-13 0-26 0-39 0z"><text:p/></draw:path><draw:path draw:style-name="gr78" draw:text-style-name="P1" svg:width="0.186cm" svg:height="0.294cm" svg:x="17.756cm" svg:y="10.326cm" svg:viewBox="0 0 187 295" svg:d="M0 295v-26c7-16 16-30 25-42 10-12 20-24 31-34s22-19 32-27c11-9 21-18 29-26 8-9 15-18 21-27 5-9 8-20 8-32 0-8-1-15-4-22-2-6-6-11-11-16-4-4-10-7-15-9-7-2-14-3-22-3s-14 1-20 3c-7 2-12 5-18 9-5 4-8 9-11 15-3 7-5 14-6 22l-37-4c1-10 4-20 8-29 5-9 10-18 18-25s18-12 28-16c11-4 24-6 38-6s26 2 37 5c12 4 21 9 28 15 8 7 14 16 18 26 4 9 6 21 6 34 0 10-2 19-5 28-4 9-8 17-14 25s-12 16-19 23c-8 8-16 15-25 22-7 7-16 14-24 21-9 7-16 14-23 21-8 7-14 14-20 22-5 7-10 13-13 21h147v32z"><text:p/></draw:path><draw:path draw:style-name="gr79" draw:text-style-name="P1" svg:width="0.194cm" svg:height="0.294cm" svg:x="17.981cm" svg:y="10.33cm" svg:viewBox="0 0 195 295" svg:d="M195 197c0 14-3 28-7 40-3 12-10 21-19 30-8 9-18 16-31 20-13 5-27 8-44 8-14 0-27-2-39-6-10-3-20-8-27-15-8-6-14-13-18-22-5-7-8-16-10-26l37-4c1 6 3 11 6 16s7 10 10 13c5 4 11 7 18 10 7 2 14 3 24 3s18-1 25-4c8-3 15-8 20-12 6-6 10-13 13-22 2-8 4-18 4-29 0-8-2-17-4-24-2-8-6-14-12-20-5-5-12-9-20-12-6-3-15-5-25-5-6 0-11 1-16 2s-10 2-15 4c-4 2-8 4-12 7-3 3-6 5-9 8h-36l9-157h162v32h-128l-6 92c6-5 14-9 24-13s21-5 35-5 26 2 38 6c11 5 20 11 28 19s15 18 18 29c4 11 7 23 7 37z"><text:p/></draw:path><draw:path draw:style-name="gr80" draw:text-style-name="P1" svg:width="0.287cm" svg:height="0.227cm" svg:x="18.221cm" svg:y="10.393cm" svg:viewBox="0 0 288 228" svg:d="M127 228v-142c0-11-1-20-3-27-1-8-3-13-5-18-4-4-8-8-13-9-5-2-12-3-19-3s-14 1-21 4c-6 4-11 8-15 14s-8 13-10 22c-3 8-4 18-4 29v130h-36v-176c0-5 0-10 0-15s0-10 0-15c0-4 0-8-1-11 0-4 0-6 0-7h34c0 1 0 3 1 6 0 3 0 6 0 10s0 8 1 12c0 4 0 8 0 10 4-6 7-12 11-17s7-10 13-14c5-3 11-6 17-8 7-2 14-3 23-3 17 0 29 3 39 10s16 18 19 32h1c3-6 7-12 11-17s9-10 15-14c4-3 10-6 17-8s15-3 23-3c11 0 21 2 29 5 7 3 14 7 19 14 5 6 9 14 12 24 2 10 3 22 3 36v149h-35v-142c0-11-1-20-2-27-2-8-4-13-7-18-4-4-8-8-13-9-5-2-11-3-18-3-8 0-15 1-22 4-5 3-10 8-15 13-4 6-8 13-10 22s-4 19-4 30v130z"><text:p/></draw:path><draw:path draw:style-name="gr81" draw:text-style-name="P1" svg:width="0.287cm" svg:height="0.227cm" svg:x="18.549cm" svg:y="10.393cm" svg:viewBox="0 0 288 228" svg:d="M127 228v-142c0-11-1-20-3-27-1-8-3-13-5-18-4-4-8-8-13-9-5-2-12-3-19-3s-14 1-21 4c-6 4-11 8-15 14s-8 13-10 22c-3 8-4 18-4 29v130h-36v-176c0-5 0-10 0-15s0-10 0-15c0-4 0-8-1-11 0-4 0-6 0-7h34c0 1 0 3 1 6 0 3 0 6 0 10s0 8 1 12c0 4 0 8 0 10 4-6 7-12 11-17s7-10 13-14c5-3 11-6 17-8 7-2 14-3 23-3 17 0 29 3 39 10s16 18 19 32h1c3-6 7-12 11-17s9-10 15-14c4-3 10-6 17-8s15-3 23-3c11 0 21 2 29 5 7 3 14 7 19 14 5 6 9 14 12 24 2 10 3 22 3 36v149h-35v-142c0-11-1-20-2-27-2-8-4-13-7-18-4-4-8-8-13-9-5-2-11-3-18-3-8 0-15 1-22 4-5 3-10 8-15 13-4 6-8 13-10 22s-4 19-4 30v130z"><text:p/></draw:path><draw:path draw:style-name="gr82" draw:text-style-name="P1" svg:width="0.193cm" svg:height="0.231cm" svg:x="18.982cm" svg:y="10.393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83" draw:text-style-name="P1" svg:width="0.102cm" svg:height="0.227cm" svg:x="19.221cm" svg:y="10.393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84" draw:text-style-name="P1" svg:width="0.186cm" svg:height="0.294cm" svg:x="19.469cm" svg:y="10.326cm" svg:viewBox="0 0 187 295" svg:d="M0 295v-26c7-16 16-30 25-42 10-12 20-24 31-34s22-19 32-27c11-9 21-18 29-26 8-9 15-18 21-27 5-9 8-20 8-32 0-8-1-15-4-22-2-6-6-11-11-16-4-4-10-7-15-9-7-2-14-3-22-3s-14 1-20 3c-7 2-12 5-18 9-5 4-8 9-11 15-3 7-5 14-6 22l-37-4c1-10 4-20 8-29 5-9 10-18 18-25s18-12 28-16c11-4 24-6 38-6s26 2 37 5c12 4 21 9 28 15 8 7 14 16 18 26 4 9 6 21 6 34 0 10-2 19-5 28-4 9-8 17-14 25s-12 16-19 23c-8 8-16 15-25 22-7 7-16 14-24 21-9 7-16 14-23 21-8 7-14 14-20 22-5 7-10 13-13 21h147v32z"><text:p/></draw:path><draw:path draw:style-name="gr85" draw:text-style-name="P1" svg:width="0.192cm" svg:height="0.298cm" svg:x="19.695cm" svg:y="10.326cm" svg:viewBox="0 0 193 299" svg:d="M193 214c0 13-2 24-6 35-3 9-9 18-17 26-8 7-18 13-30 18-13 4-27 6-44 6-16 0-30-2-43-6-11-5-22-11-30-18-7-8-13-17-17-26-4-11-6-22-6-34 0-11 2-20 5-29 3-8 7-15 12-21s12-11 18-15c7-3 15-6 21-7v-1c-7-2-14-5-21-9-6-4-12-10-16-15-3-6-6-13-9-20-2-8-3-15-3-24 0-10 2-19 6-28s8-17 16-24 17-12 28-16 25-6 39-6c15 0 28 2 40 6 11 4 20 9 28 16 7 7 13 15 17 24 3 9 5 19 5 29 0 8-1 15-3 23-2 7-6 14-10 20s-10 11-16 15-13 7-21 9v1c8 1 16 3 22 7 7 4 13 9 19 15 5 6 9 13 11 21 3 8 5 18 5 28zM149 77c0-7-1-14-3-20s-5-11-9-16c-5-4-10-7-17-10-6-2-14-3-24-3s-18 1-24 3c-7 3-13 6-17 10-4 5-6 10-8 16s-3 13-3 20c0 6 1 12 2 18 2 6 4 11 7 16 4 5 10 9 17 12 7 4 15 5 26 5 12 0 21-1 27-5 7-3 13-7 16-12 4-5 7-10 8-16s2-12 2-18zM155 211c0-7-1-14-2-21-2-6-5-12-10-17s-11-9-19-12c-7-3-17-5-28-5s-20 2-27 5c-8 3-14 7-18 12-5 5-8 11-10 18-2 6-4 13-4 21 0 9 2 17 4 24 2 8 5 13 10 18 4 6 10 10 18 13s17 4 28 4 21-1 27-4c8-3 14-7 19-13 5-5 8-10 10-18 1-7 2-16 2-25z"><text:p/></draw:path><draw:path draw:style-name="gr86" draw:text-style-name="P1" svg:width="0.287cm" svg:height="0.227cm" svg:x="19.934cm" svg:y="10.393cm" svg:viewBox="0 0 288 228" svg:d="M127 228v-142c0-11-1-20-3-27-1-8-3-13-5-18-4-4-8-8-13-9-5-2-12-3-19-3s-14 1-21 4c-6 4-11 8-15 14s-8 13-10 22c-3 8-4 18-4 29v130h-36v-176c0-5 0-10 0-15s0-10 0-15c0-4 0-8-1-11 0-4 0-6 0-7h34c0 1 0 3 1 6 0 3 0 6 0 10s0 8 1 12c0 4 0 8 0 10 4-6 7-12 11-17s7-10 13-14c5-3 11-6 17-8 7-2 14-3 23-3 17 0 29 3 39 10s16 18 19 32h1c3-6 7-12 11-17s9-10 15-14c4-3 10-6 17-8s15-3 23-3c11 0 21 2 29 5 7 3 14 7 19 14 5 6 9 14 12 24 2 10 3 22 3 36v149h-35v-142c0-11-1-20-2-27-2-8-4-13-7-18-4-4-8-8-13-9-5-2-11-3-18-3-8 0-15 1-22 4-5 3-10 8-15 13-4 6-8 13-10 22s-4 19-4 30v130z"><text:p/></draw:path><draw:path draw:style-name="gr87" draw:text-style-name="P1" svg:width="0.287cm" svg:height="0.227cm" svg:x="20.263cm" svg:y="10.393cm" svg:viewBox="0 0 288 228" svg:d="M127 228v-142c0-11-1-20-3-27-1-8-3-13-5-18-4-4-8-8-13-9-5-2-12-3-19-3s-14 1-21 4c-6 4-11 8-15 14s-8 13-10 22c-3 8-4 18-4 29v130h-36v-176c0-5 0-10 0-15s0-10 0-15c0-4 0-8-1-11 0-4 0-6 0-7h34c0 1 0 3 1 6 0 3 0 6 0 10s0 8 1 12c0 4 0 8 0 10 4-6 7-12 11-17s7-10 13-14c5-3 11-6 17-8 7-2 14-3 23-3 17 0 29 3 39 10s16 18 19 32h1c3-6 7-12 11-17s9-10 15-14c4-3 10-6 17-8s15-3 23-3c11 0 21 2 29 5 7 3 14 7 19 14 5 6 9 14 12 24 2 10 3 22 3 36v149h-35v-142c0-11-1-20-2-27-2-8-4-13-7-18-4-4-8-8-13-9-5-2-11-3-18-3-8 0-15 1-22 4-5 3-10 8-15 13-4 6-8 13-10 22s-4 19-4 30v130z"><text:p/></draw:path><draw:path draw:style-name="gr88" draw:text-style-name="P1" svg:width="0.297cm" svg:height="0.223cm" svg:x="20.677cm" svg:y="10.398cm" svg:viewBox="0 0 298 224" svg:d="M236 224h-42l-35-144c-1-4-2-9-3-14-1-6-2-11-3-17s-2-12-4-18c-1 6-2 12-3 18-2 5-3 11-4 16-1 6-3 11-4 15l-35 144h-42l-61-224h36l37 152c1 3 2 7 2 12 1 4 2 9 3 13 1 6 2 11 3 16 2-5 3-10 4-15 0-4 1-9 2-13 1-5 2-8 3-11l40-154h39l38 154c1 3 2 7 3 12s2 9 3 13c1 5 2 9 3 14 1-5 2-10 3-15 1-4 2-9 2-14 1-4 2-8 3-12l39-152h35z"><text:p/></draw:path><draw:path draw:style-name="gr89" draw:text-style-name="P1" svg:width="0.193cm" svg:height="0.231cm" svg:x="20.983cm" svg:y="10.393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90" draw:text-style-name="P1" svg:width="0.174cm" svg:height="0.227cm" svg:x="21.221cm" svg:y="10.398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91" draw:text-style-name="P1" svg:width="0.035cm" svg:height="0.305cm" svg:x="21.452cm" svg:y="10.315cm" svg:viewBox="0 0 36 306" svg:d="M0 306c0-101 0-204 0-306 12 0 24 0 36 0 0 102 0 205 0 306-12 0-24 0-36 0z"><text:p/></draw:path><draw:path draw:style-name="gr92" draw:text-style-name="P1" svg:width="0.184cm" svg:height="0.309cm" svg:x="21.539cm" svg:y="10.315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93" draw:text-style-name="P1" svg:width="0.184cm" svg:height="0.309cm" svg:x="21.893cm" svg:y="10.315cm" svg:viewBox="0 0 185 310" svg:d="M185 194c0 77-27 116-80 116-17 0-30-3-41-9s-20-16-27-30c0 4 0 7 0 11-1 4-1 8-1 11s0 6-1 9c0 2 0 3 0 4h-35c0-1 0-3 0-6 1-3 1-7 1-11s0-9 0-14 0-10 0-15v-260h36v87c0 5 0 9 0 12 0 4 0 8 0 10 0 4 0 7 0 10 7-14 15-24 27-31 11-6 24-9 41-9 27 0 48 10 60 29 14 19 20 47 20 86zM147 195c0-15-1-28-3-39-2-12-5-21-9-28s-10-12-16-15c-6-4-14-5-23-5-10 0-18 1-25 5-8 3-14 8-19 15-4 7-8 16-11 28-2 11-4 25-4 41s2 30 4 41c3 11 7 19 11 25 5 7 11 12 18 15 8 3 15 4 25 4 9 0 17-1 24-4 5-3 11-9 15-16 5-7 8-15 10-26s3-25 3-41z"><text:p/></draw:path><draw:path draw:style-name="gr94" draw:text-style-name="P1" svg:width="0.191cm" svg:height="0.231cm" svg:x="22.113cm" svg:y="10.393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95" draw:text-style-name="P1" svg:width="0.191cm" svg:height="0.231cm" svg:x="22.458cm" svg:y="10.393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96" draw:text-style-name="P1" svg:width="0.21cm" svg:height="0.231cm" svg:x="22.687cm" svg:y="10.393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97" draw:text-style-name="P1" svg:width="0.178cm" svg:height="0.23cm" svg:x="22.911cm" svg:y="10.394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98" draw:text-style-name="P1" svg:width="0.035cm" svg:height="0.305cm" svg:x="23.131cm" svg:y="10.315cm" svg:viewBox="0 0 36 306" svg:d="M0 36c0-12 0-24 0-36 12 0 24 0 36 0 0 12 0 24 0 36-12 0-24 0-36 0zM0 306c0-74 0-148 0-223 12 0 24 0 36 0 0 75 0 149 0 223-12 0-24 0-36 0z"><text:p/></draw:path><draw:path draw:style-name="gr99" draw:text-style-name="P1" svg:width="0.191cm" svg:height="0.231cm" svg:x="23.22cm" svg:y="10.393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100" draw:text-style-name="P1" svg:width="0.102cm" svg:height="0.227cm" svg:x="23.46cm" svg:y="10.393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101" draw:text-style-name="P1" svg:width="0.104cm" svg:height="0.276cm" svg:x="23.692cm" svg:y="10.347cm" svg:viewBox="0 0 105 277" svg:d="M105 272c-6 1-11 2-17 3-5 1-12 1-20 2-28-1-43-17-43-50v-149h-25v-28h26l11-50h24v50h40v28h-40v141c0 11 2 18 5 22 4 5 10 7 19 7 2 0 6 0 9-1 3 0 7-1 11-2z"><text:p/></draw:path><draw:path draw:style-name="gr102" draw:text-style-name="P1" svg:width="0.193cm" svg:height="0.231cm" svg:x="23.818cm" svg:y="10.393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103" draw:text-style-name="P1" svg:width="0.193cm" svg:height="0.231cm" svg:x="24.163cm" svg:y="10.393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104" draw:text-style-name="P1" svg:width="0.184cm" svg:height="0.309cm" svg:x="24.401cm" svg:y="10.315cm" svg:viewBox="0 0 185 310" svg:d="M185 194c0 77-27 116-80 116-17 0-30-3-41-9s-20-16-27-30c0 4 0 7 0 11-1 4-1 8-1 11s0 6-1 9c0 2 0 3 0 4h-35c0-1 0-3 0-6 1-3 1-7 1-11s0-9 0-14 0-10 0-15v-260h36v87c0 5 0 9 0 12 0 4 0 8 0 10 0 4 0 7 0 10 7-14 15-24 27-31 11-6 24-9 41-9 27 0 48 10 60 29 14 19 20 47 20 86zM147 195c0-15-1-28-3-39-2-12-5-21-9-28s-10-12-16-15c-6-4-14-5-23-5-10 0-18 1-25 5-8 3-14 8-19 15-4 7-8 16-11 28-2 11-4 25-4 41s2 30 4 41c3 11 7 19 11 25 5 7 11 12 18 15 8 3 15 4 25 4 9 0 17-1 24-4 5-3 11-9 15-16 5-7 8-15 10-26s3-25 3-41z"><text:p/></draw:path><draw:path draw:style-name="gr105" draw:text-style-name="P1" svg:width="0.104cm" svg:height="0.276cm" svg:x="24.61cm" svg:y="10.347cm" svg:viewBox="0 0 105 277" svg:d="M105 272c-6 1-11 2-17 3-5 1-12 1-20 2-28-1-43-17-43-50v-149h-25v-28h26l11-50h24v50h40v28h-40v141c0 11 2 18 5 22 4 5 10 7 19 7 2 0 6 0 9-1 3 0 7-1 11-2z"><text:p/></draw:path><draw:path draw:style-name="gr106" draw:text-style-name="P1" svg:width="0.21cm" svg:height="0.231cm" svg:x="24.737cm" svg:y="10.393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107" draw:text-style-name="P1" svg:width="0.035cm" svg:height="0.305cm" svg:x="24.976cm" svg:y="10.315cm" svg:viewBox="0 0 36 306" svg:d="M0 36c0-12 0-24 0-36 12 0 24 0 36 0 0 12 0 24 0 36-12 0-24 0-36 0zM0 306c0-74 0-148 0-223 12 0 24 0 36 0 0 75 0 149 0 223-12 0-24 0-36 0z"><text:p/></draw:path><draw:path draw:style-name="gr108" draw:text-style-name="P1" svg:width="0.174cm" svg:height="0.227cm" svg:x="25.074cm" svg:y="10.393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109" draw:text-style-name="P1" svg:width="0.184cm" svg:height="0.309cm" svg:x="25.408cm" svg:y="10.315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110" draw:text-style-name="P1" svg:width="0.035cm" svg:height="0.305cm" svg:x="25.648cm" svg:y="10.315cm" svg:viewBox="0 0 36 306" svg:d="M0 36c0-12 0-24 0-36 12 0 24 0 36 0 0 12 0 24 0 36-12 0-24 0-36 0zM0 306c0-74 0-148 0-223 12 0 24 0 36 0 0 75 0 149 0 223-12 0-24 0-36 0z"><text:p/></draw:path><draw:path draw:style-name="gr111" draw:text-style-name="P1" svg:width="0.202cm" svg:height="0.223cm" svg:x="25.72cm" svg:y="10.398cm" svg:viewBox="0 0 203 224" svg:d="M121 224h-42l-79-224h39l47 146c1 3 2 6 3 11 2 4 3 9 4 13 2 5 3 10 4 14s2 8 3 11c1-3 2-7 3-11 2-4 3-9 4-13 2-5 3-9 5-14 1-4 2-8 3-11l49-146h39z"><text:p/></draw:path><draw:path draw:style-name="gr112" draw:text-style-name="P1" svg:width="0.191cm" svg:height="0.231cm" svg:x="25.942cm" svg:y="10.393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113" draw:text-style-name="P1" svg:width="0.102cm" svg:height="0.227cm" svg:x="26.181cm" svg:y="10.393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114" draw:text-style-name="P1" svg:width="0.104cm" svg:height="0.276cm" svg:x="26.299cm" svg:y="10.347cm" svg:viewBox="0 0 105 277" svg:d="M105 272c-6 1-11 2-17 3-5 1-12 1-20 2-28-1-43-17-43-50v-149h-25v-28h26l11-50h24v50h40v28h-40v141c0 11 2 18 5 22 4 5 10 7 19 7 2 0 6 0 9-1 3 0 7-1 11-2z"><text:p/></draw:path><draw:path draw:style-name="gr115" draw:text-style-name="P1" svg:width="0.202cm" svg:height="0.223cm" svg:x="0.317cm" svg:y="10.87cm" svg:viewBox="0 0 203 224" svg:d="M121 224h-42l-79-224h39l47 146c1 3 2 6 3 11 2 4 3 9 4 13 2 5 3 10 4 14s2 8 3 11c1-3 2-7 3-11 2-4 3-9 4-13 2-5 3-9 5-14 1-4 2-8 3-11l49-146h39z"><text:p/></draw:path><draw:path draw:style-name="gr116" draw:text-style-name="P1" svg:width="0.21cm" svg:height="0.231cm" svg:x="0.538cm" svg:y="10.865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117" draw:text-style-name="P1" svg:width="0.035cm" svg:height="0.305cm" svg:x="0.778cm" svg:y="10.787cm" svg:viewBox="0 0 36 306" svg:d="M0 306c0-101 0-204 0-306 12 0 24 0 36 0 0 102 0 205 0 306-12 0-24 0-36 0z"><text:p/></draw:path><draw:path draw:style-name="gr118" draw:text-style-name="P1" svg:width="0.202cm" svg:height="0.223cm" svg:x="0.85cm" svg:y="10.87cm" svg:viewBox="0 0 203 224" svg:d="M121 224h-42l-79-224h39l47 146c1 3 2 6 3 11 2 4 3 9 4 13 2 5 3 10 4 14s2 8 3 11c1-3 2-7 3-11 2-4 3-9 4-13 2-5 3-9 5-14 1-4 2-8 3-11l49-146h39z"><text:p/></draw:path><draw:path draw:style-name="gr119" draw:text-style-name="P1" svg:width="0.191cm" svg:height="0.231cm" svg:x="1.07cm" svg:y="10.86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120" draw:text-style-name="P1" svg:width="0.178cm" svg:height="0.23cm" svg:x="1.295cm" svg:y="10.867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121" draw:text-style-name="P1" svg:width="0.21cm" svg:height="0.231cm" svg:x="1.62cm" svg:y="10.865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122" draw:text-style-name="P1" svg:width="0.178cm" svg:height="0.23cm" svg:x="1.844cm" svg:y="10.867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123" draw:text-style-name="P1" svg:width="0.178cm" svg:height="0.23cm" svg:x="2.163cm" svg:y="10.867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124" draw:text-style-name="P1" svg:width="0.104cm" svg:height="0.276cm" svg:x="2.362cm" svg:y="10.819cm" svg:viewBox="0 0 105 277" svg:d="M105 272c-6 1-11 2-17 3-5 1-12 1-20 2-28-1-43-17-43-50v-149h-25v-28h26l11-50h24v50h40v28h-40v141c0 11 2 18 5 22 4 5 10 7 19 7 2 0 6 0 9-1 3 0 7-1 11-2z"><text:p/></draw:path><draw:path draw:style-name="gr125" draw:text-style-name="P1" svg:width="0.21cm" svg:height="0.231cm" svg:x="2.489cm" svg:y="10.865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126" draw:text-style-name="P1" svg:width="0.174cm" svg:height="0.227cm" svg:x="2.729cm" svg:y="10.865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127" draw:text-style-name="P1" svg:width="0.184cm" svg:height="0.309cm" svg:x="2.948cm" svg:y="10.787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128" draw:text-style-name="P1" svg:width="0.21cm" svg:height="0.231cm" svg:x="3.177cm" svg:y="10.865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129" draw:text-style-name="P1" svg:width="0.102cm" svg:height="0.227cm" svg:x="3.416cm" svg:y="10.865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130" draw:text-style-name="P1" svg:width="0.184cm" svg:height="0.309cm" svg:x="3.547cm" svg:y="10.787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131" draw:text-style-name="P1" svg:width="0.243cm" svg:height="0.29cm" svg:x="3.907cm" svg:y="10.802cm" svg:viewBox="0 0 244 291" svg:d="M244 143c0 24-4 46-11 64-8 19-17 34-29 46-13 12-27 22-44 28s-35 10-54 10h-106v-291h93c23 0 42 3 60 8 19 6 35 15 48 26 14 12 23 27 31 45s12 39 12 64zM205 143c0-20-3-37-9-51-5-14-12-25-22-34-11-9-22-16-36-20s-29-6-46-6h-54v227h63c16 0 29-2 42-7 12-4 23-12 33-22 9-9 15-22 21-36 5-15 8-32 8-51z"><text:p/></draw:path><draw:path draw:style-name="gr132" draw:text-style-name="P1" svg:width="0.228cm" svg:height="0.29cm" svg:x="4.202cm" svg:y="10.802cm" svg:viewBox="0 0 229 291" svg:d="M191 291c0-44 0-89 0-134-51 0-102 0-153 0 0 45 0 90 0 134-13 0-25 0-38 0 0-97 0-194 0-291 13 0 25 0 38 0 0 41 0 82 0 123 51 0 102 0 153 0 0-41 0-82 0-123 13 0 26 0 38 0 0 97 0 194 0 291-12 0-25 0-38 0z"><text:p/></draw:path><draw:path draw:style-name="gr133" draw:text-style-name="P1" svg:width="0.384cm" svg:height="0.29cm" svg:x="4.465cm" svg:y="10.803cm" svg:viewBox="0 0 385 291" svg:d="M301 291h-46l-48-185c-2-5-3-11-5-18s-3-14-5-21c-1-7-3-15-5-23-2 8-3 16-5 23 0 7-2 14-4 21-1 7-3 13-4 18l-50 185h-45l-84-291h40l50 185c3 9 5 17 7 26 2 8 4 16 6 23 1 8 3 15 5 22 2-9 4-18 6-28 1-3 2-8 3-12s2-8 2-12c1-5 2-8 3-12s2-8 3-11l49-181h37l49 181c1 3 1 7 2 11 2 4 3 7 4 12 1 4 2 8 3 12s1 8 2 12c3 9 5 19 7 28 0 0 1-3 2-7s2-10 4-17c2-8 3-15 5-24 1-8 3-16 5-23l51-185h40z"><text:p/></draw:path><draw:path draw:style-name="gr134" draw:text-style-name="P1" svg:width="0.202cm" svg:height="0.223cm" svg:x="4.989cm" svg:y="10.87cm" svg:viewBox="0 0 203 224" svg:d="M121 224h-42l-79-224h39l47 146c1 3 2 6 3 11 2 4 3 9 4 13 2 5 3 10 4 14s2 8 3 11c1-3 2-7 3-11 2-4 3-9 4-13 2-5 3-9 5-14 1-4 2-8 3-11l49-146h39z"><text:p/></draw:path><draw:path draw:style-name="gr135" draw:text-style-name="P1" svg:width="0.21cm" svg:height="0.231cm" svg:x="5.211cm" svg:y="10.865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136" draw:text-style-name="P1" svg:width="0.035cm" svg:height="0.305cm" svg:x="5.451cm" svg:y="10.787cm" svg:viewBox="0 0 36 306" svg:d="M0 306c0-101 0-204 0-306 12 0 24 0 36 0 0 102 0 205 0 306-12 0-24 0-36 0z"><text:p/></draw:path><draw:path draw:style-name="gr137" draw:text-style-name="P1" svg:width="0.202cm" svg:height="0.223cm" svg:x="5.521cm" svg:y="10.87cm" svg:viewBox="0 0 203 224" svg:d="M121 224h-42l-79-224h39l47 146c1 3 2 6 3 11 2 4 3 9 4 13 2 5 3 10 4 14s2 8 3 11c1-3 2-7 3-11 2-4 3-9 4-13 2-5 3-9 5-14 1-4 2-8 3-11l49-146h39z"><text:p/></draw:path><draw:path draw:style-name="gr138" draw:text-style-name="P1" svg:width="0.191cm" svg:height="0.231cm" svg:x="5.743cm" svg:y="10.86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139" draw:text-style-name="P1" svg:width="0.178cm" svg:height="0.23cm" svg:x="5.967cm" svg:y="10.867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140" draw:text-style-name="P1" svg:width="0.176cm" svg:height="0.231cm" svg:x="6.293cm" svg:y="10.865cm" svg:viewBox="0 0 177 232" svg:d="M38 115c0 13 1 25 3 35 1 11 5 20 9 28 3 8 9 14 16 18 8 5 17 7 26 7 13 0 24-4 32-11 9-7 15-17 17-32h36c-1 10-4 19-8 27-4 9-9 17-16 23-7 7-15 12-25 16s-21 6-35 6c-16 0-31-3-42-9-13-6-23-14-30-24-7-11-12-23-16-37-3-14-5-30-5-46 0-15 1-28 4-40 2-11 6-22 10-30 4-9 9-16 15-22s13-10 20-14c6-3 13-6 21-8 8-1 15-2 23-2 12 0 24 2 32 5 10 4 19 8 26 14 6 6 11 13 16 22 4 8 7 16 9 26l-37 3c-2-13-7-23-15-30-7-7-18-11-32-11-10 0-19 2-26 5-7 4-13 9-16 16-4 7-8 16-9 27-2 11-3 24-3 38z"><text:p/></draw:path><draw:path draw:style-name="gr141" draw:text-style-name="P1" svg:width="0.193cm" svg:height="0.231cm" svg:x="6.498cm" svg:y="10.865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142" draw:text-style-name="P1" svg:width="0.174cm" svg:height="0.227cm" svg:x="6.736cm" svg:y="10.87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143" draw:text-style-name="P1" svg:width="0.035cm" svg:height="0.305cm" svg:x="6.967cm" svg:y="10.787cm" svg:viewBox="0 0 36 306" svg:d="M0 306c0-101 0-204 0-306 12 0 24 0 36 0 0 102 0 205 0 306-12 0-24 0-36 0z"><text:p/></draw:path><draw:path draw:style-name="gr144" draw:text-style-name="P1" svg:width="0.184cm" svg:height="0.309cm" svg:x="7.055cm" svg:y="10.787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145" draw:text-style-name="P1" svg:width="0.184cm" svg:height="0.309cm" svg:x="7.408cm" svg:y="10.787cm" svg:viewBox="0 0 185 310" svg:d="M185 194c0 77-27 116-80 116-17 0-30-3-41-9s-20-16-27-30c0 4 0 7 0 11-1 4-1 8-1 11s0 6-1 9c0 2 0 3 0 4h-35c0-1 0-3 0-6 1-3 1-7 1-11s0-9 0-14 0-10 0-15v-260h36v87c0 5 0 9 0 12 0 4 0 8 0 10 0 4 0 7 0 10 7-14 15-24 27-31 11-6 24-9 41-9 27 0 48 10 60 29 14 19 20 47 20 86zM147 195c0-15-1-28-3-39-2-12-5-21-9-28s-10-12-16-15c-6-4-14-5-23-5-10 0-18 1-25 5-8 3-14 8-19 15-4 7-8 16-11 28-2 11-4 25-4 41s2 30 4 41c3 11 7 19 11 25 5 7 11 12 18 15 8 3 15 4 25 4 9 0 17-1 24-4 5-3 11-9 15-16 5-7 8-15 10-26s3-25 3-41z"><text:p/></draw:path><draw:path draw:style-name="gr146" draw:text-style-name="P1" svg:width="0.191cm" svg:height="0.231cm" svg:x="7.628cm" svg:y="10.86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147" draw:text-style-name="P1" svg:width="0.174cm" svg:height="0.227cm" svg:x="7.982cm" svg:y="10.87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148" draw:text-style-name="P1" svg:width="0.178cm" svg:height="0.23cm" svg:x="8.197cm" svg:y="10.867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149" draw:text-style-name="P1" svg:width="0.191cm" svg:height="0.231cm" svg:x="8.408cm" svg:y="10.86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150" draw:text-style-name="P1" svg:width="0.184cm" svg:height="0.309cm" svg:x="8.637cm" svg:y="10.787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151" draw:text-style-name="P1" svg:width="0.193cm" svg:height="0.231cm" svg:x="8.982cm" svg:y="10.865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152" draw:text-style-name="P1" svg:width="0.102cm" svg:height="0.227cm" svg:x="9.221cm" svg:y="10.865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153" draw:text-style-name="P1" svg:width="0.184cm" svg:height="0.313cm" svg:x="9.465cm" svg:y="10.867cm" svg:viewBox="0 0 185 314" svg:d="M92 314c-11 0-23-1-33-4-9-3-17-6-24-11s-13-11-17-18-7-14-9-22l37-6c2 11 7 19 15 24 9 6 20 9 32 9 9 0 16-2 23-4 6-2 12-6 17-11s8-12 11-20 4-18 4-30v-36c-3 6-7 11-11 17-4 5-9 9-14 13s-12 7-20 10c-8 2-16 4-25 4-14 0-27-3-36-8-10-4-18-11-25-21-5-9-10-21-13-35s-4-31-4-49 1-34 4-49c3-14 8-26 14-36 7-10 15-18 26-23 10-5 23-8 38-8s28 4 39 11c12 7 21 17 27 31 0-4 1-8 1-12s0-8 0-12c1-4 1-7 1-10 0-2 1-4 1-4h34c0 1 0 3 0 6s0 6-1 10c0 5 0 9 0 14s0 10 0 16v171c0 30-8 54-23 69-14 16-38 24-69 24zM148 115c0-15-2-29-5-40s-8-20-13-27c-6-7-11-12-18-15-7-4-15-5-22-5-9 0-17 1-24 5-6 3-12 8-15 15-5 7-8 16-10 27-3 12-4 25-4 40 0 16 1 30 4 41 2 11 5 20 9 26 4 7 9 12 16 15s15 4 23 4 15-2 22-5 13-8 18-15c6-7 10-16 14-26 3-11 5-24 5-40z"><text:p/></draw:path><draw:path draw:style-name="gr154" draw:text-style-name="P1" svg:width="0.21cm" svg:height="0.231cm" svg:x="9.695cm" svg:y="10.865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155" draw:text-style-name="P1" svg:width="0.104cm" svg:height="0.276cm" svg:x="9.912cm" svg:y="10.819cm" svg:viewBox="0 0 105 277" svg:d="M105 272c-6 1-11 2-17 3-5 1-12 1-20 2-28-1-43-17-43-50v-149h-25v-28h26l11-50h24v50h40v28h-40v141c0 11 2 18 5 22 4 5 10 7 19 7 2 0 6 0 9-1 3 0 7-1 11-2z"><text:p/></draw:path><draw:path draw:style-name="gr156" draw:text-style-name="P1" svg:width="0.191cm" svg:height="0.231cm" svg:x="10.039cm" svg:y="10.86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157" draw:text-style-name="P1" svg:width="0.202cm" svg:height="0.223cm" svg:x="10.367cm" svg:y="10.87cm" svg:viewBox="0 0 203 224" svg:d="M121 224h-42l-79-224h39l47 146c1 3 2 6 3 11 2 4 3 9 4 13 2 5 3 10 4 14s2 8 3 11c1-3 2-7 3-11 2-4 3-9 4-13 2-5 3-9 5-14 1-4 2-8 3-11l49-146h39z"><text:p/></draw:path><draw:path draw:style-name="gr158" draw:text-style-name="P1" svg:width="0.21cm" svg:height="0.231cm" svg:x="10.588cm" svg:y="10.865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159" draw:text-style-name="P1" svg:width="0.035cm" svg:height="0.305cm" svg:x="10.828cm" svg:y="10.787cm" svg:viewBox="0 0 36 306" svg:d="M0 306c0-101 0-204 0-306 12 0 24 0 36 0 0 102 0 205 0 306-12 0-24 0-36 0z"><text:p/></draw:path><draw:path draw:style-name="gr160" draw:text-style-name="P1" svg:width="0.191cm" svg:height="0.231cm" svg:x="10.916cm" svg:y="10.86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161" draw:text-style-name="P1" svg:width="0.178cm" svg:height="0.23cm" svg:x="11.139cm" svg:y="10.867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162" draw:text-style-name="P1" svg:width="0.038cm" svg:height="0.044cm" svg:x="11.37cm" svg:y="11.048cm" svg:viewBox="0 0 39 45" svg:d="M0 45c0-15 0-30 0-45 13 0 26 0 39 0 0 15 0 30 0 45-13 0-26 0-39 0z"><text:p/></draw:path><draw:path draw:style-name="gr163" draw:text-style-name="P1" svg:width="0.218cm" svg:height="0.29cm" svg:x="11.711cm" svg:y="10.802cm" svg:viewBox="0 0 219 291" svg:d="M219 88c0 12-2 24-6 35s-11 21-19 29c-7 8-18 14-30 19s-26 7-43 7h-83v113h-38v-291h119c17 0 32 2 44 6 12 5 23 10 31 18s14 17 19 28c4 11 6 23 6 36zM180 88c0-18-5-32-16-42s-28-14-49-14h-77v115h78c22 0 38-5 48-15 11-10 16-25 16-44z"><text:p/></draw:path><draw:path draw:style-name="gr164" draw:text-style-name="P1" svg:width="0.193cm" svg:height="0.231cm" svg:x="11.965cm" svg:y="10.865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165" draw:text-style-name="P1" svg:width="0.178cm" svg:height="0.23cm" svg:x="12.189cm" svg:y="10.867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166" draw:text-style-name="P1" svg:width="0.178cm" svg:height="0.23cm" svg:x="12.394cm" svg:y="10.867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167" draw:text-style-name="P1" svg:width="0.035cm" svg:height="0.305cm" svg:x="12.614cm" svg:y="10.787cm" svg:viewBox="0 0 36 306" svg:d="M0 36c0-12 0-24 0-36 12 0 24 0 36 0 0 12 0 24 0 36-12 0-24 0-36 0zM0 306c0-74 0-148 0-223 12 0 24 0 36 0 0 75 0 149 0 223-12 0-24 0-36 0z"><text:p/></draw:path><draw:path draw:style-name="gr168" draw:text-style-name="P1" svg:width="0.184cm" svg:height="0.309cm" svg:x="12.712cm" svg:y="10.787cm" svg:viewBox="0 0 185 310" svg:d="M185 194c0 77-27 116-80 116-17 0-30-3-41-9s-20-16-27-30c0 4 0 7 0 11-1 4-1 8-1 11s0 6-1 9c0 2 0 3 0 4h-35c0-1 0-3 0-6 1-3 1-7 1-11s0-9 0-14 0-10 0-15v-260h36v87c0 5 0 9 0 12 0 4 0 8 0 10 0 4 0 7 0 10 7-14 15-24 27-31 11-6 24-9 41-9 27 0 48 10 60 29 14 19 20 47 20 86zM147 195c0-15-1-28-3-39-2-12-5-21-9-28s-10-12-16-15c-6-4-14-5-23-5-10 0-18 1-25 5-8 3-14 8-19 15-4 7-8 16-11 28-2 11-4 25-4 41s2 30 4 41c3 11 7 19 11 25 5 7 11 12 18 15 8 3 15 4 25 4 9 0 17-1 24-4 5-3 11-9 15-16 5-7 8-15 10-26s3-25 3-41z"><text:p/></draw:path><draw:path draw:style-name="gr169" draw:text-style-name="P1" svg:width="0.035cm" svg:height="0.305cm" svg:x="12.943cm" svg:y="10.787cm" svg:viewBox="0 0 36 306" svg:d="M0 306c0-101 0-204 0-306 12 0 24 0 36 0 0 102 0 205 0 306-12 0-24 0-36 0z"><text:p/></draw:path><draw:path draw:style-name="gr170" draw:text-style-name="P1" svg:width="0.191cm" svg:height="0.231cm" svg:x="13.031cm" svg:y="10.86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171" draw:text-style-name="P1" svg:width="0.174cm" svg:height="0.227cm" svg:x="13.384cm" svg:y="10.87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172" draw:text-style-name="P1" svg:width="0.178cm" svg:height="0.23cm" svg:x="13.599cm" svg:y="10.867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173" draw:text-style-name="P1" svg:width="0.191cm" svg:height="0.231cm" svg:x="13.81cm" svg:y="10.86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174" draw:text-style-name="P1" svg:width="0.193cm" svg:height="0.231cm" svg:x="14.153cm" svg:y="10.865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175" draw:text-style-name="P1" svg:width="0.108cm" svg:height="0.305cm" svg:x="14.372cm" svg:y="10.787cm" svg:viewBox="0 0 109 306" svg:d="M67 110v196h-37v-196h-30v-27h30v-25c0-9 1-16 3-23 1-7 4-13 8-18s10-10 16-13c7-3 16-4 27-4 3 0 8 0 13 1 4 0 9 1 12 1v29c-2-1-5-1-8-1-3-1-6-1-8-1-6 0-9 1-13 2-3 2-6 4-8 7s-4 6-4 10c-1 5-1 9-1 15v20h42v27z"><text:p/></draw:path><draw:path draw:style-name="gr176" draw:text-style-name="P1" svg:width="0.035cm" svg:height="0.305cm" svg:x="14.623cm" svg:y="10.787cm" svg:viewBox="0 0 36 306" svg:d="M0 36c0-12 0-24 0-36 12 0 24 0 36 0 0 12 0 24 0 36-12 0-24 0-36 0zM0 306c0-74 0-148 0-223 12 0 24 0 36 0 0 75 0 149 0 223-12 0-24 0-36 0z"><text:p/></draw:path><draw:path draw:style-name="gr177" draw:text-style-name="P1" svg:width="0.174cm" svg:height="0.227cm" svg:x="14.721cm" svg:y="10.865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178" draw:text-style-name="P1" svg:width="0.184cm" svg:height="0.309cm" svg:x="14.94cm" svg:y="10.787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179" draw:text-style-name="P1" svg:width="0.174cm" svg:height="0.227cm" svg:x="15.179cm" svg:y="10.87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180" draw:text-style-name="P1" svg:width="0.178cm" svg:height="0.23cm" svg:x="15.394cm" svg:y="10.867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181" draw:text-style-name="P1" svg:width="0.104cm" svg:height="0.276cm" svg:x="15.593cm" svg:y="10.819cm" svg:viewBox="0 0 105 277" svg:d="M105 272c-6 1-11 2-17 3-5 1-12 1-20 2-28-1-43-17-43-50v-149h-25v-28h26l11-50h24v50h40v28h-40v141c0 11 2 18 5 22 4 5 10 7 19 7 2 0 6 0 9-1 3 0 7-1 11-2z"><text:p/></draw:path><draw:path draw:style-name="gr182" draw:text-style-name="P1" svg:width="0.102cm" svg:height="0.227cm" svg:x="15.729cm" svg:y="10.865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183" draw:text-style-name="P1" svg:width="0.035cm" svg:height="0.305cm" svg:x="15.869cm" svg:y="10.787cm" svg:viewBox="0 0 36 306" svg:d="M0 36c0-12 0-24 0-36 12 0 24 0 36 0 0 12 0 24 0 36-12 0-24 0-36 0zM0 306c0-74 0-148 0-223 12 0 24 0 36 0 0 75 0 149 0 223-12 0-24 0-36 0z"><text:p/></draw:path><draw:path draw:style-name="gr184" draw:text-style-name="P1" svg:width="0.21cm" svg:height="0.231cm" svg:x="15.957cm" svg:y="10.865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185" draw:text-style-name="P1" svg:width="0.035cm" svg:height="0.305cm" svg:x="16.197cm" svg:y="10.787cm" svg:viewBox="0 0 36 306" svg:d="M0 306c0-101 0-204 0-306 12 0 24 0 36 0 0 102 0 205 0 306-12 0-24 0-36 0z"><text:p/></draw:path><draw:path draw:style-name="gr186" draw:text-style-name="P1" svg:width="0.297cm" svg:height="0.223cm" svg:x="16.382cm" svg:y="10.87cm" svg:viewBox="0 0 298 224" svg:d="M236 224h-42l-35-144c-1-4-2-9-3-14-1-6-2-11-3-17s-2-12-4-18c-1 6-2 12-3 18-2 5-3 11-4 16-1 6-3 11-4 15l-35 144h-42l-61-224h36l37 152c1 3 2 7 2 12 1 4 2 9 3 13 1 6 2 11 3 16 2-5 3-10 4-15 0-4 1-9 2-13 1-5 2-8 3-11l40-154h39l38 154c1 3 2 7 3 12s2 9 3 13c1 5 2 9 3 14 1-5 2-10 3-15 1-4 2-9 2-14 1-4 2-8 3-12l39-152h35z"><text:p/></draw:path><draw:path draw:style-name="gr187" draw:text-style-name="P1" svg:width="0.21cm" svg:height="0.231cm" svg:x="16.687cm" svg:y="10.865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188" draw:text-style-name="P1" svg:width="0.104cm" svg:height="0.276cm" svg:x="16.905cm" svg:y="10.819cm" svg:viewBox="0 0 105 277" svg:d="M105 272c-6 1-11 2-17 3-5 1-12 1-20 2-28-1-43-17-43-50v-149h-25v-28h26l11-50h24v50h40v28h-40v141c0 11 2 18 5 22 4 5 10 7 19 7 2 0 6 0 9-1 3 0 7-1 11-2z"><text:p/></draw:path><draw:path draw:style-name="gr189" draw:text-style-name="P1" svg:width="0.191cm" svg:height="0.231cm" svg:x="17.031cm" svg:y="10.86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190" draw:text-style-name="P1" svg:width="0.102cm" svg:height="0.227cm" svg:x="17.271cm" svg:y="10.865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191" draw:text-style-name="P1" svg:width="0.172cm" svg:height="0.305cm" svg:x="17.525cm" svg:y="10.787cm" svg:viewBox="0 0 173 306" svg:d="M35 121c4-7 9-14 14-19 3-5 9-10 14-13 6-4 13-6 19-8 6-1 14-2 23-2 14 0 25 2 34 6s15 9 21 16c5 7 8 15 10 25s3 20 3 32v148h-36v-141c0-9-1-18-2-25s-3-13-6-18c-4-5-8-8-13-11-6-2-14-3-24-3-8 0-16 1-23 5-7 3-13 7-18 13-4 6-8 13-11 21-2 8-4 18-4 28v131h-36v-306h36v80c0 4 0 9 0 14 0 4 0 8-1 12 0 4 0 7 0 10s0 4 0 5z"><text:p/></draw:path><draw:path draw:style-name="gr192" draw:text-style-name="P1" svg:width="0.193cm" svg:height="0.231cm" svg:x="17.744cm" svg:y="10.865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193" draw:text-style-name="P1" svg:width="0.178cm" svg:height="0.23cm" svg:x="17.968cm" svg:y="10.867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194" draw:text-style-name="P1" svg:width="0.191cm" svg:height="0.231cm" svg:x="18.179cm" svg:y="10.86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195" draw:text-style-name="P1" svg:width="0.174cm" svg:height="0.227cm" svg:x="18.532cm" svg:y="10.87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196" draw:text-style-name="P1" svg:width="0.178cm" svg:height="0.23cm" svg:x="18.746cm" svg:y="10.867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197" draw:text-style-name="P1" svg:width="0.191cm" svg:height="0.231cm" svg:x="18.957cm" svg:y="10.86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198" draw:text-style-name="P1" svg:width="0.184cm" svg:height="0.309cm" svg:x="19.187cm" svg:y="10.787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199" draw:text-style-name="P1" svg:width="0.21cm" svg:height="0.231cm" svg:x="19.531cm" svg:y="10.865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200" draw:text-style-name="P1" svg:width="0.178cm" svg:height="0.23cm" svg:x="19.755cm" svg:y="10.867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201" draw:text-style-name="P1" svg:width="0.108cm" svg:height="0.305cm" svg:x="20.069cm" svg:y="10.787cm" svg:viewBox="0 0 109 306" svg:d="M67 110v196h-37v-196h-30v-27h30v-25c0-9 1-16 3-23 1-7 4-13 8-18s10-10 16-13c7-3 16-4 27-4 3 0 8 0 13 1 4 0 9 1 12 1v29c-2-1-5-1-8-1-3-1-6-1-8-1-6 0-9 1-13 2-3 2-6 4-8 7s-4 6-4 10c-1 5-1 9-1 15v20h42v27z"><text:p/></draw:path><draw:path draw:style-name="gr202" draw:text-style-name="P1" svg:width="0.035cm" svg:height="0.305cm" svg:x="20.206cm" svg:y="10.787cm" svg:viewBox="0 0 36 306" svg:d="M0 306c0-101 0-204 0-306 12 0 24 0 36 0 0 102 0 205 0 306-12 0-24 0-36 0z"><text:p/></draw:path><draw:path draw:style-name="gr203" draw:text-style-name="P1" svg:width="0.191cm" svg:height="0.231cm" svg:x="20.294cm" svg:y="10.86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204" draw:text-style-name="P1" svg:width="0.195cm" svg:height="0.223cm" svg:x="20.511cm" svg:y="10.87cm" svg:viewBox="0 0 196 224" svg:d="M156 224c-19-31-38-61-58-92-20 31-40 61-59 92-13 0-26 0-39 0 26-38 51-77 78-115-26-36-50-73-74-109 13 0 26 0 40 0 17 29 36 58 54 87 18-29 35-58 54-87 13 0 27 0 39 0-24 36-48 72-72 108 26 39 51 77 77 116-13 0-26 0-40 0z"><text:p/></draw:path><draw:path draw:style-name="gr205" draw:text-style-name="P1" svg:width="0.035cm" svg:height="0.305cm" svg:x="20.73cm" svg:y="10.787cm" svg:viewBox="0 0 36 306" svg:d="M0 36c0-12 0-24 0-36 12 0 24 0 36 0 0 12 0 24 0 36-12 0-24 0-36 0zM0 306c0-74 0-148 0-223 12 0 24 0 36 0 0 75 0 149 0 223-12 0-24 0-36 0z"><text:p/></draw:path><draw:path draw:style-name="gr206" draw:text-style-name="P1" svg:width="0.184cm" svg:height="0.309cm" svg:x="20.827cm" svg:y="10.787cm" svg:viewBox="0 0 185 310" svg:d="M185 194c0 77-27 116-80 116-17 0-30-3-41-9s-20-16-27-30c0 4 0 7 0 11-1 4-1 8-1 11s0 6-1 9c0 2 0 3 0 4h-35c0-1 0-3 0-6 1-3 1-7 1-11s0-9 0-14 0-10 0-15v-260h36v87c0 5 0 9 0 12 0 4 0 8 0 10 0 4 0 7 0 10 7-14 15-24 27-31 11-6 24-9 41-9 27 0 48 10 60 29 14 19 20 47 20 86zM147 195c0-15-1-28-3-39-2-12-5-21-9-28s-10-12-16-15c-6-4-14-5-23-5-10 0-18 1-25 5-8 3-14 8-19 15-4 7-8 16-11 28-2 11-4 25-4 41s2 30 4 41c3 11 7 19 11 25 5 7 11 12 18 15 8 3 15 4 25 4 9 0 17-1 24-4 5-3 11-9 15-16 5-7 8-15 10-26s3-25 3-41z"><text:p/></draw:path><draw:path draw:style-name="gr207" draw:text-style-name="P1" svg:width="0.035cm" svg:height="0.305cm" svg:x="21.058cm" svg:y="10.787cm" svg:viewBox="0 0 36 306" svg:d="M0 306c0-101 0-204 0-306 12 0 24 0 36 0 0 102 0 205 0 306-12 0-24 0-36 0z"><text:p/></draw:path><draw:path draw:style-name="gr208" draw:text-style-name="P1" svg:width="0.191cm" svg:height="0.231cm" svg:x="21.146cm" svg:y="10.86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209" draw:text-style-name="P1" svg:width="0.21cm" svg:height="0.231cm" svg:x="21.491cm" svg:y="10.865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210" draw:text-style-name="P1" svg:width="0.035cm" svg:height="0.305cm" svg:x="21.731cm" svg:y="10.787cm" svg:viewBox="0 0 36 306" svg:d="M0 306c0-101 0-204 0-306 12 0 24 0 36 0 0 102 0 205 0 306-12 0-24 0-36 0z"><text:p/></draw:path><draw:path draw:style-name="gr211" draw:text-style-name="P1" svg:width="0.104cm" svg:height="0.276cm" svg:x="21.806cm" svg:y="10.819cm" svg:viewBox="0 0 105 277" svg:d="M105 272c-6 1-11 2-17 3-5 1-12 1-20 2-28-1-43-17-43-50v-149h-25v-28h26l11-50h24v50h40v28h-40v141c0 11 2 18 5 22 4 5 10 7 19 7 2 0 6 0 9-1 3 0 7-1 11-2z"><text:p/></draw:path><draw:path draw:style-name="gr212" draw:text-style-name="P1" svg:width="0.191cm" svg:height="0.231cm" svg:x="21.934cm" svg:y="10.86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213" draw:text-style-name="P1" svg:width="0.102cm" svg:height="0.227cm" svg:x="22.173cm" svg:y="10.865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214" draw:text-style-name="P1" svg:width="0.174cm" svg:height="0.227cm" svg:x="22.312cm" svg:y="10.865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215" draw:text-style-name="P1" svg:width="0.21cm" svg:height="0.231cm" svg:x="22.532cm" svg:y="10.865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216" draw:text-style-name="P1" svg:width="0.104cm" svg:height="0.276cm" svg:x="22.75cm" svg:y="10.819cm" svg:viewBox="0 0 105 277" svg:d="M105 272c-6 1-11 2-17 3-5 1-12 1-20 2-28-1-43-17-43-50v-149h-25v-28h26l11-50h24v50h40v28h-40v141c0 11 2 18 5 22 4 5 10 7 19 7 2 0 6 0 9-1 3 0 7-1 11-2z"><text:p/></draw:path><draw:path draw:style-name="gr217" draw:text-style-name="P1" svg:width="0.035cm" svg:height="0.305cm" svg:x="22.886cm" svg:y="10.787cm" svg:viewBox="0 0 36 306" svg:d="M0 36c0-12 0-24 0-36 12 0 24 0 36 0 0 12 0 24 0 36-12 0-24 0-36 0zM0 306c0-74 0-148 0-223 12 0 24 0 36 0 0 75 0 149 0 223-12 0-24 0-36 0z"><text:p/></draw:path><draw:path draw:style-name="gr218" draw:text-style-name="P1" svg:width="0.202cm" svg:height="0.223cm" svg:x="22.958cm" svg:y="10.87cm" svg:viewBox="0 0 203 224" svg:d="M121 224h-42l-79-224h39l47 146c1 3 2 6 3 11 2 4 3 9 4 13 2 5 3 10 4 14s2 8 3 11c1-3 2-7 3-11 2-4 3-9 4-13 2-5 3-9 5-14 1-4 2-8 3-11l49-146h39z"><text:p/></draw:path><draw:path draw:style-name="gr219" draw:text-style-name="P1" svg:width="0.191cm" svg:height="0.231cm" svg:x="23.179cm" svg:y="10.86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220" draw:text-style-name="P1" svg:width="0.184cm" svg:height="0.309cm" svg:x="23.524cm" svg:y="10.787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221" draw:text-style-name="P1" svg:width="0.191cm" svg:height="0.231cm" svg:x="23.753cm" svg:y="10.86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222" draw:text-style-name="P1" svg:width="0.184cm" svg:height="0.314cm" svg:x="23.991cm" svg:y="10.865cm" svg:viewBox="0 0 185 315" svg:d="M185 115c0 17-1 32-4 47-3 14-7 26-14 37-6 10-14 18-24 24-11 6-24 9-38 9-16 0-29-3-41-9s-20-16-26-30h-1c0 0 0 1 0 4 0 2 0 5 0 8s0 7 0 11 0 8 0 12v87h-36v-265c0-6 0-11 0-16s0-9 0-13 0-8-1-11c0-3 0-5 0-6h35c0 0 0 2 0 4 1 3 1 6 1 9 0 4 0 8 1 12 0 4 0 7 0 11h1c3-7 7-13 12-18 3-5 8-10 14-13 5-3 12-5 19-7 6-1 13-2 22-2 14 0 27 3 38 8 10 6 18 14 24 24 7 10 11 22 14 36s4 30 4 47zM147 116c0-14-1-26-2-37-2-11-5-20-9-27-4-8-9-14-16-17-6-4-14-6-24-6-9 0-16 1-23 3-7 3-13 7-19 14-4 6-9 15-12 27s-5 27-5 45c0 16 2 30 4 41 3 11 7 19 11 26 5 7 11 12 18 15 8 3 15 4 25 4s19-2 25-6c7-4 12-10 16-17 4-8 7-17 9-28 1-11 2-23 2-37z"><text:p/></draw:path><draw:path draw:style-name="gr223" draw:text-style-name="P1" svg:width="0.191cm" svg:height="0.231cm" svg:x="24.212cm" svg:y="10.86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224" draw:text-style-name="P1" svg:width="0.174cm" svg:height="0.227cm" svg:x="24.452cm" svg:y="10.865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225" draw:text-style-name="P1" svg:width="0.184cm" svg:height="0.309cm" svg:x="24.671cm" svg:y="10.787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226" draw:text-style-name="P1" svg:width="0.035cm" svg:height="0.305cm" svg:x="24.91cm" svg:y="10.787cm" svg:viewBox="0 0 36 306" svg:d="M0 36c0-12 0-24 0-36 12 0 24 0 36 0 0 12 0 24 0 36-12 0-24 0-36 0zM0 306c0-74 0-148 0-223 12 0 24 0 36 0 0 75 0 149 0 223-12 0-24 0-36 0z"><text:p/></draw:path><draw:path draw:style-name="gr227" draw:text-style-name="P1" svg:width="0.174cm" svg:height="0.227cm" svg:x="25.009cm" svg:y="10.865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228" draw:text-style-name="P1" svg:width="0.184cm" svg:height="0.313cm" svg:x="25.229cm" svg:y="10.867cm" svg:viewBox="0 0 185 314" svg:d="M92 314c-11 0-23-1-33-4-9-3-17-6-24-11s-13-11-17-18-7-14-9-22l37-6c2 11 7 19 15 24 9 6 20 9 32 9 9 0 16-2 23-4 6-2 12-6 17-11s8-12 11-20 4-18 4-30v-36c-3 6-7 11-11 17-4 5-9 9-14 13s-12 7-20 10c-8 2-16 4-25 4-14 0-27-3-36-8-10-4-18-11-25-21-5-9-10-21-13-35s-4-31-4-49 1-34 4-49c3-14 8-26 14-36 7-10 15-18 26-23 10-5 23-8 38-8s28 4 39 11c12 7 21 17 27 31 0-4 1-8 1-12s0-8 0-12c1-4 1-7 1-10 0-2 1-4 1-4h34c0 1 0 3 0 6s0 6-1 10c0 5 0 9 0 14s0 10 0 16v171c0 30-8 54-23 69-14 16-38 24-69 24zM148 115c0-15-2-29-5-40s-8-20-13-27c-6-7-11-12-18-15-7-4-15-5-22-5-9 0-17 1-24 5-6 3-12 8-15 15-5 7-8 16-10 27-3 12-4 25-4 40 0 16 1 30 4 41 2 11 5 20 9 26 4 7 9 12 16 15s15 4 23 4 15-2 22-5 13-8 18-15c6-7 10-16 14-26 3-11 5-24 5-40z"><text:p/></draw:path><draw:path draw:style-name="gr229" draw:text-style-name="P1" svg:width="0.193cm" svg:height="0.231cm" svg:x="25.573cm" svg:y="10.865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230" draw:text-style-name="P1" svg:width="0.174cm" svg:height="0.227cm" svg:x="25.813cm" svg:y="10.865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231" draw:text-style-name="P1" svg:width="0.108cm" svg:height="0.305cm" svg:x="26.135cm" svg:y="10.787cm" svg:viewBox="0 0 109 306" svg:d="M67 110v196h-37v-196h-30v-27h30v-25c0-9 1-16 3-23 1-7 4-13 8-18s10-10 16-13c7-3 16-4 27-4 3 0 8 0 13 1 4 0 9 1 12 1v29c-2-1-5-1-8-1-3-1-6-1-8-1-6 0-9 1-13 2-3 2-6 4-8 7s-4 6-4 10c-1 5-1 9-1 15v20h42v27z"><text:p/></draw:path><draw:path draw:style-name="gr232" draw:text-style-name="P1" svg:width="0.035cm" svg:height="0.305cm" svg:x="26.272cm" svg:y="10.787cm" svg:viewBox="0 0 36 306" svg:d="M0 306c0-101 0-204 0-306 12 0 24 0 36 0 0 102 0 205 0 306-12 0-24 0-36 0z"><text:p/></draw:path><draw:path draw:style-name="gr233" draw:text-style-name="P1" svg:width="0.193cm" svg:height="0.231cm" svg:x="26.359cm" svg:y="10.865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234" draw:text-style-name="P1" svg:width="0.297cm" svg:height="0.223cm" svg:x="26.571cm" svg:y="10.87cm" svg:viewBox="0 0 298 224" svg:d="M236 224h-42l-35-144c-1-4-2-9-3-14-1-6-2-11-3-17s-2-12-4-18c-1 6-2 12-3 18-2 5-3 11-4 16-1 6-3 11-4 15l-35 144h-42l-61-224h36l37 152c1 3 2 7 2 12 1 4 2 9 3 13 1 6 2 11 3 16 2-5 3-10 4-15 0-4 1-9 2-13 1-5 2-8 3-11l40-154h39l38 154c1 3 2 7 3 12s2 9 3 13c1 5 2 9 3 14 1-5 2-10 3-15 1-4 2-9 2-14 1-4 2-8 3-12l39-152h35z"><text:p/></draw:path><draw:path draw:style-name="gr235" draw:text-style-name="P1" svg:width="0.202cm" svg:height="0.223cm" svg:x="0.317cm" svg:y="11.342cm" svg:viewBox="0 0 203 224" svg:d="M121 224h-42l-79-224h39l47 146c1 3 2 6 3 11 2 4 3 9 4 13 2 5 3 10 4 14s2 8 3 11c1-3 2-7 3-11 2-4 3-9 4-13 2-5 3-9 5-14 1-4 2-8 3-11l49-146h39z"><text:p/></draw:path><draw:path draw:style-name="gr236" draw:text-style-name="P1" svg:width="0.193cm" svg:height="0.231cm" svg:x="0.538cm" svg:y="11.338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237" draw:text-style-name="P1" svg:width="0.035cm" svg:height="0.305cm" svg:x="0.778cm" svg:y="11.259cm" svg:viewBox="0 0 36 306" svg:d="M0 306c0-101 0-204 0-306 12 0 24 0 36 0 0 102 0 205 0 306-12 0-24 0-36 0z"><text:p/></draw:path><draw:path draw:style-name="gr238" draw:text-style-name="P1" svg:width="0.174cm" svg:height="0.227cm" svg:x="0.875cm" svg:y="11.342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239" draw:text-style-name="P1" svg:width="0.287cm" svg:height="0.227cm" svg:x="1.105cm" svg:y="11.338cm" svg:viewBox="0 0 288 228" svg:d="M127 228v-142c0-11-1-20-3-27-1-8-3-13-5-18-4-4-8-8-13-9-5-2-12-3-19-3s-14 1-21 4c-6 4-11 8-15 14s-8 13-10 22c-3 8-4 18-4 29v130h-36v-176c0-5 0-10 0-15s0-10 0-15c0-4 0-8-1-11 0-4 0-6 0-7h34c0 1 0 3 1 6 0 3 0 6 0 10s0 8 1 12c0 4 0 8 0 10 4-6 7-12 11-17s7-10 13-14c5-3 11-6 17-8 7-2 14-3 23-3 17 0 29 3 39 10s16 18 19 32h1c3-6 7-12 11-17s9-10 15-14c4-3 10-6 17-8s15-3 23-3c11 0 21 2 29 5 7 3 14 7 19 14 5 6 9 14 12 24 2 10 3 22 3 36v149h-35v-142c0-11-1-20-2-27-2-8-4-13-7-18-4-4-8-8-13-9-5-2-11-3-18-3-8 0-15 1-22 4-5 3-10 8-15 13-4 6-8 13-10 22s-4 19-4 30v130z"><text:p/></draw:path><draw:path draw:style-name="gr240" draw:text-style-name="P1" svg:width="0.191cm" svg:height="0.231cm" svg:x="1.423cm" svg:y="11.338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241" draw:text-style-name="P1" svg:width="0.102cm" svg:height="0.227cm" svg:x="1.778cm" svg:y="11.338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242" draw:text-style-name="P1" svg:width="0.191cm" svg:height="0.231cm" svg:x="1.907cm" svg:y="11.338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243" draw:text-style-name="P1" svg:width="0.184cm" svg:height="0.314cm" svg:x="2.136cm" svg:y="11.338cm" svg:viewBox="0 0 185 315" svg:d="M80 232c-28 0-48-10-61-29-12-19-19-48-19-86 0-39 7-68 19-88 14-19 34-29 61-29 8 0 17 1 24 2 7 2 13 5 18 8s10 7 14 12c5 5 8 10 12 17 0-4 0-7 1-12 0-4 0-8 0-11 0-4 1-7 1-10s0-4 1-5h34c0 3 0 9 0 19-1 10-1 24-1 42v253h-36v-90c0-4 0-7 0-11s0-8 0-11c0-4 0-8 1-12h-1c-3 7-7 13-12 18-4 6-9 10-15 13-4 4-11 6-18 8-7 1-15 2-23 2zM148 113c0-16-2-30-4-41-3-11-7-19-12-26-6-7-12-11-18-14-8-3-16-4-25-4-8 0-17 1-23 5-7 3-12 9-16 16s-7 16-9 27c-2 12-3 25-3 40s1 28 3 39 5 20 9 27c3 7 9 12 15 16 7 3 15 5 24 5 8 0 16-1 23-4 7-2 13-7 18-13 6-7 10-16 13-28s5-26 5-45z"><text:p/></draw:path><draw:path draw:style-name="gr244" draw:text-style-name="P1" svg:width="0.174cm" svg:height="0.227cm" svg:x="2.375cm" svg:y="11.342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245" draw:text-style-name="P1" svg:width="0.035cm" svg:height="0.305cm" svg:x="2.605cm" svg:y="11.259cm" svg:viewBox="0 0 36 306" svg:d="M0 36c0-12 0-24 0-36 12 0 24 0 36 0 0 12 0 24 0 36-12 0-24 0-36 0zM0 306c0-74 0-148 0-223 12 0 24 0 36 0 0 75 0 149 0 223-12 0-24 0-36 0z"><text:p/></draw:path><draw:path draw:style-name="gr246" draw:text-style-name="P1" svg:width="0.102cm" svg:height="0.227cm" svg:x="2.703cm" svg:y="11.338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247" draw:text-style-name="P1" svg:width="0.191cm" svg:height="0.231cm" svg:x="2.833cm" svg:y="11.338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248" draw:text-style-name="P1" svg:width="0.184cm" svg:height="0.309cm" svg:x="3.063cm" svg:y="11.259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249" draw:text-style-name="P1" svg:width="0.038cm" svg:height="0.044cm" svg:x="3.312cm" svg:y="11.521cm" svg:viewBox="0 0 39 45" svg:d="M0 45c0-15 0-30 0-45 13 0 26 0 39 0 0 15 0 30 0 45-13 0-26 0-39 0z"><text:p/></draw:path><draw:path draw:style-name="gr250" draw:text-style-name="P1" svg:width="0.236cm" svg:height="0.298cm" svg:x="0.334cm" svg:y="12.214cm" svg:viewBox="0 0 237 299" svg:d="M237 215c0 13-3 24-8 34-4 10-11 19-21 26-10 8-21 13-36 18-15 4-32 6-53 6-34 0-62-6-81-19-21-13-32-31-38-54l37-8c2 8 5 15 9 21s9 11 15 15c7 4 16 8 25 10 10 3 22 4 35 4 11 0 22-1 32-3 9-2 17-5 24-9s12-9 16-15c4-7 5-14 5-24 0-9-2-17-6-23s-9-11-17-14c-8-4-18-8-27-10-11-3-23-6-36-9-8-1-16-3-24-6-7-2-15-4-23-7-7-3-14-7-20-11s-12-8-17-14-8-12-11-19c-2-8-3-16-3-26 0-14 2-26 7-35 6-10 13-18 23-25 9-6 21-11 34-14s27-4 42-4c18 0 33 1 45 4 13 3 23 7 32 13s16 13 21 21c4 8 9 18 12 29l-38 7c-2-7-5-13-7-19-4-5-9-10-15-14s-13-6-20-8c-9-2-19-3-30-3-13 0-24 1-33 3-8 3-16 6-21 10-6 4-10 9-12 15-3 5-3 11-3 18 0 9 1 16 6 21 4 6 10 11 17 14 8 4 15 7 25 10 10 2 20 5 30 7 9 2 18 4 26 6 9 3 17 5 25 8s15 6 22 10 14 9 19 15c4 6 8 13 11 21s5 17 5 27z"><text:p/></draw:path><draw:path draw:style-name="gr251" draw:text-style-name="P1" svg:width="0.174cm" svg:height="0.227cm" svg:x="0.612cm" svg:y="12.286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252" draw:text-style-name="P1" svg:width="0.287cm" svg:height="0.227cm" svg:x="0.843cm" svg:y="12.282cm" svg:viewBox="0 0 288 228" svg:d="M127 228v-142c0-11-1-20-3-27-1-8-3-13-5-18-4-4-8-8-13-9-5-2-12-3-19-3s-14 1-21 4c-6 4-11 8-15 14s-8 13-10 22c-3 8-4 18-4 29v130h-36v-176c0-5 0-10 0-15s0-10 0-15c0-4 0-8-1-11 0-4 0-6 0-7h34c0 1 0 3 1 6 0 3 0 6 0 10s0 8 1 12c0 4 0 8 0 10 4-6 7-12 11-17s7-10 13-14c5-3 11-6 17-8 7-2 14-3 23-3 17 0 29 3 39 10s16 18 19 32h1c3-6 7-12 11-17s9-10 15-14c4-3 10-6 17-8s15-3 23-3c11 0 21 2 29 5 7 3 14 7 19 14 5 6 9 14 12 24 2 10 3 22 3 36v149h-35v-142c0-11-1-20-2-27-2-8-4-13-7-18-4-4-8-8-13-9-5-2-11-3-18-3-8 0-15 1-22 4-5 3-10 8-15 13-4 6-8 13-10 22s-4 19-4 30v130z"><text:p/></draw:path><draw:path draw:style-name="gr253" draw:text-style-name="P1" svg:width="0.184cm" svg:height="0.314cm" svg:x="1.169cm" svg:y="12.282cm" svg:viewBox="0 0 185 315" svg:d="M185 115c0 17-1 32-4 47-3 14-7 26-14 37-6 10-14 18-24 24-11 6-24 9-38 9-16 0-29-3-41-9s-20-16-26-30h-1c0 0 0 1 0 4 0 2 0 5 0 8s0 7 0 11 0 8 0 12v87h-36v-265c0-6 0-11 0-16s0-9 0-13 0-8-1-11c0-3 0-5 0-6h35c0 0 0 2 0 4 1 3 1 6 1 9 0 4 0 8 1 12 0 4 0 7 0 11h1c3-7 7-13 12-18 3-5 8-10 14-13 5-3 12-5 19-7 6-1 13-2 22-2 14 0 27 3 38 8 10 6 18 14 24 24 7 10 11 22 14 36s4 30 4 47zM147 116c0-14-1-26-2-37-2-11-5-20-9-27-4-8-9-14-16-17-6-4-14-6-24-6-9 0-16 1-23 3-7 3-13 7-19 14-4 6-9 15-12 27s-5 27-5 45c0 16 2 30 4 41 3 11 7 19 11 26 5 7 11 12 18 15 8 3 15 4 25 4s19-2 25-6c7-4 12-10 16-17 4-8 7-17 9-28 1-11 2-23 2-37z"><text:p/></draw:path><draw:path draw:style-name="gr254" draw:text-style-name="P1" svg:width="0.035cm" svg:height="0.305cm" svg:x="1.516cm" svg:y="12.202cm" svg:viewBox="0 0 36 306" svg:d="M0 306c0-101 0-204 0-306 12 0 24 0 36 0 0 102 0 205 0 306-12 0-24 0-36 0z"><text:p/></draw:path><draw:path draw:style-name="gr255" draw:text-style-name="P1" svg:width="0.191cm" svg:height="0.231cm" svg:x="1.604cm" svg:y="12.282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256" draw:text-style-name="P1" svg:width="0.202cm" svg:height="0.223cm" svg:x="1.816cm" svg:y="12.286cm" svg:viewBox="0 0 203 224" svg:d="M121 224h-42l-79-224h39l47 146c1 3 2 6 3 11 2 4 3 9 4 13 2 5 3 10 4 14s2 8 3 11c1-3 2-7 3-11 2-4 3-9 4-13 2-5 3-9 5-14 1-4 2-8 3-11l49-146h39z"><text:p/></draw:path><draw:path draw:style-name="gr257" draw:text-style-name="P1" svg:width="0.191cm" svg:height="0.231cm" svg:x="2.038cm" svg:y="12.282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258" draw:text-style-name="P1" svg:width="0.035cm" svg:height="0.305cm" svg:x="2.278cm" svg:y="12.202cm" svg:viewBox="0 0 36 306" svg:d="M0 306c0-101 0-204 0-306 12 0 24 0 36 0 0 102 0 205 0 306-12 0-24 0-36 0z"><text:p/></draw:path><draw:path draw:style-name="gr259" draw:text-style-name="P1" svg:width="0.176cm" svg:height="0.231cm" svg:x="2.481cm" svg:y="12.282cm" svg:viewBox="0 0 177 232" svg:d="M38 115c0 13 1 25 3 35 1 11 5 20 9 28 3 8 9 14 16 18 8 5 17 7 26 7 13 0 24-4 32-11 9-7 15-17 17-32h36c-1 10-4 19-8 27-4 9-9 17-16 23-7 7-15 12-25 16s-21 6-35 6c-16 0-31-3-42-9-13-6-23-14-30-24-7-11-12-23-16-37-3-14-5-30-5-46 0-15 1-28 4-40 2-11 6-22 10-30 4-9 9-16 15-22s13-10 20-14c6-3 13-6 21-8 8-1 15-2 23-2 12 0 24 2 32 5 10 4 19 8 26 14 6 6 11 13 16 22 4 8 7 16 9 26l-37 3c-2-13-7-23-15-30-7-7-18-11-32-11-10 0-19 2-26 5-7 4-13 9-16 16-4 7-8 16-9 27-2 11-3 24-3 38z"><text:p/></draw:path><draw:path draw:style-name="gr260" draw:text-style-name="P1" svg:width="0.193cm" svg:height="0.231cm" svg:x="2.686cm" svg:y="12.282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261" draw:text-style-name="P1" svg:width="0.174cm" svg:height="0.227cm" svg:x="2.924cm" svg:y="12.286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262" draw:text-style-name="P1" svg:width="0.035cm" svg:height="0.305cm" svg:x="3.155cm" svg:y="12.202cm" svg:viewBox="0 0 36 306" svg:d="M0 306c0-101 0-204 0-306 12 0 24 0 36 0 0 102 0 205 0 306-12 0-24 0-36 0z"><text:p/></draw:path><draw:path draw:style-name="gr263" draw:text-style-name="P1" svg:width="0.184cm" svg:height="0.309cm" svg:x="3.243cm" svg:y="12.202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264" draw:text-style-name="P1" svg:width="0.174cm" svg:height="0.227cm" svg:x="3.596cm" svg:y="12.286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265" draw:text-style-name="P1" svg:width="0.178cm" svg:height="0.23cm" svg:x="3.811cm" svg:y="12.282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266" draw:text-style-name="P1" svg:width="0.191cm" svg:height="0.231cm" svg:x="4.022cm" svg:y="12.282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267" draw:text-style-name="P1" svg:width="0.178cm" svg:height="0.23cm" svg:x="4.361cm" svg:y="12.282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268" draw:text-style-name="P1" svg:width="0.035cm" svg:height="0.305cm" svg:x="4.581cm" svg:y="12.202cm" svg:viewBox="0 0 36 306" svg:d="M0 36c0-12 0-24 0-36 12 0 24 0 36 0 0 12 0 24 0 36-12 0-24 0-36 0zM0 306c0-74 0-148 0-223 12 0 24 0 36 0 0 75 0 149 0 223-12 0-24 0-36 0z"><text:p/></draw:path><draw:path draw:style-name="gr269" draw:text-style-name="P1" svg:width="0.287cm" svg:height="0.227cm" svg:x="4.679cm" svg:y="12.282cm" svg:viewBox="0 0 288 228" svg:d="M127 228v-142c0-11-1-20-3-27-1-8-3-13-5-18-4-4-8-8-13-9-5-2-12-3-19-3s-14 1-21 4c-6 4-11 8-15 14s-8 13-10 22c-3 8-4 18-4 29v130h-36v-176c0-5 0-10 0-15s0-10 0-15c0-4 0-8-1-11 0-4 0-6 0-7h34c0 1 0 3 1 6 0 3 0 6 0 10s0 8 1 12c0 4 0 8 0 10 4-6 7-12 11-17s7-10 13-14c5-3 11-6 17-8 7-2 14-3 23-3 17 0 29 3 39 10s16 18 19 32h1c3-6 7-12 11-17s9-10 15-14c4-3 10-6 17-8s15-3 23-3c11 0 21 2 29 5 7 3 14 7 19 14 5 6 9 14 12 24 2 10 3 22 3 36v149h-35v-142c0-11-1-20-2-27-2-8-4-13-7-18-4-4-8-8-13-9-5-2-11-3-18-3-8 0-15 1-22 4-5 3-10 8-15 13-4 6-8 13-10 22s-4 19-4 30v130z"><text:p/></draw:path><draw:path draw:style-name="gr270" draw:text-style-name="P1" svg:width="0.035cm" svg:height="0.305cm" svg:x="5.008cm" svg:y="12.202cm" svg:viewBox="0 0 36 306" svg:d="M0 36c0-12 0-24 0-36 12 0 24 0 36 0 0 12 0 24 0 36-12 0-24 0-36 0zM0 306c0-74 0-148 0-223 12 0 24 0 36 0 0 75 0 149 0 223-12 0-24 0-36 0z"><text:p/></draw:path><draw:path draw:style-name="gr271" draw:text-style-name="P1" svg:width="0.035cm" svg:height="0.305cm" svg:x="5.107cm" svg:y="12.202cm" svg:viewBox="0 0 36 306" svg:d="M0 306c0-101 0-204 0-306 12 0 24 0 36 0 0 102 0 205 0 306-12 0-24 0-36 0z"><text:p/></draw:path><draw:path draw:style-name="gr272" draw:text-style-name="P1" svg:width="0.21cm" svg:height="0.231cm" svg:x="5.194cm" svg:y="12.282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273" draw:text-style-name="P1" svg:width="0.102cm" svg:height="0.227cm" svg:x="5.433cm" svg:y="12.282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274" draw:text-style-name="P1" svg:width="0.178cm" svg:height="0.23cm" svg:x="5.672cm" svg:y="12.282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275" draw:text-style-name="P1" svg:width="0.203cm" svg:height="0.31cm" svg:x="5.866cm" svg:y="12.287cm" svg:viewBox="0 0 204 311" svg:d="M120 224c-5 13-10 25-15 35-6 11-12 20-19 28-5 7-13 13-21 17s-17 6-28 7c-4-1-9-1-13 0-4-1-7-1-11-2v-28c2 0 4 1 8 1 3 0 6 0 8 0 11 0 21-4 30-12 9-9 17-21 24-38l3-9-86-223h39l46 124c0 4 2 8 4 15 2 6 4 12 6 18 3 7 4 12 6 17s3 8 3 9c0-1 1-4 3-9 2-4 3-9 5-15 2-5 4-11 6-16 2-6 3-11 5-15l42-128h39z"><text:p/></draw:path><draw:path draw:style-name="gr276" draw:text-style-name="P1" svg:width="0.178cm" svg:height="0.23cm" svg:x="6.082cm" svg:y="12.282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277" draw:text-style-name="P1" svg:width="0.104cm" svg:height="0.276cm" svg:x="6.281cm" svg:y="12.236cm" svg:viewBox="0 0 105 277" svg:d="M105 272c-6 1-11 2-17 3-5 1-12 1-20 2-28-1-43-17-43-50v-149h-25v-28h26l11-50h24v50h40v28h-40v141c0 11 2 18 5 22 4 5 10 7 19 7 2 0 6 0 9-1 3 0 7-1 11-2z"><text:p/></draw:path><draw:path draw:style-name="gr278" draw:text-style-name="P1" svg:width="0.191cm" svg:height="0.231cm" svg:x="6.407cm" svg:y="12.282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279" draw:text-style-name="P1" svg:width="0.287cm" svg:height="0.227cm" svg:x="6.646cm" svg:y="12.282cm" svg:viewBox="0 0 288 228" svg:d="M127 228v-142c0-11-1-20-3-27-1-8-3-13-5-18-4-4-8-8-13-9-5-2-12-3-19-3s-14 1-21 4c-6 4-11 8-15 14s-8 13-10 22c-3 8-4 18-4 29v130h-36v-176c0-5 0-10 0-15s0-10 0-15c0-4 0-8-1-11 0-4 0-6 0-7h34c0 1 0 3 1 6 0 3 0 6 0 10s0 8 1 12c0 4 0 8 0 10 4-6 7-12 11-17s7-10 13-14c5-3 11-6 17-8 7-2 14-3 23-3 17 0 29 3 39 10s16 18 19 32h1c3-6 7-12 11-17s9-10 15-14c4-3 10-6 17-8s15-3 23-3c11 0 21 2 29 5 7 3 14 7 19 14 5 6 9 14 12 24 2 10 3 22 3 36v149h-35v-142c0-11-1-20-2-27-2-8-4-13-7-18-4-4-8-8-13-9-5-2-11-3-18-3-8 0-15 1-22 4-5 3-10 8-15 13-4 6-8 13-10 22s-4 19-4 30v130z"><text:p/></draw:path><draw:path draw:style-name="gr280" draw:text-style-name="P1" svg:width="0.104cm" svg:height="0.276cm" svg:x="7.068cm" svg:y="12.236cm" svg:viewBox="0 0 105 277" svg:d="M105 272c-6 1-11 2-17 3-5 1-12 1-20 2-28-1-43-17-43-50v-149h-25v-28h26l11-50h24v50h40v28h-40v141c0 11 2 18 5 22 4 5 10 7 19 7 2 0 6 0 9-1 3 0 7-1 11-2z"><text:p/></draw:path><draw:path draw:style-name="gr281" draw:text-style-name="P1" svg:width="0.193cm" svg:height="0.231cm" svg:x="7.194cm" svg:y="12.282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282" draw:text-style-name="P1" svg:width="0.297cm" svg:height="0.223cm" svg:x="7.52cm" svg:y="12.286cm" svg:viewBox="0 0 298 224" svg:d="M236 224h-42l-35-144c-1-4-2-9-3-14-1-6-2-11-3-17s-2-12-4-18c-1 6-2 12-3 18-2 5-3 11-4 16-1 6-3 11-4 15l-35 144h-42l-61-224h36l37 152c1 3 2 7 2 12 1 4 2 9 3 13 1 6 2 11 3 16 2-5 3-10 4-15 0-4 1-9 2-13 1-5 2-8 3-11l40-154h39l38 154c1 3 2 7 3 12s2 9 3 13c1 5 2 9 3 14 1-5 2-10 3-15 1-4 2-9 2-14 1-4 2-8 3-12l39-152h35z"><text:p/></draw:path><draw:path draw:style-name="gr283" draw:text-style-name="P1" svg:width="0.21cm" svg:height="0.231cm" svg:x="7.826cm" svg:y="12.282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284" draw:text-style-name="P1" svg:width="0.104cm" svg:height="0.276cm" svg:x="8.043cm" svg:y="12.236cm" svg:viewBox="0 0 105 277" svg:d="M105 272c-6 1-11 2-17 3-5 1-12 1-20 2-28-1-43-17-43-50v-149h-25v-28h26l11-50h24v50h40v28h-40v141c0 11 2 18 5 22 4 5 10 7 19 7 2 0 6 0 9-1 3 0 7-1 11-2z"><text:p/></draw:path><draw:path draw:style-name="gr285" draw:text-style-name="P1" svg:width="0.191cm" svg:height="0.231cm" svg:x="8.17cm" svg:y="12.282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286" draw:text-style-name="P1" svg:width="0.102cm" svg:height="0.227cm" svg:x="8.409cm" svg:y="12.282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287" draw:text-style-name="P1" svg:width="0.184cm" svg:height="0.309cm" svg:x="8.662cm" svg:y="12.202cm" svg:viewBox="0 0 185 310" svg:d="M185 194c0 77-27 116-80 116-17 0-30-3-41-9s-20-16-27-30c0 4 0 7 0 11-1 4-1 8-1 11s0 6-1 9c0 2 0 3 0 4h-35c0-1 0-3 0-6 1-3 1-7 1-11s0-9 0-14 0-10 0-15v-260h36v87c0 5 0 9 0 12 0 4 0 8 0 10 0 4 0 7 0 10 7-14 15-24 27-31 11-6 24-9 41-9 27 0 48 10 60 29 14 19 20 47 20 86zM147 195c0-15-1-28-3-39-2-12-5-21-9-28s-10-12-16-15c-6-4-14-5-23-5-10 0-18 1-25 5-8 3-14 8-19 15-4 7-8 16-11 28-2 11-4 25-4 41s2 30 4 41c3 11 7 19 11 25 5 7 11 12 18 15 8 3 15 4 25 4 9 0 17-1 24-4 5-3 11-9 15-16 5-7 8-15 10-26s3-25 3-41z"><text:p/></draw:path><draw:path draw:style-name="gr288" draw:text-style-name="P1" svg:width="0.174cm" svg:height="0.227cm" svg:x="8.891cm" svg:y="12.286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289" draw:text-style-name="P1" svg:width="0.104cm" svg:height="0.276cm" svg:x="9.101cm" svg:y="12.236cm" svg:viewBox="0 0 105 277" svg:d="M105 272c-6 1-11 2-17 3-5 1-12 1-20 2-28-1-43-17-43-50v-149h-25v-28h26l11-50h24v50h40v28h-40v141c0 11 2 18 5 22 4 5 10 7 19 7 2 0 6 0 9-1 3 0 7-1 11-2z"><text:p/></draw:path><draw:path draw:style-name="gr290" draw:text-style-name="P1" svg:width="0.104cm" svg:height="0.276cm" svg:x="9.216cm" svg:y="12.236cm" svg:viewBox="0 0 105 277" svg:d="M105 272c-6 1-11 2-17 3-5 1-12 1-20 2-28-1-43-17-43-50v-149h-25v-28h26l11-50h24v50h40v28h-40v141c0 11 2 18 5 22 4 5 10 7 19 7 2 0 6 0 9-1 3 0 7-1 11-2z"><text:p/></draw:path><draw:path draw:style-name="gr291" draw:text-style-name="P1" svg:width="0.287cm" svg:height="0.227cm" svg:x="9.466cm" svg:y="12.282cm" svg:viewBox="0 0 288 228" svg:d="M127 228v-142c0-11-1-20-3-27-1-8-3-13-5-18-4-4-8-8-13-9-5-2-12-3-19-3s-14 1-21 4c-6 4-11 8-15 14s-8 13-10 22c-3 8-4 18-4 29v130h-36v-176c0-5 0-10 0-15s0-10 0-15c0-4 0-8-1-11 0-4 0-6 0-7h34c0 1 0 3 1 6 0 3 0 6 0 10s0 8 1 12c0 4 0 8 0 10 4-6 7-12 11-17s7-10 13-14c5-3 11-6 17-8 7-2 14-3 23-3 17 0 29 3 39 10s16 18 19 32h1c3-6 7-12 11-17s9-10 15-14c4-3 10-6 17-8s15-3 23-3c11 0 21 2 29 5 7 3 14 7 19 14 5 6 9 14 12 24 2 10 3 22 3 36v149h-35v-142c0-11-1-20-2-27-2-8-4-13-7-18-4-4-8-8-13-9-5-2-11-3-18-3-8 0-15 1-22 4-5 3-10 8-15 13-4 6-8 13-10 22s-4 19-4 30v130z"><text:p/></draw:path><draw:path draw:style-name="gr292" draw:text-style-name="P1" svg:width="0.191cm" svg:height="0.231cm" svg:x="9.785cm" svg:y="12.282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293" draw:text-style-name="P1" svg:width="0.104cm" svg:height="0.276cm" svg:x="10.003cm" svg:y="12.236cm" svg:viewBox="0 0 105 277" svg:d="M105 272c-6 1-11 2-17 3-5 1-12 1-20 2-28-1-43-17-43-50v-149h-25v-28h26l11-50h24v50h40v28h-40v141c0 11 2 18 5 22 4 5 10 7 19 7 2 0 6 0 9-1 3 0 7-1 11-2z"><text:p/></draw:path><draw:path draw:style-name="gr294" draw:text-style-name="P1" svg:width="0.172cm" svg:height="0.305cm" svg:x="10.14cm" svg:y="12.202cm" svg:viewBox="0 0 173 306" svg:d="M35 121c4-7 9-14 14-19 3-5 9-10 14-13 6-4 13-6 19-8 6-1 14-2 23-2 14 0 25 2 34 6s15 9 21 16c5 7 8 15 10 25s3 20 3 32v148h-36v-141c0-9-1-18-2-25s-3-13-6-18c-4-5-8-8-13-11-6-2-14-3-24-3-8 0-16 1-23 5-7 3-13 7-18 13-4 6-8 13-11 21-2 8-4 18-4 28v131h-36v-306h36v80c0 4 0 9 0 14 0 4 0 8-1 12 0 4 0 7 0 10s0 4 0 5z"><text:p/></draw:path><draw:path draw:style-name="gr295" draw:text-style-name="P1" svg:width="0.193cm" svg:height="0.231cm" svg:x="10.358cm" svg:y="12.282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296" draw:text-style-name="P1" svg:width="0.184cm" svg:height="0.309cm" svg:x="10.588cm" svg:y="12.202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297" draw:text-style-name="P1" svg:width="0.297cm" svg:height="0.223cm" svg:x="10.914cm" svg:y="12.286cm" svg:viewBox="0 0 298 224" svg:d="M236 224h-42l-35-144c-1-4-2-9-3-14-1-6-2-11-3-17s-2-12-4-18c-1 6-2 12-3 18-2 5-3 11-4 16-1 6-3 11-4 15l-35 144h-42l-61-224h36l37 152c1 3 2 7 2 12 1 4 2 9 3 13 1 6 2 11 3 16 2-5 3-10 4-15 0-4 1-9 2-13 1-5 2-8 3-11l40-154h39l38 154c1 3 2 7 3 12s2 9 3 13c1 5 2 9 3 14 1-5 2-10 3-15 1-4 2-9 2-14 1-4 2-8 3-12l39-152h35z"><text:p/></draw:path><draw:path draw:style-name="gr298" draw:text-style-name="P1" svg:width="0.035cm" svg:height="0.305cm" svg:x="11.229cm" svg:y="12.202cm" svg:viewBox="0 0 36 306" svg:d="M0 36c0-12 0-24 0-36 12 0 24 0 36 0 0 12 0 24 0 36-12 0-24 0-36 0zM0 306c0-74 0-148 0-223 12 0 24 0 36 0 0 75 0 149 0 223-12 0-24 0-36 0z"><text:p/></draw:path><draw:path draw:style-name="gr299" draw:text-style-name="P1" svg:width="0.104cm" svg:height="0.276cm" svg:x="11.306cm" svg:y="12.236cm" svg:viewBox="0 0 105 277" svg:d="M105 272c-6 1-11 2-17 3-5 1-12 1-20 2-28-1-43-17-43-50v-149h-25v-28h26l11-50h24v50h40v28h-40v141c0 11 2 18 5 22 4 5 10 7 19 7 2 0 6 0 9-1 3 0 7-1 11-2z"><text:p/></draw:path><draw:path draw:style-name="gr300" draw:text-style-name="P1" svg:width="0.172cm" svg:height="0.305cm" svg:x="11.443cm" svg:y="12.202cm" svg:viewBox="0 0 173 306" svg:d="M35 121c4-7 9-14 14-19 3-5 9-10 14-13 6-4 13-6 19-8 6-1 14-2 23-2 14 0 25 2 34 6s15 9 21 16c5 7 8 15 10 25s3 20 3 32v148h-36v-141c0-9-1-18-2-25s-3-13-6-18c-4-5-8-8-13-11-6-2-14-3-24-3-8 0-16 1-23 5-7 3-13 7-18 13-4 6-8 13-11 21-2 8-4 18-4 28v131h-36v-306h36v80c0 4 0 9 0 14 0 4 0 8-1 12 0 4 0 7 0 10s0 4 0 5z"><text:p/></draw:path><draw:path draw:style-name="gr301" draw:text-style-name="P1" svg:width="0.178cm" svg:height="0.23cm" svg:x="11.771cm" svg:y="12.282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302" draw:text-style-name="P1" svg:width="0.191cm" svg:height="0.231cm" svg:x="11.981cm" svg:y="12.282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303" draw:text-style-name="P1" svg:width="0.174cm" svg:height="0.227cm" svg:x="12.22cm" svg:y="12.282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304" draw:text-style-name="P1" svg:width="0.178cm" svg:height="0.23cm" svg:x="12.435cm" svg:y="12.282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305" draw:text-style-name="P1" svg:width="0.193cm" svg:height="0.231cm" svg:x="12.646cm" svg:y="12.282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306" draw:text-style-name="P1" svg:width="0.102cm" svg:height="0.227cm" svg:x="12.885cm" svg:y="12.282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307" draw:text-style-name="P1" svg:width="0.178cm" svg:height="0.23cm" svg:x="13.008cm" svg:y="12.282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308" draw:text-style-name="P1" svg:width="0.108cm" svg:height="0.305cm" svg:x="13.323cm" svg:y="12.202cm" svg:viewBox="0 0 109 306" svg:d="M67 110v196h-37v-196h-30v-27h30v-25c0-9 1-16 3-23 1-7 4-13 8-18s10-10 16-13c7-3 16-4 27-4 3 0 8 0 13 1 4 0 9 1 12 1v29c-2-1-5-1-8-1-3-1-6-1-8-1-6 0-9 1-13 2-3 2-6 4-8 7s-4 6-4 10c-1 5-1 9-1 15v20h42v27z"><text:p/></draw:path><draw:path draw:style-name="gr309" draw:text-style-name="P1" svg:width="0.035cm" svg:height="0.305cm" svg:x="13.459cm" svg:y="12.202cm" svg:viewBox="0 0 36 306" svg:d="M0 36c0-12 0-24 0-36 12 0 24 0 36 0 0 12 0 24 0 36-12 0-24 0-36 0zM0 306c0-74 0-148 0-223 12 0 24 0 36 0 0 75 0 149 0 223-12 0-24 0-36 0z"><text:p/></draw:path><draw:path draw:style-name="gr310" draw:text-style-name="P1" svg:width="0.104cm" svg:height="0.276cm" svg:x="13.536cm" svg:y="12.236cm" svg:viewBox="0 0 105 277" svg:d="M105 272c-6 1-11 2-17 3-5 1-12 1-20 2-28-1-43-17-43-50v-149h-25v-28h26l11-50h24v50h40v28h-40v141c0 11 2 18 5 22 4 5 10 7 19 7 2 0 6 0 9-1 3 0 7-1 11-2z"><text:p/></draw:path><draw:path draw:style-name="gr311" draw:text-style-name="P1" svg:width="0.104cm" svg:height="0.276cm" svg:x="13.65cm" svg:y="12.236cm" svg:viewBox="0 0 105 277" svg:d="M105 272c-6 1-11 2-17 3-5 1-12 1-20 2-28-1-43-17-43-50v-149h-25v-28h26l11-50h24v50h40v28h-40v141c0 11 2 18 5 22 4 5 10 7 19 7 2 0 6 0 9-1 3 0 7-1 11-2z"><text:p/></draw:path><draw:path draw:style-name="gr312" draw:text-style-name="P1" svg:width="0.191cm" svg:height="0.231cm" svg:x="13.777cm" svg:y="12.282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313" draw:text-style-name="P1" svg:width="0.184cm" svg:height="0.309cm" svg:x="14.006cm" svg:y="12.202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314" draw:text-style-name="P1" svg:width="0.104cm" svg:height="0.276cm" svg:x="14.339cm" svg:y="12.236cm" svg:viewBox="0 0 105 277" svg:d="M105 272c-6 1-11 2-17 3-5 1-12 1-20 2-28-1-43-17-43-50v-149h-25v-28h26l11-50h24v50h40v28h-40v141c0 11 2 18 5 22 4 5 10 7 19 7 2 0 6 0 9-1 3 0 7-1 11-2z"><text:p/></draw:path><draw:path draw:style-name="gr315" draw:text-style-name="P1" svg:width="0.193cm" svg:height="0.231cm" svg:x="14.465cm" svg:y="12.282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316" draw:text-style-name="P1" svg:width="0.102cm" svg:height="0.227cm" svg:x="14.819cm" svg:y="12.282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317" draw:text-style-name="P1" svg:width="0.193cm" svg:height="0.231cm" svg:x="14.949cm" svg:y="12.282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318" draw:text-style-name="P1" svg:width="0.184cm" svg:height="0.309cm" svg:x="15.178cm" svg:y="12.202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319" draw:text-style-name="P1" svg:width="0.193cm" svg:height="0.231cm" svg:x="15.523cm" svg:y="12.282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320" draw:text-style-name="P1" svg:width="0.174cm" svg:height="0.227cm" svg:x="15.762cm" svg:y="12.282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321" draw:text-style-name="P1" svg:width="0.108cm" svg:height="0.305cm" svg:x="16.085cm" svg:y="12.202cm" svg:viewBox="0 0 109 306" svg:d="M67 110v196h-37v-196h-30v-27h30v-25c0-9 1-16 3-23 1-7 4-13 8-18s10-10 16-13c7-3 16-4 27-4 3 0 8 0 13 1 4 0 9 1 12 1v29c-2-1-5-1-8-1-3-1-6-1-8-1-6 0-9 1-13 2-3 2-6 4-8 7s-4 6-4 10c-1 5-1 9-1 15v20h42v27z"><text:p/></draw:path><draw:path draw:style-name="gr322" draw:text-style-name="P1" svg:width="0.035cm" svg:height="0.305cm" svg:x="16.222cm" svg:y="12.202cm" svg:viewBox="0 0 36 306" svg:d="M0 306c0-101 0-204 0-306 12 0 24 0 36 0 0 102 0 205 0 306-12 0-24 0-36 0z"><text:p/></draw:path><draw:path draw:style-name="gr323" draw:text-style-name="P1" svg:width="0.193cm" svg:height="0.231cm" svg:x="16.31cm" svg:y="12.282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324" draw:text-style-name="P1" svg:width="0.21cm" svg:height="0.231cm" svg:x="16.539cm" svg:y="12.282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325" draw:text-style-name="P1" svg:width="0.104cm" svg:height="0.276cm" svg:x="16.757cm" svg:y="12.236cm" svg:viewBox="0 0 105 277" svg:d="M105 272c-6 1-11 2-17 3-5 1-12 1-20 2-28-1-43-17-43-50v-149h-25v-28h26l11-50h24v50h40v28h-40v141c0 11 2 18 5 22 4 5 10 7 19 7 2 0 6 0 9-1 3 0 7-1 11-2z"><text:p/></draw:path><draw:path draw:style-name="gr326" draw:text-style-name="P1" svg:width="0.104cm" svg:height="0.276cm" svg:x="16.987cm" svg:y="12.236cm" svg:viewBox="0 0 105 277" svg:d="M105 272c-6 1-11 2-17 3-5 1-12 1-20 2-28-1-43-17-43-50v-149h-25v-28h26l11-50h24v50h40v28h-40v141c0 11 2 18 5 22 4 5 10 7 19 7 2 0 6 0 9-1 3 0 7-1 11-2z"><text:p/></draw:path><draw:path draw:style-name="gr327" draw:text-style-name="P1" svg:width="0.193cm" svg:height="0.231cm" svg:x="17.113cm" svg:y="12.282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328" draw:text-style-name="P1" svg:width="0.176cm" svg:height="0.231cm" svg:x="17.457cm" svg:y="12.282cm" svg:viewBox="0 0 177 232" svg:d="M38 115c0 13 1 25 3 35 1 11 5 20 9 28 3 8 9 14 16 18 8 5 17 7 26 7 13 0 24-4 32-11 9-7 15-17 17-32h36c-1 10-4 19-8 27-4 9-9 17-16 23-7 7-15 12-25 16s-21 6-35 6c-16 0-31-3-42-9-13-6-23-14-30-24-7-11-12-23-16-37-3-14-5-30-5-46 0-15 1-28 4-40 2-11 6-22 10-30 4-9 9-16 15-22s13-10 20-14c6-3 13-6 21-8 8-1 15-2 23-2 12 0 24 2 32 5 10 4 19 8 26 14 6 6 11 13 16 22 4 8 7 16 9 26l-37 3c-2-13-7-23-15-30-7-7-18-11-32-11-10 0-19 2-26 5-7 4-13 9-16 16-4 7-8 16-9 27-2 11-3 24-3 38z"><text:p/></draw:path><draw:path draw:style-name="gr329" draw:text-style-name="P1" svg:width="0.035cm" svg:height="0.305cm" svg:x="17.673cm" svg:y="12.202cm" svg:viewBox="0 0 36 306" svg:d="M0 306c0-101 0-204 0-306 12 0 24 0 36 0 0 102 0 205 0 306-12 0-24 0-36 0z"><text:p/></draw:path><draw:path draw:style-name="gr330" draw:text-style-name="P1" svg:width="0.191cm" svg:height="0.231cm" svg:x="17.76cm" svg:y="12.282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331" draw:text-style-name="P1" svg:width="0.21cm" svg:height="0.231cm" svg:x="17.991cm" svg:y="12.282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332" draw:text-style-name="P1" svg:width="0.102cm" svg:height="0.227cm" svg:x="18.23cm" svg:y="12.282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333" draw:text-style-name="P1" svg:width="0.297cm" svg:height="0.223cm" svg:x="18.455cm" svg:y="12.286cm" svg:viewBox="0 0 298 224" svg:d="M236 224h-42l-35-144c-1-4-2-9-3-14-1-6-2-11-3-17s-2-12-4-18c-1 6-2 12-3 18-2 5-3 11-4 16-1 6-3 11-4 15l-35 144h-42l-61-224h36l37 152c1 3 2 7 2 12 1 4 2 9 3 13 1 6 2 11 3 16 2-5 3-10 4-15 0-4 1-9 2-13 1-5 2-8 3-11l40-154h39l38 154c1 3 2 7 3 12s2 9 3 13c1 5 2 9 3 14 1-5 2-10 3-15 1-4 2-9 2-14 1-4 2-8 3-12l39-152h35z"><text:p/></draw:path><draw:path draw:style-name="gr334" draw:text-style-name="P1" svg:width="0.21cm" svg:height="0.231cm" svg:x="18.761cm" svg:y="12.282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335" draw:text-style-name="P1" svg:width="0.104cm" svg:height="0.276cm" svg:x="18.979cm" svg:y="12.236cm" svg:viewBox="0 0 105 277" svg:d="M105 272c-6 1-11 2-17 3-5 1-12 1-20 2-28-1-43-17-43-50v-149h-25v-28h26l11-50h24v50h40v28h-40v141c0 11 2 18 5 22 4 5 10 7 19 7 2 0 6 0 9-1 3 0 7-1 11-2z"><text:p/></draw:path><draw:path draw:style-name="gr336" draw:text-style-name="P1" svg:width="0.191cm" svg:height="0.231cm" svg:x="19.105cm" svg:y="12.282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337" draw:text-style-name="P1" svg:width="0.102cm" svg:height="0.227cm" svg:x="19.345cm" svg:y="12.282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338" draw:text-style-name="P1" svg:width="0.035cm" svg:height="0.305cm" svg:x="19.599cm" svg:y="12.202cm" svg:viewBox="0 0 36 306" svg:d="M0 306c0-101 0-204 0-306 12 0 24 0 36 0 0 102 0 205 0 306-12 0-24 0-36 0z"><text:p/></draw:path><draw:path draw:style-name="gr339" draw:text-style-name="P1" svg:width="0.191cm" svg:height="0.231cm" svg:x="19.687cm" svg:y="12.282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340" draw:text-style-name="P1" svg:width="0.202cm" svg:height="0.223cm" svg:x="19.9cm" svg:y="12.286cm" svg:viewBox="0 0 203 224" svg:d="M121 224h-42l-79-224h39l47 146c1 3 2 6 3 11 2 4 3 9 4 13 2 5 3 10 4 14s2 8 3 11c1-3 2-7 3-11 2-4 3-9 4-13 2-5 3-9 5-14 1-4 2-8 3-11l49-146h39z"><text:p/></draw:path><draw:path draw:style-name="gr341" draw:text-style-name="P1" svg:width="0.191cm" svg:height="0.231cm" svg:x="20.122cm" svg:y="12.282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342" draw:text-style-name="P1" svg:width="0.035cm" svg:height="0.305cm" svg:x="20.362cm" svg:y="12.202cm" svg:viewBox="0 0 36 306" svg:d="M0 306c0-101 0-204 0-306 12 0 24 0 36 0 0 102 0 205 0 306-12 0-24 0-36 0z"><text:p/></draw:path><draw:path draw:style-name="gr343" draw:text-style-name="P1" svg:width="0.04cm" svg:height="0.098cm" svg:x="20.469cm" svg:y="12.465cm" svg:viewBox="0 0 41 99" svg:d="M41 0v35c0 7-1 14-1 20-1 6-2 11-3 16-2 6-3 10-5 15-2 4-5 9-8 13h-24c6-9 11-18 14-27s4-18 4-27h-17v-45z"><text:p/></draw:path><draw:path draw:style-name="gr344" draw:text-style-name="P1" svg:width="0.178cm" svg:height="0.23cm" svg:x="20.673cm" svg:y="12.282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345" draw:text-style-name="P1" svg:width="0.104cm" svg:height="0.276cm" svg:x="20.872cm" svg:y="12.236cm" svg:viewBox="0 0 105 277" svg:d="M105 272c-6 1-11 2-17 3-5 1-12 1-20 2-28-1-43-17-43-50v-149h-25v-28h26l11-50h24v50h40v28h-40v141c0 11 2 18 5 22 4 5 10 7 19 7 2 0 6 0 9-1 3 0 7-1 11-2z"><text:p/></draw:path><draw:path draw:style-name="gr346" draw:text-style-name="P1" svg:width="0.21cm" svg:height="0.231cm" svg:x="20.999cm" svg:y="12.282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347" draw:text-style-name="P1" svg:width="0.174cm" svg:height="0.227cm" svg:x="21.238cm" svg:y="12.282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348" draw:text-style-name="P1" svg:width="0.184cm" svg:height="0.309cm" svg:x="21.458cm" svg:y="12.202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349" draw:text-style-name="P1" svg:width="0.21cm" svg:height="0.231cm" svg:x="21.687cm" svg:y="12.282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350" draw:text-style-name="P1" svg:width="0.102cm" svg:height="0.227cm" svg:x="21.927cm" svg:y="12.282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351" draw:text-style-name="P1" svg:width="0.184cm" svg:height="0.309cm" svg:x="22.056cm" svg:y="12.202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352" draw:text-style-name="P1" svg:width="0.287cm" svg:height="0.227cm" svg:x="22.411cm" svg:y="12.282cm" svg:viewBox="0 0 288 228" svg:d="M127 228v-142c0-11-1-20-3-27-1-8-3-13-5-18-4-4-8-8-13-9-5-2-12-3-19-3s-14 1-21 4c-6 4-11 8-15 14s-8 13-10 22c-3 8-4 18-4 29v130h-36v-176c0-5 0-10 0-15s0-10 0-15c0-4 0-8-1-11 0-4 0-6 0-7h34c0 1 0 3 1 6 0 3 0 6 0 10s0 8 1 12c0 4 0 8 0 10 4-6 7-12 11-17s7-10 13-14c5-3 11-6 17-8 7-2 14-3 23-3 17 0 29 3 39 10s16 18 19 32h1c3-6 7-12 11-17s9-10 15-14c4-3 10-6 17-8s15-3 23-3c11 0 21 2 29 5 7 3 14 7 19 14 5 6 9 14 12 24 2 10 3 22 3 36v149h-35v-142c0-11-1-20-2-27-2-8-4-13-7-18-4-4-8-8-13-9-5-2-11-3-18-3-8 0-15 1-22 4-5 3-10 8-15 13-4 6-8 13-10 22s-4 19-4 30v130z"><text:p/></draw:path><draw:path draw:style-name="gr353" draw:text-style-name="P1" svg:width="0.035cm" svg:height="0.305cm" svg:x="22.738cm" svg:y="12.202cm" svg:viewBox="0 0 36 306" svg:d="M0 36c0-12 0-24 0-36 12 0 24 0 36 0 0 12 0 24 0 36-12 0-24 0-36 0zM0 306c0-74 0-148 0-223 12 0 24 0 36 0 0 75 0 149 0 223-12 0-24 0-36 0z"><text:p/></draw:path><draw:path draw:style-name="gr354" draw:text-style-name="P1" svg:width="0.176cm" svg:height="0.231cm" svg:x="22.826cm" svg:y="12.282cm" svg:viewBox="0 0 177 232" svg:d="M38 115c0 13 1 25 3 35 1 11 5 20 9 28 3 8 9 14 16 18 8 5 17 7 26 7 13 0 24-4 32-11 9-7 15-17 17-32h36c-1 10-4 19-8 27-4 9-9 17-16 23-7 7-15 12-25 16s-21 6-35 6c-16 0-31-3-42-9-13-6-23-14-30-24-7-11-12-23-16-37-3-14-5-30-5-46 0-15 1-28 4-40 2-11 6-22 10-30 4-9 9-16 15-22s13-10 20-14c6-3 13-6 21-8 8-1 15-2 23-2 12 0 24 2 32 5 10 4 19 8 26 14 6 6 11 13 16 22 4 8 7 16 9 26l-37 3c-2-13-7-23-15-30-7-7-18-11-32-11-10 0-19 2-26 5-7 4-13 9-16 16-4 7-8 16-9 27-2 11-3 24-3 38z"><text:p/></draw:path><draw:path draw:style-name="gr355" draw:text-style-name="P1" svg:width="0.102cm" svg:height="0.227cm" svg:x="23.041cm" svg:y="12.282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356" draw:text-style-name="P1" svg:width="0.193cm" svg:height="0.231cm" svg:x="23.171cm" svg:y="12.282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357" draw:text-style-name="P1" svg:width="0.178cm" svg:height="0.23cm" svg:x="23.509cm" svg:y="12.282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358" draw:text-style-name="P1" svg:width="0.297cm" svg:height="0.223cm" svg:x="23.702cm" svg:y="12.286cm" svg:viewBox="0 0 298 224" svg:d="M236 224h-42l-35-144c-1-4-2-9-3-14-1-6-2-11-3-17s-2-12-4-18c-1 6-2 12-3 18-2 5-3 11-4 16-1 6-3 11-4 15l-35 144h-42l-61-224h36l37 152c1 3 2 7 2 12 1 4 2 9 3 13 1 6 2 11 3 16 2-5 3-10 4-15 0-4 1-9 2-13 1-5 2-8 3-11l40-154h39l38 154c1 3 2 7 3 12s2 9 3 13c1 5 2 9 3 14 1-5 2-10 3-15 1-4 2-9 2-14 1-4 2-8 3-12l39-152h35z"><text:p/></draw:path><draw:path draw:style-name="gr359" draw:text-style-name="P1" svg:width="0.035cm" svg:height="0.305cm" svg:x="24.016cm" svg:y="12.202cm" svg:viewBox="0 0 36 306" svg:d="M0 36c0-12 0-24 0-36 12 0 24 0 36 0 0 12 0 24 0 36-12 0-24 0-36 0zM0 306c0-74 0-148 0-223 12 0 24 0 36 0 0 75 0 149 0 223-12 0-24 0-36 0z"><text:p/></draw:path><draw:path draw:style-name="gr360" draw:text-style-name="P1" svg:width="0.104cm" svg:height="0.276cm" svg:x="24.094cm" svg:y="12.236cm" svg:viewBox="0 0 105 277" svg:d="M105 272c-6 1-11 2-17 3-5 1-12 1-20 2-28-1-43-17-43-50v-149h-25v-28h26l11-50h24v50h40v28h-40v141c0 11 2 18 5 22 4 5 10 7 19 7 2 0 6 0 9-1 3 0 7-1 11-2z"><text:p/></draw:path><draw:path draw:style-name="gr361" draw:text-style-name="P1" svg:width="0.176cm" svg:height="0.231cm" svg:x="24.22cm" svg:y="12.282cm" svg:viewBox="0 0 177 232" svg:d="M38 115c0 13 1 25 3 35 1 11 5 20 9 28 3 8 9 14 16 18 8 5 17 7 26 7 13 0 24-4 32-11 9-7 15-17 17-32h36c-1 10-4 19-8 27-4 9-9 17-16 23-7 7-15 12-25 16s-21 6-35 6c-16 0-31-3-42-9-13-6-23-14-30-24-7-11-12-23-16-37-3-14-5-30-5-46 0-15 1-28 4-40 2-11 6-22 10-30 4-9 9-16 15-22s13-10 20-14c6-3 13-6 21-8 8-1 15-2 23-2 12 0 24 2 32 5 10 4 19 8 26 14 6 6 11 13 16 22 4 8 7 16 9 26l-37 3c-2-13-7-23-15-30-7-7-18-11-32-11-10 0-19 2-26 5-7 4-13 9-16 16-4 7-8 16-9 27-2 11-3 24-3 38z"><text:p/></draw:path><draw:path draw:style-name="gr362" draw:text-style-name="P1" svg:width="0.172cm" svg:height="0.305cm" svg:x="24.436cm" svg:y="12.202cm" svg:viewBox="0 0 173 306" svg:d="M35 121c4-7 9-14 14-19 3-5 9-10 14-13 6-4 13-6 19-8 6-1 14-2 23-2 14 0 25 2 34 6s15 9 21 16c5 7 8 15 10 25s3 20 3 32v148h-36v-141c0-9-1-18-2-25s-3-13-6-18c-4-5-8-8-13-11-6-2-14-3-24-3-8 0-16 1-23 5-7 3-13 7-18 13-4 6-8 13-11 21-2 8-4 18-4 28v131h-36v-306h36v80c0 4 0 9 0 14 0 4 0 8-1 12 0 4 0 7 0 10s0 4 0 5z"><text:p/></draw:path><draw:path draw:style-name="gr363" draw:text-style-name="P1" svg:width="0.191cm" svg:height="0.231cm" svg:x="24.655cm" svg:y="12.282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364" draw:text-style-name="P1" svg:width="0.178cm" svg:height="0.23cm" svg:x="24.878cm" svg:y="12.282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365" draw:text-style-name="P1" svg:width="0.176cm" svg:height="0.231cm" svg:x="25.204cm" svg:y="12.282cm" svg:viewBox="0 0 177 232" svg:d="M38 115c0 13 1 25 3 35 1 11 5 20 9 28 3 8 9 14 16 18 8 5 17 7 26 7 13 0 24-4 32-11 9-7 15-17 17-32h36c-1 10-4 19-8 27-4 9-9 17-16 23-7 7-15 12-25 16s-21 6-35 6c-16 0-31-3-42-9-13-6-23-14-30-24-7-11-12-23-16-37-3-14-5-30-5-46 0-15 1-28 4-40 2-11 6-22 10-30 4-9 9-16 15-22s13-10 20-14c6-3 13-6 21-8 8-1 15-2 23-2 12 0 24 2 32 5 10 4 19 8 26 14 6 6 11 13 16 22 4 8 7 16 9 26l-37 3c-2-13-7-23-15-30-7-7-18-11-32-11-10 0-19 2-26 5-7 4-13 9-16 16-4 7-8 16-9 27-2 11-3 24-3 38z"><text:p/></draw:path><draw:path draw:style-name="gr366" draw:text-style-name="P1" svg:width="0.193cm" svg:height="0.231cm" svg:x="25.408cm" svg:y="12.282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367" draw:text-style-name="P1" svg:width="0.174cm" svg:height="0.227cm" svg:x="25.647cm" svg:y="12.286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368" draw:text-style-name="P1" svg:width="0.035cm" svg:height="0.305cm" svg:x="25.879cm" svg:y="12.202cm" svg:viewBox="0 0 36 306" svg:d="M0 306c0-101 0-204 0-306 12 0 24 0 36 0 0 102 0 205 0 306-12 0-24 0-36 0z"><text:p/></draw:path><draw:path draw:style-name="gr369" draw:text-style-name="P1" svg:width="0.184cm" svg:height="0.309cm" svg:x="25.966cm" svg:y="12.202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370" draw:text-style-name="P1" svg:width="0.184cm" svg:height="0.309cm" svg:x="26.32cm" svg:y="12.202cm" svg:viewBox="0 0 185 310" svg:d="M185 194c0 77-27 116-80 116-17 0-30-3-41-9s-20-16-27-30c0 4 0 7 0 11-1 4-1 8-1 11s0 6-1 9c0 2 0 3 0 4h-35c0-1 0-3 0-6 1-3 1-7 1-11s0-9 0-14 0-10 0-15v-260h36v87c0 5 0 9 0 12 0 4 0 8 0 10 0 4 0 7 0 10 7-14 15-24 27-31 11-6 24-9 41-9 27 0 48 10 60 29 14 19 20 47 20 86zM147 195c0-15-1-28-3-39-2-12-5-21-9-28s-10-12-16-15c-6-4-14-5-23-5-10 0-18 1-25 5-8 3-14 8-19 15-4 7-8 16-11 28-2 11-4 25-4 41s2 30 4 41c3 11 7 19 11 25 5 7 11 12 18 15 8 3 15 4 25 4 9 0 17-1 24-4 5-3 11-9 15-16 5-7 8-15 10-26s3-25 3-41z"><text:p/></draw:path><draw:path draw:style-name="gr371" draw:text-style-name="P1" svg:width="0.191cm" svg:height="0.231cm" svg:x="26.54cm" svg:y="12.282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372" draw:text-style-name="P1" svg:width="0.174cm" svg:height="0.227cm" svg:x="0.342cm" svg:y="12.758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373" draw:text-style-name="P1" svg:width="0.178cm" svg:height="0.23cm" svg:x="0.556cm" svg:y="12.754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374" draw:text-style-name="P1" svg:width="0.191cm" svg:height="0.231cm" svg:x="0.767cm" svg:y="12.753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375" draw:text-style-name="P1" svg:width="0.184cm" svg:height="0.309cm" svg:x="0.997cm" svg:y="12.675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376" draw:text-style-name="P1" svg:width="0.038cm" svg:height="0.044cm" svg:x="1.247cm" svg:y="12.937cm" svg:viewBox="0 0 39 45" svg:d="M0 45c0-15 0-30 0-45 13 0 26 0 39 0 0 15 0 30 0 45-13 0-26 0-39 0z"><text:p/></draw:path><draw:path draw:style-name="gr377" draw:text-style-name="P1" svg:width="0.271cm" svg:height="0.29cm" svg:x="1.53cm" svg:y="12.691cm" svg:viewBox="0 0 272 291" svg:d="M233 291l-32-84h-129l-32 84h-40l116-291h43l113 291zM153 79c-1-5-3-11-5-16-2-6-4-11-6-16-1-4-3-8-4-11-1-4-1-5-1-6-1 1-1 2-2 6-1 3-2 7-4 11-2 5-3 10-5 16s-4 11-6 17l-36 96h105z"><text:p/></draw:path><draw:path draw:style-name="gr378" draw:text-style-name="P1" svg:width="0.184cm" svg:height="0.309cm" svg:x="1.816cm" svg:y="12.675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379" draw:text-style-name="P1" svg:width="0.184cm" svg:height="0.309cm" svg:x="2.047cm" svg:y="12.675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380" draw:text-style-name="P1" svg:width="0.035cm" svg:height="0.305cm" svg:x="2.286cm" svg:y="12.675cm" svg:viewBox="0 0 36 306" svg:d="M0 36c0-12 0-24 0-36 12 0 24 0 36 0 0 12 0 24 0 36-12 0-24 0-36 0zM0 306c0-74 0-148 0-223 12 0 24 0 36 0 0 75 0 149 0 223-12 0-24 0-36 0z"><text:p/></draw:path><draw:path draw:style-name="gr381" draw:text-style-name="P1" svg:width="0.174cm" svg:height="0.227cm" svg:x="2.384cm" svg:y="12.753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382" draw:text-style-name="P1" svg:width="0.184cm" svg:height="0.313cm" svg:x="2.603cm" svg:y="12.754cm" svg:viewBox="0 0 185 314" svg:d="M92 314c-11 0-23-1-33-4-9-3-17-6-24-11s-13-11-17-18-7-14-9-22l37-6c2 11 7 19 15 24 9 6 20 9 32 9 9 0 16-2 23-4 6-2 12-6 17-11s8-12 11-20 4-18 4-30v-36c-3 6-7 11-11 17-4 5-9 9-14 13s-12 7-20 10c-8 2-16 4-25 4-14 0-27-3-36-8-10-4-18-11-25-21-5-9-10-21-13-35s-4-31-4-49 1-34 4-49c3-14 8-26 14-36 7-10 15-18 26-23 10-5 23-8 38-8s28 4 39 11c12 7 21 17 27 31 0-4 1-8 1-12s0-8 0-12c1-4 1-7 1-10 0-2 1-4 1-4h34c0 1 0 3 0 6s0 6-1 10c0 5 0 9 0 14s0 10 0 16v171c0 30-8 54-23 69-14 16-38 24-69 24zM148 115c0-15-2-29-5-40s-8-20-13-27c-6-7-11-12-18-15-7-4-15-5-22-5-9 0-17 1-24 5-6 3-12 8-15 15-5 7-8 16-10 27-3 12-4 25-4 40 0 16 1 30 4 41 2 11 5 20 9 26 4 7 9 12 16 15s15 4 23 4 15-2 22-5 13-8 18-15c6-7 10-16 14-26 3-11 5-24 5-40z"><text:p/></draw:path><draw:path draw:style-name="gr383" draw:text-style-name="P1" svg:width="0.21cm" svg:height="0.231cm" svg:x="2.948cm" svg:y="12.753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384" draw:text-style-name="P1" svg:width="0.104cm" svg:height="0.276cm" svg:x="3.28cm" svg:y="12.708cm" svg:viewBox="0 0 105 277" svg:d="M105 272c-6 1-11 2-17 3-5 1-12 1-20 2-28-1-43-17-43-50v-149h-25v-28h26l11-50h24v50h40v28h-40v141c0 11 2 18 5 22 4 5 10 7 19 7 2 0 6 0 9-1 3 0 7-1 11-2z"><text:p/></draw:path><draw:path draw:style-name="gr385" draw:text-style-name="P1" svg:width="0.172cm" svg:height="0.305cm" svg:x="3.417cm" svg:y="12.675cm" svg:viewBox="0 0 173 306" svg:d="M35 121c4-7 9-14 14-19 3-5 9-10 14-13 6-4 13-6 19-8 6-1 14-2 23-2 14 0 25 2 34 6s15 9 21 16c5 7 8 15 10 25s3 20 3 32v148h-36v-141c0-9-1-18-2-25s-3-13-6-18c-4-5-8-8-13-11-6-2-14-3-24-3-8 0-16 1-23 5-7 3-13 7-18 13-4 6-8 13-11 21-2 8-4 18-4 28v131h-36v-306h36v80c0 4 0 9 0 14 0 4 0 8-1 12 0 4 0 7 0 10s0 4 0 5z"><text:p/></draw:path><draw:path draw:style-name="gr386" draw:text-style-name="P1" svg:width="0.035cm" svg:height="0.305cm" svg:x="3.647cm" svg:y="12.675cm" svg:viewBox="0 0 36 306" svg:d="M0 36c0-12 0-24 0-36 12 0 24 0 36 0 0 12 0 24 0 36-12 0-24 0-36 0zM0 306c0-74 0-148 0-223 12 0 24 0 36 0 0 75 0 149 0 223-12 0-24 0-36 0z"><text:p/></draw:path><draw:path draw:style-name="gr387" draw:text-style-name="P1" svg:width="0.102cm" svg:height="0.227cm" svg:x="3.745cm" svg:y="12.753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388" draw:text-style-name="P1" svg:width="0.184cm" svg:height="0.309cm" svg:x="3.874cm" svg:y="12.675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389" draw:text-style-name="P1" svg:width="0.178cm" svg:height="0.23cm" svg:x="4.213cm" svg:y="12.754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390" draw:text-style-name="P1" svg:width="0.297cm" svg:height="0.223cm" svg:x="4.405cm" svg:y="12.758cm" svg:viewBox="0 0 298 224" svg:d="M236 224h-42l-35-144c-1-4-2-9-3-14-1-6-2-11-3-17s-2-12-4-18c-1 6-2 12-3 18-2 5-3 11-4 16-1 6-3 11-4 15l-35 144h-42l-61-224h36l37 152c1 3 2 7 2 12 1 4 2 9 3 13 1 6 2 11 3 16 2-5 3-10 4-15 0-4 1-9 2-13 1-5 2-8 3-11l40-154h39l38 154c1 3 2 7 3 12s2 9 3 13c1 5 2 9 3 14 1-5 2-10 3-15 1-4 2-9 2-14 1-4 2-8 3-12l39-152h35z"><text:p/></draw:path><draw:path draw:style-name="gr391" draw:text-style-name="P1" svg:width="0.035cm" svg:height="0.305cm" svg:x="4.72cm" svg:y="12.675cm" svg:viewBox="0 0 36 306" svg:d="M0 36c0-12 0-24 0-36 12 0 24 0 36 0 0 12 0 24 0 36-12 0-24 0-36 0zM0 306c0-74 0-148 0-223 12 0 24 0 36 0 0 75 0 149 0 223-12 0-24 0-36 0z"><text:p/></draw:path><draw:path draw:style-name="gr392" draw:text-style-name="P1" svg:width="0.104cm" svg:height="0.276cm" svg:x="4.797cm" svg:y="12.708cm" svg:viewBox="0 0 105 277" svg:d="M105 272c-6 1-11 2-17 3-5 1-12 1-20 2-28-1-43-17-43-50v-149h-25v-28h26l11-50h24v50h40v28h-40v141c0 11 2 18 5 22 4 5 10 7 19 7 2 0 6 0 9-1 3 0 7-1 11-2z"><text:p/></draw:path><draw:path draw:style-name="gr393" draw:text-style-name="P1" svg:width="0.176cm" svg:height="0.231cm" svg:x="4.924cm" svg:y="12.753cm" svg:viewBox="0 0 177 232" svg:d="M38 115c0 13 1 25 3 35 1 11 5 20 9 28 3 8 9 14 16 18 8 5 17 7 26 7 13 0 24-4 32-11 9-7 15-17 17-32h36c-1 10-4 19-8 27-4 9-9 17-16 23-7 7-15 12-25 16s-21 6-35 6c-16 0-31-3-42-9-13-6-23-14-30-24-7-11-12-23-16-37-3-14-5-30-5-46 0-15 1-28 4-40 2-11 6-22 10-30 4-9 9-16 15-22s13-10 20-14c6-3 13-6 21-8 8-1 15-2 23-2 12 0 24 2 32 5 10 4 19 8 26 14 6 6 11 13 16 22 4 8 7 16 9 26l-37 3c-2-13-7-23-15-30-7-7-18-11-32-11-10 0-19 2-26 5-7 4-13 9-16 16-4 7-8 16-9 27-2 11-3 24-3 38z"><text:p/></draw:path><draw:path draw:style-name="gr394" draw:text-style-name="P1" svg:width="0.172cm" svg:height="0.305cm" svg:x="5.14cm" svg:y="12.675cm" svg:viewBox="0 0 173 306" svg:d="M35 121c4-7 9-14 14-19 3-5 9-10 14-13 6-4 13-6 19-8 6-1 14-2 23-2 14 0 25 2 34 6s15 9 21 16c5 7 8 15 10 25s3 20 3 32v148h-36v-141c0-9-1-18-2-25s-3-13-6-18c-4-5-8-8-13-11-6-2-14-3-24-3-8 0-16 1-23 5-7 3-13 7-18 13-4 6-8 13-11 21-2 8-4 18-4 28v131h-36v-306h36v80c0 4 0 9 0 14 0 4 0 8-1 12 0 4 0 7 0 10s0 4 0 5z"><text:p/></draw:path><draw:path draw:style-name="gr395" draw:text-style-name="P1" svg:width="0.176cm" svg:height="0.231cm" svg:x="5.473cm" svg:y="12.753cm" svg:viewBox="0 0 177 232" svg:d="M38 115c0 13 1 25 3 35 1 11 5 20 9 28 3 8 9 14 16 18 8 5 17 7 26 7 13 0 24-4 32-11 9-7 15-17 17-32h36c-1 10-4 19-8 27-4 9-9 17-16 23-7 7-15 12-25 16s-21 6-35 6c-16 0-31-3-42-9-13-6-23-14-30-24-7-11-12-23-16-37-3-14-5-30-5-46 0-15 1-28 4-40 2-11 6-22 10-30 4-9 9-16 15-22s13-10 20-14c6-3 13-6 21-8 8-1 15-2 23-2 12 0 24 2 32 5 10 4 19 8 26 14 6 6 11 13 16 22 4 8 7 16 9 26l-37 3c-2-13-7-23-15-30-7-7-18-11-32-11-10 0-19 2-26 5-7 4-13 9-16 16-4 7-8 16-9 27-2 11-3 24-3 38z"><text:p/></draw:path><draw:path draw:style-name="gr396" draw:text-style-name="P1" svg:width="0.193cm" svg:height="0.231cm" svg:x="5.678cm" svg:y="12.753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397" draw:text-style-name="P1" svg:width="0.174cm" svg:height="0.227cm" svg:x="5.916cm" svg:y="12.758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398" draw:text-style-name="P1" svg:width="0.035cm" svg:height="0.305cm" svg:x="6.147cm" svg:y="12.675cm" svg:viewBox="0 0 36 306" svg:d="M0 306c0-101 0-204 0-306 12 0 24 0 36 0 0 102 0 205 0 306-12 0-24 0-36 0z"><text:p/></draw:path><draw:path draw:style-name="gr399" draw:text-style-name="P1" svg:width="0.184cm" svg:height="0.309cm" svg:x="6.235cm" svg:y="12.675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400" draw:text-style-name="P1" svg:width="0.184cm" svg:height="0.314cm" svg:x="6.588cm" svg:y="12.753cm" svg:viewBox="0 0 185 315" svg:d="M185 115c0 17-1 32-4 47-3 14-7 26-14 37-6 10-14 18-24 24-11 6-24 9-38 9-16 0-29-3-41-9s-20-16-26-30h-1c0 0 0 1 0 4 0 2 0 5 0 8s0 7 0 11 0 8 0 12v87h-36v-265c0-6 0-11 0-16s0-9 0-13 0-8-1-11c0-3 0-5 0-6h35c0 0 0 2 0 4 1 3 1 6 1 9 0 4 0 8 1 12 0 4 0 7 0 11h1c3-7 7-13 12-18 3-5 8-10 14-13 5-3 12-5 19-7 6-1 13-2 22-2 14 0 27 3 38 8 10 6 18 14 24 24 7 10 11 22 14 36s4 30 4 47zM147 116c0-14-1-26-2-37-2-11-5-20-9-27-4-8-9-14-16-17-6-4-14-6-24-6-9 0-16 1-23 3-7 3-13 7-19 14-4 6-9 15-12 27s-5 27-5 45c0 16 2 30 4 41 3 11 7 19 11 26 5 7 11 12 18 15 8 3 15 4 25 4s19-2 25-6c7-4 12-10 16-17 4-8 7-17 9-28 1-11 2-23 2-37z"><text:p/></draw:path><draw:path draw:style-name="gr401" draw:text-style-name="P1" svg:width="0.102cm" svg:height="0.227cm" svg:x="6.818cm" svg:y="12.753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402" draw:text-style-name="P1" svg:width="0.193cm" svg:height="0.231cm" svg:x="6.948cm" svg:y="12.753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403" draw:text-style-name="P1" svg:width="0.202cm" svg:height="0.223cm" svg:x="7.161cm" svg:y="12.758cm" svg:viewBox="0 0 203 224" svg:d="M121 224h-42l-79-224h39l47 146c1 3 2 6 3 11 2 4 3 9 4 13 2 5 3 10 4 14s2 8 3 11c1-3 2-7 3-11 2-4 3-9 4-13 2-5 3-9 5-14 1-4 2-8 3-11l49-146h39z"><text:p/></draw:path><draw:path draw:style-name="gr404" draw:text-style-name="P1" svg:width="0.035cm" svg:height="0.305cm" svg:x="7.392cm" svg:y="12.675cm" svg:viewBox="0 0 36 306" svg:d="M0 36c0-12 0-24 0-36 12 0 24 0 36 0 0 12 0 24 0 36-12 0-24 0-36 0zM0 306c0-74 0-148 0-223 12 0 24 0 36 0 0 75 0 149 0 223-12 0-24 0-36 0z"><text:p/></draw:path><draw:path draw:style-name="gr405" draw:text-style-name="P1" svg:width="0.184cm" svg:height="0.309cm" svg:x="7.481cm" svg:y="12.675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406" draw:text-style-name="P1" svg:width="0.191cm" svg:height="0.231cm" svg:x="7.711cm" svg:y="12.753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407" draw:text-style-name="P1" svg:width="0.21cm" svg:height="0.231cm" svg:x="8.055cm" svg:y="12.753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408" draw:text-style-name="P1" svg:width="0.174cm" svg:height="0.227cm" svg:x="8.294cm" svg:y="12.753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409" draw:text-style-name="P1" svg:width="0.035cm" svg:height="0.305cm" svg:x="8.639cm" svg:y="12.675cm" svg:viewBox="0 0 36 306" svg:d="M0 36c0-12 0-24 0-36 12 0 24 0 36 0 0 12 0 24 0 36-12 0-24 0-36 0zM0 306c0-74 0-148 0-223 12 0 24 0 36 0 0 75 0 149 0 223-12 0-24 0-36 0z"><text:p/></draw:path><draw:path draw:style-name="gr410" draw:text-style-name="P1" svg:width="0.174cm" svg:height="0.227cm" svg:x="8.737cm" svg:y="12.753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411" draw:text-style-name="P1" svg:width="0.104cm" svg:height="0.276cm" svg:x="8.945cm" svg:y="12.708cm" svg:viewBox="0 0 105 277" svg:d="M105 272c-6 1-11 2-17 3-5 1-12 1-20 2-28-1-43-17-43-50v-149h-25v-28h26l11-50h24v50h40v28h-40v141c0 11 2 18 5 22 4 5 10 7 19 7 2 0 6 0 9-1 3 0 7-1 11-2z"><text:p/></draw:path><draw:path draw:style-name="gr412" draw:text-style-name="P1" svg:width="0.191cm" svg:height="0.231cm" svg:x="9.071cm" svg:y="12.753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413" draw:text-style-name="P1" svg:width="0.102cm" svg:height="0.227cm" svg:x="9.311cm" svg:y="12.753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414" draw:text-style-name="P1" svg:width="0.287cm" svg:height="0.227cm" svg:x="9.45cm" svg:y="12.753cm" svg:viewBox="0 0 288 228" svg:d="M127 228v-142c0-11-1-20-3-27-1-8-3-13-5-18-4-4-8-8-13-9-5-2-12-3-19-3s-14 1-21 4c-6 4-11 8-15 14s-8 13-10 22c-3 8-4 18-4 29v130h-36v-176c0-5 0-10 0-15s0-10 0-15c0-4 0-8-1-11 0-4 0-6 0-7h34c0 1 0 3 1 6 0 3 0 6 0 10s0 8 1 12c0 4 0 8 0 10 4-6 7-12 11-17s7-10 13-14c5-3 11-6 17-8 7-2 14-3 23-3 17 0 29 3 39 10s16 18 19 32h1c3-6 7-12 11-17s9-10 15-14c4-3 10-6 17-8s15-3 23-3c11 0 21 2 29 5 7 3 14 7 19 14 5 6 9 14 12 24 2 10 3 22 3 36v149h-35v-142c0-11-1-20-2-27-2-8-4-13-7-18-4-4-8-8-13-9-5-2-11-3-18-3-8 0-15 1-22 4-5 3-10 8-15 13-4 6-8 13-10 22s-4 19-4 30v130z"><text:p/></draw:path><draw:path draw:style-name="gr415" draw:text-style-name="P1" svg:width="0.191cm" svg:height="0.231cm" svg:x="9.768cm" svg:y="12.753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416" draw:text-style-name="P1" svg:width="0.184cm" svg:height="0.309cm" svg:x="9.998cm" svg:y="12.675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417" draw:text-style-name="P1" svg:width="0.035cm" svg:height="0.305cm" svg:x="10.237cm" svg:y="12.675cm" svg:viewBox="0 0 36 306" svg:d="M0 36c0-12 0-24 0-36 12 0 24 0 36 0 0 12 0 24 0 36-12 0-24 0-36 0zM0 306c0-74 0-148 0-223 12 0 24 0 36 0 0 75 0 149 0 223-12 0-24 0-36 0z"><text:p/></draw:path><draw:path draw:style-name="gr418" draw:text-style-name="P1" svg:width="0.21cm" svg:height="0.231cm" svg:x="10.326cm" svg:y="12.753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419" draw:text-style-name="P1" svg:width="0.104cm" svg:height="0.276cm" svg:x="10.544cm" svg:y="12.708cm" svg:viewBox="0 0 105 277" svg:d="M105 272c-6 1-11 2-17 3-5 1-12 1-20 2-28-1-43-17-43-50v-149h-25v-28h26l11-50h24v50h40v28h-40v141c0 11 2 18 5 22 4 5 10 7 19 7 2 0 6 0 9-1 3 0 7-1 11-2z"><text:p/></draw:path><draw:path draw:style-name="gr420" draw:text-style-name="P1" svg:width="0.191cm" svg:height="0.231cm" svg:x="10.67cm" svg:y="12.753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421" draw:text-style-name="P1" svg:width="0.035cm" svg:height="0.305cm" svg:x="11.025cm" svg:y="12.675cm" svg:viewBox="0 0 36 306" svg:d="M0 306c0-101 0-204 0-306 12 0 24 0 36 0 0 102 0 205 0 306-12 0-24 0-36 0z"><text:p/></draw:path><draw:path draw:style-name="gr422" draw:text-style-name="P1" svg:width="0.191cm" svg:height="0.231cm" svg:x="11.113cm" svg:y="12.753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423" draw:text-style-name="P1" svg:width="0.202cm" svg:height="0.223cm" svg:x="11.326cm" svg:y="12.758cm" svg:viewBox="0 0 203 224" svg:d="M121 224h-42l-79-224h39l47 146c1 3 2 6 3 11 2 4 3 9 4 13 2 5 3 10 4 14s2 8 3 11c1-3 2-7 3-11 2-4 3-9 4-13 2-5 3-9 5-14 1-4 2-8 3-11l49-146h39z"><text:p/></draw:path><draw:path draw:style-name="gr424" draw:text-style-name="P1" svg:width="0.191cm" svg:height="0.231cm" svg:x="11.547cm" svg:y="12.753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425" draw:text-style-name="P1" svg:width="0.035cm" svg:height="0.305cm" svg:x="11.787cm" svg:y="12.675cm" svg:viewBox="0 0 36 306" svg:d="M0 306c0-101 0-204 0-306 12 0 24 0 36 0 0 102 0 205 0 306-12 0-24 0-36 0z"><text:p/></draw:path><draw:path draw:style-name="gr426" draw:text-style-name="P1" svg:width="0.038cm" svg:height="0.044cm" svg:x="11.895cm" svg:y="12.937cm" svg:viewBox="0 0 39 45" svg:d="M0 45c0-15 0-30 0-45 13 0 26 0 39 0 0 15 0 30 0 45-13 0-26 0-39 0z"><text:p/></draw:path><draw:path draw:style-name="gr427" draw:text-style-name="P1" svg:width="0.271cm" svg:height="0.29cm" svg:x="0.317cm" svg:y="13.163cm" svg:viewBox="0 0 272 291" svg:d="M233 291l-32-84h-129l-32 84h-40l116-291h43l113 291zM153 79c-1-5-3-11-5-16-2-6-4-11-6-16-1-4-3-8-4-11-1-4-1-5-1-6-1 1-1 2-2 6-1 3-2 7-4 11-2 5-3 10-5 16s-4 11-6 17l-36 96h105z"><text:p/></draw:path><draw:path draw:style-name="gr428" draw:text-style-name="P1" svg:width="0.178cm" svg:height="0.23cm" svg:x="0.688cm" svg:y="13.227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429" draw:text-style-name="P1" svg:width="0.035cm" svg:height="0.305cm" svg:x="0.908cm" svg:y="13.147cm" svg:viewBox="0 0 36 306" svg:d="M0 36c0-12 0-24 0-36 12 0 24 0 36 0 0 12 0 24 0 36-12 0-24 0-36 0zM0 306c0-74 0-148 0-223 12 0 24 0 36 0 0 75 0 149 0 223-12 0-24 0-36 0z"><text:p/></draw:path><draw:path draw:style-name="gr430" draw:text-style-name="P1" svg:width="0.287cm" svg:height="0.227cm" svg:x="1.007cm" svg:y="13.225cm" svg:viewBox="0 0 288 228" svg:d="M127 228v-142c0-11-1-20-3-27-1-8-3-13-5-18-4-4-8-8-13-9-5-2-12-3-19-3s-14 1-21 4c-6 4-11 8-15 14s-8 13-10 22c-3 8-4 18-4 29v130h-36v-176c0-5 0-10 0-15s0-10 0-15c0-4 0-8-1-11 0-4 0-6 0-7h34c0 1 0 3 1 6 0 3 0 6 0 10s0 8 1 12c0 4 0 8 0 10 4-6 7-12 11-17s7-10 13-14c5-3 11-6 17-8 7-2 14-3 23-3 17 0 29 3 39 10s16 18 19 32h1c3-6 7-12 11-17s9-10 15-14c4-3 10-6 17-8s15-3 23-3c11 0 21 2 29 5 7 3 14 7 19 14 5 6 9 14 12 24 2 10 3 22 3 36v149h-35v-142c0-11-1-20-2-27-2-8-4-13-7-18-4-4-8-8-13-9-5-2-11-3-18-3-8 0-15 1-22 4-5 3-10 8-15 13-4 6-8 13-10 22s-4 19-4 30v130z"><text:p/></draw:path><draw:path draw:style-name="gr431" draw:text-style-name="P1" svg:width="0.184cm" svg:height="0.314cm" svg:x="1.334cm" svg:y="13.225cm" svg:viewBox="0 0 185 315" svg:d="M185 115c0 17-1 32-4 47-3 14-7 26-14 37-6 10-14 18-24 24-11 6-24 9-38 9-16 0-29-3-41-9s-20-16-26-30h-1c0 0 0 1 0 4 0 2 0 5 0 8s0 7 0 11 0 8 0 12v87h-36v-265c0-6 0-11 0-16s0-9 0-13 0-8-1-11c0-3 0-5 0-6h35c0 0 0 2 0 4 1 3 1 6 1 9 0 4 0 8 1 12 0 4 0 7 0 11h1c3-7 7-13 12-18 3-5 8-10 14-13 5-3 12-5 19-7 6-1 13-2 22-2 14 0 27 3 38 8 10 6 18 14 24 24 7 10 11 22 14 36s4 30 4 47zM147 116c0-14-1-26-2-37-2-11-5-20-9-27-4-8-9-14-16-17-6-4-14-6-24-6-9 0-16 1-23 3-7 3-13 7-19 14-4 6-9 15-12 27s-5 27-5 45c0 16 2 30 4 41 3 11 7 19 11 26 5 7 11 12 18 15 8 3 15 4 25 4s19-2 25-6c7-4 12-10 16-17 4-8 7-17 9-28 1-11 2-23 2-37z"><text:p/></draw:path><draw:path draw:style-name="gr432" draw:text-style-name="P1" svg:width="0.035cm" svg:height="0.305cm" svg:x="1.565cm" svg:y="13.147cm" svg:viewBox="0 0 36 306" svg:d="M0 306c0-101 0-204 0-306 12 0 24 0 36 0 0 102 0 205 0 306-12 0-24 0-36 0z"><text:p/></draw:path><draw:path draw:style-name="gr433" draw:text-style-name="P1" svg:width="0.191cm" svg:height="0.231cm" svg:x="1.653cm" svg:y="13.22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434" draw:text-style-name="P1" svg:width="0.184cm" svg:height="0.309cm" svg:x="2.006cm" svg:y="13.147cm" svg:viewBox="0 0 185 310" svg:d="M185 194c0 77-27 116-80 116-17 0-30-3-41-9s-20-16-27-30c0 4 0 7 0 11-1 4-1 8-1 11s0 6-1 9c0 2 0 3 0 4h-35c0-1 0-3 0-6 1-3 1-7 1-11s0-9 0-14 0-10 0-15v-260h36v87c0 5 0 9 0 12 0 4 0 8 0 10 0 4 0 7 0 10 7-14 15-24 27-31 11-6 24-9 41-9 27 0 48 10 60 29 14 19 20 47 20 86zM147 195c0-15-1-28-3-39-2-12-5-21-9-28s-10-12-16-15c-6-4-14-5-23-5-10 0-18 1-25 5-8 3-14 8-19 15-4 7-8 16-11 28-2 11-4 25-4 41s2 30 4 41c3 11 7 19 11 25 5 7 11 12 18 15 8 3 15 4 25 4 9 0 17-1 24-4 5-3 11-9 15-16 5-7 8-15 10-26s3-25 3-41z"><text:p/></draw:path><draw:path draw:style-name="gr435" draw:text-style-name="P1" svg:width="0.21cm" svg:height="0.231cm" svg:x="2.226cm" svg:y="13.225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436" draw:text-style-name="P1" svg:width="0.035cm" svg:height="0.305cm" svg:x="2.467cm" svg:y="13.147cm" svg:viewBox="0 0 36 306" svg:d="M0 306c0-101 0-204 0-306 12 0 24 0 36 0 0 102 0 205 0 306-12 0-24 0-36 0z"><text:p/></draw:path><draw:path draw:style-name="gr437" draw:text-style-name="P1" svg:width="0.035cm" svg:height="0.305cm" svg:x="2.565cm" svg:y="13.147cm" svg:viewBox="0 0 36 306" svg:d="M0 306c0-101 0-204 0-306 12 0 24 0 36 0 0 102 0 205 0 306-12 0-24 0-36 0z"><text:p/></draw:path><draw:path draw:style-name="gr438" draw:text-style-name="P1" svg:width="0.108cm" svg:height="0.305cm" svg:x="2.756cm" svg:y="13.147cm" svg:viewBox="0 0 109 306" svg:d="M67 110v196h-37v-196h-30v-27h30v-25c0-9 1-16 3-23 1-7 4-13 8-18s10-10 16-13c7-3 16-4 27-4 3 0 8 0 13 1 4 0 9 1 12 1v29c-2-1-5-1-8-1-3-1-6-1-8-1-6 0-9 1-13 2-3 2-6 4-8 7s-4 6-4 10c-1 5-1 9-1 15v20h42v27z"><text:p/></draw:path><draw:path draw:style-name="gr439" draw:text-style-name="P1" svg:width="0.035cm" svg:height="0.305cm" svg:x="2.893cm" svg:y="13.147cm" svg:viewBox="0 0 36 306" svg:d="M0 306c0-101 0-204 0-306 12 0 24 0 36 0 0 102 0 205 0 306-12 0-24 0-36 0z"><text:p/></draw:path><draw:path draw:style-name="gr440" draw:text-style-name="P1" svg:width="0.193cm" svg:height="0.231cm" svg:x="2.981cm" svg:y="13.225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441" draw:text-style-name="P1" svg:width="0.21cm" svg:height="0.231cm" svg:x="3.21cm" svg:y="13.225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442" draw:text-style-name="P1" svg:width="0.104cm" svg:height="0.276cm" svg:x="3.428cm" svg:y="13.18cm" svg:viewBox="0 0 105 277" svg:d="M105 272c-6 1-11 2-17 3-5 1-12 1-20 2-28-1-43-17-43-50v-149h-25v-28h26l11-50h24v50h40v28h-40v141c0 11 2 18 5 22 4 5 10 7 19 7 2 0 6 0 9-1 3 0 7-1 11-2z"><text:p/></draw:path><draw:path draw:style-name="gr443" draw:text-style-name="P1" svg:width="0.287cm" svg:height="0.227cm" svg:x="3.679cm" svg:y="13.225cm" svg:viewBox="0 0 288 228" svg:d="M127 228v-142c0-11-1-20-3-27-1-8-3-13-5-18-4-4-8-8-13-9-5-2-12-3-19-3s-14 1-21 4c-6 4-11 8-15 14s-8 13-10 22c-3 8-4 18-4 29v130h-36v-176c0-5 0-10 0-15s0-10 0-15c0-4 0-8-1-11 0-4 0-6 0-7h34c0 1 0 3 1 6 0 3 0 6 0 10s0 8 1 12c0 4 0 8 0 10 4-6 7-12 11-17s7-10 13-14c5-3 11-6 17-8 7-2 14-3 23-3 17 0 29 3 39 10s16 18 19 32h1c3-6 7-12 11-17s9-10 15-14c4-3 10-6 17-8s15-3 23-3c11 0 21 2 29 5 7 3 14 7 19 14 5 6 9 14 12 24 2 10 3 22 3 36v149h-35v-142c0-11-1-20-2-27-2-8-4-13-7-18-4-4-8-8-13-9-5-2-11-3-18-3-8 0-15 1-22 4-5 3-10 8-15 13-4 6-8 13-10 22s-4 19-4 30v130z"><text:p/></draw:path><draw:path draw:style-name="gr444" draw:text-style-name="P1" svg:width="0.193cm" svg:height="0.231cm" svg:x="3.997cm" svg:y="13.225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445" draw:text-style-name="P1" svg:width="0.174cm" svg:height="0.227cm" svg:x="4.235cm" svg:y="13.23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446" draw:text-style-name="P1" svg:width="0.174cm" svg:height="0.227cm" svg:x="4.466cm" svg:y="13.225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447" draw:text-style-name="P1" svg:width="0.104cm" svg:height="0.276cm" svg:x="4.674cm" svg:y="13.18cm" svg:viewBox="0 0 105 277" svg:d="M105 272c-6 1-11 2-17 3-5 1-12 1-20 2-28-1-43-17-43-50v-149h-25v-28h26l11-50h24v50h40v28h-40v141c0 11 2 18 5 22 4 5 10 7 19 7 2 0 6 0 9-1 3 0 7-1 11-2z"><text:p/></draw:path><draw:path draw:style-name="gr448" draw:text-style-name="P1" svg:width="0.191cm" svg:height="0.231cm" svg:x="4.801cm" svg:y="13.22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449" draw:text-style-name="P1" svg:width="0.184cm" svg:height="0.309cm" svg:x="5.03cm" svg:y="13.147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450" draw:text-style-name="P1" svg:width="0.035cm" svg:height="0.305cm" svg:x="5.384cm" svg:y="13.147cm" svg:viewBox="0 0 36 306" svg:d="M0 36c0-12 0-24 0-36 12 0 24 0 36 0 0 12 0 24 0 36-12 0-24 0-36 0zM0 306c0-74 0-148 0-223 12 0 24 0 36 0 0 75 0 149 0 223-12 0-24 0-36 0z"><text:p/></draw:path><draw:path draw:style-name="gr451" draw:text-style-name="P1" svg:width="0.174cm" svg:height="0.227cm" svg:x="5.483cm" svg:y="13.225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452" draw:text-style-name="P1" svg:width="0.102cm" svg:height="0.227cm" svg:x="5.826cm" svg:y="13.225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453" draw:text-style-name="P1" svg:width="0.035cm" svg:height="0.305cm" svg:x="5.966cm" svg:y="13.147cm" svg:viewBox="0 0 36 306" svg:d="M0 36c0-12 0-24 0-36 12 0 24 0 36 0 0 12 0 24 0 36-12 0-24 0-36 0zM0 306c0-74 0-148 0-223 12 0 24 0 36 0 0 75 0 149 0 223-12 0-24 0-36 0z"><text:p/></draw:path><draw:path draw:style-name="gr454" draw:text-style-name="P1" svg:width="0.202cm" svg:height="0.223cm" svg:x="6.038cm" svg:y="13.23cm" svg:viewBox="0 0 203 224" svg:d="M121 224h-42l-79-224h39l47 146c1 3 2 6 3 11 2 4 3 9 4 13 2 5 3 10 4 14s2 8 3 11c1-3 2-7 3-11 2-4 3-9 4-13 2-5 3-9 5-14 1-4 2-8 3-11l49-146h39z"><text:p/></draw:path><draw:path draw:style-name="gr455" draw:text-style-name="P1" svg:width="0.191cm" svg:height="0.231cm" svg:x="6.26cm" svg:y="13.22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456" draw:text-style-name="P1" svg:width="0.102cm" svg:height="0.227cm" svg:x="6.499cm" svg:y="13.225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457" draw:text-style-name="P1" svg:width="0.174cm" svg:height="0.227cm" svg:x="6.753cm" svg:y="13.225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458" draw:text-style-name="P1" svg:width="0.191cm" svg:height="0.231cm" svg:x="6.973cm" svg:y="13.22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459" draw:text-style-name="P1" svg:width="0.195cm" svg:height="0.223cm" svg:x="7.189cm" svg:y="13.23cm" svg:viewBox="0 0 196 224" svg:d="M156 224c-19-31-38-61-58-92-20 31-40 61-59 92-13 0-26 0-39 0 26-38 51-77 78-115-26-36-50-73-74-109 13 0 26 0 40 0 17 29 36 58 54 87 18-29 35-58 54-87 13 0 27 0 39 0-24 36-48 72-72 108 26 39 51 77 77 116-13 0-26 0-40 0z"><text:p/></draw:path><draw:path draw:style-name="gr460" draw:text-style-name="P1" svg:width="0.104cm" svg:height="0.276cm" svg:x="7.388cm" svg:y="13.18cm" svg:viewBox="0 0 105 277" svg:d="M105 272c-6 1-11 2-17 3-5 1-12 1-20 2-28-1-43-17-43-50v-149h-25v-28h26l11-50h24v50h40v28h-40v141c0 11 2 18 5 22 4 5 10 7 19 7 2 0 6 0 9-1 3 0 7-1 11-2z"><text:p/></draw:path><draw:path draw:style-name="gr461" draw:text-style-name="P1" svg:width="0.104cm" svg:height="0.276cm" svg:x="7.617cm" svg:y="13.18cm" svg:viewBox="0 0 105 277" svg:d="M105 272c-6 1-11 2-17 3-5 1-12 1-20 2-28-1-43-17-43-50v-149h-25v-28h26l11-50h24v50h40v28h-40v141c0 11 2 18 5 22 4 5 10 7 19 7 2 0 6 0 9-1 3 0 7-1 11-2z"><text:p/></draw:path><draw:path draw:style-name="gr462" draw:text-style-name="P1" svg:width="0.193cm" svg:height="0.231cm" svg:x="7.743cm" svg:y="13.225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463" draw:text-style-name="P1" svg:width="0.108cm" svg:height="0.305cm" svg:x="8.076cm" svg:y="13.147cm" svg:viewBox="0 0 109 306" svg:d="M67 110v196h-37v-196h-30v-27h30v-25c0-9 1-16 3-23 1-7 4-13 8-18s10-10 16-13c7-3 16-4 27-4 3 0 8 0 13 1 4 0 9 1 12 1v29c-2-1-5-1-8-1-3-1-6-1-8-1-6 0-9 1-13 2-3 2-6 4-8 7s-4 6-4 10c-1 5-1 9-1 15v20h42v27z"><text:p/></draw:path><draw:path draw:style-name="gr464" draw:text-style-name="P1" svg:width="0.035cm" svg:height="0.305cm" svg:x="8.213cm" svg:y="13.147cm" svg:viewBox="0 0 36 306" svg:d="M0 306c0-101 0-204 0-306 12 0 24 0 36 0 0 102 0 205 0 306-12 0-24 0-36 0z"><text:p/></draw:path><draw:path draw:style-name="gr465" draw:text-style-name="P1" svg:width="0.193cm" svg:height="0.231cm" svg:x="8.301cm" svg:y="13.225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466" draw:text-style-name="P1" svg:width="0.297cm" svg:height="0.223cm" svg:x="8.512cm" svg:y="13.23cm" svg:viewBox="0 0 298 224" svg:d="M236 224h-42l-35-144c-1-4-2-9-3-14-1-6-2-11-3-17s-2-12-4-18c-1 6-2 12-3 18-2 5-3 11-4 16-1 6-3 11-4 15l-35 144h-42l-61-224h36l37 152c1 3 2 7 2 12 1 4 2 9 3 13 1 6 2 11 3 16 2-5 3-10 4-15 0-4 1-9 2-13 1-5 2-8 3-11l40-154h39l38 154c1 3 2 7 3 12s2 9 3 13c1 5 2 9 3 14 1-5 2-10 3-15 1-4 2-9 2-14 1-4 2-8 3-12l39-152h35z"><text:p/></draw:path><draw:path draw:style-name="gr467" draw:text-style-name="P1" svg:width="0.178cm" svg:height="0.23cm" svg:x="8.926cm" svg:y="13.227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468" draw:text-style-name="P1" svg:width="0.191cm" svg:height="0.231cm" svg:x="9.137cm" svg:y="13.22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469" draw:text-style-name="P1" svg:width="0.174cm" svg:height="0.227cm" svg:x="9.376cm" svg:y="13.225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470" draw:text-style-name="P1" svg:width="0.178cm" svg:height="0.23cm" svg:x="9.591cm" svg:y="13.227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471" draw:text-style-name="P1" svg:width="0.193cm" svg:height="0.231cm" svg:x="9.802cm" svg:y="13.225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472" draw:text-style-name="P1" svg:width="0.102cm" svg:height="0.227cm" svg:x="10.04cm" svg:y="13.225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473" draw:text-style-name="P1" svg:width="0.176cm" svg:height="0.231cm" svg:x="10.284cm" svg:y="13.225cm" svg:viewBox="0 0 177 232" svg:d="M38 115c0 13 1 25 3 35 1 11 5 20 9 28 3 8 9 14 16 18 8 5 17 7 26 7 13 0 24-4 32-11 9-7 15-17 17-32h36c-1 10-4 19-8 27-4 9-9 17-16 23-7 7-15 12-25 16s-21 6-35 6c-16 0-31-3-42-9-13-6-23-14-30-24-7-11-12-23-16-37-3-14-5-30-5-46 0-15 1-28 4-40 2-11 6-22 10-30 4-9 9-16 15-22s13-10 20-14c6-3 13-6 21-8 8-1 15-2 23-2 12 0 24 2 32 5 10 4 19 8 26 14 6 6 11 13 16 22 4 8 7 16 9 26l-37 3c-2-13-7-23-15-30-7-7-18-11-32-11-10 0-19 2-26 5-7 4-13 9-16 16-4 7-8 16-9 27-2 11-3 24-3 38z"><text:p/></draw:path><draw:path draw:style-name="gr474" draw:text-style-name="P1" svg:width="0.193cm" svg:height="0.231cm" svg:x="10.489cm" svg:y="13.225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475" draw:text-style-name="P1" svg:width="0.174cm" svg:height="0.227cm" svg:x="10.728cm" svg:y="13.23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476" draw:text-style-name="P1" svg:width="0.035cm" svg:height="0.305cm" svg:x="10.959cm" svg:y="13.147cm" svg:viewBox="0 0 36 306" svg:d="M0 306c0-101 0-204 0-306 12 0 24 0 36 0 0 102 0 205 0 306-12 0-24 0-36 0z"><text:p/></draw:path><draw:path draw:style-name="gr477" draw:text-style-name="P1" svg:width="0.184cm" svg:height="0.309cm" svg:x="11.047cm" svg:y="13.147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478" draw:text-style-name="P1" svg:width="0.184cm" svg:height="0.313cm" svg:x="11.392cm" svg:y="13.227cm" svg:viewBox="0 0 185 314" svg:d="M92 314c-11 0-23-1-33-4-9-3-17-6-24-11s-13-11-17-18-7-14-9-22l37-6c2 11 7 19 15 24 9 6 20 9 32 9 9 0 16-2 23-4 6-2 12-6 17-11s8-12 11-20 4-18 4-30v-36c-3 6-7 11-11 17-4 5-9 9-14 13s-12 7-20 10c-8 2-16 4-25 4-14 0-27-3-36-8-10-4-18-11-25-21-5-9-10-21-13-35s-4-31-4-49 1-34 4-49c3-14 8-26 14-36 7-10 15-18 26-23 10-5 23-8 38-8s28 4 39 11c12 7 21 17 27 31 0-4 1-8 1-12s0-8 0-12c1-4 1-7 1-10 0-2 1-4 1-4h34c0 1 0 3 0 6s0 6-1 10c0 5 0 9 0 14s0 10 0 16v171c0 30-8 54-23 69-14 16-38 24-69 24zM148 115c0-15-2-29-5-40s-8-20-13-27c-6-7-11-12-18-15-7-4-15-5-22-5-9 0-17 1-24 5-6 3-12 8-15 15-5 7-8 16-10 27-3 12-4 25-4 40 0 16 1 30 4 41 2 11 5 20 9 26 4 7 9 12 16 15s15 4 23 4 15-2 22-5 13-8 18-15c6-7 10-16 14-26 3-11 5-24 5-40z"><text:p/></draw:path><draw:path draw:style-name="gr479" draw:text-style-name="P1" svg:width="0.035cm" svg:height="0.305cm" svg:x="11.631cm" svg:y="13.147cm" svg:viewBox="0 0 36 306" svg:d="M0 36c0-12 0-24 0-36 12 0 24 0 36 0 0 12 0 24 0 36-12 0-24 0-36 0zM0 306c0-74 0-148 0-223 12 0 24 0 36 0 0 75 0 149 0 223-12 0-24 0-36 0z"><text:p/></draw:path><draw:path draw:style-name="gr480" draw:text-style-name="P1" svg:width="0.202cm" svg:height="0.223cm" svg:x="11.703cm" svg:y="13.23cm" svg:viewBox="0 0 203 224" svg:d="M121 224h-42l-79-224h39l47 146c1 3 2 6 3 11 2 4 3 9 4 13 2 5 3 10 4 14s2 8 3 11c1-3 2-7 3-11 2-4 3-9 4-13 2-5 3-9 5-14 1-4 2-8 3-11l49-146h39z"><text:p/></draw:path><draw:path draw:style-name="gr481" draw:text-style-name="P1" svg:width="0.191cm" svg:height="0.231cm" svg:x="11.924cm" svg:y="13.22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482" draw:text-style-name="P1" svg:width="0.102cm" svg:height="0.227cm" svg:x="12.279cm" svg:y="13.225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483" draw:text-style-name="P1" svg:width="0.035cm" svg:height="0.305cm" svg:x="12.418cm" svg:y="13.147cm" svg:viewBox="0 0 36 306" svg:d="M0 36c0-12 0-24 0-36 12 0 24 0 36 0 0 12 0 24 0 36-12 0-24 0-36 0zM0 306c0-74 0-148 0-223 12 0 24 0 36 0 0 75 0 149 0 223-12 0-24 0-36 0z"><text:p/></draw:path><draw:path draw:style-name="gr484" draw:text-style-name="P1" svg:width="0.202cm" svg:height="0.223cm" svg:x="12.489cm" svg:y="13.23cm" svg:viewBox="0 0 203 224" svg:d="M121 224h-42l-79-224h39l47 146c1 3 2 6 3 11 2 4 3 9 4 13 2 5 3 10 4 14s2 8 3 11c1-3 2-7 3-11 2-4 3-9 4-13 2-5 3-9 5-14 1-4 2-8 3-11l49-146h39z"><text:p/></draw:path><draw:path draw:style-name="gr485" draw:text-style-name="P1" svg:width="0.191cm" svg:height="0.231cm" svg:x="12.711cm" svg:y="13.22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486" draw:text-style-name="P1" svg:width="0.102cm" svg:height="0.227cm" svg:x="12.95cm" svg:y="13.225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487" draw:text-style-name="P1" svg:width="0.172cm" svg:height="0.305cm" svg:x="13.205cm" svg:y="13.147cm" svg:viewBox="0 0 173 306" svg:d="M35 121c4-7 9-14 14-19 3-5 9-10 14-13 6-4 13-6 19-8 6-1 14-2 23-2 14 0 25 2 34 6s15 9 21 16c5 7 8 15 10 25s3 20 3 32v148h-36v-141c0-9-1-18-2-25s-3-13-6-18c-4-5-8-8-13-11-6-2-14-3-24-3-8 0-16 1-23 5-7 3-13 7-18 13-4 6-8 13-11 21-2 8-4 18-4 28v131h-36v-306h36v80c0 4 0 9 0 14 0 4 0 8-1 12 0 4 0 7 0 10s0 4 0 5z"><text:p/></draw:path><draw:path draw:style-name="gr488" draw:text-style-name="P1" svg:width="0.035cm" svg:height="0.305cm" svg:x="13.434cm" svg:y="13.147cm" svg:viewBox="0 0 36 306" svg:d="M0 36c0-12 0-24 0-36 12 0 24 0 36 0 0 12 0 24 0 36-12 0-24 0-36 0zM0 306c0-74 0-148 0-223 12 0 24 0 36 0 0 75 0 149 0 223-12 0-24 0-36 0z"><text:p/></draw:path><draw:path draw:style-name="gr489" draw:text-style-name="P1" svg:width="0.184cm" svg:height="0.313cm" svg:x="13.523cm" svg:y="13.227cm" svg:viewBox="0 0 185 314" svg:d="M92 314c-11 0-23-1-33-4-9-3-17-6-24-11s-13-11-17-18-7-14-9-22l37-6c2 11 7 19 15 24 9 6 20 9 32 9 9 0 16-2 23-4 6-2 12-6 17-11s8-12 11-20 4-18 4-30v-36c-3 6-7 11-11 17-4 5-9 9-14 13s-12 7-20 10c-8 2-16 4-25 4-14 0-27-3-36-8-10-4-18-11-25-21-5-9-10-21-13-35s-4-31-4-49 1-34 4-49c3-14 8-26 14-36 7-10 15-18 26-23 10-5 23-8 38-8s28 4 39 11c12 7 21 17 27 31 0-4 1-8 1-12s0-8 0-12c1-4 1-7 1-10 0-2 1-4 1-4h34c0 1 0 3 0 6s0 6-1 10c0 5 0 9 0 14s0 10 0 16v171c0 30-8 54-23 69-14 16-38 24-69 24zM148 115c0-15-2-29-5-40s-8-20-13-27c-6-7-11-12-18-15-7-4-15-5-22-5-9 0-17 1-24 5-6 3-12 8-15 15-5 7-8 16-10 27-3 12-4 25-4 40 0 16 1 30 4 41 2 11 5 20 9 26 4 7 9 12 16 15s15 4 23 4 15-2 22-5 13-8 18-15c6-7 10-16 14-26 3-11 5-24 5-40z"><text:p/></draw:path><draw:path draw:style-name="gr490" draw:text-style-name="P1" svg:width="0.172cm" svg:height="0.305cm" svg:x="13.763cm" svg:y="13.147cm" svg:viewBox="0 0 173 306" svg:d="M35 121c4-7 9-14 14-19 3-5 9-10 14-13 6-4 13-6 19-8 6-1 14-2 23-2 14 0 25 2 34 6s15 9 21 16c5 7 8 15 10 25s3 20 3 32v148h-36v-141c0-9-1-18-2-25s-3-13-6-18c-4-5-8-8-13-11-6-2-14-3-24-3-8 0-16 1-23 5-7 3-13 7-18 13-4 6-8 13-11 21-2 8-4 18-4 28v131h-36v-306h36v80c0 4 0 9 0 14 0 4 0 8-1 12 0 4 0 7 0 10s0 4 0 5z"><text:p/></draw:path><draw:path draw:style-name="gr491" draw:text-style-name="P1" svg:width="0.104cm" svg:height="0.276cm" svg:x="13.97cm" svg:y="13.18cm" svg:viewBox="0 0 105 277" svg:d="M105 272c-6 1-11 2-17 3-5 1-12 1-20 2-28-1-43-17-43-50v-149h-25v-28h26l11-50h24v50h40v28h-40v141c0 11 2 18 5 22 4 5 10 7 19 7 2 0 6 0 9-1 3 0 7-1 11-2z"><text:p/></draw:path><draw:path draw:style-name="gr492" draw:text-style-name="P1" svg:width="0.184cm" svg:height="0.309cm" svg:x="14.211cm" svg:y="13.147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493" draw:text-style-name="P1" svg:width="0.21cm" svg:height="0.231cm" svg:x="14.441cm" svg:y="13.225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494" draw:text-style-name="P1" svg:width="0.104cm" svg:height="0.276cm" svg:x="14.659cm" svg:y="13.18cm" svg:viewBox="0 0 105 277" svg:d="M105 272c-6 1-11 2-17 3-5 1-12 1-20 2-28-1-43-17-43-50v-149h-25v-28h26l11-50h24v50h40v28h-40v141c0 11 2 18 5 22 4 5 10 7 19 7 2 0 6 0 9-1 3 0 7-1 11-2z"><text:p/></draw:path><draw:path draw:style-name="gr495" draw:text-style-name="P1" svg:width="0.21cm" svg:height="0.231cm" svg:x="14.785cm" svg:y="13.225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496" draw:text-style-name="P1" svg:width="0.104cm" svg:height="0.276cm" svg:x="15.118cm" svg:y="13.18cm" svg:viewBox="0 0 105 277" svg:d="M105 272c-6 1-11 2-17 3-5 1-12 1-20 2-28-1-43-17-43-50v-149h-25v-28h26l11-50h24v50h40v28h-40v141c0 11 2 18 5 22 4 5 10 7 19 7 2 0 6 0 9-1 3 0 7-1 11-2z"><text:p/></draw:path><draw:path draw:style-name="gr497" draw:text-style-name="P1" svg:width="0.193cm" svg:height="0.231cm" svg:x="15.244cm" svg:y="13.225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498" draw:text-style-name="P1" svg:width="0.178cm" svg:height="0.23cm" svg:x="15.582cm" svg:y="13.227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499" draw:text-style-name="P1" svg:width="0.191cm" svg:height="0.231cm" svg:x="15.793cm" svg:y="13.22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500" draw:text-style-name="P1" svg:width="0.174cm" svg:height="0.227cm" svg:x="16.032cm" svg:y="13.225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501" draw:text-style-name="P1" svg:width="0.178cm" svg:height="0.23cm" svg:x="16.247cm" svg:y="13.227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502" draw:text-style-name="P1" svg:width="0.191cm" svg:height="0.231cm" svg:x="16.458cm" svg:y="13.22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503" draw:text-style-name="P1" svg:width="0.202cm" svg:height="0.223cm" svg:x="16.785cm" svg:y="13.23cm" svg:viewBox="0 0 203 224" svg:d="M121 224h-42l-79-224h39l47 146c1 3 2 6 3 11 2 4 3 9 4 13 2 5 3 10 4 14s2 8 3 11c1-3 2-7 3-11 2-4 3-9 4-13 2-5 3-9 5-14 1-4 2-8 3-11l49-146h39z"><text:p/></draw:path><draw:path draw:style-name="gr504" draw:text-style-name="P1" svg:width="0.191cm" svg:height="0.231cm" svg:x="17.007cm" svg:y="13.22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505" draw:text-style-name="P1" svg:width="0.102cm" svg:height="0.227cm" svg:x="17.246cm" svg:y="13.225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506" draw:text-style-name="P1" svg:width="0.203cm" svg:height="0.31cm" svg:x="17.359cm" svg:y="13.231cm" svg:viewBox="0 0 204 311" svg:d="M120 224c-5 13-10 25-15 35-6 11-12 20-19 28-5 7-13 13-21 17s-17 6-28 7c-4-1-9-1-13 0-4-1-7-1-11-2v-28c2 0 4 1 8 1 3 0 6 0 8 0 11 0 21-4 30-12 9-9 17-21 24-38l3-9-86-223h39l46 124c0 4 2 8 4 15 2 6 4 12 6 18 3 7 4 12 6 17s3 8 3 9c0-1 1-4 3-9 2-4 3-9 5-15 2-5 4-11 6-16 2-6 3-11 5-15l42-128h39z"><text:p/></draw:path><draw:path draw:style-name="gr507" draw:text-style-name="P1" svg:width="0.035cm" svg:height="0.305cm" svg:x="17.706cm" svg:y="13.147cm" svg:viewBox="0 0 36 306" svg:d="M0 306c0-101 0-204 0-306 12 0 24 0 36 0 0 102 0 205 0 306-12 0-24 0-36 0z"><text:p/></draw:path><draw:path draw:style-name="gr508" draw:text-style-name="P1" svg:width="0.193cm" svg:height="0.231cm" svg:x="17.793cm" svg:y="13.225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509" draw:text-style-name="P1" svg:width="0.297cm" svg:height="0.223cm" svg:x="18.004cm" svg:y="13.23cm" svg:viewBox="0 0 298 224" svg:d="M236 224h-42l-35-144c-1-4-2-9-3-14-1-6-2-11-3-17s-2-12-4-18c-1 6-2 12-3 18-2 5-3 11-4 16-1 6-3 11-4 15l-35 144h-42l-61-224h36l37 152c1 3 2 7 2 12 1 4 2 9 3 13 1 6 2 11 3 16 2-5 3-10 4-15 0-4 1-9 2-13 1-5 2-8 3-11l40-154h39l38 154c1 3 2 7 3 12s2 9 3 13c1 5 2 9 3 14 1-5 2-10 3-15 1-4 2-9 2-14 1-4 2-8 3-12l39-152h35z"><text:p/></draw:path><draw:path draw:style-name="gr510" draw:text-style-name="P1" svg:width="0.193cm" svg:height="0.231cm" svg:x="18.425cm" svg:y="13.225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511" draw:text-style-name="P1" svg:width="0.102cm" svg:height="0.227cm" svg:x="18.664cm" svg:y="13.225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512" draw:text-style-name="P1" svg:width="0.172cm" svg:height="0.305cm" svg:x="18.919cm" svg:y="13.147cm" svg:viewBox="0 0 173 306" svg:d="M35 121c4-7 9-14 14-19 3-5 9-10 14-13 6-4 13-6 19-8 6-1 14-2 23-2 14 0 25 2 34 6s15 9 21 16c5 7 8 15 10 25s3 20 3 32v148h-36v-141c0-9-1-18-2-25s-3-13-6-18c-4-5-8-8-13-11-6-2-14-3-24-3-8 0-16 1-23 5-7 3-13 7-18 13-4 6-8 13-11 21-2 8-4 18-4 28v131h-36v-306h36v80c0 4 0 9 0 14 0 4 0 8-1 12 0 4 0 7 0 10s0 4 0 5z"><text:p/></draw:path><draw:path draw:style-name="gr513" draw:text-style-name="P1" svg:width="0.035cm" svg:height="0.305cm" svg:x="19.148cm" svg:y="13.147cm" svg:viewBox="0 0 36 306" svg:d="M0 36c0-12 0-24 0-36 12 0 24 0 36 0 0 12 0 24 0 36-12 0-24 0-36 0zM0 306c0-74 0-148 0-223 12 0 24 0 36 0 0 75 0 149 0 223-12 0-24 0-36 0z"><text:p/></draw:path><draw:path draw:style-name="gr514" draw:text-style-name="P1" svg:width="0.184cm" svg:height="0.313cm" svg:x="19.236cm" svg:y="13.227cm" svg:viewBox="0 0 185 314" svg:d="M92 314c-11 0-23-1-33-4-9-3-17-6-24-11s-13-11-17-18-7-14-9-22l37-6c2 11 7 19 15 24 9 6 20 9 32 9 9 0 16-2 23-4 6-2 12-6 17-11s8-12 11-20 4-18 4-30v-36c-3 6-7 11-11 17-4 5-9 9-14 13s-12 7-20 10c-8 2-16 4-25 4-14 0-27-3-36-8-10-4-18-11-25-21-5-9-10-21-13-35s-4-31-4-49 1-34 4-49c3-14 8-26 14-36 7-10 15-18 26-23 10-5 23-8 38-8s28 4 39 11c12 7 21 17 27 31 0-4 1-8 1-12s0-8 0-12c1-4 1-7 1-10 0-2 1-4 1-4h34c0 1 0 3 0 6s0 6-1 10c0 5 0 9 0 14s0 10 0 16v171c0 30-8 54-23 69-14 16-38 24-69 24zM148 115c0-15-2-29-5-40s-8-20-13-27c-6-7-11-12-18-15-7-4-15-5-22-5-9 0-17 1-24 5-6 3-12 8-15 15-5 7-8 16-10 27-3 12-4 25-4 40 0 16 1 30 4 41 2 11 5 20 9 26 4 7 9 12 16 15s15 4 23 4 15-2 22-5 13-8 18-15c6-7 10-16 14-26 3-11 5-24 5-40z"><text:p/></draw:path><draw:path draw:style-name="gr515" draw:text-style-name="P1" svg:width="0.172cm" svg:height="0.305cm" svg:x="19.477cm" svg:y="13.147cm" svg:viewBox="0 0 173 306" svg:d="M35 121c4-7 9-14 14-19 3-5 9-10 14-13 6-4 13-6 19-8 6-1 14-2 23-2 14 0 25 2 34 6s15 9 21 16c5 7 8 15 10 25s3 20 3 32v148h-36v-141c0-9-1-18-2-25s-3-13-6-18c-4-5-8-8-13-11-6-2-14-3-24-3-8 0-16 1-23 5-7 3-13 7-18 13-4 6-8 13-11 21-2 8-4 18-4 28v131h-36v-306h36v80c0 4 0 9 0 14 0 4 0 8-1 12 0 4 0 7 0 10s0 4 0 5z"><text:p/></draw:path><draw:path draw:style-name="gr516" draw:text-style-name="P1" svg:width="0.297cm" svg:height="0.223cm" svg:x="19.792cm" svg:y="13.23cm" svg:viewBox="0 0 298 224" svg:d="M236 224h-42l-35-144c-1-4-2-9-3-14-1-6-2-11-3-17s-2-12-4-18c-1 6-2 12-3 18-2 5-3 11-4 16-1 6-3 11-4 15l-35 144h-42l-61-224h36l37 152c1 3 2 7 2 12 1 4 2 9 3 13 1 6 2 11 3 16 2-5 3-10 4-15 0-4 1-9 2-13 1-5 2-8 3-11l40-154h39l38 154c1 3 2 7 3 12s2 9 3 13c1 5 2 9 3 14 1-5 2-10 3-15 1-4 2-9 2-14 1-4 2-8 3-12l39-152h35z"><text:p/></draw:path><draw:path draw:style-name="gr517" draw:text-style-name="P1" svg:width="0.21cm" svg:height="0.231cm" svg:x="20.097cm" svg:y="13.225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518" draw:text-style-name="P1" svg:width="0.104cm" svg:height="0.276cm" svg:x="20.315cm" svg:y="13.18cm" svg:viewBox="0 0 105 277" svg:d="M105 272c-6 1-11 2-17 3-5 1-12 1-20 2-28-1-43-17-43-50v-149h-25v-28h26l11-50h24v50h40v28h-40v141c0 11 2 18 5 22 4 5 10 7 19 7 2 0 6 0 9-1 3 0 7-1 11-2z"><text:p/></draw:path><draw:path draw:style-name="gr519" draw:text-style-name="P1" svg:width="0.191cm" svg:height="0.231cm" svg:x="20.442cm" svg:y="13.22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520" draw:text-style-name="P1" svg:width="0.102cm" svg:height="0.227cm" svg:x="20.681cm" svg:y="13.225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521" draw:text-style-name="P1" svg:width="0.035cm" svg:height="0.305cm" svg:x="20.936cm" svg:y="13.147cm" svg:viewBox="0 0 36 306" svg:d="M0 306c0-101 0-204 0-306 12 0 24 0 36 0 0 102 0 205 0 306-12 0-24 0-36 0z"><text:p/></draw:path><draw:path draw:style-name="gr522" draw:text-style-name="P1" svg:width="0.191cm" svg:height="0.231cm" svg:x="21.023cm" svg:y="13.22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523" draw:text-style-name="P1" svg:width="0.202cm" svg:height="0.223cm" svg:x="21.236cm" svg:y="13.23cm" svg:viewBox="0 0 203 224" svg:d="M121 224h-42l-79-224h39l47 146c1 3 2 6 3 11 2 4 3 9 4 13 2 5 3 10 4 14s2 8 3 11c1-3 2-7 3-11 2-4 3-9 4-13 2-5 3-9 5-14 1-4 2-8 3-11l49-146h39z"><text:p/></draw:path><draw:path draw:style-name="gr524" draw:text-style-name="P1" svg:width="0.191cm" svg:height="0.231cm" svg:x="21.458cm" svg:y="13.22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525" draw:text-style-name="P1" svg:width="0.035cm" svg:height="0.305cm" svg:x="21.698cm" svg:y="13.147cm" svg:viewBox="0 0 36 306" svg:d="M0 306c0-101 0-204 0-306 12 0 24 0 36 0 0 102 0 205 0 306-12 0-24 0-36 0z"><text:p/></draw:path><draw:path draw:style-name="gr526" draw:text-style-name="P1" svg:width="0.178cm" svg:height="0.23cm" svg:x="21.78cm" svg:y="13.227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527" draw:text-style-name="P1" svg:width="0.108cm" svg:height="0.393cm" svg:x="22.113cm" svg:y="13.147cm" svg:viewBox="0 0 109 394" svg:d="M0 197c0-19 1-37 4-55 3-17 8-34 13-50 6-17 14-32 24-47 9-16 20-31 33-45h35c-13 14-24 29-32 45-10 15-18 31-24 47-5 16-9 33-12 50-3 18-5 36-5 56 0 19 2 37 5 54s7 34 12 50c6 17 14 32 24 47 8 16 19 31 32 45h-35c-13-14-24-29-33-45-10-15-18-30-24-46-5-17-10-33-13-51-3-16-4-35-4-54z"><text:p/></draw:path><draw:path draw:style-name="gr528" draw:text-style-name="P1" svg:width="0.184cm" svg:height="0.309cm" svg:x="22.244cm" svg:y="13.147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529" draw:text-style-name="P1" svg:width="0.102cm" svg:height="0.227cm" svg:x="22.483cm" svg:y="13.225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530" draw:text-style-name="P1" svg:width="0.193cm" svg:height="0.231cm" svg:x="22.614cm" svg:y="13.225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531" draw:text-style-name="P1" svg:width="0.174cm" svg:height="0.227cm" svg:x="22.852cm" svg:y="13.23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532" draw:text-style-name="P1" svg:width="0.184cm" svg:height="0.313cm" svg:x="23.073cm" svg:y="13.227cm" svg:viewBox="0 0 185 314" svg:d="M92 314c-11 0-23-1-33-4-9-3-17-6-24-11s-13-11-17-18-7-14-9-22l37-6c2 11 7 19 15 24 9 6 20 9 32 9 9 0 16-2 23-4 6-2 12-6 17-11s8-12 11-20 4-18 4-30v-36c-3 6-7 11-11 17-4 5-9 9-14 13s-12 7-20 10c-8 2-16 4-25 4-14 0-27-3-36-8-10-4-18-11-25-21-5-9-10-21-13-35s-4-31-4-49 1-34 4-49c3-14 8-26 14-36 7-10 15-18 26-23 10-5 23-8 38-8s28 4 39 11c12 7 21 17 27 31 0-4 1-8 1-12s0-8 0-12c1-4 1-7 1-10 0-2 1-4 1-4h34c0 1 0 3 0 6s0 6-1 10c0 5 0 9 0 14s0 10 0 16v171c0 30-8 54-23 69-14 16-38 24-69 24zM148 115c0-15-2-29-5-40s-8-20-13-27c-6-7-11-12-18-15-7-4-15-5-22-5-9 0-17 1-24 5-6 3-12 8-15 15-5 7-8 16-10 27-3 12-4 25-4 40 0 16 1 30 4 41 2 11 5 20 9 26 4 7 9 12 16 15s15 4 23 4 15-2 22-5 13-8 18-15c6-7 10-16 14-26 3-11 5-24 5-40z"><text:p/></draw:path><draw:path draw:style-name="gr533" draw:text-style-name="P1" svg:width="0.172cm" svg:height="0.305cm" svg:x="23.313cm" svg:y="13.147cm" svg:viewBox="0 0 173 306" svg:d="M35 121c4-7 9-14 14-19 3-5 9-10 14-13 6-4 13-6 19-8 6-1 14-2 23-2 14 0 25 2 34 6s15 9 21 16c5 7 8 15 10 25s3 20 3 32v148h-36v-141c0-9-1-18-2-25s-3-13-6-18c-4-5-8-8-13-11-6-2-14-3-24-3-8 0-16 1-23 5-7 3-13 7-18 13-4 6-8 13-11 21-2 8-4 18-4 28v131h-36v-306h36v80c0 4 0 9 0 14 0 4 0 8-1 12 0 4 0 7 0 10s0 4 0 5z"><text:p/></draw:path><draw:path draw:style-name="gr534" draw:text-style-name="P1" svg:width="0.104cm" svg:height="0.276cm" svg:x="23.52cm" svg:y="13.18cm" svg:viewBox="0 0 105 277" svg:d="M105 272c-6 1-11 2-17 3-5 1-12 1-20 2-28-1-43-17-43-50v-149h-25v-28h26l11-50h24v50h40v28h-40v141c0 11 2 18 5 22 4 5 10 7 19 7 2 0 6 0 9-1 3 0 7-1 11-2z"><text:p/></draw:path><draw:path draw:style-name="gr535" draw:text-style-name="P1" svg:width="0.193cm" svg:height="0.231cm" svg:x="23.761cm" svg:y="13.225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536" draw:text-style-name="P1" svg:width="0.102cm" svg:height="0.227cm" svg:x="24.001cm" svg:y="13.225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537" draw:text-style-name="P1" svg:width="0.108cm" svg:height="0.305cm" svg:x="24.233cm" svg:y="13.147cm" svg:viewBox="0 0 109 306" svg:d="M67 110v196h-37v-196h-30v-27h30v-25c0-9 1-16 3-23 1-7 4-13 8-18s10-10 16-13c7-3 16-4 27-4 3 0 8 0 13 1 4 0 9 1 12 1v29c-2-1-5-1-8-1-3-1-6-1-8-1-6 0-9 1-13 2-3 2-6 4-8 7s-4 6-4 10c-1 5-1 9-1 15v20h42v27z"><text:p/></draw:path><draw:path draw:style-name="gr538" draw:text-style-name="P1" svg:width="0.035cm" svg:height="0.305cm" svg:x="24.37cm" svg:y="13.147cm" svg:viewBox="0 0 36 306" svg:d="M0 306c0-101 0-204 0-306 12 0 24 0 36 0 0 102 0 205 0 306-12 0-24 0-36 0z"><text:p/></draw:path><draw:path draw:style-name="gr539" draw:text-style-name="P1" svg:width="0.193cm" svg:height="0.231cm" svg:x="24.458cm" svg:y="13.225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540" draw:text-style-name="P1" svg:width="0.193cm" svg:height="0.231cm" svg:x="24.688cm" svg:y="13.225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541" draw:text-style-name="P1" svg:width="0.184cm" svg:height="0.309cm" svg:x="24.917cm" svg:y="13.147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542" draw:text-style-name="P1" svg:width="0.176cm" svg:height="0.231cm" svg:x="25.262cm" svg:y="13.225cm" svg:viewBox="0 0 177 232" svg:d="M38 115c0 13 1 25 3 35 1 11 5 20 9 28 3 8 9 14 16 18 8 5 17 7 26 7 13 0 24-4 32-11 9-7 15-17 17-32h36c-1 10-4 19-8 27-4 9-9 17-16 23-7 7-15 12-25 16s-21 6-35 6c-16 0-31-3-42-9-13-6-23-14-30-24-7-11-12-23-16-37-3-14-5-30-5-46 0-15 1-28 4-40 2-11 6-22 10-30 4-9 9-16 15-22s13-10 20-14c6-3 13-6 21-8 8-1 15-2 23-2 12 0 24 2 32 5 10 4 19 8 26 14 6 6 11 13 16 22 4 8 7 16 9 26l-37 3c-2-13-7-23-15-30-7-7-18-11-32-11-10 0-19 2-26 5-7 4-13 9-16 16-4 7-8 16-9 27-2 11-3 24-3 38z"><text:p/></draw:path><draw:path draw:style-name="gr543" draw:text-style-name="P1" svg:width="0.193cm" svg:height="0.231cm" svg:x="25.467cm" svg:y="13.225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544" draw:text-style-name="P1" svg:width="0.174cm" svg:height="0.227cm" svg:x="25.706cm" svg:y="13.225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545" draw:text-style-name="P1" svg:width="0.184cm" svg:height="0.309cm" svg:x="25.925cm" svg:y="13.147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546" draw:text-style-name="P1" svg:width="0.035cm" svg:height="0.305cm" svg:x="26.164cm" svg:y="13.147cm" svg:viewBox="0 0 36 306" svg:d="M0 36c0-12 0-24 0-36 12 0 24 0 36 0 0 12 0 24 0 36-12 0-24 0-36 0zM0 306c0-74 0-148 0-223 12 0 24 0 36 0 0 75 0 149 0 223-12 0-24 0-36 0z"><text:p/></draw:path><draw:path draw:style-name="gr547" draw:text-style-name="P1" svg:width="0.104cm" svg:height="0.276cm" svg:x="26.242cm" svg:y="13.18cm" svg:viewBox="0 0 105 277" svg:d="M105 272c-6 1-11 2-17 3-5 1-12 1-20 2-28-1-43-17-43-50v-149h-25v-28h26l11-50h24v50h40v28h-40v141c0 11 2 18 5 22 4 5 10 7 19 7 2 0 6 0 9-1 3 0 7-1 11-2z"><text:p/></draw:path><draw:path draw:style-name="gr548" draw:text-style-name="P1" svg:width="0.035cm" svg:height="0.305cm" svg:x="26.378cm" svg:y="13.147cm" svg:viewBox="0 0 36 306" svg:d="M0 36c0-12 0-24 0-36 12 0 24 0 36 0 0 12 0 24 0 36-12 0-24 0-36 0zM0 306c0-74 0-148 0-223 12 0 24 0 36 0 0 75 0 149 0 223-12 0-24 0-36 0z"><text:p/></draw:path><draw:path draw:style-name="gr549" draw:text-style-name="P1" svg:width="0.193cm" svg:height="0.231cm" svg:x="26.466cm" svg:y="13.225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550" draw:text-style-name="P1" svg:width="0.174cm" svg:height="0.227cm" svg:x="26.705cm" svg:y="13.225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551" draw:text-style-name="P1" svg:width="0.178cm" svg:height="0.23cm" svg:x="26.92cm" svg:y="13.227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552" draw:text-style-name="P1" svg:width="0.108cm" svg:height="0.393cm" svg:x="27.115cm" svg:y="13.147cm" svg:viewBox="0 0 109 394" svg:d="M109 198c0 19-1 38-4 54-3 18-8 34-14 51-6 16-13 31-23 46-9 16-20 31-33 45h-35c13-14 23-29 33-45 9-15 17-30 22-47 6-16 10-33 13-50s5-35 5-54c0-20-2-38-5-56-3-17-7-34-13-50-5-16-13-32-22-47-10-16-20-31-33-45h35c13 14 24 29 33 45 10 15 17 30 23 47 6 16 11 33 14 50 3 18 4 36 4 55z"><text:p/></draw:path></draw:g><draw:g draw:style-name="gr2"><draw:g draw:style-name="gr2"><draw:path draw:style-name="gr553" draw:text-style-name="P2" svg:width="0.327cm" svg:height="0.398cm" svg:x="8cm" svg:y="0.051cm" svg:viewBox="0 0 328 399" svg:d="M328 281c0 18-3 34-9 49-6 14-16 26-30 37-12 10-29 18-49 24-20 5-45 8-73 8-25 0-48-2-66-7-19-4-36-11-50-20-13-9-24-20-33-34-8-13-14-28-18-46l76-13c3 9 6 17 9 24 4 7 10 13 18 19 7 5 16 9 26 12 12 3 24 4 40 4 26 0 47-4 61-13 15-8 22-21 22-39 0-10-3-19-9-26s-14-11-22-16c-10-4-21-8-34-11-12-3-25-6-38-8-11-3-22-6-32-8-11-3-21-7-31-10-9-4-19-9-27-14s-15-12-22-20c-6-8-11-17-14-27-4-11-6-23-6-37 0-20 4-36 12-50 7-14 18-25 31-34 14-8 29-15 48-19 18-4 38-6 60-6 24 0 46 2 63 6 18 4 32 10 44 18s21 18 28 30c7 13 12 27 16 43l-77 11c-4-17-12-29-24-38-12-8-30-12-52-12-13 0-25 1-35 3-9 3-16 6-21 10-6 5-10 10-12 15-3 6-4 12-4 18 0 10 3 17 7 24 5 6 11 11 18 15 9 4 19 8 30 11 10 2 23 5 37 8 11 3 23 6 35 8 11 3 22 7 33 10 10 4 20 9 29 15 9 5 17 12 24 20s12 17 16 28c3 10 5 23 5 38z"><text:p/></draw:path><draw:path draw:style-name="gr554" draw:text-style-name="P2" svg:width="0.074cm" svg:height="0.407cm" svg:x="8.392cm" svg:y="0.036cm" svg:viewBox="0 0 75 408" svg:d="M0 57c0-19 0-38 0-57 25 0 51 0 75 0 0 19 0 38 0 57-24 0-50 0-75 0zM0 408c0-99 0-198 0-297 25 0 51 0 75 0 0 99 0 198 0 297-24 0-50 0-75 0z"><text:p/></draw:path><draw:path draw:style-name="gr555" draw:text-style-name="P2" svg:width="0.416cm" svg:height="0.302cm" svg:x="8.545cm" svg:y="0.14cm" svg:viewBox="0 0 417 303" svg:d="M173 303v-166c0-12-1-22-3-32-1-10-4-18-7-25-4-7-9-12-13-16-6-4-13-6-22-6-7 0-14 2-20 6-6 5-12 10-17 18-4 8-7 17-10 27-2 11-3 23-3 35v159h-76v-231c0-6 0-13 0-19 0-7 0-14 0-20-1-6-1-11-1-16s-1-9-1-11h72c0 2 1 5 1 10s1 11 1 17c0 5 1 11 1 17s0 11 0 15h2c8-23 20-39 34-50 13-10 30-15 49-15 23 0 40 6 54 17 13 11 22 27 27 48h2c5-12 11-23 16-31 6-8 13-15 20-20 8-5 15-8 24-11 8-2 18-3 27-3 16 0 29 3 41 9 11 6 20 14 26 24 7 10 12 23 16 37 3 13 4 29 4 45v188h-74v-166c0-12-1-22-3-32-1-10-4-18-8-25-3-7-8-12-13-16s-12-6-21-6c-7 0-13 2-20 6-6 4-12 10-16 17-5 7-8 16-10 26-3 10-4 21-5 34v162z"><text:p/></draw:path><draw:path draw:style-name="gr556" draw:text-style-name="P2" svg:width="0.275cm" svg:height="0.42cm" svg:x="9.037cm" svg:y="0.139cm" svg:viewBox="0 0 276 421" svg:d="M276 154c0 23-2 44-7 63-4 19-11 34-19 48-10 14-22 25-35 33-14 7-30 11-50 11-9 0-17-1-25-2-9-2-17-5-24-9-8-5-15-10-22-17-7-6-12-15-16-25h-2c0 1 0 4 0 7 1 4 1 8 1 13s0 10 0 16c1 5 1 10 1 15v114h-76v-346c0-15 0-29 0-41-1-12-1-21-2-28h73c1 2 1 4 1 8 1 3 1 8 2 12 0 5 0 10 0 15 0 6 1 10 1 14h1c8-20 21-34 37-42 15-9 34-13 55-13 18 0 34 4 48 12 13 7 24 18 33 32 8 13 14 29 19 48 4 19 6 40 6 62zM198 154c0-34-6-59-15-76-10-16-26-24-45-24-8 0-15 1-22 5-7 3-14 8-20 16s-11 18-14 32c-4 13-5 29-5 49s1 36 5 49c3 13 8 23 13 31 6 8 13 13 21 16 6 3 14 4 22 4 9 0 17-2 25-6 8-3 14-9 19-17s9-19 11-32c3-13 5-29 5-47z"><text:p/></draw:path><draw:path draw:style-name="gr557" draw:text-style-name="P2" svg:width="0.074cm" svg:height="0.407cm" svg:x="9.375cm" svg:y="0.036cm" svg:viewBox="0 0 75 408" svg:d="M0 408c0-136 0-272 0-408 25 0 51 0 75 0 0 136 0 272 0 408-24 0-50 0-75 0z"><text:p/></draw:path><draw:path draw:style-name="gr558" draw:text-style-name="P2" svg:width="0.263cm" svg:height="0.308cm" svg:x="9.515cm" svg:y="0.14cm" svg:viewBox="0 0 264 309" svg:d="M135 309c-20 0-39-3-56-10-17-6-30-16-43-29-12-13-20-28-26-48-7-19-10-42-10-68 0-29 4-53 11-73 7-19 17-35 30-47 12-12 27-21 44-26 16-5 34-8 51-8 23 0 43 4 59 12 16 9 29 20 40 35 10 14 18 32 22 53 5 20 7 43 7 68v2h-185c0 12 1 24 4 35 2 11 4 20 9 28s12 14 20 17c7 5 16 7 27 7 14 0 24-3 33-8 8-6 14-14 17-27l71 7c-3 8-7 17-13 26s-14 18-24 26c-9 8-21 15-36 20-14 5-32 8-52 8zM135 49c-8 0-15 1-21 4-7 3-13 7-18 13-5 5-9 13-11 22-3 9-5 20-5 33h111c-1-24-6-42-16-54s-23-18-40-18z"><text:p/></draw:path><draw:path draw:style-name="gr559" draw:text-style-name="P2" svg:width="0.327cm" svg:height="0.398cm" svg:x="9.968cm" svg:y="0.051cm" svg:viewBox="0 0 328 399" svg:d="M328 281c0 18-3 34-9 49-6 14-16 26-30 37-12 10-29 18-49 24-20 5-45 8-73 8-25 0-48-2-66-7-19-4-36-11-50-20-13-9-24-20-33-34-8-13-14-28-18-46l76-13c3 9 6 17 9 24 4 7 10 13 18 19 7 5 16 9 26 12 12 3 24 4 40 4 26 0 47-4 61-13 15-8 22-21 22-39 0-10-3-19-9-26s-14-11-22-16c-10-4-21-8-34-11-12-3-25-6-38-8-11-3-22-6-32-8-11-3-21-7-31-10-9-4-19-9-27-14s-15-12-22-20c-6-8-11-17-14-27-4-11-6-23-6-37 0-20 4-36 12-50 7-14 18-25 31-34 14-8 29-15 48-19 18-4 38-6 60-6 24 0 46 2 63 6 18 4 32 10 44 18s21 18 28 30c7 13 12 27 16 43l-77 11c-4-17-12-29-24-38-12-8-30-12-52-12-13 0-25 1-35 3-9 3-16 6-21 10-6 5-10 10-12 15-3 6-4 12-4 18 0 10 3 17 7 24 5 6 11 11 18 15 9 4 19 8 30 11 10 2 23 5 37 8 11 3 23 6 35 8 11 3 22 7 33 10 10 4 20 9 29 15 9 5 17 12 24 20s12 17 16 28c3 10 5 23 5 38z"><text:p/></draw:path><draw:path draw:style-name="gr560" draw:text-style-name="P2" svg:width="0.263cm" svg:height="0.308cm" svg:x="10.343cm" svg:y="0.14cm" svg:viewBox="0 0 264 309" svg:d="M135 309c-20 0-39-3-56-10-17-6-30-16-43-29-12-13-20-28-26-48-7-19-10-42-10-68 0-29 4-53 11-73 7-19 17-35 30-47 12-12 27-21 44-26 16-5 34-8 51-8 23 0 43 4 59 12 16 9 29 20 40 35 10 14 18 32 22 53 5 20 7 43 7 68v2h-185c0 12 1 24 4 35 2 11 4 20 9 28s12 14 20 17c7 5 16 7 27 7 14 0 24-3 33-8 8-6 14-14 17-27l71 7c-3 8-7 17-13 26s-14 18-24 26c-9 8-21 15-36 20-14 5-32 8-52 8zM135 49c-8 0-15 1-21 4-7 3-13 7-18 13-5 5-9 13-11 22-3 9-5 20-5 33h111c-1-24-6-42-16-54s-23-18-40-18z"><text:p/></draw:path><draw:path draw:style-name="gr561" draw:text-style-name="P2" svg:width="0.263cm" svg:height="0.302cm" svg:x="10.66cm" svg:y="0.14cm" svg:viewBox="0 0 264 303" svg:d="M189 303v-166c0-12-1-22-2-32s-4-18-9-25c-4-7-9-12-16-16s-14-6-24-6c-9 0-18 2-24 6-8 5-15 10-20 18-6 8-9 17-12 27-3 11-4 23-4 35v159h-76v-231c0-6 0-13 0-19 0-7 0-14 0-20-1-6-1-11-1-16s-1-9-1-11h72c0 2 1 5 1 10s1 11 1 17c0 5 1 11 1 17s0 11 0 15h2c9-23 22-39 38-50 15-10 33-15 54-15 18 0 33 3 45 9 11 6 21 14 29 24s13 23 16 37c4 13 5 29 5 45v188z"><text:p/></draw:path><draw:path draw:style-name="gr562" draw:text-style-name="P2" svg:width="0.262cm" svg:height="0.308cm" svg:x="10.98cm" svg:y="0.14cm" svg:viewBox="0 0 263 309" svg:d="M263 217c0 14-3 27-8 38-6 11-15 21-26 29s-25 14-41 18-34 7-55 7c-17 0-35-2-49-5-15-2-28-7-39-13-11-7-21-15-28-25s-13-21-17-36l66-11c2 9 5 15 9 21 4 5 9 9 13 10 6 3 13 5 20 6 8 1 16 1 25 1s17 0 24-1c8-1 14-3 20-5s10-5 12-10c3-4 5-10 5-17 0-8-3-14-7-18-4-5-10-8-18-11-7-3-16-6-26-8-11-2-22-4-33-7-12-3-25-6-36-10-12-4-23-9-31-16-10-6-17-15-23-25-5-10-8-23-8-39 0-14 3-26 7-37 6-12 14-21 24-29s23-14 39-18c15-4 33-6 52-6 16 0 30 2 44 5 13 3 26 7 37 14 10 6 19 15 26 25 8 10 13 22 15 37l-67 7c-1-7-2-13-6-18-3-5-7-8-12-11s-10-5-17-6c-5-1-12-1-20-1-17 0-31 2-40 7-9 4-13 12-13 23 0 7 2 12 5 16s9 8 16 11c6 2 15 4 23 6 9 2 20 5 30 7 14 3 27 7 40 11s25 9 34 16c11 7 19 16 25 27 6 10 9 24 9 41z"><text:p/></draw:path><draw:path draw:style-name="gr563" draw:text-style-name="P2" svg:width="0.29cm" svg:height="0.307cm" svg:x="11.285cm" svg:y="0.141cm" svg:viewBox="0 0 291 308" svg:d="M291 154c0 23-2 44-8 63s-16 34-28 48-28 24-46 32c-19 7-40 11-64 11s-45-4-62-11c-19-8-33-18-46-32-12-13-21-29-27-48-7-19-10-40-10-63 0-22 3-42 9-61s15-35 27-49c13-14 27-25 46-32 18-8 39-12 65-12 25 0 47 4 66 12 18 7 34 18 45 32 12 13 20 30 26 48 5 19 7 40 7 62zM213 154c0-35-5-61-17-77-10-16-27-24-48-24-23 0-39 8-52 25-11 16-17 41-17 76 0 18 2 34 5 46 2 13 7 24 13 32s13 14 21 17c7 4 16 6 26 6 11 0 21-2 30-6 9-3 15-9 21-17s11-19 14-32c3-12 4-28 4-46z"><text:p/></draw:path><draw:path draw:style-name="gr564" draw:text-style-name="P2" svg:width="0.168cm" svg:height="0.302cm" svg:x="11.636cm" svg:y="0.14cm" svg:viewBox="0 0 169 303" svg:d="M2 303v-227c0-7 0-14 0-21s0-14 0-20c-1-7-1-13-1-18s-1-9-1-11h72c0 2 1 6 1 11s1 11 1 18c0 6 1 13 1 19 0 7 0 12 0 16h2c3-11 7-21 10-30 4-8 8-15 14-21 5-6 11-11 18-14s16-5 27-5c4 0 8 0 12 1 5 1 8 2 11 3v65c-5-1-10-2-15-3-4-1-10-1-17-1-19 0-34 8-44 23-10 16-15 39-15 70v145z"><text:p/></draw:path><draw:path draw:style-name="gr565" draw:text-style-name="P2" svg:width="0.168cm" svg:height="0.372cm" svg:x="11.976cm" svg:y="0.077cm" svg:viewBox="0 0 169 373" svg:d="M106 373c-22-1-40-7-52-19-11-13-17-31-17-57v-174h-37v-53h41l23-70h47v70h55v53h-55v154c0 14 3 25 8 32s14 10 25 10c5 0 9 0 12-1 4-1 8-2 13-3v48c-9 3-19 6-29 7-11 2-22 2-34 3z"><text:p/></draw:path><draw:path draw:style-name="gr566" draw:text-style-name="P2" svg:width="0.296cm" svg:height="0.414cm" svg:x="12.153cm" svg:y="0.146cm" svg:viewBox="0 0 297 415" svg:d="M152 232l67-232h78l-114 313c-14 36-30 62-45 77-17 16-39 24-66 25-19-1-34-2-48-4v-55c10 1 18 2 26 2 7 0 14-1 20-3 5-1 11-4 15-8 9-8 17-21 25-39l5-14-115-294h80z"><text:p/></draw:path><draw:path draw:style-name="gr567" draw:text-style-name="P2" svg:width="0.275cm" svg:height="0.42cm" svg:x="12.488cm" svg:y="0.139cm" svg:viewBox="0 0 276 421" svg:d="M276 154c0 23-2 44-7 63-4 19-11 34-19 48-10 14-22 25-35 33-14 7-30 11-50 11-9 0-17-1-25-2-9-2-17-5-24-9-8-5-15-10-22-17-7-6-12-15-16-25h-2c0 1 0 4 0 7 1 4 1 8 1 13s0 10 0 16c1 5 1 10 1 15v114h-76v-346c0-15 0-29 0-41-1-12-1-21-2-28h73c1 2 1 4 1 8 1 3 1 8 2 12 0 5 0 10 0 15 0 6 1 10 1 14h1c8-20 21-34 37-42 15-9 34-13 55-13 18 0 34 4 48 12 13 7 24 18 33 32 8 13 14 29 19 48 4 19 6 40 6 62zM198 154c0-34-6-59-15-76-10-16-26-24-45-24-8 0-15 1-22 5-7 3-14 8-20 16s-11 18-14 32c-4 13-5 29-5 49s1 36 5 49c3 13 8 23 13 31 6 8 13 13 21 16 6 3 14 4 22 4 9 0 17-2 25-6 8-3 14-9 19-17s9-19 11-32c3-13 5-29 5-47z"><text:p/></draw:path><draw:path draw:style-name="gr568" draw:text-style-name="P2" svg:width="0.263cm" svg:height="0.308cm" svg:x="12.81cm" svg:y="0.14cm" svg:viewBox="0 0 264 309" svg:d="M135 309c-20 0-39-3-56-10-17-6-30-16-43-29-12-13-20-28-26-48-7-19-10-42-10-68 0-29 4-53 11-73 7-19 17-35 30-47 12-12 27-21 44-26 16-5 34-8 51-8 23 0 43 4 59 12 16 9 29 20 40 35 10 14 18 32 22 53 5 20 7 43 7 68v2h-185c0 12 1 24 4 35 2 11 4 20 9 28s12 14 20 17c7 5 16 7 27 7 14 0 24-3 33-8 8-6 14-14 17-27l71 7c-3 8-7 17-13 26s-14 18-24 26c-9 8-21 15-36 20-14 5-32 8-52 8zM135 49c-8 0-15 1-21 4-7 3-13 7-18 13-5 5-9 13-11 22-3 9-5 20-5 33h111c-1-24-6-42-16-54s-23-18-40-18z"><text:p/></draw:path><draw:path draw:style-name="gr569" draw:text-style-name="P2" svg:width="0.262cm" svg:height="0.308cm" svg:x="13.111cm" svg:y="0.14cm" svg:viewBox="0 0 263 309" svg:d="M263 217c0 14-3 27-8 38-6 11-15 21-26 29s-25 14-41 18-34 7-55 7c-17 0-35-2-49-5-15-2-28-7-39-13-11-7-21-15-28-25s-13-21-17-36l66-11c2 9 5 15 9 21 4 5 9 9 13 10 6 3 13 5 20 6 8 1 16 1 25 1s17 0 24-1c8-1 14-3 20-5s10-5 12-10c3-4 5-10 5-17 0-8-3-14-7-18-4-5-10-8-18-11-7-3-16-6-26-8-11-2-22-4-33-7-12-3-25-6-36-10-12-4-23-9-31-16-10-6-17-15-23-25-5-10-8-23-8-39 0-14 3-26 7-37 6-12 14-21 24-29s23-14 39-18c15-4 33-6 52-6 16 0 30 2 44 5 13 3 26 7 37 14 10 6 19 15 26 25 8 10 13 22 15 37l-67 7c-1-7-2-13-6-18-3-5-7-8-12-11s-10-5-17-6c-5-1-12-1-20-1-17 0-31 2-40 7-9 4-13 12-13 23 0 7 2 12 5 16s9 8 16 11c6 2 15 4 23 6 9 2 20 5 30 7 14 3 27 7 40 11s25 9 34 16c11 7 19 16 25 27 6 10 9 24 9 41z"><text:p/></draw:path><draw:path draw:style-name="gr570" draw:text-style-name="P2" svg:width="0.354cm" svg:height="0.394cm" svg:x="13.576cm" svg:y="0.054cm" svg:viewBox="0 0 355 395" svg:d="M0 283c0-14 2-27 7-38 5-12 10-22 18-32 9-10 19-18 29-26 11-7 24-14 36-21-5-12-10-24-14-38-3-13-5-26-5-38 0-13 2-24 5-35 4-11 9-20 17-28 8-9 19-15 31-20 14-5 29-7 48-7 14 0 27 2 39 5 11 4 22 9 31 16s14 16 19 26 8 22 8 35-4 25-10 35c-5 11-13 20-23 29-10 8-20 16-33 22-13 7-26 14-39 20 9 17 19 33 29 48 12 15 24 29 36 44 10-16 19-31 26-47 6-17 11-34 16-52l56 19c-5 22-13 42-21 60-9 19-18 37-30 55 8 7 15 12 23 15 9 3 17 5 24 5 6 0 11 0 17-1 5-1 10-2 15-3v56c-10 4-22 6-35 6-10 0-19-1-27-3s-16-4-24-7c-7-3-14-7-20-11-7-4-13-8-18-13-6 5-12 9-19 14-8 4-16 8-25 11-7 4-17 6-27 8-9 2-19 3-30 3-23 0-43-3-58-9-17-5-30-13-41-23s-18-22-23-35c-5-14-8-29-8-45zM209 82c0-10-4-19-11-25-7-7-15-10-27-10-14 0-24 4-31 12-8 8-12 18-12 31 0 9 2 18 5 27s6 18 10 26c10-4 18-8 26-12s15-9 20-13c6-5 11-11 15-16 3-6 5-12 5-20zM187 322c-14-16-27-33-39-50-13-17-24-34-34-53-15 7-27 16-34 26-8 10-12 22-12 37 0 9 1 17 4 24s7 14 13 19c4 6 11 10 20 13 8 3 17 5 28 5 12 0 21-3 31-7s17-9 23-14z"><text:p/></draw:path><draw:path draw:style-name="gr571" draw:text-style-name="P2" svg:width="0.275cm" svg:height="0.42cm" svg:x="14.136cm" svg:y="0.139cm" svg:viewBox="0 0 276 421" svg:d="M276 154c0 23-2 44-7 63-4 19-11 34-19 48-10 14-22 25-35 33-14 7-30 11-50 11-9 0-17-1-25-2-9-2-17-5-24-9-8-5-15-10-22-17-7-6-12-15-16-25h-2c0 1 0 4 0 7 1 4 1 8 1 13s0 10 0 16c1 5 1 10 1 15v114h-76v-346c0-15 0-29 0-41-1-12-1-21-2-28h73c1 2 1 4 1 8 1 3 1 8 2 12 0 5 0 10 0 15 0 6 1 10 1 14h1c8-20 21-34 37-42 15-9 34-13 55-13 18 0 34 4 48 12 13 7 24 18 33 32 8 13 14 29 19 48 4 19 6 40 6 62zM198 154c0-34-6-59-15-76-10-16-26-24-45-24-8 0-15 1-22 5-7 3-14 8-20 16s-11 18-14 32c-4 13-5 29-5 49s1 36 5 49c3 13 8 23 13 31 6 8 13 13 21 16 6 3 14 4 22 4 9 0 17-2 25-6 8-3 14-9 19-17s9-19 11-32c3-13 5-29 5-47z"><text:p/></draw:path><draw:path draw:style-name="gr572" draw:text-style-name="P2" svg:width="0.29cm" svg:height="0.307cm" svg:x="14.458cm" svg:y="0.141cm" svg:viewBox="0 0 291 308" svg:d="M291 154c0 23-2 44-8 63s-16 34-28 48-28 24-46 32c-19 7-40 11-64 11s-45-4-62-11c-19-8-33-18-46-32-12-13-21-29-27-48-7-19-10-40-10-63 0-22 3-42 9-61s15-35 27-49c13-14 27-25 46-32 18-8 39-12 65-12 25 0 47 4 66 12 18 7 34 18 45 32 12 13 20 30 26 48 5 19 7 40 7 62zM213 154c0-35-5-61-17-77-10-16-27-24-48-24-23 0-39 8-52 25-11 16-17 41-17 76 0 18 2 34 5 46 2 13 7 24 13 32s13 14 21 17c7 4 16 6 26 6 11 0 21-2 30-6 9-3 15-9 21-17s11-19 14-32c3-12 4-28 4-46z"><text:p/></draw:path><draw:path draw:style-name="gr573" draw:text-style-name="P2" svg:width="0.262cm" svg:height="0.308cm" svg:x="14.792cm" svg:y="0.14cm" svg:viewBox="0 0 263 309" svg:d="M263 217c0 14-3 27-8 38-6 11-15 21-26 29s-25 14-41 18-34 7-55 7c-17 0-35-2-49-5-15-2-28-7-39-13-11-7-21-15-28-25s-13-21-17-36l66-11c2 9 5 15 9 21 4 5 9 9 13 10 6 3 13 5 20 6 8 1 16 1 25 1s17 0 24-1c8-1 14-3 20-5s10-5 12-10c3-4 5-10 5-17 0-8-3-14-7-18-4-5-10-8-18-11-7-3-16-6-26-8-11-2-22-4-33-7-12-3-25-6-36-10-12-4-23-9-31-16-10-6-17-15-23-25-5-10-8-23-8-39 0-14 3-26 7-37 6-12 14-21 24-29s23-14 39-18c15-4 33-6 52-6 16 0 30 2 44 5 13 3 26 7 37 14 10 6 19 15 26 25 8 10 13 22 15 37l-67 7c-1-7-2-13-6-18-3-5-7-8-12-11s-10-5-17-6c-5-1-12-1-20-1-17 0-31 2-40 7-9 4-13 12-13 23 0 7 2 12 5 16s9 8 16 11c6 2 15 4 23 6 9 2 20 5 30 7 14 3 27 7 40 11s25 9 34 16c11 7 19 16 25 27 6 10 9 24 9 41z"><text:p/></draw:path><draw:path draw:style-name="gr574" draw:text-style-name="P2" svg:width="0.262cm" svg:height="0.308cm" svg:x="15.095cm" svg:y="0.14cm" svg:viewBox="0 0 263 309" svg:d="M263 217c0 14-3 27-8 38-6 11-15 21-26 29s-25 14-41 18-34 7-55 7c-17 0-35-2-49-5-15-2-28-7-39-13-11-7-21-15-28-25s-13-21-17-36l66-11c2 9 5 15 9 21 4 5 9 9 13 10 6 3 13 5 20 6 8 1 16 1 25 1s17 0 24-1c8-1 14-3 20-5s10-5 12-10c3-4 5-10 5-17 0-8-3-14-7-18-4-5-10-8-18-11-7-3-16-6-26-8-11-2-22-4-33-7-12-3-25-6-36-10-12-4-23-9-31-16-10-6-17-15-23-25-5-10-8-23-8-39 0-14 3-26 7-37 6-12 14-21 24-29s23-14 39-18c15-4 33-6 52-6 16 0 30 2 44 5 13 3 26 7 37 14 10 6 19 15 26 25 8 10 13 22 15 37l-67 7c-1-7-2-13-6-18-3-5-7-8-12-11s-10-5-17-6c-5-1-12-1-20-1-17 0-31 2-40 7-9 4-13 12-13 23 0 7 2 12 5 16s9 8 16 11c6 2 15 4 23 6 9 2 20 5 30 7 14 3 27 7 40 11s25 9 34 16c11 7 19 16 25 27 6 10 9 24 9 41z"><text:p/></draw:path><draw:path draw:style-name="gr575" draw:text-style-name="P2" svg:width="0.074cm" svg:height="0.407cm" svg:x="15.417cm" svg:y="0.036cm" svg:viewBox="0 0 75 408" svg:d="M0 57c0-19 0-38 0-57 25 0 51 0 75 0 0 19 0 38 0 57-24 0-50 0-75 0zM0 408c0-99 0-198 0-297 25 0 51 0 75 0 0 99 0 198 0 297-24 0-50 0-75 0z"><text:p/></draw:path><draw:path draw:style-name="gr576" draw:text-style-name="P2" svg:width="0.275cm" svg:height="0.413cm" svg:x="15.571cm" svg:y="0.036cm" svg:viewBox="0 0 276 414" svg:d="M276 258c0 23-2 43-7 63-4 19-11 35-19 49-10 14-22 25-35 32-14 8-30 12-50 12-9 0-17-1-26-3-8-2-17-5-24-9s-15-10-21-16c-7-7-12-16-16-26h-1c0 4 0 9 0 14-1 5-1 9-1 14-1 5-1 9-2 13 0 3 0 6-1 7h-73c1-6 1-15 2-27 0-12 0-25 0-41v-340h76v114c0 6 0 12-1 17 0 6 0 11 0 16s0 11 0 16h1c8-21 21-36 37-45 15-8 34-13 55-13 18 0 34 4 48 12 13 7 24 18 33 32 8 13 15 30 19 48 4 19 6 40 6 61zM198 258c0-33-5-58-14-74-10-17-26-25-45-25-8 0-16 2-23 5s-14 8-20 16-11 18-14 32c-4 13-5 29-5 48 0 20 1 36 5 49 3 13 7 23 13 31s13 13 21 16c6 3 14 5 22 5 19 0 34-8 45-24 9-17 15-43 15-79z"><text:p/></draw:path><draw:path draw:style-name="gr577" draw:text-style-name="P2" svg:width="0.074cm" svg:height="0.407cm" svg:x="15.909cm" svg:y="0.036cm" svg:viewBox="0 0 75 408" svg:d="M0 57c0-19 0-38 0-57 25 0 51 0 75 0 0 19 0 38 0 57-24 0-50 0-75 0zM0 408c0-99 0-198 0-297 25 0 51 0 75 0 0 99 0 198 0 297-24 0-50 0-75 0z"><text:p/></draw:path><draw:path draw:style-name="gr578" draw:text-style-name="P2" svg:width="0.074cm" svg:height="0.407cm" svg:x="16.064cm" svg:y="0.036cm" svg:viewBox="0 0 75 408" svg:d="M0 408c0-136 0-272 0-408 25 0 51 0 75 0 0 136 0 272 0 408-24 0-50 0-75 0z"><text:p/></draw:path><draw:path draw:style-name="gr579" draw:text-style-name="P2" svg:width="0.074cm" svg:height="0.407cm" svg:x="16.221cm" svg:y="0.036cm" svg:viewBox="0 0 75 408" svg:d="M0 57c0-19 0-38 0-57 25 0 51 0 75 0 0 19 0 38 0 57-24 0-50 0-75 0zM0 408c0-99 0-198 0-297 25 0 51 0 75 0 0 99 0 198 0 297-24 0-50 0-75 0z"><text:p/></draw:path><draw:path draw:style-name="gr580" draw:text-style-name="P2" svg:width="0.168cm" svg:height="0.372cm" svg:x="16.345cm" svg:y="0.077cm" svg:viewBox="0 0 169 373" svg:d="M106 373c-22-1-40-7-52-19-11-13-17-31-17-57v-174h-37v-53h41l23-70h47v70h55v53h-55v154c0 14 3 25 8 32s14 10 25 10c5 0 9 0 12-1 4-1 8-2 13-3v48c-9 3-19 6-29 7-11 2-22 2-34 3z"><text:p/></draw:path><draw:path draw:style-name="gr581" draw:text-style-name="P2" svg:width="0.074cm" svg:height="0.407cm" svg:x="16.557cm" svg:y="0.036cm" svg:viewBox="0 0 75 408" svg:d="M0 57c0-19 0-38 0-57 25 0 51 0 75 0 0 19 0 38 0 57-24 0-50 0-75 0zM0 408c0-99 0-198 0-297 25 0 51 0 75 0 0 99 0 198 0 297-24 0-50 0-75 0z"><text:p/></draw:path><draw:path draw:style-name="gr582" draw:text-style-name="P2" svg:width="0.263cm" svg:height="0.308cm" svg:x="16.696cm" svg:y="0.14cm" svg:viewBox="0 0 264 309" svg:d="M135 309c-20 0-39-3-56-10-17-6-30-16-43-29-12-13-20-28-26-48-7-19-10-42-10-68 0-29 4-53 11-73 7-19 17-35 30-47 12-12 27-21 44-26 16-5 34-8 51-8 23 0 43 4 59 12 16 9 29 20 40 35 10 14 18 32 22 53 5 20 7 43 7 68v2h-185c0 12 1 24 4 35 2 11 4 20 9 28s12 14 20 17c7 5 16 7 27 7 14 0 24-3 33-8 8-6 14-14 17-27l71 7c-3 8-7 17-13 26s-14 18-24 26c-9 8-21 15-36 20-14 5-32 8-52 8zM135 49c-8 0-15 1-21 4-7 3-13 7-18 13-5 5-9 13-11 22-3 9-5 20-5 33h111c-1-24-6-42-16-54s-23-18-40-18z"><text:p/></draw:path><draw:path draw:style-name="gr583" draw:text-style-name="P2" svg:width="0.262cm" svg:height="0.308cm" svg:x="16.997cm" svg:y="0.14cm" svg:viewBox="0 0 263 309" svg:d="M263 217c0 14-3 27-8 38-6 11-15 21-26 29s-25 14-41 18-34 7-55 7c-17 0-35-2-49-5-15-2-28-7-39-13-11-7-21-15-28-25s-13-21-17-36l66-11c2 9 5 15 9 21 4 5 9 9 13 10 6 3 13 5 20 6 8 1 16 1 25 1s17 0 24-1c8-1 14-3 20-5s10-5 12-10c3-4 5-10 5-17 0-8-3-14-7-18-4-5-10-8-18-11-7-3-16-6-26-8-11-2-22-4-33-7-12-3-25-6-36-10-12-4-23-9-31-16-10-6-17-15-23-25-5-10-8-23-8-39 0-14 3-26 7-37 6-12 14-21 24-29s23-14 39-18c15-4 33-6 52-6 16 0 30 2 44 5 13 3 26 7 37 14 10 6 19 15 26 25 8 10 13 22 15 37l-67 7c-1-7-2-13-6-18-3-5-7-8-12-11s-10-5-17-6c-5-1-12-1-20-1-17 0-31 2-40 7-9 4-13 12-13 23 0 7 2 12 5 16s9 8 16 11c6 2 15 4 23 6 9 2 20 5 30 7 14 3 27 7 40 11s25 9 34 16c11 7 19 16 25 27 6 10 9 24 9 41z"><text:p/></draw:path><draw:path draw:style-name="gr584" draw:text-style-name="P2" svg:width="9.295cm" svg:height="0.029cm" svg:x="7.985cm" svg:y="0.488cm" svg:viewBox="0 0 9296 30" svg:d="M0 30c0-5 0-10 0-15s0-10 0-15c3099 0 6197 0 9296 0 0 5 0 10 0 15s0 10 0 15c-3099 0-6197 0-9296 0z"><text:p/></draw:path></draw:g><draw:g draw:style-name="gr2"><draw:g draw:style-name="gr2"><draw:path draw:style-name="gr585" draw:text-style-name="P3" svg:width="0.689cm" svg:height="3.38cm" svg:x="2.946cm" svg:y="2.286cm" svg:viewBox="0 0 690 3381" svg:d="M0 3381c0-1127 0-2254 0-3381 230 0 459 0 690 0 0 1127 0 2254 0 3381-231 0-460 0-690 0z"><text:p/></draw:path><draw:path draw:style-name="gr586" draw:text-style-name="P4" svg:width="0.375cm" svg:height="0.418cm" svg:x="3.698cm" svg:y="2.639cm" svg:viewBox="0 0 376 419" svg:d="M0 419c0-140 0-279 0-419 125 0 251 0 376 0 0 140 0 279 0 419-125 0-251 0-376 0z"><text:p/></draw:path><draw:g draw:style-name="gr2"><draw:g draw:style-name="gr2"><draw:g draw:style-name="gr2"><draw:path draw:style-name="gr587" draw:text-style-name="P5" svg:width="2.32cm" svg:height="4.992cm" svg:x="0.313cm" svg:y="1.32cm" svg:viewBox="0 0 2321 4993" svg:d="M1160 0c-633 0-1160 283-1160 624 0 1248 0 2496 0 3744 0 341 527 625 1160 625s1161-284 1161-625c0-1248 0-2496 0-3744 0-341-528-624-1161-624zM0 0zM2321 4993z"><text:p/></draw:path><draw:path draw:style-name="gr588" draw:text-style-name="P6" svg:width="2.32cm" svg:height="4.992cm" svg:x="0.313cm" svg:y="1.32cm" svg:viewBox="0 0 2321 4993" svg:d="M1160 0c-633 0-1160 283-1160 624 0 340 527 623 1160 623s1161-283 1161-623c0-341-528-624-1161-624zM0 0zM2321 4993z"><text:p/></draw:path></draw:g><draw:path draw:style-name="gr589" draw:text-style-name="P1" svg:width="0.384cm" svg:height="0.29cm" svg:x="0.921cm" svg:y="3.743cm" svg:viewBox="0 0 385 291" svg:d="M301 291h-46l-48-185c-2-5-3-11-5-18s-3-14-5-21c-1-7-3-15-5-23-2 8-3 16-5 23 0 7-2 14-4 21-1 7-3 13-4 18l-50 185h-45l-84-291h40l50 185c3 9 5 17 7 26 2 8 4 16 6 23 1 8 3 15 5 22 2-9 4-18 6-28 1-3 2-8 3-12s2-8 2-12c1-5 2-8 3-12s2-8 3-11l49-181h37l49 181c1 3 1 7 2 11 2 4 3 7 4 12 1 4 2 8 3 12s1 8 2 12c3 9 5 19 7 28 0 0 1-3 2-7s2-10 4-17c2-8 3-15 5-24 1-8 3-16 5-23l51-185h40z"><text:p/></draw:path><draw:path draw:style-name="gr590" draw:text-style-name="P1" svg:width="0.21cm" svg:height="0.231cm" svg:x="1.33cm" svg:y="3.808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591" draw:text-style-name="P1" svg:width="0.104cm" svg:height="0.276cm" svg:x="1.548cm" svg:y="3.76cm" svg:viewBox="0 0 105 277" svg:d="M105 272c-6 1-11 2-17 3-5 1-12 1-20 2-28-1-43-17-43-50v-149h-25v-28h26l11-50h24v50h40v28h-40v141c0 11 2 18 5 22 4 5 10 7 19 7 2 0 6 0 9-1 3 0 7-1 11-2z"><text:p/></draw:path><draw:path draw:style-name="gr592" draw:text-style-name="P1" svg:width="0.191cm" svg:height="0.231cm" svg:x="1.674cm" svg:y="3.808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593" draw:text-style-name="P1" svg:width="0.102cm" svg:height="0.227cm" svg:x="1.915cm" svg:y="3.808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594" draw:text-style-name="P1" svg:width="0.218cm" svg:height="0.29cm" svg:x="1.141cm" svg:y="4.215cm" svg:viewBox="0 0 219 291" svg:d="M219 209c0 15-3 28-9 38-5 10-13 18-23 25-9 6-20 11-33 14-12 3-26 5-39 5h-115v-291h103c16 0 29 1 42 4 12 3 22 7 31 13s15 13 19 22c5 9 7 19 7 32 0 8-1 15-3 23-2 7-6 13-11 19-3 6-9 11-16 15s-15 8-23 10c11 1 21 4 30 8 8 4 15 9 22 15 6 6 10 14 13 22 4 8 5 17 5 26zM164 75c0-15-6-26-16-33s-26-10-45-10h-65v92h65c11 0 20-1 28-4 8-2 15-5 19-9s8-10 10-15c2-6 4-13 4-21zM180 206c0-9-1-17-5-23-3-7-8-12-14-16-7-4-13-7-22-9s-19-3-29-3h-72v104h75c9 0 18-1 27-2 8-2 15-5 21-8 6-4 11-10 14-17 4-7 5-15 5-26z"><text:p/></draw:path><draw:path draw:style-name="gr595" draw:text-style-name="P1" svg:width="0.174cm" svg:height="0.227cm" svg:x="1.405cm" svg:y="4.284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596" draw:text-style-name="P1" svg:width="0.104cm" svg:height="0.276cm" svg:x="1.614cm" svg:y="4.233cm" svg:viewBox="0 0 105 277" svg:d="M105 272c-6 1-11 2-17 3-5 1-12 1-20 2-28-1-43-17-43-50v-149h-25v-28h26l11-50h24v50h40v28h-40v141c0 11 2 18 5 22 4 5 10 7 19 7 2 0 6 0 9-1 3 0 7-1 11-2z"><text:p/></draw:path><draw:path draw:style-name="gr597" draw:text-style-name="P1" svg:width="0.104cm" svg:height="0.276cm" svg:x="1.729cm" svg:y="4.233cm" svg:viewBox="0 0 105 277" svg:d="M105 272c-6 1-11 2-17 3-5 1-12 1-20 2-28-1-43-17-43-50v-149h-25v-28h26l11-50h24v50h40v28h-40v141c0 11 2 18 5 22 4 5 10 7 19 7 2 0 6 0 9-1 3 0 7-1 11-2z"><text:p/></draw:path></draw:g><draw:path draw:style-name="gr598" draw:text-style-name="P7" svg:width="0.345cm" svg:height="-0.001cm" draw:transform="rotate (0.0919788515801012) translate (2.5381600151619cm 5.50650700067818cm)" svg:viewBox="0 0 346 0" svg:d="M0 0c116 0 231 0 346 0"><text:p/></draw:path><draw:path draw:style-name="gr599" draw:text-style-name="P8" svg:width="0.532cm" svg:height="0.417cm" svg:x="3.007cm" svg:y="3.606cm" svg:viewBox="0 0 533 418" svg:d="M0 418c0-140 0-278 0-418 178 0 356 0 533 0 0 140 0 278 0 418-177 0-355 0-533 0z"><text:p/></draw:path><draw:path draw:style-name="gr600" draw:text-style-name="P4" svg:width="0.375cm" svg:height="0.418cm" svg:x="3.666cm" svg:y="5.023cm" svg:viewBox="0 0 376 419" svg:d="M0 419c0-140 0-279 0-419 125 0 251 0 376 0 0 140 0 279 0 419-125 0-251 0-376 0z"><text:p/></draw:path></draw:g></draw:g><draw:g draw:style-name="gr2"><draw:path draw:style-name="gr601" draw:text-style-name="P9" svg:width="0.19cm" svg:height="0.242cm" svg:x="4.768cm" svg:y="2.713cm" svg:viewBox="0 0 191 243" svg:d="M159 243c0-38 0-75 0-112-42 0-84 0-127 0 0 37 0 74 0 112-11 0-21 0-32 0 0-81 0-162 0-243 11 0 21 0 32 0 0 34 0 69 0 103 43 0 85 0 127 0 0-34 0-69 0-103 11 0 22 0 32 0 0 81 0 162 0 243-10 0-21 0-32 0z"><text:p/></draw:path><draw:path draw:style-name="gr602" draw:text-style-name="P9" svg:width="0.029cm" svg:height="0.254cm" svg:x="5.009cm" svg:y="2.699cm" svg:viewBox="0 0 30 255" svg:d="M0 30c0-10 0-20 0-30 10 0 20 0 30 0 0 10 0 20 0 30-10 0-20 0-30 0zM0 255c0-61 0-123 0-186 10 0 20 0 30 0 0 63 0 125 0 186-10 0-20 0-30 0z"><text:p/></draw:path><draw:path draw:style-name="gr603" draw:text-style-name="P9" svg:width="0.153cm" svg:height="0.261cm" svg:x="5.074cm" svg:y="2.766cm" svg:viewBox="0 0 154 262" svg:d="M78 262c-11 0-21-1-28-3-8-2-15-6-21-10-6-3-11-8-13-13-4-6-7-12-8-19l30-5c2 9 7 16 13 20 7 5 16 7 27 7 7 0 13-1 19-3 5-2 10-5 14-9s7-10 9-17 3-15 3-25v-30c-3 5-5 9-8 14-3 4-8 8-12 11-5 3-11 6-17 8s-13 3-21 3c-12 0-21-2-30-6-8-4-15-10-20-18s-9-18-11-29c-3-12-4-26-4-41s1-29 4-41c2-12 6-22 12-30 4-9 12-15 20-19 9-5 19-7 32-7s24 3 33 9c10 6 18 15 22 26 0-3 0-6 0-10 1-3 1-7 1-10s0-6 1-8c0-2 0-4 0-4h29c0 1 0 3-1 5 0 3 0 6 0 9 0 4 0 7 0 12 0 4 0 8 0 13v142c0 26-6 46-19 59-12 12-31 19-56 19zM123 96c0-13-2-24-4-33s-6-17-10-23c-5-6-10-10-16-13s-11-4-17-4c-8 0-15 1-21 4-5 3-9 7-13 13s-6 14-8 23-3 20-3 33c0 14 1 25 3 34s4 17 8 22c4 6 8 10 13 12 6 3 12 4 20 4 6 0 11-1 17-4s11-7 16-12c5-6 9-14 11-23s4-20 4-33z"><text:p/></draw:path><draw:path draw:style-name="gr604" draw:text-style-name="P9" svg:width="0.144cm" svg:height="0.254cm" svg:x="5.271cm" svg:y="2.699cm" svg:viewBox="0 0 145 255" svg:d="M29 101c4-6 7-11 11-16 4-4 9-8 13-11s10-5 16-6c5-1 12-2 18-2 12 0 22 2 29 5s13 8 17 13c5 6 8 13 9 21 2 8 3 17 3 27v123h-30v-117c0-8-1-15-2-21s-3-11-5-15c-3-4-7-7-12-9s-11-3-19-3c-7 0-14 1-20 4s-10 6-14 11-7 11-10 18c-2 7-3 14-3 23v109h-30v-255h30v67c0 3 0 7 0 11s0 7-1 11c0 3 0 6 0 8s0 4 0 4z"><text:p/></draw:path><draw:path draw:style-name="gr605" draw:text-style-name="P9" svg:width="0.029cm" svg:height="0.254cm" svg:x="5.558cm" svg:y="2.699cm" svg:viewBox="0 0 30 255" svg:d="M0 255c0-84 0-170 0-255 10 0 20 0 30 0 0 85 0 171 0 255-10 0-20 0-30 0z"><text:p/></draw:path><draw:path draw:style-name="gr606" draw:text-style-name="P9" svg:width="0.16cm" svg:height="0.192cm" svg:x="5.622cm" svg:y="2.766cm" svg:viewBox="0 0 161 193" svg:d="M32 103c0 10 1 19 3 27s5 15 9 21 8 11 15 14 14 5 24 5c12 0 23-3 31-8 7-6 13-13 15-21l27 8c-2 5-4 10-8 15-3 6-8 10-14 15-5 4-13 7-21 10s-19 4-30 4c-28 0-48-8-62-25-14-16-21-40-21-73 0-17 2-32 7-44 4-12 10-22 16-29 8-8 17-14 27-17 9-3 20-5 31-5 15 0 28 3 38 8s19 12 25 20c6 9 10 20 13 32 2 12 4 25 4 39v4zM130 79c-2-19-7-34-14-43-9-9-21-13-35-13-5 0-11 1-16 2-6 2-11 5-15 9-5 4-9 10-12 17-4 8-6 17-6 28z"><text:p/></draw:path><draw:path draw:style-name="gr607" draw:text-style-name="P9" svg:width="0.168cm" svg:height="0.186cm" svg:x="5.798cm" svg:y="2.77cm" svg:viewBox="0 0 169 187" svg:d="M101 187h-35l-66-187h32l40 121c1 3 2 6 3 10 1 3 2 7 3 11s3 8 4 11c1 4 1 7 2 9 1-2 1-5 2-9 1-3 2-7 3-11s2-7 4-11c1-4 2-7 3-9l41-122h32z"><text:p/></draw:path><draw:path draw:style-name="gr608" draw:text-style-name="P9" svg:width="0.16cm" svg:height="0.192cm" svg:x="5.984cm" svg:y="2.766cm" svg:viewBox="0 0 161 193" svg:d="M32 103c0 10 1 19 3 27s5 15 9 21 8 11 15 14 14 5 24 5c12 0 23-3 31-8 7-6 13-13 15-21l27 8c-2 5-4 10-8 15-3 6-8 10-14 15-5 4-13 7-21 10s-19 4-30 4c-28 0-48-8-62-25-14-16-21-40-21-73 0-17 2-32 7-44 4-12 10-22 16-29 8-8 17-14 27-17 9-3 20-5 31-5 15 0 28 3 38 8s19 12 25 20c6 9 10 20 13 32 2 12 4 25 4 39v4zM130 79c-2-19-7-34-14-43-9-9-21-13-35-13-5 0-11 1-16 2-6 2-11 5-15 9-5 4-9 10-12 17-4 8-6 17-6 28z"><text:p/></draw:path><draw:path draw:style-name="gr609" draw:text-style-name="P9" svg:width="0.029cm" svg:height="0.254cm" svg:x="6.181cm" svg:y="2.699cm" svg:viewBox="0 0 30 255" svg:d="M0 255c0-84 0-170 0-255 10 0 20 0 30 0 0 85 0 171 0 255-10 0-20 0-30 0z"><text:p/></draw:path><draw:path draw:style-name="gr610" draw:text-style-name="P9" svg:width="0.149cm" svg:height="0.192cm" svg:x="6.339cm" svg:y="2.766cm" svg:viewBox="0 0 150 193" svg:d="M150 138c0 9-2 17-5 23-4 7-8 13-15 18-6 4-13 8-23 10-9 3-20 4-31 4s-20-1-28-2c-9-2-16-5-23-9-6-3-11-8-15-14-5-6-8-14-10-22l26-6c3 10 9 18 17 22 8 5 19 7 33 7 7 0 12 0 18-1 5-1 10-3 14-5s7-5 9-9c2-3 3-8 3-14 0-5-1-10-3-13-3-4-7-7-11-10-5-2-11-4-17-6s-13-4-22-6c-7-2-14-4-21-6-7-3-14-6-20-10s-9-9-13-15-6-13-6-22c0-17 6-30 18-39s28-13 52-13c19 0 36 4 47 11 12 7 19 19 23 35l-28 3c0-5-2-9-5-12s-6-6-10-8-8-3-13-4-9-2-14-2c-14 0-25 3-30 7-7 4-10 11-10 19 0 5 1 9 3 13 3 3 6 6 11 8 3 2 8 4 15 6 6 1 13 3 19 5 5 1 10 3 15 4 5 2 10 3 15 5 4 2 9 5 13 7 4 3 8 6 11 10 4 4 6 8 8 13s3 11 3 18z"><text:p/></draw:path><draw:path draw:style-name="gr611" draw:text-style-name="P9" svg:width="0.16cm" svg:height="0.192cm" svg:x="6.516cm" svg:y="2.766cm" svg:viewBox="0 0 161 193" svg:d="M32 103c0 10 1 19 3 27s5 15 9 21 8 11 15 14 14 5 24 5c12 0 23-3 31-8 7-6 13-13 15-21l27 8c-2 5-4 10-8 15-3 6-8 10-14 15-5 4-13 7-21 10s-19 4-30 4c-28 0-48-8-62-25-14-16-21-40-21-73 0-17 2-32 7-44 4-12 10-22 16-29 8-8 17-14 27-17 9-3 20-5 31-5 15 0 28 3 38 8s19 12 25 20c6 9 10 20 13 32 2 12 4 25 4 39v4zM130 79c-2-19-7-34-14-43-9-9-21-13-35-13-5 0-11 1-16 2-6 2-11 5-15 9-5 4-9 10-12 17-4 8-6 17-6 28z"><text:p/></draw:path><draw:path draw:style-name="gr612" draw:text-style-name="P9" svg:width="0.145cm" svg:height="0.189cm" svg:x="6.712cm" svg:y="2.766cm" svg:viewBox="0 0 146 190" svg:d="M116 190v-118c0-9-1-17-2-23-2-6-4-11-7-15s-7-6-11-8c-5-1-11-2-18-2s-14 1-20 4c-5 2-10 6-14 11s-7 11-9 18c-3 7-4 16-4 25v108h-30v-147c0-4 0-8 0-12s0-8 0-12-1-7-1-10 0-5 0-6h28c0 1 1 3 1 5 0 3 0 6 0 9s0 6 1 10c0 3 0 6 0 8 3-5 6-10 10-14 4-5 8-8 11-11 5-3 11-6 17-7 6-2 13-3 20-3 10 0 19 1 27 4 6 2 12 6 17 12 5 5 8 12 11 20 2 8 3 18 3 30v124z"><text:p/></draw:path><draw:path draw:style-name="gr613" draw:text-style-name="P9" svg:width="0.149cm" svg:height="0.192cm" svg:x="6.888cm" svg:y="2.766cm" svg:viewBox="0 0 150 193" svg:d="M150 138c0 9-2 17-5 23-4 7-8 13-15 18-6 4-13 8-23 10-9 3-20 4-31 4s-20-1-28-2c-9-2-16-5-23-9-6-3-11-8-15-14-5-6-8-14-10-22l26-6c3 10 9 18 17 22 8 5 19 7 33 7 7 0 12 0 18-1 5-1 10-3 14-5s7-5 9-9c2-3 3-8 3-14 0-5-1-10-3-13-3-4-7-7-11-10-5-2-11-4-17-6s-13-4-22-6c-7-2-14-4-21-6-7-3-14-6-20-10s-9-9-13-15-6-13-6-22c0-17 6-30 18-39s28-13 52-13c19 0 36 4 47 11 12 7 19 19 23 35l-28 3c0-5-2-9-5-12s-6-6-10-8-8-3-13-4-9-2-14-2c-14 0-25 3-30 7-7 4-10 11-10 19 0 5 1 9 3 13 3 3 6 6 11 8 3 2 8 4 15 6 6 1 13 3 19 5 5 1 10 3 15 4 5 2 10 3 15 5 4 2 9 5 13 7 4 3 8 6 11 10 4 4 6 8 8 13s3 11 3 18z"><text:p/></draw:path><draw:path draw:style-name="gr614" draw:text-style-name="P9" svg:width="0.161cm" svg:height="0.192cm" svg:x="7.066cm" svg:y="2.766cm" svg:viewBox="0 0 162 193" svg:d="M162 96c0 33-8 57-21 73-14 16-34 24-60 24-13 0-25-2-34-6-10-4-19-10-26-18-6-8-12-18-15-30-4-12-6-26-6-43 0-64 27-96 82-96 13 0 26 2 36 6s18 10 25 18 11 18 14 30 5 26 5 42zM130 96c0-14-1-26-3-35-2-10-6-17-9-23-4-6-10-9-16-12-6-2-13-3-20-3-8 0-15 1-21 3-7 3-11 7-16 12-4 6-8 14-10 23s-3 21-3 35c0 15 1 27 3 36 3 10 6 17 11 23 4 5 8 9 14 12 7 2 13 3 20 3s14-1 21-3c6-3 12-6 16-12s7-13 9-23c3-9 4-21 4-36z"><text:p/></draw:path><draw:path draw:style-name="gr615" draw:text-style-name="P9" svg:width="0.084cm" svg:height="0.189cm" svg:x="7.262cm" svg:y="2.766cm" svg:viewBox="0 0 85 190" svg:d="M1 190v-143c0-4 0-8 0-12s0-8 0-12-1-7-1-11c0-3 0-6 0-9h28c0 3 1 6 1 10 0 3 0 6 0 10 0 3 1 7 1 10s0 6 0 9c3-8 5-14 7-19 3-5 6-10 9-13s6-6 11-7c5-2 10-3 17-3 2 0 5 0 7 1 2 0 4 0 4 1v28c-1 0-3-1-6-1s-6-1-9-1c-7 0-13 2-18 5-4 3-9 8-12 14-3 5-5 12-7 20-1 8-2 16-2 26v97z"><text:p/></draw:path></draw:g><draw:g draw:style-name="gr2"><draw:path draw:style-name="gr616" draw:text-style-name="P9" svg:width="0.151cm" svg:height="0.242cm" svg:x="4.737cm" svg:y="5cm" svg:viewBox="0 0 152 243" svg:d="M0 243c0-81 0-162 0-243 11 0 21 0 32 0 0 72 0 144 0 216 40 0 80 0 120 0 0 9 0 18 0 27-51 0-101 0-152 0z"><text:p/></draw:path><draw:path draw:style-name="gr617" draw:text-style-name="P9" svg:width="0.161cm" svg:height="0.192cm" svg:x="4.911cm" svg:y="5.053cm" svg:viewBox="0 0 162 193" svg:d="M162 96c0 33-8 57-21 73-14 16-34 24-60 24-13 0-25-2-34-6-10-4-19-10-26-18-6-8-12-18-15-30-4-12-6-26-6-43 0-64 27-96 82-96 13 0 26 2 36 6s18 10 25 18 11 18 14 30 5 26 5 42zM130 96c0-14-1-26-3-35-2-10-6-17-9-23-4-6-10-9-16-12-6-2-13-3-20-3-8 0-15 1-21 3-7 3-11 7-16 12-4 6-8 14-10 23s-3 21-3 35c0 15 1 27 3 36 3 10 6 17 11 23 4 5 8 9 14 12 7 2 13 3 20 3s14-1 21-3c6-3 12-6 16-12s7-13 9-23c3-9 4-21 4-36z"><text:p/></draw:path><draw:path draw:style-name="gr618" draw:text-style-name="P9" svg:width="0.248cm" svg:height="0.186cm" svg:x="5.084cm" svg:y="5.057cm" svg:viewBox="0 0 249 187" svg:d="M197 187h-35l-29-121c-1-3-2-7-3-11-1-5-2-9-3-14s-2-10-3-15c-1 5-2 10-3 15-1 4-2 9-2 13-1 5-2 9-3 13l-31 120h-34l-51-187h30l30 127c1 2 2 6 3 9 0 4 1 8 2 12s2 8 3 13c1-5 2-9 3-13 0-4 1-7 2-11 1-3 2-7 3-9l33-128h32l31 128c1 3 2 6 3 10s2 8 3 11c0 4 1 8 2 12 1-5 2-9 3-13s2-7 3-11c0-4 1-7 1-10l33-127h29z"><text:p/></draw:path><draw:path draw:style-name="gr619" draw:text-style-name="P9" svg:width="0.029cm" svg:height="0.254cm" svg:x="5.453cm" svg:y="4.986cm" svg:viewBox="0 0 30 255" svg:d="M0 255c0-84 0-170 0-255 10 0 20 0 30 0 0 85 0 171 0 255-10 0-20 0-30 0z"><text:p/></draw:path><draw:path draw:style-name="gr620" draw:text-style-name="P9" svg:width="0.16cm" svg:height="0.192cm" svg:x="5.519cm" svg:y="5.053cm" svg:viewBox="0 0 161 193" svg:d="M32 103c0 10 1 19 3 27s5 15 9 21 8 11 15 14 14 5 24 5c12 0 23-3 31-8 7-6 13-13 15-21l27 8c-2 5-4 10-8 15-3 6-8 10-14 15-5 4-13 7-21 10s-19 4-30 4c-28 0-48-8-62-25-14-16-21-40-21-73 0-17 2-32 7-44 4-12 10-22 16-29 8-8 17-14 27-17 9-3 20-5 31-5 15 0 28 3 38 8s19 12 25 20c6 9 10 20 13 32 2 12 4 25 4 39v4zM130 79c-2-19-7-34-14-43-9-9-21-13-35-13-5 0-11 1-16 2-6 2-11 5-15 9-5 4-9 10-12 17-4 8-6 17-6 28z"><text:p/></draw:path><draw:path draw:style-name="gr621" draw:text-style-name="P9" svg:width="0.168cm" svg:height="0.186cm" svg:x="5.693cm" svg:y="5.057cm" svg:viewBox="0 0 169 187" svg:d="M101 187h-35l-66-187h32l40 121c1 3 2 6 3 10 1 3 2 7 3 11s3 8 4 11c1 4 1 7 2 9 1-2 1-5 2-9 1-3 2-7 3-11s2-7 4-11c1-4 2-7 3-9l41-122h32z"><text:p/></draw:path><draw:path draw:style-name="gr622" draw:text-style-name="P9" svg:width="0.16cm" svg:height="0.192cm" svg:x="5.879cm" svg:y="5.053cm" svg:viewBox="0 0 161 193" svg:d="M32 103c0 10 1 19 3 27s5 15 9 21 8 11 15 14 14 5 24 5c12 0 23-3 31-8 7-6 13-13 15-21l27 8c-2 5-4 10-8 15-3 6-8 10-14 15-5 4-13 7-21 10s-19 4-30 4c-28 0-48-8-62-25-14-16-21-40-21-73 0-17 2-32 7-44 4-12 10-22 16-29 8-8 17-14 27-17 9-3 20-5 31-5 15 0 28 3 38 8s19 12 25 20c6 9 10 20 13 32 2 12 4 25 4 39v4zM130 79c-2-19-7-34-14-43-9-9-21-13-35-13-5 0-11 1-16 2-6 2-11 5-15 9-5 4-9 10-12 17-4 8-6 17-6 28z"><text:p/></draw:path><draw:path draw:style-name="gr623" draw:text-style-name="P9" svg:width="0.029cm" svg:height="0.254cm" svg:x="6.076cm" svg:y="4.986cm" svg:viewBox="0 0 30 255" svg:d="M0 255c0-84 0-170 0-255 10 0 20 0 30 0 0 85 0 171 0 255-10 0-20 0-30 0z"><text:p/></draw:path><draw:path draw:style-name="gr624" draw:text-style-name="P9" svg:width="0.149cm" svg:height="0.192cm" svg:x="6.234cm" svg:y="5.053cm" svg:viewBox="0 0 150 193" svg:d="M150 138c0 9-2 17-5 23-4 7-8 13-15 18-6 4-13 8-23 10-9 3-20 4-31 4s-20-1-28-2c-9-2-16-5-23-9-6-3-11-8-15-14-5-6-8-14-10-22l26-6c3 10 9 18 17 22 8 5 19 7 33 7 7 0 12 0 18-1 5-1 10-3 14-5s7-5 9-9c2-3 3-8 3-14 0-5-1-10-3-13-3-4-7-7-11-10-5-2-11-4-17-6s-13-4-22-6c-7-2-14-4-21-6-7-3-14-6-20-10s-9-9-13-15-6-13-6-22c0-17 6-30 18-39s28-13 52-13c19 0 36 4 47 11 12 7 19 19 23 35l-28 3c0-5-2-9-5-12s-6-6-10-8-8-3-13-4-9-2-14-2c-14 0-25 3-30 7-7 4-10 11-10 19 0 5 1 9 3 13 3 3 6 6 11 8 3 2 8 4 15 6 6 1 13 3 19 5 5 1 10 3 15 4 5 2 10 3 15 5 4 2 9 5 13 7 4 3 8 6 11 10 4 4 6 8 8 13s3 11 3 18z"><text:p/></draw:path><draw:path draw:style-name="gr625" draw:text-style-name="P9" svg:width="0.16cm" svg:height="0.192cm" svg:x="6.411cm" svg:y="5.053cm" svg:viewBox="0 0 161 193" svg:d="M32 103c0 10 1 19 3 27s5 15 9 21 8 11 15 14 14 5 24 5c12 0 23-3 31-8 7-6 13-13 15-21l27 8c-2 5-4 10-8 15-3 6-8 10-14 15-5 4-13 7-21 10s-19 4-30 4c-28 0-48-8-62-25-14-16-21-40-21-73 0-17 2-32 7-44 4-12 10-22 16-29 8-8 17-14 27-17 9-3 20-5 31-5 15 0 28 3 38 8s19 12 25 20c6 9 10 20 13 32 2 12 4 25 4 39v4zM130 79c-2-19-7-34-14-43-9-9-21-13-35-13-5 0-11 1-16 2-6 2-11 5-15 9-5 4-9 10-12 17-4 8-6 17-6 28z"><text:p/></draw:path><draw:path draw:style-name="gr626" draw:text-style-name="P9" svg:width="0.145cm" svg:height="0.189cm" svg:x="6.607cm" svg:y="5.053cm" svg:viewBox="0 0 146 190" svg:d="M116 190v-118c0-9-1-17-2-23-2-6-4-11-7-15s-7-6-11-8c-5-1-11-2-18-2s-14 1-20 4c-5 2-10 6-14 11s-7 11-9 18c-3 7-4 16-4 25v108h-30v-147c0-4 0-8 0-12s0-8 0-12-1-7-1-10 0-5 0-6h28c0 1 1 3 1 5 0 3 0 6 0 9s0 6 1 10c0 3 0 6 0 8 3-5 6-10 10-14 4-5 8-8 11-11 5-3 11-6 17-7 6-2 13-3 20-3 10 0 19 1 27 4 6 2 12 6 17 12 5 5 8 12 11 20 2 8 3 18 3 30v124z"><text:p/></draw:path><draw:path draw:style-name="gr627" draw:text-style-name="P9" svg:width="0.149cm" svg:height="0.192cm" svg:x="6.784cm" svg:y="5.053cm" svg:viewBox="0 0 150 193" svg:d="M150 138c0 9-2 17-5 23-4 7-8 13-15 18-6 4-13 8-23 10-9 3-20 4-31 4s-20-1-28-2c-9-2-16-5-23-9-6-3-11-8-15-14-5-6-8-14-10-22l26-6c3 10 9 18 17 22 8 5 19 7 33 7 7 0 12 0 18-1 5-1 10-3 14-5s7-5 9-9c2-3 3-8 3-14 0-5-1-10-3-13-3-4-7-7-11-10-5-2-11-4-17-6s-13-4-22-6c-7-2-14-4-21-6-7-3-14-6-20-10s-9-9-13-15-6-13-6-22c0-17 6-30 18-39s28-13 52-13c19 0 36 4 47 11 12 7 19 19 23 35l-28 3c0-5-2-9-5-12s-6-6-10-8-8-3-13-4-9-2-14-2c-14 0-25 3-30 7-7 4-10 11-10 19 0 5 1 9 3 13 3 3 6 6 11 8 3 2 8 4 15 6 6 1 13 3 19 5 5 1 10 3 15 4 5 2 10 3 15 5 4 2 9 5 13 7 4 3 8 6 11 10 4 4 6 8 8 13s3 11 3 18z"><text:p/></draw:path><draw:path draw:style-name="gr628" draw:text-style-name="P9" svg:width="0.161cm" svg:height="0.192cm" svg:x="6.961cm" svg:y="5.053cm" svg:viewBox="0 0 162 193" svg:d="M162 96c0 33-8 57-21 73-14 16-34 24-60 24-13 0-25-2-34-6-10-4-19-10-26-18-6-8-12-18-15-30-4-12-6-26-6-43 0-64 27-96 82-96 13 0 26 2 36 6s18 10 25 18 11 18 14 30 5 26 5 42zM130 96c0-14-1-26-3-35-2-10-6-17-9-23-4-6-10-9-16-12-6-2-13-3-20-3-8 0-15 1-21 3-7 3-11 7-16 12-4 6-8 14-10 23s-3 21-3 35c0 15 1 27 3 36 3 10 6 17 11 23 4 5 8 9 14 12 7 2 13 3 20 3s14-1 21-3c6-3 12-6 16-12s7-13 9-23c3-9 4-21 4-36z"><text:p/></draw:path><draw:path draw:style-name="gr629" draw:text-style-name="P9" svg:width="0.084cm" svg:height="0.189cm" svg:x="7.157cm" svg:y="5.053cm" svg:viewBox="0 0 85 190" svg:d="M1 190v-143c0-4 0-8 0-12s0-8 0-12-1-7-1-11c0-3 0-6 0-9h28c0 3 1 6 1 10 0 3 0 6 0 10 0 3 1 7 1 10s0 6 0 9c3-8 5-14 7-19 3-5 6-10 9-13s6-6 11-7c5-2 10-3 17-3 2 0 5 0 7 1 2 0 4 0 4 1v28c-1 0-3-1-6-1s-6-1-9-1c-7 0-13 2-18 5-4 3-9 8-12 14-3 5-5 12-7 20-1 8-2 16-2 26v97z"><text:p/></draw:path></draw:g><draw:g draw:style-name="gr2"><draw:path draw:style-name="gr630" draw:text-style-name="P9" svg:width="0.167cm" svg:height="0.242cm" svg:x="4.141cm" svg:y="3.646cm" svg:viewBox="0 0 168 243" svg:d="M32 27c0 30 0 60 0 91 44 0 87 0 131 0 0 9 0 18 0 27-44 0-87 0-131 0 0 33 0 66 0 98-11 0-21 0-32 0 0-81 0-162 0-243 56 0 112 0 168 0 0 9 0 18 0 27-46 0-91 0-136 0z"><text:p/></draw:path><draw:path draw:style-name="gr631" draw:text-style-name="P9" svg:width="0.029cm" svg:height="0.254cm" svg:x="4.349cm" svg:y="3.632cm" svg:viewBox="0 0 30 255" svg:d="M0 255c0-84 0-170 0-255 10 0 20 0 30 0 0 85 0 171 0 255-10 0-20 0-30 0z"><text:p/></draw:path><draw:path draw:style-name="gr632" draw:text-style-name="P9" svg:width="0.161cm" svg:height="0.192cm" svg:x="4.414cm" svg:y="3.699cm" svg:viewBox="0 0 162 193" svg:d="M162 96c0 33-8 57-21 73-14 16-34 24-60 24-13 0-25-2-34-6-10-4-19-10-26-18-6-8-12-18-15-30-4-12-6-26-6-43 0-64 27-96 82-96 13 0 26 2 36 6s18 10 25 18 11 18 14 30 5 26 5 42zM130 96c0-14-1-26-3-35-2-10-6-17-9-23-4-6-10-9-16-12-6-2-13-3-20-3-8 0-15 1-21 3-7 3-11 7-16 12-4 6-8 14-10 23s-3 21-3 35c0 15 1 27 3 36 3 10 6 17 11 23 4 5 8 9 14 12 7 2 13 3 20 3s14-1 21-3c6-3 12-6 16-12s7-13 9-23c3-9 4-21 4-36z"><text:p/></draw:path><draw:path draw:style-name="gr633" draw:text-style-name="P9" svg:width="0.175cm" svg:height="0.193cm" svg:x="4.602cm" svg:y="3.698cm" svg:viewBox="0 0 176 194" svg:d="M54 194c-17 0-31-5-40-15s-14-24-14-41c0-12 2-23 7-31 5-7 10-14 17-18 8-5 16-8 26-10 9-1 19-2 28-2h41v-10c0-8 0-15-2-20-2-6-4-10-7-14-4-3-8-5-13-7s-11-2-17-2-11 0-16 1-9 2-12 5c-3 2-6 5-8 9s-4 8-4 14l-32-3c1-7 4-14 7-20 2-6 7-11 13-16 5-4 13-8 22-10 8-3 18-4 31-4 23 0 39 5 51 16s18 26 18 47v80c0 9 1 16 3 21 2 4 6 7 13 7 2 0 4 0 5-1 2 0 4 0 5 0v19c-4 1-7 1-11 2-4 0-8 1-12 1-5 0-11-1-15-3-4-1-7-4-10-7s-5-7-6-11c-1-5-2-10-3-17-3 6-7 12-11 17s-8 9-13 12c-6 3-11 6-17 8-7 2-15 3-24 3zM61 170c10 0 19-1 25-5 8-4 14-8 19-14 5-5 8-12 11-18 2-7 3-13 3-19v-15h-34c-6 0-13 0-20 1s-13 3-17 6c-5 3-9 7-13 12-3 5-4 12-4 20 0 11 3 18 8 24 6 6 12 8 22 8z"><text:p/></draw:path><draw:path draw:style-name="gr634" draw:text-style-name="P9" svg:width="0.086cm" svg:height="0.23cm" svg:x="4.782cm" svg:y="3.661cm" svg:viewBox="0 0 87 231" svg:d="M87 227c-4 1-8 2-13 3s-11 1-17 1c-24 0-36-14-36-42v-125h-21v-23h22l9-41h20v41h34v23h-34v118c0 9 1 15 4 19s8 5 15 5c3 0 6 0 9 0 3-1 6-1 8-2z"><text:p/></draw:path></draw:g></draw:g><draw:g draw:style-name="gr2"><draw:path draw:style-name="gr635" draw:text-style-name="P10" svg:width="7.46cm" svg:height="2.461cm" svg:x="0cm" svg:y="6.889cm" svg:viewBox="0 0 7461 2462" svg:d="M0 2462c0-820 0-1642 0-2462 2487 0 4974 0 7461 0 0 820 0 1642 0 2462-2487 0-4974 0-7461 0z"><text:p/></draw:path><draw:path draw:style-name="gr636" draw:text-style-name="P11" svg:width="0.233cm" svg:height="0.338cm" svg:x="0.704cm" svg:y="7.131cm" svg:viewBox="0 0 234 339" svg:d="M45 38c0 42 0 84 0 126 61 0 122 0 184 0 0 13 0 25 0 38-62 0-123 0-184 0 0 46 0 91 0 137-15 0-30 0-45 0 0-112 0-226 0-339 78 0 156 0 234 0 0 13 0 25 0 38-63 0-126 0-189 0z"><text:p/></draw:path><draw:path draw:style-name="gr637" draw:text-style-name="P11" svg:width="0.041cm" svg:height="0.356cm" svg:x="0.992cm" svg:y="7.112cm" svg:viewBox="0 0 42 357" svg:d="M0 357c0-118 0-238 0-357 14 0 28 0 42 0 0 119 0 239 0 357-14 0-28 0-42 0z"><text:p/></draw:path><draw:path draw:style-name="gr638" draw:text-style-name="P11" svg:width="0.225cm" svg:height="0.269cm" svg:x="1.086cm" svg:y="7.205cm" svg:viewBox="0 0 226 270" svg:d="M226 135c0 46-9 80-29 102-19 22-47 33-84 33-19 0-34-3-48-8-14-6-26-13-35-24-10-12-17-26-22-43s-8-37-8-60c0-90 38-135 114-135 19 0 37 3 50 8 15 6 26 15 36 26 9 11 16 25 20 42s6 37 6 59zM183 135c0-20-2-37-5-50s-8-24-14-32-12-13-21-16-18-5-28-5c-11 0-21 2-30 5-8 3-16 9-22 17s-11 19-13 32c-4 13-5 29-5 49 0 21 1 37 5 51 2 13 7 24 13 31 7 8 14 14 22 17s17 5 27 5 20-2 29-5 16-8 22-16 11-19 15-32c3-14 5-30 5-51z"><text:p/></draw:path><draw:path draw:style-name="gr639" draw:text-style-name="P11" svg:width="0.246cm" svg:height="0.269cm" svg:x="1.357cm" svg:y="7.205cm" svg:viewBox="0 0 247 270" svg:d="M77 270c-26 0-45-7-58-21-12-13-19-32-19-56 0-17 3-32 10-43 6-11 14-19 24-26 11-6 22-10 35-13 14-2 27-3 41-3h56v-15c0-11-1-20-3-28-2-7-6-14-10-18-4-5-10-8-17-11-7-2-15-3-24-3-8 0-16 1-22 2s-12 3-17 6c-5 4-9 8-12 13-3 6-5 12-6 21l-43-4c1-11 4-20 8-29 4-8 11-16 19-22s18-11 30-15c13-3 27-5 44-5 32 0 56 8 72 23s24 36 24 65v112c0 13 2 23 5 29 4 7 9 10 19 10 2 0 4 0 7 0 2-1 5-1 7-1v25c-6 2-11 3-17 3-5 1-10 1-16 1-8 0-15-1-21-3s-10-5-13-10c-4-4-7-9-9-15-2-7-3-14-3-23h-2c-4 9-10 16-14 23-6 7-12 11-19 16-8 5-15 9-25 11-9 3-20 4-31 4zM86 238c14 0 26-2 35-7 10-5 19-12 26-19 6-8 11-17 14-26 4-9 5-18 5-27v-21h-46c-10 0-20 1-30 2-8 1-16 4-24 8-7 4-13 10-16 17-4 7-6 17-6 29 0 14 3 25 10 33 8 8 19 11 32 11z"><text:p/></draw:path><draw:path draw:style-name="gr640" draw:text-style-name="P11" svg:width="0.121cm" svg:height="0.322cm" svg:x="1.613cm" svg:y="7.151cm" svg:viewBox="0 0 122 323" svg:d="M122 317c-5 1-12 3-19 4s-15 1-23 2c-33-1-51-20-51-60v-173h-29v-31h31l13-59h28v59h47v31h-47v164c0 13 2 21 6 26s10 8 20 8c4 0 8 0 12-1s8-1 12-2z"><text:p/></draw:path><draw:path draw:style-name="gr641" draw:text-style-name="P11" svg:width="0.206cm" svg:height="0.269cm" svg:x="1.889cm" svg:y="7.205cm" svg:viewBox="0 0 207 270" svg:d="M44 134c0 15 1 29 4 42 2 12 4 23 10 32 5 9 12 16 20 21 7 5 18 8 30 8 15 0 28-4 38-12 9-9 16-21 18-38h43c-1 11-5 22-9 32-5 10-11 19-19 26s-18 13-29 18c-12 5-26 7-41 7-20 0-36-3-51-10-13-7-25-16-34-28-7-12-14-26-18-43-4-16-6-34-6-54 0-17 1-33 4-46 3-14 7-25 13-35 4-11 10-19 17-26s15-12 22-16c8-4 17-7 26-9 8-2 18-3 27-3 14 0 27 2 38 6 10 4 20 10 29 17 8 7 14 15 19 24 5 10 8 20 11 31l-44 3c-2-14-8-26-16-34-9-9-22-13-38-13-13 0-23 2-30 6-9 4-15 11-20 19-6 8-8 19-10 31-3 13-4 27-4 44z"><text:p/></draw:path><draw:path draw:style-name="gr642" draw:text-style-name="P11" svg:width="0.225cm" svg:height="0.269cm" svg:x="2.136cm" svg:y="7.205cm" svg:viewBox="0 0 226 270" svg:d="M226 135c0 46-9 80-29 102-19 22-47 33-84 33-19 0-34-3-48-8-14-6-26-13-35-24-10-12-17-26-22-43s-8-37-8-60c0-90 38-135 114-135 19 0 37 3 50 8 15 6 26 15 36 26 9 11 16 25 20 42s6 37 6 59zM183 135c0-20-2-37-5-50s-8-24-14-32-12-13-21-16-18-5-28-5c-11 0-21 2-30 5-8 3-16 9-22 17s-11 19-13 32c-4 13-5 29-5 49 0 21 1 37 5 51 2 13 7 24 13 31 7 8 14 14 22 17s17 5 27 5 20-2 29-5 16-8 22-16 11-19 15-32c3-14 5-30 5-51z"><text:p/></draw:path><draw:path draw:style-name="gr643" draw:text-style-name="P11" svg:width="0.203cm" svg:height="0.264cm" svg:x="2.417cm" svg:y="7.21cm" svg:viewBox="0 0 204 265" svg:d="M43 0v166c0 12 1 23 2 31 2 9 5 16 8 21 5 5 10 9 17 11s15 3 24 3c11 0 20-1 27-5 9-4 16-9 22-16 5-7 10-15 12-25 3-10 5-22 5-35v-151h42v205c0 6 0 12 1 18 0 6 0 11 0 17 0 5 0 9 0 13 1 4 1 6 1 7h-40c0-1 0-3-1-6 0-4 0-7 0-12 0-4-1-9-1-14 0-4 0-8 0-11h-1c-4 7-8 14-13 20s-10 11-17 15-13 7-22 10c-8 2-18 3-28 3-15 0-27-2-37-5-10-4-19-9-25-16s-11-17-14-28c-3-12-5-26-5-42v-174z"><text:p/></draw:path><draw:path draw:style-name="gr644" draw:text-style-name="P11" svg:width="0.041cm" svg:height="0.356cm" svg:x="2.689cm" svg:y="7.112cm" svg:viewBox="0 0 42 357" svg:d="M0 357c0-118 0-238 0-357 14 0 28 0 42 0 0 119 0 239 0 357-14 0-28 0-42 0z"><text:p/></draw:path><draw:path draw:style-name="gr645" draw:text-style-name="P11" svg:width="0.215cm" svg:height="0.361cm" svg:x="2.783cm" svg:y="7.112cm" svg:viewBox="0 0 216 362" svg:d="M172 315c-8 17-18 29-31 36s-28 11-48 11c-32 0-55-11-71-33-14-23-22-56-22-100 0-91 31-137 93-137 20 0 35 4 48 11s23 19 31 34h1c0-1 0-4 0-7 0-4-1-7-1-11s0-7 0-11c0-3 0-6 0-7v-101h43v303c0 7 0 13 0 18 0 6 0 12 0 16 0 5 1 9 1 13 0 3 0 6 0 7h-40c-1-1-1-4-1-7s-1-6-1-10 0-8-1-12c0-4 0-9 0-13zM45 227c0 18 1 33 3 46s5 23 10 31c5 9 11 15 19 19s16 5 27 5c12 0 21-1 29-5 9-4 16-10 21-18 6-8 11-19 14-33 3-13 4-28 4-48 0-18-1-34-4-47-3-12-8-23-14-31-5-8-12-13-21-17-8-3-17-5-28-5s-20 2-27 6c-8 3-14 9-19 18-5 8-8 18-11 32-2 13-3 29-3 47z"><text:p/></draw:path><draw:path draw:style-name="gr646" draw:text-style-name="P11" svg:width="0.215cm" svg:height="0.361cm" svg:x="3.196cm" svg:y="7.112cm" svg:viewBox="0 0 216 362" svg:d="M216 226c0 90-31 136-94 136-19 0-35-4-47-11-13-7-24-18-31-34h-1c0 4 0 8 0 13 0 4 0 8-1 12 0 4 0 7 0 10-1 3-1 5-1 5h-41c0-1 0-4 0-7 1-4 1-8 1-13 0-4 0-10 0-16 0-5 0-11 0-18v-303h43v102c0 5 0 9 0 14 0 4 0 8-1 12 0 4 0 7 0 11h1c7-17 18-29 31-36 12-7 29-11 47-11 32 0 56 11 71 33 15 23 23 56 23 101zM172 228c0-18-2-34-4-47s-6-23-11-31c-4-9-10-15-18-19-7-4-17-5-27-5-11 0-21 1-29 5-9 4-16 10-22 18s-10 19-13 32c-3 14-4 30-4 49s1 34 4 47c3 12 7 23 13 31s13 13 22 17c7 3 17 5 29 5 9 0 18-2 26-6 8-3 14-9 18-18 6-8 9-18 12-32 2-13 4-28 4-46z"><text:p/></draw:path><draw:path draw:style-name="gr647" draw:text-style-name="P11" svg:width="0.224cm" svg:height="0.269cm" svg:x="3.455cm" svg:y="7.205cm" svg:viewBox="0 0 225 270" svg:d="M45 145c0 14 1 26 4 38 2 11 6 21 12 29 6 9 13 15 22 20 9 4 20 6 32 6 18 0 33-3 44-11 11-7 19-17 23-29l37 11c-3 8-7 15-12 22s-11 14-19 19c-8 6-18 11-30 14-11 4-26 6-43 6-37 0-66-12-86-34-19-23-29-57-29-102 0-25 3-45 9-62s14-31 24-42c11-10 22-18 36-23 15-5 29-7 45-7 21 0 39 4 53 11s25 17 34 29c9 13 15 27 19 44 3 17 5 36 5 55v6zM182 112c-2-28-9-48-21-61-11-13-27-19-48-19-7 0-15 1-23 4-7 2-14 6-21 12s-12 14-17 25c-4 10-6 23-7 39z"><text:p/></draw:path><draw:path draw:style-name="gr648" draw:text-style-name="P11" svg:width="0.335cm" svg:height="0.264cm" svg:x="3.869cm" svg:y="7.205cm" svg:viewBox="0 0 336 265" svg:d="M148 265v-165c0-12 0-23-2-31-2-9-4-16-8-21s-9-9-15-11c-5-2-12-3-21-3s-17 1-24 5c-8 4-14 9-19 16s-8 15-11 25-4 22-4 35v150h-43v-204c0-6 0-12 0-18s0-11 0-17c0-5 0-10-1-14 0-4 0-6 0-7h40c0 1 0 3 0 6 1 4 1 8 1 13 0 4 1 9 1 14 0 4 0 8 0 11h1c4-7 8-14 11-20 5-6 10-11 16-16 6-4 13-7 20-9 8-3 17-4 27-4 19 0 34 4 45 12s19 20 24 37h1c2-7 7-14 12-20 4-6 10-11 16-16 6-4 13-7 21-9 8-3 17-4 27-4 13 0 24 2 33 5 9 4 17 9 23 17 5 7 10 17 13 28 3 12 4 26 4 42v173h-42v-165c0-12-1-23-2-31-2-9-4-16-7-21-4-5-9-9-15-11s-14-3-22-3c-9 0-17 1-24 5-7 3-13 8-18 15-6 7-10 15-12 25-3 11-5 22-5 36v150z"><text:p/></draw:path><draw:path draw:style-name="gr649" draw:text-style-name="P11" svg:width="0.246cm" svg:height="0.269cm" svg:x="4.259cm" svg:y="7.205cm" svg:viewBox="0 0 247 270" svg:d="M77 270c-26 0-45-7-58-21-12-13-19-32-19-56 0-17 3-32 10-43 6-11 14-19 24-26 11-6 22-10 35-13 14-2 27-3 41-3h56v-15c0-11-1-20-3-28-2-7-6-14-10-18-4-5-10-8-17-11-7-2-15-3-24-3-8 0-16 1-22 2s-12 3-17 6c-5 4-9 8-12 13-3 6-5 12-6 21l-43-4c1-11 4-20 8-29 4-8 11-16 19-22s18-11 30-15c13-3 27-5 44-5 32 0 56 8 72 23s24 36 24 65v112c0 13 2 23 5 29 4 7 9 10 19 10 2 0 4 0 7 0 2-1 5-1 7-1v25c-6 2-11 3-17 3-5 1-10 1-16 1-8 0-15-1-21-3s-10-5-13-10c-4-4-7-9-9-15-2-7-3-14-3-23h-2c-4 9-10 16-14 23-6 7-12 11-19 16-8 5-15 9-25 11-9 3-20 4-31 4zM86 238c14 0 26-2 35-7 10-5 19-12 26-19 6-8 11-17 14-26 4-9 5-18 5-27v-21h-46c-10 0-20 1-30 2-8 1-16 4-24 8-7 4-13 10-16 17-4 7-6 17-6 29 0 14 3 25 10 33 8 8 19 11 32 11z"><text:p/></draw:path><draw:path draw:style-name="gr650" draw:text-style-name="P11" svg:width="0.215cm" svg:height="0.366cm" svg:x="4.53cm" svg:y="7.206cm" svg:viewBox="0 0 216 367" svg:d="M108 367c-15 0-27-2-38-5-12-3-21-7-29-13s-15-12-20-20c-4-8-8-17-10-27l42-6c2 12 9 22 19 28 10 7 22 10 38 10 9 0 17-1 25-4s15-7 20-13c6-6 10-14 13-24s5-21 5-35v-41h-1c-3 6-7 13-12 19s-9 11-16 15-15 8-24 11c-8 3-18 4-30 4-15 0-30-3-40-8-12-6-22-13-29-24s-12-25-16-42c-3-16-5-35-5-57 0-21 2-40 5-56 4-17 9-31 16-43 8-12 18-20 30-27 12-6 27-9 44-9 18 0 33 4 47 13 13 8 23 20 31 36 0-4 0-9 0-14 1-5 1-9 1-14 0-4 1-8 1-11 0-4 1-5 1-6h40c0 2 0 4 0 7 0 4-1 8-1 13s0 10 0 16 0 12 0 18v199c0 36-9 64-27 82-17 19-44 28-80 28zM173 135c0-19-2-34-6-47s-10-24-15-32c-6-8-14-14-22-18s-16-6-24-6c-12 0-21 2-28 6-8 4-15 10-20 18-5 9-8 19-10 32-3 13-4 29-4 47s1 34 4 47c2 13 5 23 10 31s12 14 20 17c7 3 16 5 27 5 9 0 16-2 24-6 9-3 16-9 23-17 5-8 10-19 15-31 4-13 6-28 6-46z"><text:p/></draw:path><draw:path draw:style-name="gr651" draw:text-style-name="P11" svg:width="0.203cm" svg:height="0.264cm" svg:x="4.811cm" svg:y="7.205cm" svg:viewBox="0 0 204 265" svg:d="M161 265v-165c0-12-1-23-3-31-1-9-4-16-8-21s-9-9-16-11-15-3-25-3-19 1-26 5c-9 4-16 9-22 16s-10 15-12 25c-4 10-5 22-5 35v150h-43v-204c0-6 0-12 0-18s0-11 0-17c0-5 0-10-1-14 0-4 0-6 0-7h40c0 1 0 3 0 6 1 4 1 8 1 13 0 4 1 9 1 14 0 4 0 8 0 11h1c4-7 8-14 12-20 5-6 11-11 18-16 6-4 13-7 21-9 9-3 19-4 29-4 15 0 27 2 36 5 11 4 20 9 26 17 6 7 11 17 14 28 3 12 5 26 5 42v173z"><text:p/></draw:path><draw:path draw:style-name="gr652" draw:text-style-name="P11" svg:width="0.224cm" svg:height="0.269cm" svg:x="5.071cm" svg:y="7.205cm" svg:viewBox="0 0 225 270" svg:d="M45 145c0 14 1 26 4 38 2 11 6 21 12 29 6 9 13 15 22 20 9 4 20 6 32 6 18 0 33-3 44-11 11-7 19-17 23-29l37 11c-3 8-7 15-12 22s-11 14-19 19c-8 6-18 11-30 14-11 4-26 6-43 6-37 0-66-12-86-34-19-23-29-57-29-102 0-25 3-45 9-62s14-31 24-42c11-10 22-18 36-23 15-5 29-7 45-7 21 0 39 4 53 11s25 17 34 29c9 13 15 27 19 44 3 17 5 36 5 55v6zM182 112c-2-28-9-48-21-61-11-13-27-19-48-19-7 0-15 1-23 4-7 2-14 6-21 12s-12 14-17 25c-4 10-6 23-7 39z"><text:p/></draw:path><draw:path draw:style-name="gr653" draw:text-style-name="P11" svg:width="0.121cm" svg:height="0.322cm" svg:x="5.327cm" svg:y="7.151cm" svg:viewBox="0 0 122 323" svg:d="M122 317c-5 1-12 3-19 4s-15 1-23 2c-33-1-51-20-51-60v-173h-29v-31h31l13-59h28v59h47v31h-47v164c0 13 2 21 6 26s10 8 20 8c4 0 8 0 12-1s8-1 12-2z"><text:p/></draw:path><draw:path draw:style-name="gr654" draw:text-style-name="P11" svg:width="0.041cm" svg:height="0.356cm" svg:x="5.484cm" svg:y="7.112cm" svg:viewBox="0 0 42 357" svg:d="M0 42c0-14 0-28 0-42 14 0 28 0 42 0 0 14 0 28 0 42-14 0-28 0-42 0zM0 357c0-87 0-173 0-260 14 0 28 0 42 0 0 87 0 173 0 260-14 0-28 0-42 0z"><text:p/></draw:path><draw:path draw:style-name="gr655" draw:text-style-name="P11" svg:width="0.206cm" svg:height="0.269cm" svg:x="5.579cm" svg:y="7.205cm" svg:viewBox="0 0 207 270" svg:d="M44 134c0 15 1 29 4 42 2 12 4 23 10 32 5 9 12 16 20 21 7 5 18 8 30 8 15 0 28-4 38-12 9-9 16-21 18-38h43c-1 11-5 22-9 32-5 10-11 19-19 26s-18 13-29 18c-12 5-26 7-41 7-20 0-36-3-51-10-13-7-25-16-34-28-7-12-14-26-18-43-4-16-6-34-6-54 0-17 1-33 4-46 3-14 7-25 13-35 4-11 10-19 17-26s15-12 22-16c8-4 17-7 26-9 8-2 18-3 27-3 14 0 27 2 38 6 10 4 20 10 29 17 8 7 14 15 19 24 5 10 8 20 11 31l-44 3c-2-14-8-26-16-34-9-9-22-13-38-13-13 0-23 2-30 6-9 4-15 11-20 19-6 8-8 19-10 31-3 13-4 27-4 44z"><text:p/></draw:path><draw:path draw:style-name="gr656" draw:text-style-name="P11" svg:width="0.348cm" svg:height="0.259cm" svg:x="5.934cm" svg:y="7.21cm" svg:viewBox="0 0 349 260" svg:d="M276 260h-50l-39-167c-2-5-3-10-4-17-2-6-3-12-4-18-2-7-3-15-5-22-1 7-3 14-4 21-2 6-3 13-5 19-1 7-3 13-4 18l-42 166h-48l-71-260h42l43 177c0 4 1 9 2 14 2 5 3 11 4 16 1 6 2 12 3 18 2-6 3-12 5-18 1-5 2-10 3-15 2-5 3-9 4-13l46-179h45l44 179c1 4 3 9 4 14 1 6 2 11 3 15 2 6 3 11 4 17 2-6 3-12 3-18 1-5 2-10 4-15 1-6 2-11 3-15l45-177h42z"><text:p/></draw:path><draw:path draw:style-name="gr657" draw:text-style-name="P11" svg:width="0.041cm" svg:height="0.356cm" svg:x="6.32cm" svg:y="7.112cm" svg:viewBox="0 0 42 357" svg:d="M0 42c0-14 0-28 0-42 14 0 28 0 42 0 0 14 0 28 0 42-14 0-28 0-42 0zM0 357c0-87 0-173 0-260 14 0 28 0 42 0 0 87 0 173 0 260-14 0-28 0-42 0z"><text:p/></draw:path><draw:path draw:style-name="gr658" draw:text-style-name="P11" svg:width="0.121cm" svg:height="0.322cm" svg:x="6.402cm" svg:y="7.151cm" svg:viewBox="0 0 122 323" svg:d="M122 317c-5 1-12 3-19 4s-15 1-23 2c-33-1-51-20-51-60v-173h-29v-31h31l13-59h28v59h47v31h-47v164c0 13 2 21 6 26s10 8 20 8c4 0 8 0 12-1s8-1 12-2z"><text:p/></draw:path><draw:path draw:style-name="gr659" draw:text-style-name="P11" svg:width="0.201cm" svg:height="0.356cm" svg:x="6.559cm" svg:y="7.112cm" svg:viewBox="0 0 202 357" svg:d="M41 142c5-9 10-17 15-23 6-6 12-11 18-15 7-4 14-7 22-9s17-3 26-3c16 0 30 2 40 7 11 4 19 11 25 19 5 8 10 18 12 29s3 24 3 37v173h-42v-165c0-11-1-20-2-29-2-8-4-15-7-21-4-5-9-9-17-12-7-3-15-4-26-4-10 0-20 1-27 5-8 4-15 9-21 16s-10 15-13 24c-3 10-5 21-5 33v153h-42v-357h42v93c0 5 0 11 0 16s0 10 0 15c-1 4-1 8-1 11s0 5-1 7z"><text:p/></draw:path><draw:path draw:style-name="gr660" draw:text-style-name="P11" svg:width="0.267cm" svg:height="0.338cm" svg:x="0.418cm" svg:y="7.679cm" svg:viewBox="0 0 268 339" svg:d="M223 339c0-52 0-104 0-156-59 0-119 0-178 0 0 52 0 104 0 156-15 0-30 0-45 0 0-112 0-226 0-339 15 0 30 0 45 0 0 48 0 96 0 144 59 0 119 0 178 0 0-48 0-96 0-144 15 0 31 0 45 0 0 113 0 227 0 339-14 0-30 0-45 0z"><text:p/></draw:path><draw:path draw:style-name="gr661" draw:text-style-name="P11" svg:width="0.246cm" svg:height="0.269cm" svg:x="0.751cm" svg:y="7.753cm" svg:viewBox="0 0 247 270" svg:d="M77 270c-26 0-45-7-58-21-12-13-19-32-19-56 0-17 3-32 10-43 6-11 14-19 24-26 11-6 22-10 35-13 14-2 27-3 41-3h56v-15c0-11-1-20-3-28-2-7-6-14-10-18-4-5-10-8-17-11-7-2-15-3-24-3-8 0-16 1-22 2s-12 3-17 6c-5 4-9 8-12 13-3 6-5 12-6 21l-43-4c1-11 4-20 8-29 4-8 11-16 19-22s18-11 30-15c13-3 27-5 44-5 32 0 56 8 72 23s24 36 24 65v112c0 13 2 23 5 29 4 7 9 10 19 10 2 0 4 0 7 0 2-1 5-1 7-1v25c-6 2-11 3-17 3-5 1-10 1-16 1-8 0-15-1-21-3s-10-5-13-10c-4-4-7-9-9-15-2-7-3-14-3-23h-2c-4 9-10 16-14 23-6 7-12 11-19 16-8 5-15 9-25 11-9 3-20 4-31 4zM86 238c14 0 26-2 35-7 10-5 19-12 26-19 6-8 11-17 14-26 4-9 5-18 5-27v-21h-46c-10 0-20 1-30 2-8 1-16 4-24 8-7 4-13 10-16 17-4 7-6 17-6 29 0 14 3 25 10 33 8 8 19 11 32 11z"><text:p/></draw:path><draw:path draw:style-name="gr662" draw:text-style-name="P11" svg:width="0.041cm" svg:height="0.356cm" svg:x="1.032cm" svg:y="7.66cm" svg:viewBox="0 0 42 357" svg:d="M0 357c0-118 0-238 0-357 14 0 28 0 42 0 0 119 0 239 0 357-14 0-28 0-42 0z"><text:p/></draw:path><draw:path draw:style-name="gr663" draw:text-style-name="P11" svg:width="0.041cm" svg:height="0.356cm" svg:x="1.139cm" svg:y="7.66cm" svg:viewBox="0 0 42 357" svg:d="M0 357c0-118 0-238 0-357 14 0 28 0 42 0 0 119 0 239 0 357-14 0-28 0-42 0z"><text:p/></draw:path><draw:path draw:style-name="gr664" draw:text-style-name="P11" svg:width="0.259cm" svg:height="0.338cm" svg:x="1.385cm" svg:y="7.679cm" svg:viewBox="0 0 260 339" svg:d="M0 339c0-112 0-226 0-339 84 0 167 0 251 0 0 13 0 25 0 38-69 0-137 0-206 0 0 36 0 72 0 109 64 0 128 0 191 0 0 12 0 25 0 37-63 0-127 0-191 0 0 39 0 78 0 117 72 0 143 0 215 0 0 13 0 25 0 38-87 0-174 0-260 0z"><text:p/></draw:path><draw:path draw:style-name="gr665" draw:text-style-name="P11" svg:width="0.126cm" svg:height="0.356cm" svg:x="1.672cm" svg:y="7.66cm" svg:viewBox="0 0 127 357" svg:d="M78 128v229h-42v-229h-36v-32h36v-29c0-9 1-18 2-26 2-9 5-16 10-22 4-6 10-10 19-14 8-3 18-5 30-5 5 0 11 0 16 1 6 0 10 1 14 2v33c-3-1-6-1-9-1-3-1-6-1-9-1-7 0-12 1-16 3-4 1-7 4-9 7-2 4-4 8-5 12 0 5-1 11-1 17v23h49v32z"><text:p/></draw:path><draw:path draw:style-name="gr666" draw:text-style-name="P11" svg:width="0.126cm" svg:height="0.356cm" svg:x="1.794cm" svg:y="7.66cm" svg:viewBox="0 0 127 357" svg:d="M78 128v229h-42v-229h-36v-32h36v-29c0-9 1-18 2-26 2-9 5-16 10-22 4-6 10-10 19-14 8-3 18-5 30-5 5 0 11 0 16 1 6 0 10 1 14 2v33c-3-1-6-1-9-1-3-1-6-1-9-1-7 0-12 1-16 3-4 1-7 4-9 7-2 4-4 8-5 12 0 5-1 11-1 17v23h49v32z"><text:p/></draw:path><draw:path draw:style-name="gr667" draw:text-style-name="P11" svg:width="0.224cm" svg:height="0.269cm" svg:x="1.948cm" svg:y="7.753cm" svg:viewBox="0 0 225 270" svg:d="M45 145c0 14 1 26 4 38 2 11 6 21 12 29 6 9 13 15 22 20 9 4 20 6 32 6 18 0 33-3 44-11 11-7 19-17 23-29l37 11c-3 8-7 15-12 22s-11 14-19 19c-8 6-18 11-30 14-11 4-26 6-43 6-37 0-66-12-86-34-19-23-29-57-29-102 0-25 3-45 9-62s14-31 24-42c11-10 22-18 36-23 15-5 29-7 45-7 21 0 39 4 53 11s25 17 34 29c9 13 15 27 19 44 3 17 5 36 5 55v6zM182 112c-2-28-9-48-21-61-11-13-27-19-48-19-7 0-15 1-23 4-7 2-14 6-21 12s-12 14-17 25c-4 10-6 23-7 39z"><text:p/></draw:path><draw:path draw:style-name="gr668" draw:text-style-name="P11" svg:width="0.206cm" svg:height="0.269cm" svg:x="2.218cm" svg:y="7.753cm" svg:viewBox="0 0 207 270" svg:d="M44 134c0 15 1 29 4 42 2 12 4 23 10 32 5 9 12 16 20 21 7 5 18 8 30 8 15 0 28-4 38-12 9-9 16-21 18-38h43c-1 11-5 22-9 32-5 10-11 19-19 26s-18 13-29 18c-12 5-26 7-41 7-20 0-36-3-51-10-13-7-25-16-34-28-7-12-14-26-18-43-4-16-6-34-6-54 0-17 1-33 4-46 3-14 7-25 13-35 4-11 10-19 17-26s15-12 22-16c8-4 17-7 26-9 8-2 18-3 27-3 14 0 27 2 38 6 10 4 20 10 29 17 8 7 14 15 19 24 5 10 8 20 11 31l-44 3c-2-14-8-26-16-34-9-9-22-13-38-13-13 0-23 2-30 6-9 4-15 11-20 19-6 8-8 19-10 31-3 13-4 27-4 44z"><text:p/></draw:path><draw:path draw:style-name="gr669" draw:text-style-name="P11" svg:width="0.121cm" svg:height="0.322cm" svg:x="2.451cm" svg:y="7.7cm" svg:viewBox="0 0 122 323" svg:d="M122 317c-5 1-12 3-19 4s-15 1-23 2c-33-1-51-20-51-60v-173h-29v-31h31l13-59h28v59h47v31h-47v164c0 13 2 21 6 26s10 8 20 8c4 0 8 0 12-1s8-1 12-2z"><text:p/></draw:path><draw:path draw:style-name="gr670" draw:text-style-name="P11" svg:width="0.208cm" svg:height="0.268cm" svg:x="2.72cm" svg:y="7.754cm" svg:viewBox="0 0 209 269" svg:d="M209 193c0 12-2 23-7 33-4 9-11 17-19 23-9 6-20 11-32 15-14 3-29 5-44 5-16 0-28-1-40-3-13-3-22-7-31-12s-17-11-22-19c-7-9-11-19-14-31l37-8c4 14 12 25 22 31 12 7 27 10 48 10 9 0 16-1 24-2s15-3 20-7c5-3 9-7 12-12 4-5 5-12 5-20 0-7-2-14-5-19-4-5-9-9-15-13-6-3-14-6-24-8-8-3-19-6-30-9-9-3-20-6-30-9s-18-8-27-13c-8-6-15-13-20-21-4-8-7-18-7-31 0-24 8-42 25-54 16-13 41-19 72-19 28 0 50 5 67 15 16 10 26 27 31 49l-38 5c-2-7-4-13-8-17-4-5-8-8-13-11-6-3-12-5-19-6-6-2-13-2-20-2-20 0-33 3-42 9-10 6-14 15-14 27 0 7 1 13 5 17 3 5 8 9 14 12s14 6 22 8 18 5 27 7c7 2 14 4 21 6 8 2 14 5 21 7 6 3 13 6 19 10s10 9 15 14c4 5 8 11 10 18 3 8 4 16 4 25z"><text:p/></draw:path><draw:path draw:style-name="gr671" draw:text-style-name="P11" svg:width="0.224cm" svg:height="0.269cm" svg:x="2.972cm" svg:y="7.753cm" svg:viewBox="0 0 225 270" svg:d="M45 145c0 14 1 26 4 38 2 11 6 21 12 29 6 9 13 15 22 20 9 4 20 6 32 6 18 0 33-3 44-11 11-7 19-17 23-29l37 11c-3 8-7 15-12 22s-11 14-19 19c-8 6-18 11-30 14-11 4-26 6-43 6-37 0-66-12-86-34-19-23-29-57-29-102 0-25 3-45 9-62s14-31 24-42c11-10 22-18 36-23 15-5 29-7 45-7 21 0 39 4 53 11s25 17 34 29c9 13 15 27 19 44 3 17 5 36 5 55v6zM182 112c-2-28-9-48-21-61-11-13-27-19-48-19-7 0-15 1-23 4-7 2-14 6-21 12s-12 14-17 25c-4 10-6 23-7 39z"><text:p/></draw:path><draw:path draw:style-name="gr672" draw:text-style-name="P11" svg:width="0.203cm" svg:height="0.264cm" svg:x="3.254cm" svg:y="7.753cm" svg:viewBox="0 0 204 265" svg:d="M161 265v-165c0-12-1-23-3-31-1-9-4-16-8-21s-9-9-16-11-15-3-25-3-19 1-26 5c-9 4-16 9-22 16s-10 15-12 25c-4 10-5 22-5 35v150h-43v-204c0-6 0-12 0-18s0-11 0-17c0-5 0-10-1-14 0-4 0-6 0-7h40c0 1 0 3 0 6 1 4 1 8 1 13 0 4 1 9 1 14 0 4 0 8 0 11h1c4-7 8-14 12-20 5-6 11-11 18-16 6-4 13-7 21-9 9-3 19-4 29-4 15 0 27 2 36 5 11 4 20 9 26 17 6 7 11 17 14 28 3 12 5 26 5 42v173z"><text:p/></draw:path><draw:path draw:style-name="gr673" draw:text-style-name="P11" svg:width="0.208cm" svg:height="0.268cm" svg:x="3.507cm" svg:y="7.754cm" svg:viewBox="0 0 209 269" svg:d="M209 193c0 12-2 23-7 33-4 9-11 17-19 23-9 6-20 11-32 15-14 3-29 5-44 5-16 0-28-1-40-3-13-3-22-7-31-12s-17-11-22-19c-7-9-11-19-14-31l37-8c4 14 12 25 22 31 12 7 27 10 48 10 9 0 16-1 24-2s15-3 20-7c5-3 9-7 12-12 4-5 5-12 5-20 0-7-2-14-5-19-4-5-9-9-15-13-6-3-14-6-24-8-8-3-19-6-30-9-9-3-20-6-30-9s-18-8-27-13c-8-6-15-13-20-21-4-8-7-18-7-31 0-24 8-42 25-54 16-13 41-19 72-19 28 0 50 5 67 15 16 10 26 27 31 49l-38 5c-2-7-4-13-8-17-4-5-8-8-13-11-6-3-12-5-19-6-6-2-13-2-20-2-20 0-33 3-42 9-10 6-14 15-14 27 0 7 1 13 5 17 3 5 8 9 14 12s14 6 22 8 18 5 27 7c7 2 14 4 21 6 8 2 14 5 21 7 6 3 13 6 19 10s10 9 15 14c4 5 8 11 10 18 3 8 4 16 4 25z"><text:p/></draw:path><draw:path draw:style-name="gr674" draw:text-style-name="P11" svg:width="0.225cm" svg:height="0.269cm" svg:x="3.759cm" svg:y="7.753cm" svg:viewBox="0 0 226 270" svg:d="M226 135c0 46-9 80-29 102-19 22-47 33-84 33-19 0-34-3-48-8-14-6-26-13-35-24-10-12-17-26-22-43s-8-37-8-60c0-90 38-135 114-135 19 0 37 3 50 8 15 6 26 15 36 26 9 11 16 25 20 42s6 37 6 59zM183 135c0-20-2-37-5-50s-8-24-14-32-12-13-21-16-18-5-28-5c-11 0-21 2-30 5-8 3-16 9-22 17s-11 19-13 32c-4 13-5 29-5 49 0 21 1 37 5 51 2 13 7 24 13 31 7 8 14 14 22 17s17 5 27 5 20-2 29-5 16-8 22-16 11-19 15-32c3-14 5-30 5-51z"><text:p/></draw:path><draw:path draw:style-name="gr675" draw:text-style-name="P11" svg:width="0.119cm" svg:height="0.264cm" svg:x="4.041cm" svg:y="7.753cm" svg:viewBox="0 0 120 265" svg:d="M1 265v-199c0-6 0-11 0-17s0-11 0-17c0-5 0-10-1-15 0-4 0-8 0-12h40c0 4 0 8 1 13 0 4 0 9 0 14 1 5 1 10 1 14 0 5 0 9 0 12h1c3-10 6-18 9-26 3-7 7-13 12-18s10-8 16-10c6-3 14-4 23-4 3 0 7 0 10 1 3 0 6 1 7 1v40c-2-1-6-1-10-2-3 0-8 0-13 0-10 0-17 2-24 7-7 4-13 10-17 18-5 8-7 18-9 29s-3 23-3 36v135z"><text:p/></draw:path><draw:path draw:style-name="gr676" draw:text-style-name="P11" svg:width="0.208cm" svg:height="0.268cm" svg:x="4.187cm" svg:y="7.754cm" svg:viewBox="0 0 209 269" svg:d="M209 193c0 12-2 23-7 33-4 9-11 17-19 23-9 6-20 11-32 15-14 3-29 5-44 5-16 0-28-1-40-3-13-3-22-7-31-12s-17-11-22-19c-7-9-11-19-14-31l37-8c4 14 12 25 22 31 12 7 27 10 48 10 9 0 16-1 24-2s15-3 20-7c5-3 9-7 12-12 4-5 5-12 5-20 0-7-2-14-5-19-4-5-9-9-15-13-6-3-14-6-24-8-8-3-19-6-30-9-9-3-20-6-30-9s-18-8-27-13c-8-6-15-13-20-21-4-8-7-18-7-31 0-24 8-42 25-54 16-13 41-19 72-19 28 0 50 5 67 15 16 10 26 27 31 49l-38 5c-2-7-4-13-8-17-4-5-8-8-13-11-6-3-12-5-19-6-6-2-13-2-20-2-20 0-33 3-42 9-10 6-14 15-14 27 0 7 1 13 5 17 3 5 8 9 14 12s14 6 22 8 18 5 27 7c7 2 14 4 21 6 8 2 14 5 21 7 6 3 13 6 19 10s10 9 15 14c4 5 8 11 10 18 3 8 4 16 4 25z"><text:p/></draw:path><draw:path draw:style-name="gr677" draw:text-style-name="P11" svg:width="0.225cm" svg:height="0.269cm" svg:x="4.57cm" svg:y="7.753cm" svg:viewBox="0 0 226 270" svg:d="M226 135c0 46-9 80-29 102-19 22-47 33-84 33-19 0-34-3-48-8-14-6-26-13-35-24-10-12-17-26-22-43s-8-37-8-60c0-90 38-135 114-135 19 0 37 3 50 8 15 6 26 15 36 26 9 11 16 25 20 42s6 37 6 59zM183 135c0-20-2-37-5-50s-8-24-14-32-12-13-21-16-18-5-28-5c-11 0-21 2-30 5-8 3-16 9-22 17s-11 19-13 32c-4 13-5 29-5 49 0 21 1 37 5 51 2 13 7 24 13 31 7 8 14 14 22 17s17 5 27 5 20-2 29-5 16-8 22-16 11-19 15-32c3-14 5-30 5-51z"><text:p/></draw:path><draw:path draw:style-name="gr678" draw:text-style-name="P11" svg:width="0.119cm" svg:height="0.264cm" svg:x="4.853cm" svg:y="7.753cm" svg:viewBox="0 0 120 265" svg:d="M1 265v-199c0-6 0-11 0-17s0-11 0-17c0-5 0-10-1-15 0-4 0-8 0-12h40c0 4 0 8 1 13 0 4 0 9 0 14 1 5 1 10 1 14 0 5 0 9 0 12h1c3-10 6-18 9-26 3-7 7-13 12-18s10-8 16-10c6-3 14-4 23-4 3 0 7 0 10 1 3 0 6 1 7 1v40c-2-1-6-1-10-2-3 0-8 0-13 0-10 0-17 2-24 7-7 4-13 10-17 18-5 8-7 18-9 29s-3 23-3 36v135z"><text:p/></draw:path><draw:path draw:style-name="gr679" draw:text-style-name="P11" svg:width="0.335cm" svg:height="0.264cm" svg:x="5.147cm" svg:y="7.753cm" svg:viewBox="0 0 336 265" svg:d="M148 265v-165c0-12 0-23-2-31-2-9-4-16-8-21s-9-9-15-11c-5-2-12-3-21-3s-17 1-24 5c-8 4-14 9-19 16s-8 15-11 25-4 22-4 35v150h-43v-204c0-6 0-12 0-18s0-11 0-17c0-5 0-10-1-14 0-4 0-6 0-7h40c0 1 0 3 0 6 1 4 1 8 1 13 0 4 1 9 1 14 0 4 0 8 0 11h1c4-7 8-14 11-20 5-6 10-11 16-16 6-4 13-7 20-9 8-3 17-4 27-4 19 0 34 4 45 12s19 20 24 37h1c2-7 7-14 12-20 4-6 10-11 16-16 6-4 13-7 21-9 8-3 17-4 27-4 13 0 24 2 33 5 9 4 17 9 23 17 5 7 10 17 13 28 3 12 4 26 4 42v173h-42v-165c0-12-1-23-2-31-2-9-4-16-7-21-4-5-9-9-15-11s-14-3-22-3c-9 0-17 1-24 5-7 3-13 8-18 15-6 7-10 15-12 25-3 11-5 22-5 36v150z"><text:p/></draw:path><draw:path draw:style-name="gr680" draw:text-style-name="P11" svg:width="0.246cm" svg:height="0.269cm" svg:x="5.538cm" svg:y="7.753cm" svg:viewBox="0 0 247 270" svg:d="M77 270c-26 0-45-7-58-21-12-13-19-32-19-56 0-17 3-32 10-43 6-11 14-19 24-26 11-6 22-10 35-13 14-2 27-3 41-3h56v-15c0-11-1-20-3-28-2-7-6-14-10-18-4-5-10-8-17-11-7-2-15-3-24-3-8 0-16 1-22 2s-12 3-17 6c-5 4-9 8-12 13-3 6-5 12-6 21l-43-4c1-11 4-20 8-29 4-8 11-16 19-22s18-11 30-15c13-3 27-5 44-5 32 0 56 8 72 23s24 36 24 65v112c0 13 2 23 5 29 4 7 9 10 19 10 2 0 4 0 7 0 2-1 5-1 7-1v25c-6 2-11 3-17 3-5 1-10 1-16 1-8 0-15-1-21-3s-10-5-13-10c-4-4-7-9-9-15-2-7-3-14-3-23h-2c-4 9-10 16-14 23-6 7-12 11-19 16-8 5-15 9-25 11-9 3-20 4-31 4zM86 238c14 0 26-2 35-7 10-5 19-12 26-19 6-8 11-17 14-26 4-9 5-18 5-27v-21h-46c-10 0-20 1-30 2-8 1-16 4-24 8-7 4-13 10-16 17-4 7-6 17-6 29 0 14 3 25 10 33 8 8 19 11 32 11z"><text:p/></draw:path><draw:path draw:style-name="gr681" draw:text-style-name="P11" svg:width="0.215cm" svg:height="0.366cm" svg:x="5.808cm" svg:y="7.754cm" svg:viewBox="0 0 216 367" svg:d="M108 367c-15 0-27-2-38-5-12-3-21-7-29-13s-15-12-20-20c-4-8-8-17-10-27l42-6c2 12 9 22 19 28 10 7 22 10 38 10 9 0 17-1 25-4s15-7 20-13c6-6 10-14 13-24s5-21 5-35v-41h-1c-3 6-7 13-12 19s-9 11-16 15-15 8-24 11c-8 3-18 4-30 4-15 0-30-3-40-8-12-6-22-13-29-24s-12-25-16-42c-3-16-5-35-5-57 0-21 2-40 5-56 4-17 9-31 16-43 8-12 18-20 30-27 12-6 27-9 44-9 18 0 33 4 47 13 13 8 23 20 31 36 0-4 0-9 0-14 1-5 1-9 1-14 0-4 1-8 1-11 0-4 1-5 1-6h40c0 2 0 4 0 7 0 4-1 8-1 13s0 10 0 16 0 12 0 18v199c0 36-9 64-27 82-17 19-44 28-80 28zM173 135c0-19-2-34-6-47s-10-24-15-32c-6-8-14-14-22-18s-16-6-24-6c-12 0-21 2-28 6-8 4-15 10-20 18-5 9-8 19-10 32-3 13-4 29-4 47s1 34 4 47c2 13 5 23 10 31s12 14 20 17c7 3 16 5 27 5 9 0 16-2 24-6 9-3 16-9 23-17 5-8 10-19 15-31 4-13 6-28 6-46z"><text:p/></draw:path><draw:path draw:style-name="gr682" draw:text-style-name="P11" svg:width="0.203cm" svg:height="0.264cm" svg:x="6.091cm" svg:y="7.753cm" svg:viewBox="0 0 204 265" svg:d="M161 265v-165c0-12-1-23-3-31-1-9-4-16-8-21s-9-9-16-11-15-3-25-3-19 1-26 5c-9 4-16 9-22 16s-10 15-12 25c-4 10-5 22-5 35v150h-43v-204c0-6 0-12 0-18s0-11 0-17c0-5 0-10-1-14 0-4 0-6 0-7h40c0 1 0 3 0 6 1 4 1 8 1 13 0 4 1 9 1 14 0 4 0 8 0 11h1c4-7 8-14 12-20 5-6 11-11 18-16 6-4 13-7 21-9 9-3 19-4 29-4 15 0 27 2 36 5 11 4 20 9 26 17 6 7 11 17 14 28 3 12 5 26 5 42v173z"><text:p/></draw:path><draw:path draw:style-name="gr683" draw:text-style-name="P11" svg:width="0.224cm" svg:height="0.269cm" svg:x="6.349cm" svg:y="7.753cm" svg:viewBox="0 0 225 270" svg:d="M45 145c0 14 1 26 4 38 2 11 6 21 12 29 6 9 13 15 22 20 9 4 20 6 32 6 18 0 33-3 44-11 11-7 19-17 23-29l37 11c-3 8-7 15-12 22s-11 14-19 19c-8 6-18 11-30 14-11 4-26 6-43 6-37 0-66-12-86-34-19-23-29-57-29-102 0-25 3-45 9-62s14-31 24-42c11-10 22-18 36-23 15-5 29-7 45-7 21 0 39 4 53 11s25 17 34 29c9 13 15 27 19 44 3 17 5 36 5 55v6zM182 112c-2-28-9-48-21-61-11-13-27-19-48-19-7 0-15 1-23 4-7 2-14 6-21 12s-12 14-17 25c-4 10-6 23-7 39z"><text:p/></draw:path><draw:path draw:style-name="gr684" draw:text-style-name="P11" svg:width="0.121cm" svg:height="0.322cm" svg:x="6.606cm" svg:y="7.7cm" svg:viewBox="0 0 122 323" svg:d="M122 317c-5 1-12 3-19 4s-15 1-23 2c-33-1-51-20-51-60v-173h-29v-31h31l13-59h28v59h47v31h-47v164c0 13 2 21 6 26s10 8 20 8c4 0 8 0 12-1s8-1 12-2z"><text:p/></draw:path><draw:path draw:style-name="gr685" draw:text-style-name="P11" svg:width="0.041cm" svg:height="0.356cm" svg:x="6.763cm" svg:y="7.66cm" svg:viewBox="0 0 42 357" svg:d="M0 42c0-14 0-28 0-42 14 0 28 0 42 0 0 14 0 28 0 42-14 0-28 0-42 0zM0 357c0-87 0-173 0-260 14 0 28 0 42 0 0 87 0 173 0 260-14 0-28 0-42 0z"><text:p/></draw:path><draw:path draw:style-name="gr686" draw:text-style-name="P11" svg:width="0.206cm" svg:height="0.269cm" svg:x="6.858cm" svg:y="7.753cm" svg:viewBox="0 0 207 270" svg:d="M44 134c0 15 1 29 4 42 2 12 4 23 10 32 5 9 12 16 20 21 7 5 18 8 30 8 15 0 28-4 38-12 9-9 16-21 18-38h43c-1 11-5 22-9 32-5 10-11 19-19 26s-18 13-29 18c-12 5-26 7-41 7-20 0-36-3-51-10-13-7-25-16-34-28-7-12-14-26-18-43-4-16-6-34-6-54 0-17 1-33 4-46 3-14 7-25 13-35 4-11 10-19 17-26s15-12 22-16c8-4 17-7 26-9 8-2 18-3 27-3 14 0 27 2 38 6 10 4 20 10 29 17 8 7 14 15 19 24 5 10 8 20 11 31l-44 3c-2-14-8-26-16-34-9-9-22-13-38-13-13 0-23 2-30 6-9 4-15 11-20 19-6 8-8 19-10 31-3 13-4 27-4 44z"><text:p/></draw:path><draw:path draw:style-name="gr687" draw:text-style-name="P11" svg:width="0.335cm" svg:height="0.264cm" svg:x="0.406cm" svg:y="8.301cm" svg:viewBox="0 0 336 265" svg:d="M148 265v-165c0-12 0-23-2-31-2-9-4-16-8-21s-9-9-15-11c-5-2-12-3-21-3s-17 1-24 5c-8 4-14 9-19 16s-8 15-11 25-4 22-4 35v150h-43v-204c0-6 0-12 0-18s0-11 0-17c0-5 0-10-1-14 0-4 0-6 0-7h40c0 1 0 3 0 6 1 4 1 8 1 13 0 4 1 9 1 14 0 4 0 8 0 11h1c4-7 8-14 11-20 5-6 10-11 16-16 6-4 13-7 20-9 8-3 17-4 27-4 19 0 34 4 45 12s19 20 24 37h1c2-7 7-14 12-20 4-6 10-11 16-16 6-4 13-7 21-9 8-3 17-4 27-4 13 0 24 2 33 5 9 4 17 9 23 17 5 7 10 17 13 28 3 12 4 26 4 42v173h-42v-165c0-12-1-23-2-31-2-9-4-16-7-21-4-5-9-9-15-11s-14-3-22-3c-9 0-17 1-24 5-7 3-13 8-18 15-6 7-10 15-12 25-3 11-5 22-5 36v150z"><text:p/></draw:path><draw:path draw:style-name="gr688" draw:text-style-name="P11" svg:width="0.041cm" svg:height="0.356cm" svg:x="0.807cm" svg:y="8.209cm" svg:viewBox="0 0 42 357" svg:d="M0 42c0-14 0-28 0-42 14 0 28 0 42 0 0 14 0 28 0 42-14 0-28 0-42 0zM0 357c0-87 0-173 0-260 14 0 28 0 42 0 0 87 0 173 0 260-14 0-28 0-42 0z"><text:p/></draw:path><draw:path draw:style-name="gr689" draw:text-style-name="P11" svg:width="0.206cm" svg:height="0.269cm" svg:x="0.902cm" svg:y="8.301cm" svg:viewBox="0 0 207 270" svg:d="M44 134c0 15 1 29 4 42 2 12 4 23 10 32 5 9 12 16 20 21 7 5 18 8 30 8 15 0 28-4 38-12 9-9 16-21 18-38h43c-1 11-5 22-9 32-5 10-11 19-19 26s-18 13-29 18c-12 5-26 7-41 7-20 0-36-3-51-10-13-7-25-16-34-28-7-12-14-26-18-43-4-16-6-34-6-54 0-17 1-33 4-46 3-14 7-25 13-35 4-11 10-19 17-26s15-12 22-16c8-4 17-7 26-9 8-2 18-3 27-3 14 0 27 2 38 6 10 4 20 10 29 17 8 7 14 15 19 24 5 10 8 20 11 31l-44 3c-2-14-8-26-16-34-9-9-22-13-38-13-13 0-23 2-30 6-9 4-15 11-20 19-6 8-8 19-10 31-3 13-4 27-4 44z"><text:p/></draw:path><draw:path draw:style-name="gr690" draw:text-style-name="P11" svg:width="0.119cm" svg:height="0.264cm" svg:x="1.16cm" svg:y="8.301cm" svg:viewBox="0 0 120 265" svg:d="M1 265v-199c0-6 0-11 0-17s0-11 0-17c0-5 0-10-1-15 0-4 0-8 0-12h40c0 4 0 8 1 13 0 4 0 9 0 14 1 5 1 10 1 14 0 5 0 9 0 12h1c3-10 6-18 9-26 3-7 7-13 12-18s10-8 16-10c6-3 14-4 23-4 3 0 7 0 10 1 3 0 6 1 7 1v40c-2-1-6-1-10-2-3 0-8 0-13 0-10 0-17 2-24 7-7 4-13 10-17 18-5 8-7 18-9 29s-3 23-3 36v135z"><text:p/></draw:path><draw:path draw:style-name="gr691" draw:text-style-name="P11" svg:width="0.225cm" svg:height="0.269cm" svg:x="1.312cm" svg:y="8.301cm" svg:viewBox="0 0 226 270" svg:d="M226 135c0 46-9 80-29 102-19 22-47 33-84 33-19 0-34-3-48-8-14-6-26-13-35-24-10-12-17-26-22-43s-8-37-8-60c0-90 38-135 114-135 19 0 37 3 50 8 15 6 26 15 36 26 9 11 16 25 20 42s6 37 6 59zM183 135c0-20-2-37-5-50s-8-24-14-32-12-13-21-16-18-5-28-5c-11 0-21 2-30 5-8 3-16 9-22 17s-11 19-13 32c-4 13-5 29-5 49 0 21 1 37 5 51 2 13 7 24 13 31 7 8 14 14 22 17s17 5 27 5 20-2 29-5 16-8 22-16 11-19 15-32c3-14 5-30 5-51z"><text:p/></draw:path><draw:path draw:style-name="gr692" draw:text-style-name="P11" svg:width="0.208cm" svg:height="0.268cm" svg:x="1.708cm" svg:y="8.301cm" svg:viewBox="0 0 209 269" svg:d="M209 193c0 12-2 23-7 33-4 9-11 17-19 23-9 6-20 11-32 15-14 3-29 5-44 5-16 0-28-1-40-3-13-3-22-7-31-12s-17-11-22-19c-7-9-11-19-14-31l37-8c4 14 12 25 22 31 12 7 27 10 48 10 9 0 16-1 24-2s15-3 20-7c5-3 9-7 12-12 4-5 5-12 5-20 0-7-2-14-5-19-4-5-9-9-15-13-6-3-14-6-24-8-8-3-19-6-30-9-9-3-20-6-30-9s-18-8-27-13c-8-6-15-13-20-21-4-8-7-18-7-31 0-24 8-42 25-54 16-13 41-19 72-19 28 0 50 5 67 15 16 10 26 27 31 49l-38 5c-2-7-4-13-8-17-4-5-8-8-13-11-6-3-12-5-19-6-6-2-13-2-20-2-20 0-33 3-42 9-10 6-14 15-14 27 0 7 1 13 5 17 3 5 8 9 14 12s14 6 22 8 18 5 27 7c7 2 14 4 21 6 8 2 14 5 21 7 6 3 13 6 19 10s10 9 15 14c4 5 8 11 10 18 3 8 4 16 4 25z"><text:p/></draw:path><draw:path draw:style-name="gr693" draw:text-style-name="P11" svg:width="0.348cm" svg:height="0.259cm" svg:x="1.939cm" svg:y="8.306cm" svg:viewBox="0 0 349 260" svg:d="M276 260h-50l-39-167c-2-5-3-10-4-17-2-6-3-12-4-18-2-7-3-15-5-22-1 7-3 14-4 21-2 6-3 13-5 19-1 7-3 13-4 18l-42 166h-48l-71-260h42l43 177c0 4 1 9 2 14 2 5 3 11 4 16 1 6 2 12 3 18 2-6 3-12 5-18 1-5 2-10 3-15 2-5 3-9 4-13l46-179h45l44 179c1 4 3 9 4 14 1 6 2 11 3 15 2 6 3 11 4 17 2-6 3-12 3-18 1-5 2-10 4-15 1-6 2-11 3-15l45-177h42z"><text:p/></draw:path><draw:path draw:style-name="gr694" draw:text-style-name="P11" svg:width="0.041cm" svg:height="0.356cm" svg:x="2.324cm" svg:y="8.209cm" svg:viewBox="0 0 42 357" svg:d="M0 42c0-14 0-28 0-42 14 0 28 0 42 0 0 14 0 28 0 42-14 0-28 0-42 0zM0 357c0-87 0-173 0-260 14 0 28 0 42 0 0 87 0 173 0 260-14 0-28 0-42 0z"><text:p/></draw:path><draw:path draw:style-name="gr695" draw:text-style-name="P11" svg:width="0.121cm" svg:height="0.322cm" svg:x="2.405cm" svg:y="8.248cm" svg:viewBox="0 0 122 323" svg:d="M122 317c-5 1-12 3-19 4s-15 1-23 2c-33-1-51-20-51-60v-173h-29v-31h31l13-59h28v59h47v31h-47v164c0 13 2 21 6 26s10 8 20 8c4 0 8 0 12-1s8-1 12-2z"><text:p/></draw:path><draw:path draw:style-name="gr696" draw:text-style-name="P11" svg:width="0.206cm" svg:height="0.269cm" svg:x="2.55cm" svg:y="8.301cm" svg:viewBox="0 0 207 270" svg:d="M44 134c0 15 1 29 4 42 2 12 4 23 10 32 5 9 12 16 20 21 7 5 18 8 30 8 15 0 28-4 38-12 9-9 16-21 18-38h43c-1 11-5 22-9 32-5 10-11 19-19 26s-18 13-29 18c-12 5-26 7-41 7-20 0-36-3-51-10-13-7-25-16-34-28-7-12-14-26-18-43-4-16-6-34-6-54 0-17 1-33 4-46 3-14 7-25 13-35 4-11 10-19 17-26s15-12 22-16c8-4 17-7 26-9 8-2 18-3 27-3 14 0 27 2 38 6 10 4 20 10 29 17 8 7 14 15 19 24 5 10 8 20 11 31l-44 3c-2-14-8-26-16-34-9-9-22-13-38-13-13 0-23 2-30 6-9 4-15 11-20 19-6 8-8 19-10 31-3 13-4 27-4 44z"><text:p/></draw:path><draw:path draw:style-name="gr697" draw:text-style-name="P11" svg:width="0.201cm" svg:height="0.356cm" svg:x="2.808cm" svg:y="8.209cm" svg:viewBox="0 0 202 357" svg:d="M41 142c5-9 10-17 15-23 6-6 12-11 18-15 7-4 14-7 22-9s17-3 26-3c16 0 30 2 40 7 11 4 19 11 25 19 5 8 10 18 12 29s3 24 3 37v173h-42v-165c0-11-1-20-2-29-2-8-4-15-7-21-4-5-9-9-17-12-7-3-15-4-26-4-10 0-20 1-27 5-8 4-15 9-21 16s-10 15-13 24c-3 10-5 21-5 33v153h-42v-357h42v93c0 5 0 11 0 16s0 10 0 15c-1 4-1 8-1 11s0 5-1 7z"><text:p/></draw:path><draw:path draw:style-name="gr698" draw:text-style-name="P11" svg:width="0.224cm" svg:height="0.269cm" svg:x="3.067cm" svg:y="8.301cm" svg:viewBox="0 0 225 270" svg:d="M45 145c0 14 1 26 4 38 2 11 6 21 12 29 6 9 13 15 22 20 9 4 20 6 32 6 18 0 33-3 44-11 11-7 19-17 23-29l37 11c-3 8-7 15-12 22s-11 14-19 19c-8 6-18 11-30 14-11 4-26 6-43 6-37 0-66-12-86-34-19-23-29-57-29-102 0-25 3-45 9-62s14-31 24-42c11-10 22-18 36-23 15-5 29-7 45-7 21 0 39 4 53 11s25 17 34 29c9 13 15 27 19 44 3 17 5 36 5 55v6zM182 112c-2-28-9-48-21-61-11-13-27-19-48-19-7 0-15 1-23 4-7 2-14 6-21 12s-12 14-17 25c-4 10-6 23-7 39z"><text:p/></draw:path><draw:path draw:style-name="gr699" draw:text-style-name="P11" svg:width="0.208cm" svg:height="0.268cm" svg:x="3.33cm" svg:y="8.301cm" svg:viewBox="0 0 209 269" svg:d="M209 193c0 12-2 23-7 33-4 9-11 17-19 23-9 6-20 11-32 15-14 3-29 5-44 5-16 0-28-1-40-3-13-3-22-7-31-12s-17-11-22-19c-7-9-11-19-14-31l37-8c4 14 12 25 22 31 12 7 27 10 48 10 9 0 16-1 24-2s15-3 20-7c5-3 9-7 12-12 4-5 5-12 5-20 0-7-2-14-5-19-4-5-9-9-15-13-6-3-14-6-24-8-8-3-19-6-30-9-9-3-20-6-30-9s-18-8-27-13c-8-6-15-13-20-21-4-8-7-18-7-31 0-24 8-42 25-54 16-13 41-19 72-19 28 0 50 5 67 15 16 10 26 27 31 49l-38 5c-2-7-4-13-8-17-4-5-8-8-13-11-6-3-12-5-19-6-6-2-13-2-20-2-20 0-33 3-42 9-10 6-14 15-14 27 0 7 1 13 5 17 3 5 8 9 14 12s14 6 22 8 18 5 27 7c7 2 14 4 21 6 8 2 14 5 21 7 6 3 13 6 19 10s10 9 15 14c4 5 8 11 10 18 3 8 4 16 4 25z"><text:p/></draw:path><draw:path draw:style-name="gr700" draw:text-style-name="P11" svg:width="0.203cm" svg:height="0.264cm" svg:x="3.725cm" svg:y="8.306cm" svg:viewBox="0 0 204 265" svg:d="M43 0v166c0 12 1 23 2 31 2 9 5 16 8 21 5 5 10 9 17 11s15 3 24 3c11 0 20-1 27-5 9-4 16-9 22-16 5-7 10-15 12-25 3-10 5-22 5-35v-151h42v205c0 6 0 12 1 18 0 6 0 11 0 17 0 5 0 9 0 13 1 4 1 6 1 7h-40c0-1 0-3-1-6 0-4 0-7 0-12 0-4-1-9-1-14 0-4 0-8 0-11h-1c-4 7-8 14-13 20s-10 11-17 15-13 7-22 10c-8 2-18 3-28 3-15 0-27-2-37-5-10-4-19-9-25-16s-11-17-14-28c-3-12-5-26-5-42v-174z"><text:p/></draw:path><draw:path draw:style-name="gr701" draw:text-style-name="P11" svg:width="0.208cm" svg:height="0.268cm" svg:x="3.978cm" svg:y="8.301cm" svg:viewBox="0 0 209 269" svg:d="M209 193c0 12-2 23-7 33-4 9-11 17-19 23-9 6-20 11-32 15-14 3-29 5-44 5-16 0-28-1-40-3-13-3-22-7-31-12s-17-11-22-19c-7-9-11-19-14-31l37-8c4 14 12 25 22 31 12 7 27 10 48 10 9 0 16-1 24-2s15-3 20-7c5-3 9-7 12-12 4-5 5-12 5-20 0-7-2-14-5-19-4-5-9-9-15-13-6-3-14-6-24-8-8-3-19-6-30-9-9-3-20-6-30-9s-18-8-27-13c-8-6-15-13-20-21-4-8-7-18-7-31 0-24 8-42 25-54 16-13 41-19 72-19 28 0 50 5 67 15 16 10 26 27 31 49l-38 5c-2-7-4-13-8-17-4-5-8-8-13-11-6-3-12-5-19-6-6-2-13-2-20-2-20 0-33 3-42 9-10 6-14 15-14 27 0 7 1 13 5 17 3 5 8 9 14 12s14 6 22 8 18 5 27 7c7 2 14 4 21 6 8 2 14 5 21 7 6 3 13 6 19 10s10 9 15 14c4 5 8 11 10 18 3 8 4 16 4 25z"><text:p/></draw:path><draw:path draw:style-name="gr702" draw:text-style-name="P11" svg:width="0.224cm" svg:height="0.269cm" svg:x="4.23cm" svg:y="8.301cm" svg:viewBox="0 0 225 270" svg:d="M45 145c0 14 1 26 4 38 2 11 6 21 12 29 6 9 13 15 22 20 9 4 20 6 32 6 18 0 33-3 44-11 11-7 19-17 23-29l37 11c-3 8-7 15-12 22s-11 14-19 19c-8 6-18 11-30 14-11 4-26 6-43 6-37 0-66-12-86-34-19-23-29-57-29-102 0-25 3-45 9-62s14-31 24-42c11-10 22-18 36-23 15-5 29-7 45-7 21 0 39 4 53 11s25 17 34 29c9 13 15 27 19 44 3 17 5 36 5 55v6zM182 112c-2-28-9-48-21-61-11-13-27-19-48-19-7 0-15 1-23 4-7 2-14 6-21 12s-12 14-17 25c-4 10-6 23-7 39z"><text:p/></draw:path><draw:path draw:style-name="gr703" draw:text-style-name="P11" svg:width="0.215cm" svg:height="0.361cm" svg:x="4.501cm" svg:y="8.209cm" svg:viewBox="0 0 216 362" svg:d="M172 315c-8 17-18 29-31 36s-28 11-48 11c-32 0-55-11-71-33-14-23-22-56-22-100 0-91 31-137 93-137 20 0 35 4 48 11s23 19 31 34h1c0-1 0-4 0-7 0-4-1-7-1-11s0-7 0-11c0-3 0-6 0-7v-101h43v303c0 7 0 13 0 18 0 6 0 12 0 16 0 5 1 9 1 13 0 3 0 6 0 7h-40c-1-1-1-4-1-7s-1-6-1-10 0-8-1-12c0-4 0-9 0-13zM45 227c0 18 1 33 3 46s5 23 10 31c5 9 11 15 19 19s16 5 27 5c12 0 21-1 29-5 9-4 16-10 21-18 6-8 11-19 14-33 3-13 4-28 4-48 0-18-1-34-4-47-3-12-8-23-14-31-5-8-12-13-21-17-8-3-17-5-28-5s-20 2-27 6c-8 3-14 9-19 18-5 8-8 18-11 32-2 13-3 29-3 47z"><text:p/></draw:path><draw:path draw:style-name="gr704" draw:text-style-name="P11" svg:width="0.121cm" svg:height="0.322cm" svg:x="4.889cm" svg:y="8.248cm" svg:viewBox="0 0 122 323" svg:d="M122 317c-5 1-12 3-19 4s-15 1-23 2c-33-1-51-20-51-60v-173h-29v-31h31l13-59h28v59h47v31h-47v164c0 13 2 21 6 26s10 8 20 8c4 0 8 0 12-1s8-1 12-2z"><text:p/></draw:path><draw:path draw:style-name="gr705" draw:text-style-name="P11" svg:width="0.225cm" svg:height="0.269cm" svg:x="5.034cm" svg:y="8.301cm" svg:viewBox="0 0 226 270" svg:d="M226 135c0 46-9 80-29 102-19 22-47 33-84 33-19 0-34-3-48-8-14-6-26-13-35-24-10-12-17-26-22-43s-8-37-8-60c0-90 38-135 114-135 19 0 37 3 50 8 15 6 26 15 36 26 9 11 16 25 20 42s6 37 6 59zM183 135c0-20-2-37-5-50s-8-24-14-32-12-13-21-16-18-5-28-5c-11 0-21 2-30 5-8 3-16 9-22 17s-11 19-13 32c-4 13-5 29-5 49 0 21 1 37 5 51 2 13 7 24 13 31 7 8 14 14 22 17s17 5 27 5 20-2 29-5 16-8 22-16 11-19 15-32c3-14 5-30 5-51z"><text:p/></draw:path><draw:path draw:style-name="gr706" draw:text-style-name="P11" svg:width="0.041cm" svg:height="0.356cm" svg:x="5.448cm" svg:y="8.209cm" svg:viewBox="0 0 42 357" svg:d="M0 42c0-14 0-28 0-42 14 0 28 0 42 0 0 14 0 28 0 42-14 0-28 0-42 0zM0 357c0-87 0-173 0-260 14 0 28 0 42 0 0 87 0 173 0 260-14 0-28 0-42 0z"><text:p/></draw:path><draw:path draw:style-name="gr707" draw:text-style-name="P11" svg:width="0.203cm" svg:height="0.264cm" svg:x="5.553cm" svg:y="8.301cm" svg:viewBox="0 0 204 265" svg:d="M161 265v-165c0-12-1-23-3-31-1-9-4-16-8-21s-9-9-16-11-15-3-25-3-19 1-26 5c-9 4-16 9-22 16s-10 15-12 25c-4 10-5 22-5 35v150h-43v-204c0-6 0-12 0-18s0-11 0-17c0-5 0-10-1-14 0-4 0-6 0-7h40c0 1 0 3 0 6 1 4 1 8 1 13 0 4 1 9 1 14 0 4 0 8 0 11h1c4-7 8-14 12-20 5-6 11-11 18-16 6-4 13-7 21-9 9-3 19-4 29-4 15 0 27 2 36 5 11 4 20 9 26 17 6 7 11 17 14 28 3 12 5 26 5 42v173z"><text:p/></draw:path><draw:path draw:style-name="gr708" draw:text-style-name="P11" svg:width="0.215cm" svg:height="0.361cm" svg:x="5.813cm" svg:y="8.209cm" svg:viewBox="0 0 216 362" svg:d="M172 315c-8 17-18 29-31 36s-28 11-48 11c-32 0-55-11-71-33-14-23-22-56-22-100 0-91 31-137 93-137 20 0 35 4 48 11s23 19 31 34h1c0-1 0-4 0-7 0-4-1-7-1-11s0-7 0-11c0-3 0-6 0-7v-101h43v303c0 7 0 13 0 18 0 6 0 12 0 16 0 5 1 9 1 13 0 3 0 6 0 7h-40c-1-1-1-4-1-7s-1-6-1-10 0-8-1-12c0-4 0-9 0-13zM45 227c0 18 1 33 3 46s5 23 10 31c5 9 11 15 19 19s16 5 27 5c12 0 21-1 29-5 9-4 16-10 21-18 6-8 11-19 14-33 3-13 4-28 4-48 0-18-1-34-4-47-3-12-8-23-14-31-5-8-12-13-21-17-8-3-17-5-28-5s-20 2-27 6c-8 3-14 9-19 18-5 8-8 18-11 32-2 13-3 29-3 47z"><text:p/></draw:path><draw:path draw:style-name="gr709" draw:text-style-name="P11" svg:width="0.041cm" svg:height="0.356cm" svg:x="6.095cm" svg:y="8.209cm" svg:viewBox="0 0 42 357" svg:d="M0 42c0-14 0-28 0-42 14 0 28 0 42 0 0 14 0 28 0 42-14 0-28 0-42 0zM0 357c0-87 0-173 0-260 14 0 28 0 42 0 0 87 0 173 0 260-14 0-28 0-42 0z"><text:p/></draw:path><draw:path draw:style-name="gr710" draw:text-style-name="P11" svg:width="0.206cm" svg:height="0.269cm" svg:x="6.19cm" svg:y="8.301cm" svg:viewBox="0 0 207 270" svg:d="M44 134c0 15 1 29 4 42 2 12 4 23 10 32 5 9 12 16 20 21 7 5 18 8 30 8 15 0 28-4 38-12 9-9 16-21 18-38h43c-1 11-5 22-9 32-5 10-11 19-19 26s-18 13-29 18c-12 5-26 7-41 7-20 0-36-3-51-10-13-7-25-16-34-28-7-12-14-26-18-43-4-16-6-34-6-54 0-17 1-33 4-46 3-14 7-25 13-35 4-11 10-19 17-26s15-12 22-16c8-4 17-7 26-9 8-2 18-3 27-3 14 0 27 2 38 6 10 4 20 10 29 17 8 7 14 15 19 24 5 10 8 20 11 31l-44 3c-2-14-8-26-16-34-9-9-22-13-38-13-13 0-23 2-30 6-9 4-15 11-20 19-6 8-8 19-10 31-3 13-4 27-4 44z"><text:p/></draw:path><draw:path draw:style-name="gr711" draw:text-style-name="P11" svg:width="0.246cm" svg:height="0.269cm" svg:x="6.436cm" svg:y="8.301cm" svg:viewBox="0 0 247 270" svg:d="M77 270c-26 0-45-7-58-21-12-13-19-32-19-56 0-17 3-32 10-43 6-11 14-19 24-26 11-6 22-10 35-13 14-2 27-3 41-3h56v-15c0-11-1-20-3-28-2-7-6-14-10-18-4-5-10-8-17-11-7-2-15-3-24-3-8 0-16 1-22 2s-12 3-17 6c-5 4-9 8-12 13-3 6-5 12-6 21l-43-4c1-11 4-20 8-29 4-8 11-16 19-22s18-11 30-15c13-3 27-5 44-5 32 0 56 8 72 23s24 36 24 65v112c0 13 2 23 5 29 4 7 9 10 19 10 2 0 4 0 7 0 2-1 5-1 7-1v25c-6 2-11 3-17 3-5 1-10 1-16 1-8 0-15-1-21-3s-10-5-13-10c-4-4-7-9-9-15-2-7-3-14-3-23h-2c-4 9-10 16-14 23-6 7-12 11-19 16-8 5-15 9-25 11-9 3-20 4-31 4zM86 238c14 0 26-2 35-7 10-5 19-12 26-19 6-8 11-17 14-26 4-9 5-18 5-27v-21h-46c-10 0-20 1-30 2-8 1-16 4-24 8-7 4-13 10-16 17-4 7-6 17-6 29 0 14 3 25 10 33 8 8 19 11 32 11z"><text:p/></draw:path><draw:path draw:style-name="gr712" draw:text-style-name="P11" svg:width="0.121cm" svg:height="0.322cm" svg:x="6.693cm" svg:y="8.248cm" svg:viewBox="0 0 122 323" svg:d="M122 317c-5 1-12 3-19 4s-15 1-23 2c-33-1-51-20-51-60v-173h-29v-31h31l13-59h28v59h47v31h-47v164c0 13 2 21 6 26s10 8 20 8c4 0 8 0 12-1s8-1 12-2z"><text:p/></draw:path><draw:path draw:style-name="gr713" draw:text-style-name="P11" svg:width="0.224cm" svg:height="0.269cm" svg:x="6.838cm" svg:y="8.301cm" svg:viewBox="0 0 225 270" svg:d="M45 145c0 14 1 26 4 38 2 11 6 21 12 29 6 9 13 15 22 20 9 4 20 6 32 6 18 0 33-3 44-11 11-7 19-17 23-29l37 11c-3 8-7 15-12 22s-11 14-19 19c-8 6-18 11-30 14-11 4-26 6-43 6-37 0-66-12-86-34-19-23-29-57-29-102 0-25 3-45 9-62s14-31 24-42c11-10 22-18 36-23 15-5 29-7 45-7 21 0 39 4 53 11s25 17 34 29c9 13 15 27 19 44 3 17 5 36 5 55v6zM182 112c-2-28-9-48-21-61-11-13-27-19-48-19-7 0-15 1-23 4-7 2-14 6-21 12s-12 14-17 25c-4 10-6 23-7 39z"><text:p/></draw:path><draw:path draw:style-name="gr714" draw:text-style-name="P11" svg:width="0.348cm" svg:height="0.259cm" svg:x="2.565cm" svg:y="8.853cm" svg:viewBox="0 0 349 260" svg:d="M276 260h-50l-39-167c-2-5-3-10-4-17-2-6-3-12-4-18-2-7-3-15-5-22-1 7-3 14-4 21-2 6-3 13-5 19-1 7-3 13-4 18l-42 166h-48l-71-260h42l43 177c0 4 1 9 2 14 2 5 3 11 4 16 1 6 2 12 3 18 2-6 3-12 5-18 1-5 2-10 3-15 2-5 3-9 4-13l46-179h45l44 179c1 4 3 9 4 14 1 6 2 11 3 15 2 6 3 11 4 17 2-6 3-12 3-18 1-5 2-10 4-15 1-6 2-11 3-15l45-177h42z"><text:p/></draw:path><draw:path draw:style-name="gr715" draw:text-style-name="P11" svg:width="0.246cm" svg:height="0.269cm" svg:x="2.939cm" svg:y="8.849cm" svg:viewBox="0 0 247 270" svg:d="M77 270c-26 0-45-7-58-21-12-13-19-32-19-56 0-17 3-32 10-43 6-11 14-19 24-26 11-6 22-10 35-13 14-2 27-3 41-3h56v-15c0-11-1-20-3-28-2-7-6-14-10-18-4-5-10-8-17-11-7-2-15-3-24-3-8 0-16 1-22 2s-12 3-17 6c-5 4-9 8-12 13-3 6-5 12-6 21l-43-4c1-11 4-20 8-29 4-8 11-16 19-22s18-11 30-15c13-3 27-5 44-5 32 0 56 8 72 23s24 36 24 65v112c0 13 2 23 5 29 4 7 9 10 19 10 2 0 4 0 7 0 2-1 5-1 7-1v25c-6 2-11 3-17 3-5 1-10 1-16 1-8 0-15-1-21-3s-10-5-13-10c-4-4-7-9-9-15-2-7-3-14-3-23h-2c-4 9-10 16-14 23-6 7-12 11-19 16-8 5-15 9-25 11-9 3-20 4-31 4zM86 238c14 0 26-2 35-7 10-5 19-12 26-19 6-8 11-17 14-26 4-9 5-18 5-27v-21h-46c-10 0-20 1-30 2-8 1-16 4-24 8-7 4-13 10-16 17-4 7-6 17-6 29 0 14 3 25 10 33 8 8 19 11 32 11z"><text:p/></draw:path><draw:path draw:style-name="gr716" draw:text-style-name="P11" svg:width="0.121cm" svg:height="0.322cm" svg:x="3.196cm" svg:y="8.795cm" svg:viewBox="0 0 122 323" svg:d="M122 317c-5 1-12 3-19 4s-15 1-23 2c-33-1-51-20-51-60v-173h-29v-31h31l13-59h28v59h47v31h-47v164c0 13 2 21 6 26s10 8 20 8c4 0 8 0 12-1s8-1 12-2z"><text:p/></draw:path><draw:path draw:style-name="gr717" draw:text-style-name="P11" svg:width="0.224cm" svg:height="0.269cm" svg:x="3.341cm" svg:y="8.849cm" svg:viewBox="0 0 225 270" svg:d="M45 145c0 14 1 26 4 38 2 11 6 21 12 29 6 9 13 15 22 20 9 4 20 6 32 6 18 0 33-3 44-11 11-7 19-17 23-29l37 11c-3 8-7 15-12 22s-11 14-19 19c-8 6-18 11-30 14-11 4-26 6-43 6-37 0-66-12-86-34-19-23-29-57-29-102 0-25 3-45 9-62s14-31 24-42c11-10 22-18 36-23 15-5 29-7 45-7 21 0 39 4 53 11s25 17 34 29c9 13 15 27 19 44 3 17 5 36 5 55v6zM182 112c-2-28-9-48-21-61-11-13-27-19-48-19-7 0-15 1-23 4-7 2-14 6-21 12s-12 14-17 25c-4 10-6 23-7 39z"><text:p/></draw:path><draw:path draw:style-name="gr718" draw:text-style-name="P11" svg:width="0.119cm" svg:height="0.264cm" svg:x="3.623cm" svg:y="8.849cm" svg:viewBox="0 0 120 265" svg:d="M1 265v-199c0-6 0-11 0-17s0-11 0-17c0-5 0-10-1-15 0-4 0-8 0-12h40c0 4 0 8 1 13 0 4 0 9 0 14 1 5 1 10 1 14 0 5 0 9 0 12h1c3-10 6-18 9-26 3-7 7-13 12-18s10-8 16-10c6-3 14-4 23-4 3 0 7 0 10 1 3 0 6 1 7 1v40c-2-1-6-1-10-2-3 0-8 0-13 0-10 0-17 2-24 7-7 4-13 10-17 18-5 8-7 18-9 29s-3 23-3 36v135z"><text:p/></draw:path><draw:path draw:style-name="gr719" draw:text-style-name="P11" svg:width="0.041cm" svg:height="0.356cm" svg:x="3.919cm" svg:y="8.756cm" svg:viewBox="0 0 42 357" svg:d="M0 357c0-118 0-238 0-357 14 0 28 0 42 0 0 119 0 239 0 357-14 0-28 0-42 0z"><text:p/></draw:path><draw:path draw:style-name="gr720" draw:text-style-name="P11" svg:width="0.224cm" svg:height="0.269cm" svg:x="4.013cm" svg:y="8.849cm" svg:viewBox="0 0 225 270" svg:d="M45 145c0 14 1 26 4 38 2 11 6 21 12 29 6 9 13 15 22 20 9 4 20 6 32 6 18 0 33-3 44-11 11-7 19-17 23-29l37 11c-3 8-7 15-12 22s-11 14-19 19c-8 6-18 11-30 14-11 4-26 6-43 6-37 0-66-12-86-34-19-23-29-57-29-102 0-25 3-45 9-62s14-31 24-42c11-10 22-18 36-23 15-5 29-7 45-7 21 0 39 4 53 11s25 17 34 29c9 13 15 27 19 44 3 17 5 36 5 55v6zM182 112c-2-28-9-48-21-61-11-13-27-19-48-19-7 0-15 1-23 4-7 2-14 6-21 12s-12 14-17 25c-4 10-6 23-7 39z"><text:p/></draw:path><draw:path draw:style-name="gr721" draw:text-style-name="P11" svg:width="0.236cm" svg:height="0.259cm" svg:x="4.265cm" svg:y="8.853cm" svg:viewBox="0 0 237 260" svg:d="M142 260h-50l-92-260h45l56 170c1 3 2 8 4 13 1 5 3 10 4 16 2 5 4 10 5 15s2 10 3 13c1-3 2-8 3-13 2-5 3-10 5-15 1-6 3-11 5-16 1-5 3-9 4-13l58-170h45z"><text:p/></draw:path><draw:path draw:style-name="gr722" draw:text-style-name="P11" svg:width="0.224cm" svg:height="0.269cm" svg:x="4.537cm" svg:y="8.849cm" svg:viewBox="0 0 225 270" svg:d="M45 145c0 14 1 26 4 38 2 11 6 21 12 29 6 9 13 15 22 20 9 4 20 6 32 6 18 0 33-3 44-11 11-7 19-17 23-29l37 11c-3 8-7 15-12 22s-11 14-19 19c-8 6-18 11-30 14-11 4-26 6-43 6-37 0-66-12-86-34-19-23-29-57-29-102 0-25 3-45 9-62s14-31 24-42c11-10 22-18 36-23 15-5 29-7 45-7 21 0 39 4 53 11s25 17 34 29c9 13 15 27 19 44 3 17 5 36 5 55v6zM182 112c-2-28-9-48-21-61-11-13-27-19-48-19-7 0-15 1-23 4-7 2-14 6-21 12s-12 14-17 25c-4 10-6 23-7 39z"><text:p/></draw:path><draw:path draw:style-name="gr723" draw:text-style-name="P11" svg:width="0.041cm" svg:height="0.356cm" svg:x="4.82cm" svg:y="8.756cm" svg:viewBox="0 0 42 357" svg:d="M0 357c0-118 0-238 0-357 14 0 28 0 42 0 0 119 0 239 0 357-14 0-28 0-42 0z"><text:p/></draw:path></draw:g><draw:g draw:style-name="gr2"><draw:path draw:style-name="gr724" draw:text-style-name="P12" svg:width="2.883cm" svg:height="1.707cm" svg:x="12.977cm" svg:y="3.669cm" svg:viewBox="0 0 2884 1708" svg:d="M564 0c774 0 1547 0 2320 0-188 569-377 1138-565 1707-773 0-1546 0-2319 0 188-569 376-1138 564-1707zM0 0zM2884 1708z"><text:p/></draw:path><draw:path draw:style-name="gr725" draw:text-style-name="P13" svg:width="0.269cm" svg:height="0.29cm" svg:x="13.956cm" svg:y="4.375cm" svg:viewBox="0 0 270 291" svg:d="M155 291h-39l-116-291h41l78 205c1 6 3 13 5 19s4 11 6 16c2 6 4 10 5 16 2-5 4-10 6-15 1-5 3-11 5-17s4-12 7-19l77-205h40z"><text:p/></draw:path><draw:path draw:style-name="gr726" draw:text-style-name="P13" svg:width="0.21cm" svg:height="0.231cm" svg:x="14.21cm" svg:y="4.439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727" draw:text-style-name="P13" svg:width="0.174cm" svg:height="0.227cm" svg:x="14.45cm" svg:y="4.439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728" draw:text-style-name="P13" svg:width="0.191cm" svg:height="0.231cm" svg:x="14.668cm" svg:y="4.439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/draw:g><draw:path draw:style-name="gr729" draw:text-style-name="P14" svg:width="0.281cm" svg:height="0.998cm" svg:x="13.008cm" svg:y="2.96cm" svg:viewBox="0 0 282 999" svg:d="M0 999c0-333 0-666 0-999 94 0 187 0 282 0 0 333 0 666 0 999-95 0-188 0-282 0z"><text:p/></draw:path><draw:path draw:style-name="gr730" draw:text-style-name="P5" svg:width="4.105cm" svg:height="0.288cm" svg:x="12.976cm" svg:y="3.315cm" svg:viewBox="0 0 4106 289" svg:d="M0 289c0-96 0-192 0-289 1369 0 2737 0 4106 0 0 97 0 193 0 289-1369 0-2737 0-4106 0z"><text:p/></draw:path><draw:path draw:style-name="gr731" draw:text-style-name="P14" svg:width="0.281cm" svg:height="0.998cm" svg:x="15.955cm" svg:y="2.96cm" svg:viewBox="0 0 282 999" svg:d="M0 999c0-333 0-666 0-999 94 0 187 0 282 0 0 333 0 666 0 999-95 0-188 0-282 0z"><text:p/></draw:path><draw:g draw:style-name="gr2"><draw:path draw:style-name="gr732" draw:text-style-name="P15" svg:width="0.564cm" svg:height="1.32cm" svg:x="17.221cm" svg:y="2.778cm" svg:viewBox="0 0 565 1321" svg:d="M0 661c0 361 32 660 70 660 142 0 283 0 424 0 38 0 71-299 71-660s-33-661-71-661c-141 0-282 0-424 0-38 0-70 300-70 661zM0 1321zM565 0z"><text:p/></draw:path><draw:path draw:style-name="gr733" draw:text-style-name="P16" svg:width="0.564cm" svg:height="1.32cm" svg:x="17.221cm" svg:y="2.778cm" svg:viewBox="0 0 565 1321" svg:d="M0 661c0 361 32 660 70 660 39 0 71-299 71-660s-32-661-71-661c-38 0-70 300-70 661zM0 1321zM565 0z"><text:p/></draw:path></draw:g><draw:g draw:style-name="gr2"><draw:path draw:style-name="gr734" draw:text-style-name="P1" svg:width="0.236cm" svg:height="0.298cm" svg:x="13.659cm" svg:y="1.3cm" svg:viewBox="0 0 237 299" svg:d="M237 215c0 13-3 24-8 34-4 10-11 19-21 26-10 8-21 13-36 18-15 4-32 6-53 6-34 0-62-6-81-19-21-13-32-31-38-54l37-8c2 8 5 15 9 21s9 11 15 15c7 4 16 8 25 10 10 3 22 4 35 4 11 0 22-1 32-3 9-2 17-5 24-9s12-9 16-15c4-7 5-14 5-24 0-9-2-17-6-23s-9-11-17-14c-8-4-18-8-27-10-11-3-23-6-36-9-8-1-16-3-24-6-7-2-15-4-23-7-7-3-14-7-20-11s-12-8-17-14-8-12-11-19c-2-8-3-16-3-26 0-14 2-26 7-35 6-10 13-18 23-25 9-6 21-11 34-14s27-4 42-4c18 0 33 1 45 4 13 3 23 7 32 13s16 13 21 21c4 8 9 18 12 29l-38 7c-2-7-5-13-7-19-4-5-9-10-15-14s-13-6-20-8c-9-2-19-3-30-3-13 0-24 1-33 3-8 3-16 6-21 10-6 4-10 9-12 15-3 5-3 11-3 18 0 9 1 16 6 21 4 6 10 11 17 14 8 4 15 7 25 10 10 2 20 5 30 7 9 2 18 4 26 6 9 3 17 5 25 8s15 6 22 10 14 9 19 15c4 6 8 13 11 21s5 17 5 27z"><text:p/></draw:path><draw:path draw:style-name="gr735" draw:text-style-name="P1" svg:width="0.174cm" svg:height="0.227cm" svg:x="13.937cm" svg:y="1.373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736" draw:text-style-name="P1" svg:width="0.184cm" svg:height="0.314cm" svg:x="14.167cm" svg:y="1.369cm" svg:viewBox="0 0 185 315" svg:d="M185 115c0 17-1 32-4 47-3 14-7 26-14 37-6 10-14 18-24 24-11 6-24 9-38 9-16 0-29-3-41-9s-20-16-26-30h-1c0 0 0 1 0 4 0 2 0 5 0 8s0 7 0 11 0 8 0 12v87h-36v-265c0-6 0-11 0-16s0-9 0-13 0-8-1-11c0-3 0-5 0-6h35c0 0 0 2 0 4 1 3 1 6 1 9 0 4 0 8 1 12 0 4 0 7 0 11h1c3-7 7-13 12-18 3-5 8-10 14-13 5-3 12-5 19-7 6-1 13-2 22-2 14 0 27 3 38 8 10 6 18 14 24 24 7 10 11 22 14 36s4 30 4 47zM147 116c0-14-1-26-2-37-2-11-5-20-9-27-4-8-9-14-16-17-6-4-14-6-24-6-9 0-16 1-23 3-7 3-13 7-19 14-4 6-9 15-12 27s-5 27-5 45c0 16 2 30 4 41 3 11 7 19 11 26 5 7 11 12 18 15 8 3 15 4 25 4s19-2 25-6c7-4 12-10 16-17 4-8 7-17 9-28 1-11 2-23 2-37z"><text:p/></draw:path><draw:path draw:style-name="gr737" draw:text-style-name="P1" svg:width="0.184cm" svg:height="0.314cm" svg:x="14.396cm" svg:y="1.369cm" svg:viewBox="0 0 185 315" svg:d="M185 115c0 17-1 32-4 47-3 14-7 26-14 37-6 10-14 18-24 24-11 6-24 9-38 9-16 0-29-3-41-9s-20-16-26-30h-1c0 0 0 1 0 4 0 2 0 5 0 8s0 7 0 11 0 8 0 12v87h-36v-265c0-6 0-11 0-16s0-9 0-13 0-8-1-11c0-3 0-5 0-6h35c0 0 0 2 0 4 1 3 1 6 1 9 0 4 0 8 1 12 0 4 0 7 0 11h1c3-7 7-13 12-18 3-5 8-10 14-13 5-3 12-5 19-7 6-1 13-2 22-2 14 0 27 3 38 8 10 6 18 14 24 24 7 10 11 22 14 36s4 30 4 47zM147 116c0-14-1-26-2-37-2-11-5-20-9-27-4-8-9-14-16-17-6-4-14-6-24-6-9 0-16 1-23 3-7 3-13 7-19 14-4 6-9 15-12 27s-5 27-5 45c0 16 2 30 4 41 3 11 7 19 11 26 5 7 11 12 18 15 8 3 15 4 25 4s19-2 25-6c7-4 12-10 16-17 4-8 7-17 9-28 1-11 2-23 2-37z"><text:p/></draw:path><draw:path draw:style-name="gr738" draw:text-style-name="P1" svg:width="0.193cm" svg:height="0.231cm" svg:x="14.617cm" svg:y="1.369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739" draw:text-style-name="P1" svg:width="0.102cm" svg:height="0.227cm" svg:x="14.857cm" svg:y="1.369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740" draw:text-style-name="P1" svg:width="0.104cm" svg:height="0.276cm" svg:x="14.974cm" svg:y="1.323cm" svg:viewBox="0 0 105 277" svg:d="M105 272c-6 1-11 2-17 3-5 1-12 1-20 2-28-1-43-17-43-50v-149h-25v-28h26l11-50h24v50h40v28h-40v141c0 11 2 18 5 22 4 5 10 7 19 7 2 0 6 0 9-1 3 0 7-1 11-2z"><text:p/></draw:path><draw:path draw:style-name="gr741" draw:text-style-name="P1" svg:width="0.218cm" svg:height="0.29cm" svg:x="13.675cm" svg:y="1.777cm" svg:viewBox="0 0 219 291" svg:d="M219 209c0 15-3 28-9 38-5 10-13 18-23 25-9 6-20 11-33 14-12 3-26 5-39 5h-115v-291h103c16 0 29 1 42 4 12 3 22 7 31 13s15 13 19 22c5 9 7 19 7 32 0 8-1 15-3 23-2 7-6 13-11 19-3 6-9 11-16 15s-15 8-23 10c11 1 21 4 30 8 8 4 15 9 22 15 6 6 10 14 13 22 4 8 5 17 5 26zM164 75c0-15-6-26-16-33s-26-10-45-10h-65v92h65c11 0 20-1 28-4 8-2 15-5 19-9s8-10 10-15c2-6 4-13 4-21zM180 206c0-9-1-17-5-23-3-7-8-12-14-16-7-4-13-7-22-9s-19-3-29-3h-72v104h75c9 0 18-1 27-2 8-2 15-5 21-8 6-4 11-10 14-17 4-7 5-15 5-26z"><text:p/></draw:path><draw:path draw:style-name="gr742" draw:text-style-name="P1" svg:width="0.191cm" svg:height="0.231cm" svg:x="13.928cm" svg:y="1.84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743" draw:text-style-name="P1" svg:width="0.21cm" svg:height="0.231cm" svg:x="14.158cm" svg:y="1.84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744" draw:text-style-name="P1" svg:width="0.102cm" svg:height="0.227cm" svg:x="14.397cm" svg:y="1.84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745" draw:text-style-name="P1" svg:width="0.035cm" svg:height="0.305cm" svg:x="14.536cm" svg:y="1.762cm" svg:viewBox="0 0 36 306" svg:d="M0 36c0-12 0-24 0-36 12 0 24 0 36 0 0 12 0 24 0 36-12 0-24 0-36 0zM0 306c0-74 0-148 0-223 12 0 24 0 36 0 0 75 0 149 0 223-12 0-24 0-36 0z"><text:p/></draw:path><draw:path draw:style-name="gr746" draw:text-style-name="P1" svg:width="0.174cm" svg:height="0.227cm" svg:x="14.635cm" svg:y="1.84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747" draw:text-style-name="P1" svg:width="0.184cm" svg:height="0.313cm" svg:x="14.855cm" svg:y="1.841cm" svg:viewBox="0 0 185 314" svg:d="M92 314c-11 0-23-1-33-4-9-3-17-6-24-11s-13-11-17-18-7-14-9-22l37-6c2 11 7 19 15 24 9 6 20 9 32 9 9 0 16-2 23-4 6-2 12-6 17-11s8-12 11-20 4-18 4-30v-36c-3 6-7 11-11 17-4 5-9 9-14 13s-12 7-20 10c-8 2-16 4-25 4-14 0-27-3-36-8-10-4-18-11-25-21-5-9-10-21-13-35s-4-31-4-49 1-34 4-49c3-14 8-26 14-36 7-10 15-18 26-23 10-5 23-8 38-8s28 4 39 11c12 7 21 17 27 31 0-4 1-8 1-12s0-8 0-12c1-4 1-7 1-10 0-2 1-4 1-4h34c0 1 0 3 0 6s0 6-1 10c0 5 0 9 0 14s0 10 0 16v171c0 30-8 54-23 69-14 16-38 24-69 24zM148 115c0-15-2-29-5-40s-8-20-13-27c-6-7-11-12-18-15-7-4-15-5-22-5-9 0-17 1-24 5-6 3-12 8-15 15-5 7-8 16-10 27-3 12-4 25-4 40 0 16 1 30 4 41 2 11 5 20 9 26 4 7 9 12 16 15s15 4 23 4 15-2 22-5 13-8 18-15c6-7 10-16 14-26 3-11 5-24 5-40z"><text:p/></draw:path><draw:path draw:style-name="gr748" draw:text-style-name="P1" svg:width="0.178cm" svg:height="0.23cm" svg:x="15.078cm" svg:y="1.841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/draw:g><draw:path draw:style-name="gr749" draw:text-style-name="P17" svg:width="0.803cm" svg:height="0.001cm" draw:transform="skewX (0.0146607657167523) rotate (-1.97274565352919) translate (13.6364315951218cm 2.25391737912836cm)" svg:viewBox="0 0 804 2" svg:d="M0 2c268-1 536-1 804-2"><text:p/></draw:path><draw:path draw:style-name="gr750" draw:text-style-name="P17" svg:width="0.809cm" svg:height="0cm" draw:transform="skewX (-0.0277507351067098) rotate (-0.8005825278898) translate (15.4221680150207cm 2.31506588400738cm)" svg:viewBox="0 0 810 1" svg:d="M0 1c270 0 540-1 810-1"><text:p/></draw:path><draw:g draw:style-name="gr2"><draw:path draw:style-name="gr751" draw:text-style-name="P1" svg:width="0.243cm" svg:height="0.29cm" svg:x="18.314cm" svg:y="2.466cm" svg:viewBox="0 0 244 291" svg:d="M244 143c0 24-4 46-11 64-8 19-17 34-29 46-13 12-27 22-44 28s-35 10-54 10h-106v-291h93c23 0 42 3 60 8 19 6 35 15 48 26 14 12 23 27 31 45s12 39 12 64zM205 143c0-20-3-37-9-51-5-14-12-25-22-34-11-9-22-16-36-20s-29-6-46-6h-54v227h63c16 0 29-2 42-7 12-4 23-12 33-22 9-9 15-22 21-36 5-15 8-32 8-51z"><text:p/></draw:path><draw:path draw:style-name="gr752" draw:text-style-name="P1" svg:width="0.035cm" svg:height="0.305cm" svg:x="18.603cm" svg:y="2.451cm" svg:viewBox="0 0 36 306" svg:d="M0 36c0-12 0-24 0-36 12 0 24 0 36 0 0 12 0 24 0 36-12 0-24 0-36 0zM0 306c0-74 0-148 0-223 12 0 24 0 36 0 0 75 0 149 0 223-12 0-24 0-36 0z"><text:p/></draw:path><draw:path draw:style-name="gr753" draw:text-style-name="P1" svg:width="0.184cm" svg:height="0.313cm" svg:x="18.691cm" svg:y="2.531cm" svg:viewBox="0 0 185 314" svg:d="M92 314c-11 0-23-1-33-4-9-3-17-6-24-11s-13-11-17-18-7-14-9-22l37-6c2 11 7 19 15 24 9 6 20 9 32 9 9 0 16-2 23-4 6-2 12-6 17-11s8-12 11-20 4-18 4-30v-36c-3 6-7 11-11 17-4 5-9 9-14 13s-12 7-20 10c-8 2-16 4-25 4-14 0-27-3-36-8-10-4-18-11-25-21-5-9-10-21-13-35s-4-31-4-49 1-34 4-49c3-14 8-26 14-36 7-10 15-18 26-23 10-5 23-8 38-8s28 4 39 11c12 7 21 17 27 31 0-4 1-8 1-12s0-8 0-12c1-4 1-7 1-10 0-2 1-4 1-4h34c0 1 0 3 0 6s0 6-1 10c0 5 0 9 0 14s0 10 0 16v171c0 30-8 54-23 69-14 16-38 24-69 24zM148 115c0-15-2-29-5-40s-8-20-13-27c-6-7-11-12-18-15-7-4-15-5-22-5-9 0-17 1-24 5-6 3-12 8-15 15-5 7-8 16-10 27-3 12-4 25-4 40 0 16 1 30 4 41 2 11 5 20 9 26 4 7 9 12 16 15s15 4 23 4 15-2 22-5 13-8 18-15c6-7 10-16 14-26 3-11 5-24 5-40z"><text:p/></draw:path><draw:path draw:style-name="gr754" draw:text-style-name="P1" svg:width="0.035cm" svg:height="0.305cm" svg:x="18.93cm" svg:y="2.451cm" svg:viewBox="0 0 36 306" svg:d="M0 36c0-12 0-24 0-36 12 0 24 0 36 0 0 12 0 24 0 36-12 0-24 0-36 0zM0 306c0-74 0-148 0-223 12 0 24 0 36 0 0 75 0 149 0 223-12 0-24 0-36 0z"><text:p/></draw:path><draw:path draw:style-name="gr755" draw:text-style-name="P1" svg:width="0.104cm" svg:height="0.276cm" svg:x="19.008cm" svg:y="2.483cm" svg:viewBox="0 0 105 277" svg:d="M105 272c-6 1-11 2-17 3-5 1-12 1-20 2-28-1-43-17-43-50v-149h-25v-28h26l11-50h24v50h40v28h-40v141c0 11 2 18 5 22 4 5 10 7 19 7 2 0 6 0 9-1 3 0 7-1 11-2z"><text:p/></draw:path><draw:path draw:style-name="gr756" draw:text-style-name="P1" svg:width="0.21cm" svg:height="0.231cm" svg:x="19.134cm" svg:y="2.53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757" draw:text-style-name="P1" svg:width="0.035cm" svg:height="0.305cm" svg:x="19.374cm" svg:y="2.451cm" svg:viewBox="0 0 36 306" svg:d="M0 306c0-101 0-204 0-306 12 0 24 0 36 0 0 102 0 205 0 306-12 0-24 0-36 0z"><text:p/></draw:path><draw:path draw:style-name="gr758" draw:text-style-name="P1" svg:width="0.193cm" svg:height="0.231cm" svg:x="19.576cm" svg:y="2.53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759" draw:text-style-name="P1" svg:width="0.102cm" svg:height="0.227cm" svg:x="19.816cm" svg:y="2.53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760" draw:text-style-name="P1" svg:width="0.21cm" svg:height="0.231cm" svg:x="18.298cm" svg:y="3.002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761" draw:text-style-name="P1" svg:width="0.174cm" svg:height="0.227cm" svg:x="18.537cm" svg:y="3.002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762" draw:text-style-name="P1" svg:width="0.21cm" svg:height="0.231cm" svg:x="18.757cm" svg:y="3.002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763" draw:text-style-name="P1" svg:width="0.035cm" svg:height="0.305cm" svg:x="18.997cm" svg:y="2.922cm" svg:viewBox="0 0 36 306" svg:d="M0 306c0-101 0-204 0-306 12 0 24 0 36 0 0 102 0 205 0 306-12 0-24 0-36 0z"><text:p/></draw:path><draw:path draw:style-name="gr764" draw:text-style-name="P1" svg:width="0.193cm" svg:height="0.231cm" svg:x="19.084cm" svg:y="3.002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765" draw:text-style-name="P1" svg:width="0.184cm" svg:height="0.313cm" svg:x="19.314cm" svg:y="3.003cm" svg:viewBox="0 0 185 314" svg:d="M92 314c-11 0-23-1-33-4-9-3-17-6-24-11s-13-11-17-18-7-14-9-22l37-6c2 11 7 19 15 24 9 6 20 9 32 9 9 0 16-2 23-4 6-2 12-6 17-11s8-12 11-20 4-18 4-30v-36c-3 6-7 11-11 17-4 5-9 9-14 13s-12 7-20 10c-8 2-16 4-25 4-14 0-27-3-36-8-10-4-18-11-25-21-5-9-10-21-13-35s-4-31-4-49 1-34 4-49c3-14 8-26 14-36 7-10 15-18 26-23 10-5 23-8 38-8s28 4 39 11c12 7 21 17 27 31 0-4 1-8 1-12s0-8 0-12c1-4 1-7 1-10 0-2 1-4 1-4h34c0 1 0 3 0 6s0 6-1 10c0 5 0 9 0 14s0 10 0 16v171c0 30-8 54-23 69-14 16-38 24-69 24zM148 115c0-15-2-29-5-40s-8-20-13-27c-6-7-11-12-18-15-7-4-15-5-22-5-9 0-17 1-24 5-6 3-12 8-15 15-5 7-8 16-10 27-3 12-4 25-4 40 0 16 1 30 4 41 2 11 5 20 9 26 4 7 9 12 16 15s15 4 23 4 15-2 22-5 13-8 18-15c6-7 10-16 14-26 3-11 5-24 5-40z"><text:p/></draw:path><draw:path draw:style-name="gr766" draw:text-style-name="P1" svg:width="0.174cm" svg:height="0.227cm" svg:x="19.553cm" svg:y="3.005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767" draw:text-style-name="P1" svg:width="0.191cm" svg:height="0.231cm" svg:x="19.773cm" svg:y="3.002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768" draw:text-style-name="P1" svg:width="0.202cm" svg:height="0.223cm" svg:x="18.281cm" svg:y="3.478cm" svg:viewBox="0 0 203 224" svg:d="M121 224h-42l-79-224h39l47 146c1 3 2 6 3 11 2 4 3 9 4 13 2 5 3 10 4 14s2 8 3 11c1-3 2-7 3-11 2-4 3-9 4-13 2-5 3-9 5-14 1-4 2-8 3-11l49-146h39z"><text:p/></draw:path><draw:path draw:style-name="gr769" draw:text-style-name="P1" svg:width="0.21cm" svg:height="0.231cm" svg:x="18.503cm" svg:y="3.474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770" draw:text-style-name="P1" svg:width="0.102cm" svg:height="0.227cm" svg:x="18.742cm" svg:y="3.474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771" draw:text-style-name="P1" svg:width="0.035cm" svg:height="0.305cm" svg:x="18.881cm" svg:y="3.395cm" svg:viewBox="0 0 36 306" svg:d="M0 36c0-12 0-24 0-36 12 0 24 0 36 0 0 12 0 24 0 36-12 0-24 0-36 0zM0 306c0-74 0-148 0-223 12 0 24 0 36 0 0 75 0 149 0 223-12 0-24 0-36 0z"><text:p/></draw:path><draw:path draw:style-name="gr772" draw:text-style-name="P1" svg:width="0.21cm" svg:height="0.231cm" svg:x="18.97cm" svg:y="3.474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773" draw:text-style-name="P1" svg:width="0.184cm" svg:height="0.309cm" svg:x="19.208cm" svg:y="3.395cm" svg:viewBox="0 0 185 310" svg:d="M185 194c0 77-27 116-80 116-17 0-30-3-41-9s-20-16-27-30c0 4 0 7 0 11-1 4-1 8-1 11s0 6-1 9c0 2 0 3 0 4h-35c0-1 0-3 0-6 1-3 1-7 1-11s0-9 0-14 0-10 0-15v-260h36v87c0 5 0 9 0 12 0 4 0 8 0 10 0 4 0 7 0 10 7-14 15-24 27-31 11-6 24-9 41-9 27 0 48 10 60 29 14 19 20 47 20 86zM147 195c0-15-1-28-3-39-2-12-5-21-9-28s-10-12-16-15c-6-4-14-5-23-5-10 0-18 1-25 5-8 3-14 8-19 15-4 7-8 16-11 28-2 11-4 25-4 41s2 30 4 41c3 11 7 19 11 25 5 7 11 12 18 15 8 3 15 4 25 4 9 0 17-1 24-4 5-3 11-9 15-16 5-7 8-15 10-26s3-25 3-41z"><text:p/></draw:path><draw:path draw:style-name="gr774" draw:text-style-name="P1" svg:width="0.035cm" svg:height="0.305cm" svg:x="19.44cm" svg:y="3.395cm" svg:viewBox="0 0 36 306" svg:d="M0 306c0-101 0-204 0-306 12 0 24 0 36 0 0 102 0 205 0 306-12 0-24 0-36 0z"><text:p/></draw:path><draw:path draw:style-name="gr775" draw:text-style-name="P1" svg:width="0.191cm" svg:height="0.231cm" svg:x="19.527cm" svg:y="3.474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776" draw:text-style-name="P1" svg:width="0.102cm" svg:height="0.227cm" svg:x="18.307cm" svg:y="3.946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777" draw:text-style-name="P1" svg:width="0.191cm" svg:height="0.231cm" svg:x="18.437cm" svg:y="3.946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778" draw:text-style-name="P1" svg:width="0.178cm" svg:height="0.23cm" svg:x="18.661cm" svg:y="3.946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779" draw:text-style-name="P1" svg:width="0.035cm" svg:height="0.305cm" svg:x="18.881cm" svg:y="3.867cm" svg:viewBox="0 0 36 306" svg:d="M0 36c0-12 0-24 0-36 12 0 24 0 36 0 0 12 0 24 0 36-12 0-24 0-36 0zM0 306c0-74 0-148 0-223 12 0 24 0 36 0 0 75 0 149 0 223-12 0-24 0-36 0z"><text:p/></draw:path><draw:path draw:style-name="gr780" draw:text-style-name="P1" svg:width="0.178cm" svg:height="0.23cm" svg:x="18.964cm" svg:y="3.946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781" draw:text-style-name="P1" svg:width="0.104cm" svg:height="0.276cm" svg:x="19.163cm" svg:y="3.9cm" svg:viewBox="0 0 105 277" svg:d="M105 272c-6 1-11 2-17 3-5 1-12 1-20 2-28-1-43-17-43-50v-149h-25v-28h26l11-50h24v50h40v28h-40v141c0 11 2 18 5 22 4 5 10 7 19 7 2 0 6 0 9-1 3 0 7-1 11-2z"><text:p/></draw:path><draw:path draw:style-name="gr782" draw:text-style-name="P1" svg:width="0.193cm" svg:height="0.231cm" svg:x="19.289cm" svg:y="3.946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783" draw:text-style-name="P1" svg:width="0.102cm" svg:height="0.227cm" svg:x="19.528cm" svg:y="3.946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784" draw:text-style-name="P1" svg:width="0.104cm" svg:height="0.276cm" svg:x="19.762cm" svg:y="3.9cm" svg:viewBox="0 0 105 277" svg:d="M105 272c-6 1-11 2-17 3-5 1-12 1-20 2-28-1-43-17-43-50v-149h-25v-28h26l11-50h24v50h40v28h-40v141c0 11 2 18 5 22 4 5 10 7 19 7 2 0 6 0 9-1 3 0 7-1 11-2z"><text:p/></draw:path><draw:path draw:style-name="gr785" draw:text-style-name="P1" svg:width="0.193cm" svg:height="0.231cm" svg:x="19.888cm" svg:y="3.946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786" draw:text-style-name="P1" svg:width="0.035cm" svg:height="0.305cm" svg:x="18.307cm" svg:y="4.339cm" svg:viewBox="0 0 36 306" svg:d="M0 36c0-12 0-24 0-36 12 0 24 0 36 0 0 12 0 24 0 36-12 0-24 0-36 0zM0 306c0-74 0-148 0-223 12 0 24 0 36 0 0 75 0 149 0 223-12 0-24 0-36 0z"><text:p/></draw:path><draw:path draw:style-name="gr787" draw:text-style-name="P1" svg:width="0.174cm" svg:height="0.227cm" svg:x="18.405cm" svg:y="4.417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788" draw:text-style-name="P1" svg:width="0.184cm" svg:height="0.309cm" svg:x="18.626cm" svg:y="4.339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789" draw:text-style-name="P1" svg:width="0.035cm" svg:height="0.305cm" svg:x="18.865cm" svg:y="4.339cm" svg:viewBox="0 0 36 306" svg:d="M0 36c0-12 0-24 0-36 12 0 24 0 36 0 0 12 0 24 0 36-12 0-24 0-36 0zM0 306c0-74 0-148 0-223 12 0 24 0 36 0 0 75 0 149 0 223-12 0-24 0-36 0z"><text:p/></draw:path><draw:path draw:style-name="gr790" draw:text-style-name="P1" svg:width="0.176cm" svg:height="0.231cm" svg:x="18.953cm" svg:y="4.417cm" svg:viewBox="0 0 177 232" svg:d="M38 115c0 13 1 25 3 35 1 11 5 20 9 28 3 8 9 14 16 18 8 5 17 7 26 7 13 0 24-4 32-11 9-7 15-17 17-32h36c-1 10-4 19-8 27-4 9-9 17-16 23-7 7-15 12-25 16s-21 6-35 6c-16 0-31-3-42-9-13-6-23-14-30-24-7-11-12-23-16-37-3-14-5-30-5-46 0-15 1-28 4-40 2-11 6-22 10-30 4-9 9-16 15-22s13-10 20-14c6-3 13-6 21-8 8-1 15-2 23-2 12 0 24 2 32 5 10 4 19 8 26 14 6 6 11 13 16 22 4 8 7 16 9 26l-37 3c-2-13-7-23-15-30-7-7-18-11-32-11-10 0-19 2-26 5-7 4-13 9-16 16-4 7-8 16-9 27-2 11-3 24-3 38z"><text:p/></draw:path><draw:path draw:style-name="gr791" draw:text-style-name="P1" svg:width="0.21cm" svg:height="0.231cm" svg:x="19.158cm" svg:y="4.417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792" draw:text-style-name="P1" svg:width="0.104cm" svg:height="0.276cm" svg:x="19.376cm" svg:y="4.371cm" svg:viewBox="0 0 105 277" svg:d="M105 272c-6 1-11 2-17 3-5 1-12 1-20 2-28-1-43-17-43-50v-149h-25v-28h26l11-50h24v50h40v28h-40v141c0 11 2 18 5 22 4 5 10 7 19 7 2 0 6 0 9-1 3 0 7-1 11-2z"><text:p/></draw:path><draw:path draw:style-name="gr793" draw:text-style-name="P1" svg:width="0.191cm" svg:height="0.231cm" svg:x="19.502cm" svg:y="4.417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794" draw:text-style-name="P1" svg:width="0.184cm" svg:height="0.314cm" svg:x="18.306cm" svg:y="4.889cm" svg:viewBox="0 0 185 315" svg:d="M185 115c0 17-1 32-4 47-3 14-7 26-14 37-6 10-14 18-24 24-11 6-24 9-38 9-16 0-29-3-41-9s-20-16-26-30h-1c0 0 0 1 0 4 0 2 0 5 0 8s0 7 0 11 0 8 0 12v87h-36v-265c0-6 0-11 0-16s0-9 0-13 0-8-1-11c0-3 0-5 0-6h35c0 0 0 2 0 4 1 3 1 6 1 9 0 4 0 8 1 12 0 4 0 7 0 11h1c3-7 7-13 12-18 3-5 8-10 14-13 5-3 12-5 19-7 6-1 13-2 22-2 14 0 27 3 38 8 10 6 18 14 24 24 7 10 11 22 14 36s4 30 4 47zM147 116c0-14-1-26-2-37-2-11-5-20-9-27-4-8-9-14-16-17-6-4-14-6-24-6-9 0-16 1-23 3-7 3-13 7-19 14-4 6-9 15-12 27s-5 27-5 45c0 16 2 30 4 41 3 11 7 19 11 26 5 7 11 12 18 15 8 3 15 4 25 4s19-2 25-6c7-4 12-10 16-17 4-8 7-17 9-28 1-11 2-23 2-37z"><text:p/></draw:path><draw:path draw:style-name="gr795" draw:text-style-name="P1" svg:width="0.193cm" svg:height="0.231cm" svg:x="18.527cm" svg:y="4.889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796" draw:text-style-name="P1" svg:width="0.178cm" svg:height="0.23cm" svg:x="18.751cm" svg:y="4.891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797" draw:text-style-name="P1" svg:width="0.035cm" svg:height="0.305cm" svg:x="18.972cm" svg:y="4.811cm" svg:viewBox="0 0 36 306" svg:d="M0 36c0-12 0-24 0-36 12 0 24 0 36 0 0 12 0 24 0 36-12 0-24 0-36 0zM0 306c0-74 0-148 0-223 12 0 24 0 36 0 0 75 0 149 0 223-12 0-24 0-36 0z"><text:p/></draw:path><draw:path draw:style-name="gr798" draw:text-style-name="P1" svg:width="0.104cm" svg:height="0.276cm" svg:x="19.049cm" svg:y="4.843cm" svg:viewBox="0 0 105 277" svg:d="M105 272c-6 1-11 2-17 3-5 1-12 1-20 2-28-1-43-17-43-50v-149h-25v-28h26l11-50h24v50h40v28h-40v141c0 11 2 18 5 22 4 5 10 7 19 7 2 0 6 0 9-1 3 0 7-1 11-2z"><text:p/></draw:path><draw:path draw:style-name="gr799" draw:text-style-name="P1" svg:width="0.035cm" svg:height="0.305cm" svg:x="19.185cm" svg:y="4.811cm" svg:viewBox="0 0 36 306" svg:d="M0 36c0-12 0-24 0-36 12 0 24 0 36 0 0 12 0 24 0 36-12 0-24 0-36 0zM0 306c0-74 0-148 0-223 12 0 24 0 36 0 0 75 0 149 0 223-12 0-24 0-36 0z"><text:p/></draw:path><draw:path draw:style-name="gr800" draw:text-style-name="P1" svg:width="0.193cm" svg:height="0.231cm" svg:x="19.273cm" svg:y="4.889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801" draw:text-style-name="P1" svg:width="0.174cm" svg:height="0.227cm" svg:x="19.512cm" svg:y="4.889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802" draw:text-style-name="P1" svg:width="0.038cm" svg:height="0.044cm" svg:x="19.753cm" svg:y="5.073cm" svg:viewBox="0 0 39 45" svg:d="M0 45c0-15 0-30 0-45 13 0 26 0 39 0 0 15 0 30 0 45-13 0-26 0-39 0z"><text:p/></draw:path></draw:g><draw:g draw:style-name="gr2"><draw:path draw:style-name="gr803" draw:text-style-name="P18" svg:width="6.393cm" svg:height="3.047cm" svg:x="13.102cm" svg:y="6.116cm" svg:viewBox="0 0 6394 3048" svg:d="M0 3048c0-1016 0-2032 0-3048 2131 0 4263 0 6394 0 0 1016 0 2032 0 3048-2131 0-4263 0-6394 0z"><text:p/></draw:path><draw:path draw:style-name="gr804" draw:text-style-name="P1" svg:width="0.233cm" svg:height="0.338cm" svg:x="15.028cm" svg:y="6.358cm" svg:viewBox="0 0 234 339" svg:d="M45 38c0 42 0 84 0 126 61 0 122 0 184 0 0 13 0 25 0 38-62 0-123 0-184 0 0 46 0 91 0 137-15 0-30 0-45 0 0-112 0-226 0-339 78 0 156 0 234 0 0 13 0 25 0 38-63 0-126 0-189 0z"><text:p/></draw:path><draw:path draw:style-name="gr805" draw:text-style-name="P1" svg:width="0.041cm" svg:height="0.356cm" svg:x="15.315cm" svg:y="6.34cm" svg:viewBox="0 0 42 357" svg:d="M0 357c0-118 0-238 0-357 14 0 28 0 42 0 0 119 0 239 0 357-14 0-28 0-42 0z"><text:p/></draw:path><draw:path draw:style-name="gr806" draw:text-style-name="P1" svg:width="0.225cm" svg:height="0.269cm" svg:x="15.41cm" svg:y="6.432cm" svg:viewBox="0 0 226 270" svg:d="M226 135c0 46-9 80-29 102-19 22-47 33-84 33-19 0-34-3-48-8-14-6-26-13-35-24-10-12-17-26-22-43s-8-37-8-60c0-90 38-135 114-135 19 0 37 3 50 8 15 6 26 15 36 26 9 11 16 25 20 42s6 37 6 59zM183 135c0-20-2-37-5-50s-8-24-14-32-12-13-21-16-18-5-28-5c-11 0-21 2-30 5-8 3-16 9-22 17s-11 19-13 32c-4 13-5 29-5 49 0 21 1 37 5 51 2 13 7 24 13 31 7 8 14 14 22 17s17 5 27 5 20-2 29-5 16-8 22-16 11-19 15-32c3-14 5-30 5-51z"><text:p/></draw:path><draw:path draw:style-name="gr807" draw:text-style-name="P1" svg:width="0.348cm" svg:height="0.259cm" svg:x="15.659cm" svg:y="6.437cm" svg:viewBox="0 0 349 260" svg:d="M276 260h-50l-39-167c-2-5-3-10-4-17-2-6-3-12-4-18-2-7-3-15-5-22-1 7-3 14-4 21-2 6-3 13-5 19-1 7-3 13-4 18l-42 166h-48l-71-260h42l43 177c0 4 1 9 2 14 2 5 3 11 4 16 1 6 2 12 3 18 2-6 3-12 5-18 1-5 2-10 3-15 2-5 3-9 4-13l46-179h45l44 179c1 4 3 9 4 14 1 6 2 11 3 15 2 6 3 11 4 17 2-6 3-12 3-18 1-5 2-10 4-15 1-6 2-11 3-15l45-177h42z"><text:p/></draw:path><draw:path draw:style-name="gr808" draw:text-style-name="P1" svg:width="0.208cm" svg:height="0.268cm" svg:x="16.158cm" svg:y="6.433cm" svg:viewBox="0 0 209 269" svg:d="M209 193c0 12-2 23-7 33-4 9-11 17-19 23-9 6-20 11-32 15-14 3-29 5-44 5-16 0-28-1-40-3-13-3-22-7-31-12s-17-11-22-19c-7-9-11-19-14-31l37-8c4 14 12 25 22 31 12 7 27 10 48 10 9 0 16-1 24-2s15-3 20-7c5-3 9-7 12-12 4-5 5-12 5-20 0-7-2-14-5-19-4-5-9-9-15-13-6-3-14-6-24-8-8-3-19-6-30-9-9-3-20-6-30-9s-18-8-27-13c-8-6-15-13-20-21-4-8-7-18-7-31 0-24 8-42 25-54 16-13 41-19 72-19 28 0 50 5 67 15 16 10 26 27 31 49l-38 5c-2-7-4-13-8-17-4-5-8-8-13-11-6-3-12-5-19-6-6-2-13-2-20-2-20 0-33 3-42 9-10 6-14 15-14 27 0 7 1 13 5 17 3 5 8 9 14 12s14 6 22 8 18 5 27 7c7 2 14 4 21 6 8 2 14 5 21 7 6 3 13 6 19 10s10 9 15 14c4 5 8 11 10 18 3 8 4 16 4 25z"><text:p/></draw:path><draw:path draw:style-name="gr809" draw:text-style-name="P1" svg:width="0.224cm" svg:height="0.269cm" svg:x="16.41cm" svg:y="6.432cm" svg:viewBox="0 0 225 270" svg:d="M45 145c0 14 1 26 4 38 2 11 6 21 12 29 6 9 13 15 22 20 9 4 20 6 32 6 18 0 33-3 44-11 11-7 19-17 23-29l37 11c-3 8-7 15-12 22s-11 14-19 19c-8 6-18 11-30 14-11 4-26 6-43 6-37 0-66-12-86-34-19-23-29-57-29-102 0-25 3-45 9-62s14-31 24-42c11-10 22-18 36-23 15-5 29-7 45-7 21 0 39 4 53 11s25 17 34 29c9 13 15 27 19 44 3 17 5 36 5 55v6zM182 112c-2-28-9-48-21-61-11-13-27-19-48-19-7 0-15 1-23 4-7 2-14 6-21 12s-12 14-17 25c-4 10-6 23-7 39z"><text:p/></draw:path><draw:path draw:style-name="gr810" draw:text-style-name="P1" svg:width="0.203cm" svg:height="0.264cm" svg:x="16.692cm" svg:y="6.432cm" svg:viewBox="0 0 204 265" svg:d="M161 265v-165c0-12-1-23-3-31-1-9-4-16-8-21s-9-9-16-11-15-3-25-3-19 1-26 5c-9 4-16 9-22 16s-10 15-12 25c-4 10-5 22-5 35v150h-43v-204c0-6 0-12 0-18s0-11 0-17c0-5 0-10-1-14 0-4 0-6 0-7h40c0 1 0 3 0 6 1 4 1 8 1 13 0 4 1 9 1 14 0 4 0 8 0 11h1c4-7 8-14 12-20 5-6 11-11 18-16 6-4 13-7 21-9 9-3 19-4 29-4 15 0 27 2 36 5 11 4 20 9 26 17 6 7 11 17 14 28 3 12 5 26 5 42v173z"><text:p/></draw:path><draw:path draw:style-name="gr811" draw:text-style-name="P1" svg:width="0.208cm" svg:height="0.268cm" svg:x="16.944cm" svg:y="6.433cm" svg:viewBox="0 0 209 269" svg:d="M209 193c0 12-2 23-7 33-4 9-11 17-19 23-9 6-20 11-32 15-14 3-29 5-44 5-16 0-28-1-40-3-13-3-22-7-31-12s-17-11-22-19c-7-9-11-19-14-31l37-8c4 14 12 25 22 31 12 7 27 10 48 10 9 0 16-1 24-2s15-3 20-7c5-3 9-7 12-12 4-5 5-12 5-20 0-7-2-14-5-19-4-5-9-9-15-13-6-3-14-6-24-8-8-3-19-6-30-9-9-3-20-6-30-9s-18-8-27-13c-8-6-15-13-20-21-4-8-7-18-7-31 0-24 8-42 25-54 16-13 41-19 72-19 28 0 50 5 67 15 16 10 26 27 31 49l-38 5c-2-7-4-13-8-17-4-5-8-8-13-11-6-3-12-5-19-6-6-2-13-2-20-2-20 0-33 3-42 9-10 6-14 15-14 27 0 7 1 13 5 17 3 5 8 9 14 12s14 6 22 8 18 5 27 7c7 2 14 4 21 6 8 2 14 5 21 7 6 3 13 6 19 10s10 9 15 14c4 5 8 11 10 18 3 8 4 16 4 25z"><text:p/></draw:path><draw:path draw:style-name="gr812" draw:text-style-name="P1" svg:width="0.225cm" svg:height="0.269cm" svg:x="17.197cm" svg:y="6.432cm" svg:viewBox="0 0 226 270" svg:d="M226 135c0 46-9 80-29 102-19 22-47 33-84 33-19 0-34-3-48-8-14-6-26-13-35-24-10-12-17-26-22-43s-8-37-8-60c0-90 38-135 114-135 19 0 37 3 50 8 15 6 26 15 36 26 9 11 16 25 20 42s6 37 6 59zM183 135c0-20-2-37-5-50s-8-24-14-32-12-13-21-16-18-5-28-5c-11 0-21 2-30 5-8 3-16 9-22 17s-11 19-13 32c-4 13-5 29-5 49 0 21 1 37 5 51 2 13 7 24 13 31 7 8 14 14 22 17s17 5 27 5 20-2 29-5 16-8 22-16 11-19 15-32c3-14 5-30 5-51z"><text:p/></draw:path><draw:path draw:style-name="gr813" draw:text-style-name="P1" svg:width="0.119cm" svg:height="0.264cm" svg:x="17.48cm" svg:y="6.432cm" svg:viewBox="0 0 120 265" svg:d="M1 265v-199c0-6 0-11 0-17s0-11 0-17c0-5 0-10-1-15 0-4 0-8 0-12h40c0 4 0 8 1 13 0 4 0 9 0 14 1 5 1 10 1 14 0 5 0 9 0 12h1c3-10 6-18 9-26 3-7 7-13 12-18s10-8 16-10c6-3 14-4 23-4 3 0 7 0 10 1 3 0 6 1 7 1v40c-2-1-6-1-10-2-3 0-8 0-13 0-10 0-17 2-24 7-7 4-13 10-17 18-5 8-7 18-9 29s-3 23-3 36v135z"><text:p/></draw:path><draw:path draw:style-name="gr814" draw:text-style-name="P1" svg:width="0.32cm" svg:height="0.338cm" svg:x="14.331cm" svg:y="6.905cm" svg:viewBox="0 0 321 339" svg:d="M281 339v-226c0-8 0-16 0-25 0-8 1-16 1-23 0-9 1-16 1-24-2 8-4 16-7 24-2 7-4 14-7 22-2 8-5 15-7 21l-85 231h-31l-87-231c-1-2-2-5-3-8s-2-7-4-10c-1-4-1-8-2-11-1-4-3-8-4-12-2-8-5-17-8-26 0 9 1 18 1 27 0 7 1 15 1 23 0 9 0 16 0 22v226h-40v-339h59l88 236c1 3 2 7 4 12 2 4 2 10 4 15 1 5 2 10 4 15 1 5 2 8 2 11 1-3 2-6 3-11s3-10 4-15c2-6 4-11 5-15 2-5 3-9 5-12l85-236h58v339z"><text:p/></draw:path><draw:path draw:style-name="gr815" draw:text-style-name="P1" svg:width="0.225cm" svg:height="0.269cm" svg:x="14.713cm" svg:y="6.979cm" svg:viewBox="0 0 226 270" svg:d="M226 135c0 46-9 80-29 102-19 22-47 33-84 33-19 0-34-3-48-8-14-6-26-13-35-24-10-12-17-26-22-43s-8-37-8-60c0-90 38-135 114-135 19 0 37 3 50 8 15 6 26 15 36 26 9 11 16 25 20 42s6 37 6 59zM183 135c0-20-2-37-5-50s-8-24-14-32-12-13-21-16-18-5-28-5c-11 0-21 2-30 5-8 3-16 9-22 17s-11 19-13 32c-4 13-5 29-5 49 0 21 1 37 5 51 2 13 7 24 13 31 7 8 14 14 22 17s17 5 27 5 20-2 29-5 16-8 22-16 11-19 15-32c3-14 5-30 5-51z"><text:p/></draw:path><draw:path draw:style-name="gr816" draw:text-style-name="P1" svg:width="0.203cm" svg:height="0.264cm" svg:x="14.995cm" svg:y="6.985cm" svg:viewBox="0 0 204 265" svg:d="M43 0v166c0 12 1 23 2 31 2 9 5 16 8 21 5 5 10 9 17 11s15 3 24 3c11 0 20-1 27-5 9-4 16-9 22-16 5-7 10-15 12-25 3-10 5-22 5-35v-151h42v205c0 6 0 12 1 18 0 6 0 11 0 17 0 5 0 9 0 13 1 4 1 6 1 7h-40c0-1 0-3-1-6 0-4 0-7 0-12 0-4-1-9-1-14 0-4 0-8 0-11h-1c-4 7-8 14-13 20s-10 11-17 15-13 7-22 10c-8 2-18 3-28 3-15 0-27-2-37-5-10-4-19-9-25-16s-11-17-14-28c-3-12-5-26-5-42v-174z"><text:p/></draw:path><draw:path draw:style-name="gr817" draw:text-style-name="P1" svg:width="0.203cm" svg:height="0.264cm" svg:x="15.266cm" svg:y="6.979cm" svg:viewBox="0 0 204 265" svg:d="M161 265v-165c0-12-1-23-3-31-1-9-4-16-8-21s-9-9-16-11-15-3-25-3-19 1-26 5c-9 4-16 9-22 16s-10 15-12 25c-4 10-5 22-5 35v150h-43v-204c0-6 0-12 0-18s0-11 0-17c0-5 0-10-1-14 0-4 0-6 0-7h40c0 1 0 3 0 6 1 4 1 8 1 13 0 4 1 9 1 14 0 4 0 8 0 11h1c4-7 8-14 12-20 5-6 11-11 18-16 6-4 13-7 21-9 9-3 19-4 29-4 15 0 27 2 36 5 11 4 20 9 26 17 6 7 11 17 14 28 3 12 5 26 5 42v173z"><text:p/></draw:path><draw:path draw:style-name="gr818" draw:text-style-name="P1" svg:width="0.121cm" svg:height="0.322cm" svg:x="15.512cm" svg:y="6.927cm" svg:viewBox="0 0 122 323" svg:d="M122 317c-5 1-12 3-19 4s-15 1-23 2c-33-1-51-20-51-60v-173h-29v-31h31l13-59h28v59h47v31h-47v164c0 13 2 21 6 26s10 8 20 8c4 0 8 0 12-1s8-1 12-2z"><text:p/></draw:path><draw:path draw:style-name="gr819" draw:text-style-name="P1" svg:width="0.224cm" svg:height="0.269cm" svg:x="15.656cm" svg:y="6.979cm" svg:viewBox="0 0 225 270" svg:d="M45 145c0 14 1 26 4 38 2 11 6 21 12 29 6 9 13 15 22 20 9 4 20 6 32 6 18 0 33-3 44-11 11-7 19-17 23-29l37 11c-3 8-7 15-12 22s-11 14-19 19c-8 6-18 11-30 14-11 4-26 6-43 6-37 0-66-12-86-34-19-23-29-57-29-102 0-25 3-45 9-62s14-31 24-42c11-10 22-18 36-23 15-5 29-7 45-7 21 0 39 4 53 11s25 17 34 29c9 13 15 27 19 44 3 17 5 36 5 55v6zM182 112c-2-28-9-48-21-61-11-13-27-19-48-19-7 0-15 1-23 4-7 2-14 6-21 12s-12 14-17 25c-4 10-6 23-7 39z"><text:p/></draw:path><draw:path draw:style-name="gr820" draw:text-style-name="P1" svg:width="0.215cm" svg:height="0.361cm" svg:x="15.926cm" svg:y="6.888cm" svg:viewBox="0 0 216 362" svg:d="M172 315c-8 17-18 29-31 36s-28 11-48 11c-32 0-55-11-71-33-14-23-22-56-22-100 0-91 31-137 93-137 20 0 35 4 48 11s23 19 31 34h1c0-1 0-4 0-7 0-4-1-7-1-11s0-7 0-11c0-3 0-6 0-7v-101h43v303c0 7 0 13 0 18 0 6 0 12 0 16 0 5 1 9 1 13 0 3 0 6 0 7h-40c-1-1-1-4-1-7s-1-6-1-10 0-8-1-12c0-4 0-9 0-13zM45 227c0 18 1 33 3 46s5 23 10 31c5 9 11 15 19 19s16 5 27 5c12 0 21-1 29-5 9-4 16-10 21-18 6-8 11-19 14-33 3-13 4-28 4-48 0-18-1-34-4-47-3-12-8-23-14-31-5-8-12-13-21-17-8-3-17-5-28-5s-20 2-27 6c-8 3-14 9-19 18-5 8-8 18-11 32-2 13-3 29-3 47z"><text:p/></draw:path><draw:path draw:style-name="gr821" draw:text-style-name="P1" svg:width="0.041cm" svg:height="0.356cm" svg:x="16.34cm" svg:y="6.888cm" svg:viewBox="0 0 42 357" svg:d="M0 42c0-14 0-28 0-42 14 0 28 0 42 0 0 14 0 28 0 42-14 0-28 0-42 0zM0 357c0-87 0-173 0-260 14 0 28 0 42 0 0 87 0 173 0 260-14 0-28 0-42 0z"><text:p/></draw:path><draw:path draw:style-name="gr822" draw:text-style-name="P1" svg:width="0.203cm" svg:height="0.264cm" svg:x="16.447cm" svg:y="6.979cm" svg:viewBox="0 0 204 265" svg:d="M161 265v-165c0-12-1-23-3-31-1-9-4-16-8-21s-9-9-16-11-15-3-25-3-19 1-26 5c-9 4-16 9-22 16s-10 15-12 25c-4 10-5 22-5 35v150h-43v-204c0-6 0-12 0-18s0-11 0-17c0-5 0-10-1-14 0-4 0-6 0-7h40c0 1 0 3 0 6 1 4 1 8 1 13 0 4 1 9 1 14 0 4 0 8 0 11h1c4-7 8-14 12-20 5-6 11-11 18-16 6-4 13-7 21-9 9-3 19-4 29-4 15 0 27 2 36 5 11 4 20 9 26 17 6 7 11 17 14 28 3 12 5 26 5 42v173z"><text:p/></draw:path><draw:path draw:style-name="gr823" draw:text-style-name="P1" svg:width="0.119cm" svg:height="0.264cm" svg:x="16.848cm" svg:y="6.979cm" svg:viewBox="0 0 120 265" svg:d="M1 265v-199c0-6 0-11 0-17s0-11 0-17c0-5 0-10-1-15 0-4 0-8 0-12h40c0 4 0 8 1 13 0 4 0 9 0 14 1 5 1 10 1 14 0 5 0 9 0 12h1c3-10 6-18 9-26 3-7 7-13 12-18s10-8 16-10c6-3 14-4 23-4 3 0 7 0 10 1 3 0 6 1 7 1v40c-2-1-6-1-10-2-3 0-8 0-13 0-10 0-17 2-24 7-7 4-13 10-17 18-5 8-7 18-9 29s-3 23-3 36v135z"><text:p/></draw:path><draw:path draw:style-name="gr824" draw:text-style-name="P1" svg:width="0.041cm" svg:height="0.356cm" svg:x="17.012cm" svg:y="6.888cm" svg:viewBox="0 0 42 357" svg:d="M0 42c0-14 0-28 0-42 14 0 28 0 42 0 0 14 0 28 0 42-14 0-28 0-42 0zM0 357c0-87 0-173 0-260 14 0 28 0 42 0 0 87 0 173 0 260-14 0-28 0-42 0z"><text:p/></draw:path><draw:path draw:style-name="gr825" draw:text-style-name="P1" svg:width="0.236cm" svg:height="0.259cm" svg:x="17.089cm" svg:y="6.985cm" svg:viewBox="0 0 237 260" svg:d="M142 260h-50l-92-260h45l56 170c1 3 2 8 4 13 1 5 3 10 4 16 2 5 4 10 5 15s2 10 3 13c1-3 2-8 3-13 2-5 3-10 5-15 1-6 3-11 5-16 1-5 3-9 4-13l58-170h45z"><text:p/></draw:path><draw:path draw:style-name="gr826" draw:text-style-name="P1" svg:width="0.224cm" svg:height="0.269cm" svg:x="17.361cm" svg:y="6.979cm" svg:viewBox="0 0 225 270" svg:d="M45 145c0 14 1 26 4 38 2 11 6 21 12 29 6 9 13 15 22 20 9 4 20 6 32 6 18 0 33-3 44-11 11-7 19-17 23-29l37 11c-3 8-7 15-12 22s-11 14-19 19c-8 6-18 11-30 14-11 4-26 6-43 6-37 0-66-12-86-34-19-23-29-57-29-102 0-25 3-45 9-62s14-31 24-42c11-10 22-18 36-23 15-5 29-7 45-7 21 0 39 4 53 11s25 17 34 29c9 13 15 27 19 44 3 17 5 36 5 55v6zM182 112c-2-28-9-48-21-61-11-13-27-19-48-19-7 0-15 1-23 4-7 2-14 6-21 12s-12 14-17 25c-4 10-6 23-7 39z"><text:p/></draw:path><draw:path draw:style-name="gr827" draw:text-style-name="P1" svg:width="0.119cm" svg:height="0.264cm" svg:x="17.644cm" svg:y="6.979cm" svg:viewBox="0 0 120 265" svg:d="M1 265v-199c0-6 0-11 0-17s0-11 0-17c0-5 0-10-1-15 0-4 0-8 0-12h40c0 4 0 8 1 13 0 4 0 9 0 14 1 5 1 10 1 14 0 5 0 9 0 12h1c3-10 6-18 9-26 3-7 7-13 12-18s10-8 16-10c6-3 14-4 23-4 3 0 7 0 10 1 3 0 6 1 7 1v40c-2-1-6-1-10-2-3 0-8 0-13 0-10 0-17 2-24 7-7 4-13 10-17 18-5 8-7 18-9 29s-3 23-3 36v135z"><text:p/></draw:path><draw:path draw:style-name="gr828" draw:text-style-name="P1" svg:width="0.121cm" svg:height="0.322cm" svg:x="17.913cm" svg:y="6.927cm" svg:viewBox="0 0 122 323" svg:d="M122 317c-5 1-12 3-19 4s-15 1-23 2c-33-1-51-20-51-60v-173h-29v-31h31l13-59h28v59h47v31h-47v164c0 13 2 21 6 26s10 8 20 8c4 0 8 0 12-1s8-1 12-2z"><text:p/></draw:path><draw:path draw:style-name="gr829" draw:text-style-name="P1" svg:width="0.225cm" svg:height="0.269cm" svg:x="18.058cm" svg:y="6.979cm" svg:viewBox="0 0 226 270" svg:d="M226 135c0 46-9 80-29 102-19 22-47 33-84 33-19 0-34-3-48-8-14-6-26-13-35-24-10-12-17-26-22-43s-8-37-8-60c0-90 38-135 114-135 19 0 37 3 50 8 15 6 26 15 36 26 9 11 16 25 20 42s6 37 6 59zM183 135c0-20-2-37-5-50s-8-24-14-32-12-13-21-16-18-5-28-5c-11 0-21 2-30 5-8 3-16 9-22 17s-11 19-13 32c-4 13-5 29-5 49 0 21 1 37 5 51 2 13 7 24 13 31 7 8 14 14 22 17s17 5 27 5 20-2 29-5 16-8 22-16 11-19 15-32c3-14 5-30 5-51z"><text:p/></draw:path><draw:path draw:style-name="gr830" draw:text-style-name="P1" svg:width="0.335cm" svg:height="0.264cm" svg:x="13.401cm" svg:y="7.528cm" svg:viewBox="0 0 336 265" svg:d="M148 265v-165c0-12 0-23-2-31-2-9-4-16-8-21s-9-9-15-11c-5-2-12-3-21-3s-17 1-24 5c-8 4-14 9-19 16s-8 15-11 25-4 22-4 35v150h-43v-204c0-6 0-12 0-18s0-11 0-17c0-5 0-10-1-14 0-4 0-6 0-7h40c0 1 0 3 0 6 1 4 1 8 1 13 0 4 1 9 1 14 0 4 0 8 0 11h1c4-7 8-14 11-20 5-6 10-11 16-16 6-4 13-7 20-9 8-3 17-4 27-4 19 0 34 4 45 12s19 20 24 37h1c2-7 7-14 12-20 4-6 10-11 16-16 6-4 13-7 21-9 8-3 17-4 27-4 13 0 24 2 33 5 9 4 17 9 23 17 5 7 10 17 13 28 3 12 4 26 4 42v173h-42v-165c0-12-1-23-2-31-2-9-4-16-7-21-4-5-9-9-15-11s-14-3-22-3c-9 0-17 1-24 5-7 3-13 8-18 15-6 7-10 15-12 25-3 11-5 22-5 36v150z"><text:p/></draw:path><draw:path draw:style-name="gr831" draw:text-style-name="P1" svg:width="0.224cm" svg:height="0.269cm" svg:x="13.79cm" svg:y="7.528cm" svg:viewBox="0 0 225 270" svg:d="M45 145c0 14 1 26 4 38 2 11 6 21 12 29 6 9 13 15 22 20 9 4 20 6 32 6 18 0 33-3 44-11 11-7 19-17 23-29l37 11c-3 8-7 15-12 22s-11 14-19 19c-8 6-18 11-30 14-11 4-26 6-43 6-37 0-66-12-86-34-19-23-29-57-29-102 0-25 3-45 9-62s14-31 24-42c11-10 22-18 36-23 15-5 29-7 45-7 21 0 39 4 53 11s25 17 34 29c9 13 15 27 19 44 3 17 5 36 5 55v6zM182 112c-2-28-9-48-21-61-11-13-27-19-48-19-7 0-15 1-23 4-7 2-14 6-21 12s-12 14-17 25c-4 10-6 23-7 39z"><text:p/></draw:path><draw:path draw:style-name="gr832" draw:text-style-name="P1" svg:width="0.246cm" svg:height="0.269cm" svg:x="14.061cm" svg:y="7.528cm" svg:viewBox="0 0 247 270" svg:d="M77 270c-26 0-45-7-58-21-12-13-19-32-19-56 0-17 3-32 10-43 6-11 14-19 24-26 11-6 22-10 35-13 14-2 27-3 41-3h56v-15c0-11-1-20-3-28-2-7-6-14-10-18-4-5-10-8-17-11-7-2-15-3-24-3-8 0-16 1-22 2s-12 3-17 6c-5 4-9 8-12 13-3 6-5 12-6 21l-43-4c1-11 4-20 8-29 4-8 11-16 19-22s18-11 30-15c13-3 27-5 44-5 32 0 56 8 72 23s24 36 24 65v112c0 13 2 23 5 29 4 7 9 10 19 10 2 0 4 0 7 0 2-1 5-1 7-1v25c-6 2-11 3-17 3-5 1-10 1-16 1-8 0-15-1-21-3s-10-5-13-10c-4-4-7-9-9-15-2-7-3-14-3-23h-2c-4 9-10 16-14 23-6 7-12 11-19 16-8 5-15 9-25 11-9 3-20 4-31 4zM86 238c14 0 26-2 35-7 10-5 19-12 26-19 6-8 11-17 14-26 4-9 5-18 5-27v-21h-46c-10 0-20 1-30 2-8 1-16 4-24 8-7 4-13 10-16 17-4 7-6 17-6 29 0 14 3 25 10 33 8 8 19 11 32 11z"><text:p/></draw:path><draw:path draw:style-name="gr833" draw:text-style-name="P1" svg:width="0.208cm" svg:height="0.268cm" svg:x="14.324cm" svg:y="7.529cm" svg:viewBox="0 0 209 269" svg:d="M209 193c0 12-2 23-7 33-4 9-11 17-19 23-9 6-20 11-32 15-14 3-29 5-44 5-16 0-28-1-40-3-13-3-22-7-31-12s-17-11-22-19c-7-9-11-19-14-31l37-8c4 14 12 25 22 31 12 7 27 10 48 10 9 0 16-1 24-2s15-3 20-7c5-3 9-7 12-12 4-5 5-12 5-20 0-7-2-14-5-19-4-5-9-9-15-13-6-3-14-6-24-8-8-3-19-6-30-9-9-3-20-6-30-9s-18-8-27-13c-8-6-15-13-20-21-4-8-7-18-7-31 0-24 8-42 25-54 16-13 41-19 72-19 28 0 50 5 67 15 16 10 26 27 31 49l-38 5c-2-7-4-13-8-17-4-5-8-8-13-11-6-3-12-5-19-6-6-2-13-2-20-2-20 0-33 3-42 9-10 6-14 15-14 27 0 7 1 13 5 17 3 5 8 9 14 12s14 6 22 8 18 5 27 7c7 2 14 4 21 6 8 2 14 5 21 7 6 3 13 6 19 10s10 9 15 14c4 5 8 11 10 18 3 8 4 16 4 25z"><text:p/></draw:path><draw:path draw:style-name="gr834" draw:text-style-name="P1" svg:width="0.203cm" svg:height="0.264cm" svg:x="14.589cm" svg:y="7.533cm" svg:viewBox="0 0 204 265" svg:d="M43 0v166c0 12 1 23 2 31 2 9 5 16 8 21 5 5 10 9 17 11s15 3 24 3c11 0 20-1 27-5 9-4 16-9 22-16 5-7 10-15 12-25 3-10 5-22 5-35v-151h42v205c0 6 0 12 1 18 0 6 0 11 0 17 0 5 0 9 0 13 1 4 1 6 1 7h-40c0-1 0-3-1-6 0-4 0-7 0-12 0-4-1-9-1-14 0-4 0-8 0-11h-1c-4 7-8 14-13 20s-10 11-17 15-13 7-22 10c-8 2-18 3-28 3-15 0-27-2-37-5-10-4-19-9-25-16s-11-17-14-28c-3-12-5-26-5-42v-174z"><text:p/></draw:path><draw:path draw:style-name="gr835" draw:text-style-name="P1" svg:width="0.119cm" svg:height="0.264cm" svg:x="14.86cm" svg:y="7.528cm" svg:viewBox="0 0 120 265" svg:d="M1 265v-199c0-6 0-11 0-17s0-11 0-17c0-5 0-10-1-15 0-4 0-8 0-12h40c0 4 0 8 1 13 0 4 0 9 0 14 1 5 1 10 1 14 0 5 0 9 0 12h1c3-10 6-18 9-26 3-7 7-13 12-18s10-8 16-10c6-3 14-4 23-4 3 0 7 0 10 1 3 0 6 1 7 1v40c-2-1-6-1-10-2-3 0-8 0-13 0-10 0-17 2-24 7-7 4-13 10-17 18-5 8-7 18-9 29s-3 23-3 36v135z"><text:p/></draw:path><draw:path draw:style-name="gr836" draw:text-style-name="P1" svg:width="0.224cm" svg:height="0.269cm" svg:x="15.012cm" svg:y="7.528cm" svg:viewBox="0 0 225 270" svg:d="M45 145c0 14 1 26 4 38 2 11 6 21 12 29 6 9 13 15 22 20 9 4 20 6 32 6 18 0 33-3 44-11 11-7 19-17 23-29l37 11c-3 8-7 15-12 22s-11 14-19 19c-8 6-18 11-30 14-11 4-26 6-43 6-37 0-66-12-86-34-19-23-29-57-29-102 0-25 3-45 9-62s14-31 24-42c11-10 22-18 36-23 15-5 29-7 45-7 21 0 39 4 53 11s25 17 34 29c9 13 15 27 19 44 3 17 5 36 5 55v6zM182 112c-2-28-9-48-21-61-11-13-27-19-48-19-7 0-15 1-23 4-7 2-14 6-21 12s-12 14-17 25c-4 10-6 23-7 39z"><text:p/></draw:path><draw:path draw:style-name="gr837" draw:text-style-name="P1" svg:width="0.126cm" svg:height="0.356cm" svg:x="15.4cm" svg:y="7.435cm" svg:viewBox="0 0 127 357" svg:d="M78 128v229h-42v-229h-36v-32h36v-29c0-9 1-18 2-26 2-9 5-16 10-22 4-6 10-10 19-14 8-3 18-5 30-5 5 0 11 0 16 1 6 0 10 1 14 2v33c-3-1-6-1-9-1-3-1-6-1-9-1-7 0-12 1-16 3-4 1-7 4-9 7-2 4-4 8-5 12 0 5-1 11-1 17v23h49v32z"><text:p/></draw:path><draw:path draw:style-name="gr838" draw:text-style-name="P1" svg:width="0.041cm" svg:height="0.356cm" svg:x="15.565cm" svg:y="7.435cm" svg:viewBox="0 0 42 357" svg:d="M0 357c0-118 0-238 0-357 14 0 28 0 42 0 0 119 0 239 0 357-14 0-28 0-42 0z"><text:p/></draw:path><draw:path draw:style-name="gr839" draw:text-style-name="P1" svg:width="0.225cm" svg:height="0.269cm" svg:x="15.659cm" svg:y="7.528cm" svg:viewBox="0 0 226 270" svg:d="M226 135c0 46-9 80-29 102-19 22-47 33-84 33-19 0-34-3-48-8-14-6-26-13-35-24-10-12-17-26-22-43s-8-37-8-60c0-90 38-135 114-135 19 0 37 3 50 8 15 6 26 15 36 26 9 11 16 25 20 42s6 37 6 59zM183 135c0-20-2-37-5-50s-8-24-14-32-12-13-21-16-18-5-28-5c-11 0-21 2-30 5-8 3-16 9-22 17s-11 19-13 32c-4 13-5 29-5 49 0 21 1 37 5 51 2 13 7 24 13 31 7 8 14 14 22 17s17 5 27 5 20-2 29-5 16-8 22-16 11-19 15-32c3-14 5-30 5-51z"><text:p/></draw:path><draw:path draw:style-name="gr840" draw:text-style-name="P1" svg:width="0.348cm" svg:height="0.259cm" svg:x="15.909cm" svg:y="7.533cm" svg:viewBox="0 0 349 260" svg:d="M276 260h-50l-39-167c-2-5-3-10-4-17-2-6-3-12-4-18-2-7-3-15-5-22-1 7-3 14-4 21-2 6-3 13-5 19-1 7-3 13-4 18l-42 166h-48l-71-260h42l43 177c0 4 1 9 2 14 2 5 3 11 4 16 1 6 2 12 3 18 2-6 3-12 5-18 1-5 2-10 3-15 2-5 3-9 4-13l46-179h45l44 179c1 4 3 9 4 14 1 6 2 11 3 15 2 6 3 11 4 17 2-6 3-12 3-18 1-5 2-10 4-15 1-6 2-11 3-15l45-177h42z"><text:p/></draw:path><draw:path draw:style-name="gr841" draw:text-style-name="P1" svg:width="0.119cm" svg:height="0.264cm" svg:x="16.426cm" svg:y="7.528cm" svg:viewBox="0 0 120 265" svg:d="M1 265v-199c0-6 0-11 0-17s0-11 0-17c0-5 0-10-1-15 0-4 0-8 0-12h40c0 4 0 8 1 13 0 4 0 9 0 14 1 5 1 10 1 14 0 5 0 9 0 12h1c3-10 6-18 9-26 3-7 7-13 12-18s10-8 16-10c6-3 14-4 23-4 3 0 7 0 10 1 3 0 6 1 7 1v40c-2-1-6-1-10-2-3 0-8 0-13 0-10 0-17 2-24 7-7 4-13 10-17 18-5 8-7 18-9 29s-3 23-3 36v135z"><text:p/></draw:path><draw:path draw:style-name="gr842" draw:text-style-name="P1" svg:width="0.246cm" svg:height="0.269cm" svg:x="16.578cm" svg:y="7.528cm" svg:viewBox="0 0 247 270" svg:d="M77 270c-26 0-45-7-58-21-12-13-19-32-19-56 0-17 3-32 10-43 6-11 14-19 24-26 11-6 22-10 35-13 14-2 27-3 41-3h56v-15c0-11-1-20-3-28-2-7-6-14-10-18-4-5-10-8-17-11-7-2-15-3-24-3-8 0-16 1-22 2s-12 3-17 6c-5 4-9 8-12 13-3 6-5 12-6 21l-43-4c1-11 4-20 8-29 4-8 11-16 19-22s18-11 30-15c13-3 27-5 44-5 32 0 56 8 72 23s24 36 24 65v112c0 13 2 23 5 29 4 7 9 10 19 10 2 0 4 0 7 0 2-1 5-1 7-1v25c-6 2-11 3-17 3-5 1-10 1-16 1-8 0-15-1-21-3s-10-5-13-10c-4-4-7-9-9-15-2-7-3-14-3-23h-2c-4 9-10 16-14 23-6 7-12 11-19 16-8 5-15 9-25 11-9 3-20 4-31 4zM86 238c14 0 26-2 35-7 10-5 19-12 26-19 6-8 11-17 14-26 4-9 5-18 5-27v-21h-46c-10 0-20 1-30 2-8 1-16 4-24 8-7 4-13 10-16 17-4 7-6 17-6 29 0 14 3 25 10 33 8 8 19 11 32 11z"><text:p/></draw:path><draw:path draw:style-name="gr843" draw:text-style-name="P1" svg:width="0.121cm" svg:height="0.322cm" svg:x="16.835cm" svg:y="7.475cm" svg:viewBox="0 0 122 323" svg:d="M122 317c-5 1-12 3-19 4s-15 1-23 2c-33-1-51-20-51-60v-173h-29v-31h31l13-59h28v59h47v31h-47v164c0 13 2 21 6 26s10 8 20 8c4 0 8 0 12-1s8-1 12-2z"><text:p/></draw:path><draw:path draw:style-name="gr844" draw:text-style-name="P1" svg:width="0.224cm" svg:height="0.269cm" svg:x="16.979cm" svg:y="7.528cm" svg:viewBox="0 0 225 270" svg:d="M45 145c0 14 1 26 4 38 2 11 6 21 12 29 6 9 13 15 22 20 9 4 20 6 32 6 18 0 33-3 44-11 11-7 19-17 23-29l37 11c-3 8-7 15-12 22s-11 14-19 19c-8 6-18 11-30 14-11 4-26 6-43 6-37 0-66-12-86-34-19-23-29-57-29-102 0-25 3-45 9-62s14-31 24-42c11-10 22-18 36-23 15-5 29-7 45-7 21 0 39 4 53 11s25 17 34 29c9 13 15 27 19 44 3 17 5 36 5 55v6zM182 112c-2-28-9-48-21-61-11-13-27-19-48-19-7 0-15 1-23 4-7 2-14 6-21 12s-12 14-17 25c-4 10-6 23-7 39z"><text:p/></draw:path><draw:path draw:style-name="gr845" draw:text-style-name="P1" svg:width="0.126cm" svg:height="0.459cm" svg:x="17.391cm" svg:y="7.435cm" svg:viewBox="0 0 127 460" svg:d="M0 230c0-22 2-44 5-64 3-21 9-40 15-59 7-19 16-37 28-55 10-18 23-35 38-52h41c-14 17-27 34-38 52-10 18-19 36-26 55s-12 39-15 59c-4 21-5 42-5 64s1 43 5 64c3 20 8 40 15 59s16 37 26 55c11 18 24 35 38 52h-41c-15-17-28-34-38-52-12-18-21-36-28-55-6-19-12-38-15-59-3-20-5-41-5-63z"><text:p/></draw:path><draw:path draw:style-name="gr846" draw:text-style-name="P1" svg:width="0.208cm" svg:height="0.268cm" svg:x="17.538cm" svg:y="7.529cm" svg:viewBox="0 0 209 269" svg:d="M209 193c0 12-2 23-7 33-4 9-11 17-19 23-9 6-20 11-32 15-14 3-29 5-44 5-16 0-28-1-40-3-13-3-22-7-31-12s-17-11-22-19c-7-9-11-19-14-31l37-8c4 14 12 25 22 31 12 7 27 10 48 10 9 0 16-1 24-2s15-3 20-7c5-3 9-7 12-12 4-5 5-12 5-20 0-7-2-14-5-19-4-5-9-9-15-13-6-3-14-6-24-8-8-3-19-6-30-9-9-3-20-6-30-9s-18-8-27-13c-8-6-15-13-20-21-4-8-7-18-7-31 0-24 8-42 25-54 16-13 41-19 72-19 28 0 50 5 67 15 16 10 26 27 31 49l-38 5c-2-7-4-13-8-17-4-5-8-8-13-11-6-3-12-5-19-6-6-2-13-2-20-2-20 0-33 3-42 9-10 6-14 15-14 27 0 7 1 13 5 17 3 5 8 9 14 12s14 6 22 8 18 5 27 7c7 2 14 4 21 6 8 2 14 5 21 7 6 3 13 6 19 10s10 9 15 14c4 5 8 11 10 18 3 8 4 16 4 25z"><text:p/></draw:path><draw:path draw:style-name="gr847" draw:text-style-name="P1" svg:width="0.203cm" svg:height="0.264cm" svg:x="17.801cm" svg:y="7.533cm" svg:viewBox="0 0 204 265" svg:d="M43 0v166c0 12 1 23 2 31 2 9 5 16 8 21 5 5 10 9 17 11s15 3 24 3c11 0 20-1 27-5 9-4 16-9 22-16 5-7 10-15 12-25 3-10 5-22 5-35v-151h42v205c0 6 0 12 1 18 0 6 0 11 0 17 0 5 0 9 0 13 1 4 1 6 1 7h-40c0-1 0-3-1-6 0-4 0-7 0-12 0-4-1-9-1-14 0-4 0-8 0-11h-1c-4 7-8 14-13 20s-10 11-17 15-13 7-22 10c-8 2-18 3-28 3-15 0-27-2-37-5-10-4-19-9-25-16s-11-17-14-28c-3-12-5-26-5-42v-174z"><text:p/></draw:path><draw:path draw:style-name="gr848" draw:text-style-name="P1" svg:width="0.215cm" svg:height="0.366cm" svg:x="18.062cm" svg:y="7.529cm" svg:viewBox="0 0 216 367" svg:d="M108 367c-15 0-27-2-38-5-12-3-21-7-29-13s-15-12-20-20c-4-8-8-17-10-27l42-6c2 12 9 22 19 28 10 7 22 10 38 10 9 0 17-1 25-4s15-7 20-13c6-6 10-14 13-24s5-21 5-35v-41h-1c-3 6-7 13-12 19s-9 11-16 15-15 8-24 11c-8 3-18 4-30 4-15 0-30-3-40-8-12-6-22-13-29-24s-12-25-16-42c-3-16-5-35-5-57 0-21 2-40 5-56 4-17 9-31 16-43 8-12 18-20 30-27 12-6 27-9 44-9 18 0 33 4 47 13 13 8 23 20 31 36 0-4 0-9 0-14 1-5 1-9 1-14 0-4 1-8 1-11 0-4 1-5 1-6h40c0 2 0 4 0 7 0 4-1 8-1 13s0 10 0 16 0 12 0 18v199c0 36-9 64-27 82-17 19-44 28-80 28zM173 135c0-19-2-34-6-47s-10-24-15-32c-6-8-14-14-22-18s-16-6-24-6c-12 0-21 2-28 6-8 4-15 10-20 18-5 9-8 19-10 32-3 13-4 29-4 47s1 34 4 47c2 13 5 23 10 31s12 14 20 17c7 3 16 5 27 5 9 0 16-2 24-6 9-3 16-9 23-17 5-8 10-19 15-31 4-13 6-28 6-46z"><text:p/></draw:path><draw:path draw:style-name="gr849" draw:text-style-name="P1" svg:width="0.215cm" svg:height="0.366cm" svg:x="18.332cm" svg:y="7.529cm" svg:viewBox="0 0 216 367" svg:d="M108 367c-15 0-27-2-38-5-12-3-21-7-29-13s-15-12-20-20c-4-8-8-17-10-27l42-6c2 12 9 22 19 28 10 7 22 10 38 10 9 0 17-1 25-4s15-7 20-13c6-6 10-14 13-24s5-21 5-35v-41h-1c-3 6-7 13-12 19s-9 11-16 15-15 8-24 11c-8 3-18 4-30 4-15 0-30-3-40-8-12-6-22-13-29-24s-12-25-16-42c-3-16-5-35-5-57 0-21 2-40 5-56 4-17 9-31 16-43 8-12 18-20 30-27 12-6 27-9 44-9 18 0 33 4 47 13 13 8 23 20 31 36 0-4 0-9 0-14 1-5 1-9 1-14 0-4 1-8 1-11 0-4 1-5 1-6h40c0 2 0 4 0 7 0 4-1 8-1 13s0 10 0 16 0 12 0 18v199c0 36-9 64-27 82-17 19-44 28-80 28zM173 135c0-19-2-34-6-47s-10-24-15-32c-6-8-14-14-22-18s-16-6-24-6c-12 0-21 2-28 6-8 4-15 10-20 18-5 9-8 19-10 32-3 13-4 29-4 47s1 34 4 47c2 13 5 23 10 31s12 14 20 17c7 3 16 5 27 5 9 0 16-2 24-6 9-3 16-9 23-17 5-8 10-19 15-31 4-13 6-28 6-46z"><text:p/></draw:path><draw:path draw:style-name="gr850" draw:text-style-name="P1" svg:width="0.224cm" svg:height="0.269cm" svg:x="18.603cm" svg:y="7.528cm" svg:viewBox="0 0 225 270" svg:d="M45 145c0 14 1 26 4 38 2 11 6 21 12 29 6 9 13 15 22 20 9 4 20 6 32 6 18 0 33-3 44-11 11-7 19-17 23-29l37 11c-3 8-7 15-12 22s-11 14-19 19c-8 6-18 11-30 14-11 4-26 6-43 6-37 0-66-12-86-34-19-23-29-57-29-102 0-25 3-45 9-62s14-31 24-42c11-10 22-18 36-23 15-5 29-7 45-7 21 0 39 4 53 11s25 17 34 29c9 13 15 27 19 44 3 17 5 36 5 55v6zM182 112c-2-28-9-48-21-61-11-13-27-19-48-19-7 0-15 1-23 4-7 2-14 6-21 12s-12 14-17 25c-4 10-6 23-7 39z"><text:p/></draw:path><draw:path draw:style-name="gr851" draw:text-style-name="P1" svg:width="0.208cm" svg:height="0.268cm" svg:x="18.866cm" svg:y="7.529cm" svg:viewBox="0 0 209 269" svg:d="M209 193c0 12-2 23-7 33-4 9-11 17-19 23-9 6-20 11-32 15-14 3-29 5-44 5-16 0-28-1-40-3-13-3-22-7-31-12s-17-11-22-19c-7-9-11-19-14-31l37-8c4 14 12 25 22 31 12 7 27 10 48 10 9 0 16-1 24-2s15-3 20-7c5-3 9-7 12-12 4-5 5-12 5-20 0-7-2-14-5-19-4-5-9-9-15-13-6-3-14-6-24-8-8-3-19-6-30-9-9-3-20-6-30-9s-18-8-27-13c-8-6-15-13-20-21-4-8-7-18-7-31 0-24 8-42 25-54 16-13 41-19 72-19 28 0 50 5 67 15 16 10 26 27 31 49l-38 5c-2-7-4-13-8-17-4-5-8-8-13-11-6-3-12-5-19-6-6-2-13-2-20-2-20 0-33 3-42 9-10 6-14 15-14 27 0 7 1 13 5 17 3 5 8 9 14 12s14 6 22 8 18 5 27 7c7 2 14 4 21 6 8 2 14 5 21 7 6 3 13 6 19 10s10 9 15 14c4 5 8 11 10 18 3 8 4 16 4 25z"><text:p/></draw:path><draw:path draw:style-name="gr852" draw:text-style-name="P1" svg:width="0.121cm" svg:height="0.322cm" svg:x="19.106cm" svg:y="7.475cm" svg:viewBox="0 0 122 323" svg:d="M122 317c-5 1-12 3-19 4s-15 1-23 2c-33-1-51-20-51-60v-173h-29v-31h31l13-59h28v59h47v31h-47v164c0 13 2 21 6 26s10 8 20 8c4 0 8 0 12-1s8-1 12-2z"><text:p/></draw:path><draw:path draw:style-name="gr853" draw:text-style-name="P1" svg:width="0.246cm" svg:height="0.269cm" svg:x="13.906cm" svg:y="8.075cm" svg:viewBox="0 0 247 270" svg:d="M77 270c-26 0-45-7-58-21-12-13-19-32-19-56 0-17 3-32 10-43 6-11 14-19 24-26 11-6 22-10 35-13 14-2 27-3 41-3h56v-15c0-11-1-20-3-28-2-7-6-14-10-18-4-5-10-8-17-11-7-2-15-3-24-3-8 0-16 1-22 2s-12 3-17 6c-5 4-9 8-12 13-3 6-5 12-6 21l-43-4c1-11 4-20 8-29 4-8 11-16 19-22s18-11 30-15c13-3 27-5 44-5 32 0 56 8 72 23s24 36 24 65v112c0 13 2 23 5 29 4 7 9 10 19 10 2 0 4 0 7 0 2-1 5-1 7-1v25c-6 2-11 3-17 3-5 1-10 1-16 1-8 0-15-1-21-3s-10-5-13-10c-4-4-7-9-9-15-2-7-3-14-3-23h-2c-4 9-10 16-14 23-6 7-12 11-19 16-8 5-15 9-25 11-9 3-20 4-31 4zM86 238c14 0 26-2 35-7 10-5 19-12 26-19 6-8 11-17 14-26 4-9 5-18 5-27v-21h-46c-10 0-20 1-30 2-8 1-16 4-24 8-7 4-13 10-16 17-4 7-6 17-6 29 0 14 3 25 10 33 8 8 19 11 32 11z"><text:p/></draw:path><draw:path draw:style-name="gr854" draw:text-style-name="P1" svg:width="0.126cm" svg:height="0.356cm" svg:x="14.162cm" svg:y="7.984cm" svg:viewBox="0 0 127 357" svg:d="M78 128v229h-42v-229h-36v-32h36v-29c0-9 1-18 2-26 2-9 5-16 10-22 4-6 10-10 19-14 8-3 18-5 30-5 5 0 11 0 16 1 6 0 10 1 14 2v33c-3-1-6-1-9-1-3-1-6-1-9-1-7 0-12 1-16 3-4 1-7 4-9 7-2 4-4 8-5 12 0 5-1 11-1 17v23h49v32z"><text:p/></draw:path><draw:path draw:style-name="gr855" draw:text-style-name="P1" svg:width="0.121cm" svg:height="0.322cm" svg:x="14.302cm" svg:y="8.023cm" svg:viewBox="0 0 122 323" svg:d="M122 317c-5 1-12 3-19 4s-15 1-23 2c-33-1-51-20-51-60v-173h-29v-31h31l13-59h28v59h47v31h-47v164c0 13 2 21 6 26s10 8 20 8c4 0 8 0 12-1s8-1 12-2z"><text:p/></draw:path><draw:path draw:style-name="gr856" draw:text-style-name="P1" svg:width="0.224cm" svg:height="0.269cm" svg:x="14.447cm" svg:y="8.075cm" svg:viewBox="0 0 225 270" svg:d="M45 145c0 14 1 26 4 38 2 11 6 21 12 29 6 9 13 15 22 20 9 4 20 6 32 6 18 0 33-3 44-11 11-7 19-17 23-29l37 11c-3 8-7 15-12 22s-11 14-19 19c-8 6-18 11-30 14-11 4-26 6-43 6-37 0-66-12-86-34-19-23-29-57-29-102 0-25 3-45 9-62s14-31 24-42c11-10 22-18 36-23 15-5 29-7 45-7 21 0 39 4 53 11s25 17 34 29c9 13 15 27 19 44 3 17 5 36 5 55v6zM182 112c-2-28-9-48-21-61-11-13-27-19-48-19-7 0-15 1-23 4-7 2-14 6-21 12s-12 14-17 25c-4 10-6 23-7 39z"><text:p/></draw:path><draw:path draw:style-name="gr857" draw:text-style-name="P1" svg:width="0.119cm" svg:height="0.264cm" svg:x="14.729cm" svg:y="8.075cm" svg:viewBox="0 0 120 265" svg:d="M1 265v-199c0-6 0-11 0-17s0-11 0-17c0-5 0-10-1-15 0-4 0-8 0-12h40c0 4 0 8 1 13 0 4 0 9 0 14 1 5 1 10 1 14 0 5 0 9 0 12h1c3-10 6-18 9-26 3-7 7-13 12-18s10-8 16-10c6-3 14-4 23-4 3 0 7 0 10 1 3 0 6 1 7 1v40c-2-1-6-1-10-2-3 0-8 0-13 0-10 0-17 2-24 7-7 4-13 10-17 18-5 8-7 18-9 29s-3 23-3 36v135z"><text:p/></draw:path><draw:path draw:style-name="gr858" draw:text-style-name="P1" svg:width="0.126cm" svg:height="0.356cm" svg:x="14.999cm" svg:y="7.984cm" svg:viewBox="0 0 127 357" svg:d="M78 128v229h-42v-229h-36v-32h36v-29c0-9 1-18 2-26 2-9 5-16 10-22 4-6 10-10 19-14 8-3 18-5 30-5 5 0 11 0 16 1 6 0 10 1 14 2v33c-3-1-6-1-9-1-3-1-6-1-9-1-7 0-12 1-16 3-4 1-7 4-9 7-2 4-4 8-5 12 0 5-1 11-1 17v23h49v32z"><text:p/></draw:path><draw:path draw:style-name="gr859" draw:text-style-name="P1" svg:width="0.041cm" svg:height="0.356cm" svg:x="15.164cm" svg:y="7.984cm" svg:viewBox="0 0 42 357" svg:d="M0 42c0-14 0-28 0-42 14 0 28 0 42 0 0 14 0 28 0 42-14 0-28 0-42 0zM0 357c0-87 0-173 0-260 14 0 28 0 42 0 0 87 0 173 0 260-14 0-28 0-42 0z"><text:p/></draw:path><draw:path draw:style-name="gr860" draw:text-style-name="P1" svg:width="0.041cm" svg:height="0.356cm" svg:x="15.27cm" svg:y="7.984cm" svg:viewBox="0 0 42 357" svg:d="M0 357c0-118 0-238 0-357 14 0 28 0 42 0 0 119 0 239 0 357-14 0-28 0-42 0z"><text:p/></draw:path><draw:path draw:style-name="gr861" draw:text-style-name="P1" svg:width="0.121cm" svg:height="0.322cm" svg:x="15.351cm" svg:y="8.023cm" svg:viewBox="0 0 122 323" svg:d="M122 317c-5 1-12 3-19 4s-15 1-23 2c-33-1-51-20-51-60v-173h-29v-31h31l13-59h28v59h47v31h-47v164c0 13 2 21 6 26s10 8 20 8c4 0 8 0 12-1s8-1 12-2z"><text:p/></draw:path><draw:path draw:style-name="gr862" draw:text-style-name="P1" svg:width="0.224cm" svg:height="0.269cm" svg:x="15.496cm" svg:y="8.075cm" svg:viewBox="0 0 225 270" svg:d="M45 145c0 14 1 26 4 38 2 11 6 21 12 29 6 9 13 15 22 20 9 4 20 6 32 6 18 0 33-3 44-11 11-7 19-17 23-29l37 11c-3 8-7 15-12 22s-11 14-19 19c-8 6-18 11-30 14-11 4-26 6-43 6-37 0-66-12-86-34-19-23-29-57-29-102 0-25 3-45 9-62s14-31 24-42c11-10 22-18 36-23 15-5 29-7 45-7 21 0 39 4 53 11s25 17 34 29c9 13 15 27 19 44 3 17 5 36 5 55v6zM182 112c-2-28-9-48-21-61-11-13-27-19-48-19-7 0-15 1-23 4-7 2-14 6-21 12s-12 14-17 25c-4 10-6 23-7 39z"><text:p/></draw:path><draw:path draw:style-name="gr863" draw:text-style-name="P1" svg:width="0.119cm" svg:height="0.264cm" svg:x="15.779cm" svg:y="8.075cm" svg:viewBox="0 0 120 265" svg:d="M1 265v-199c0-6 0-11 0-17s0-11 0-17c0-5 0-10-1-15 0-4 0-8 0-12h40c0 4 0 8 1 13 0 4 0 9 0 14 1 5 1 10 1 14 0 5 0 9 0 12h1c3-10 6-18 9-26 3-7 7-13 12-18s10-8 16-10c6-3 14-4 23-4 3 0 7 0 10 1 3 0 6 1 7 1v40c-2-1-6-1-10-2-3 0-8 0-13 0-10 0-17 2-24 7-7 4-13 10-17 18-5 8-7 18-9 29s-3 23-3 36v135z"><text:p/></draw:path><draw:path draw:style-name="gr864" draw:text-style-name="P1" svg:width="0.208cm" svg:height="0.268cm" svg:x="15.923cm" svg:y="8.076cm" svg:viewBox="0 0 209 269" svg:d="M209 193c0 12-2 23-7 33-4 9-11 17-19 23-9 6-20 11-32 15-14 3-29 5-44 5-16 0-28-1-40-3-13-3-22-7-31-12s-17-11-22-19c-7-9-11-19-14-31l37-8c4 14 12 25 22 31 12 7 27 10 48 10 9 0 16-1 24-2s15-3 20-7c5-3 9-7 12-12 4-5 5-12 5-20 0-7-2-14-5-19-4-5-9-9-15-13-6-3-14-6-24-8-8-3-19-6-30-9-9-3-20-6-30-9s-18-8-27-13c-8-6-15-13-20-21-4-8-7-18-7-31 0-24 8-42 25-54 16-13 41-19 72-19 28 0 50 5 67 15 16 10 26 27 31 49l-38 5c-2-7-4-13-8-17-4-5-8-8-13-11-6-3-12-5-19-6-6-2-13-2-20-2-20 0-33 3-42 9-10 6-14 15-14 27 0 7 1 13 5 17 3 5 8 9 14 12s14 6 22 8 18 5 27 7c7 2 14 4 21 6 8 2 14 5 21 7 6 3 13 6 19 10s10 9 15 14c4 5 8 11 10 18 3 8 4 16 4 25z"><text:p/></draw:path><draw:path draw:style-name="gr865" draw:text-style-name="P1" svg:width="0.041cm" svg:height="0.356cm" svg:x="16.319cm" svg:y="7.984cm" svg:viewBox="0 0 42 357" svg:d="M0 42c0-14 0-28 0-42 14 0 28 0 42 0 0 14 0 28 0 42-14 0-28 0-42 0zM0 357c0-87 0-173 0-260 14 0 28 0 42 0 0 87 0 173 0 260-14 0-28 0-42 0z"><text:p/></draw:path><draw:path draw:style-name="gr866" draw:text-style-name="P1" svg:width="0.203cm" svg:height="0.264cm" svg:x="16.426cm" svg:y="8.075cm" svg:viewBox="0 0 204 265" svg:d="M161 265v-165c0-12-1-23-3-31-1-9-4-16-8-21s-9-9-16-11-15-3-25-3-19 1-26 5c-9 4-16 9-22 16s-10 15-12 25c-4 10-5 22-5 35v150h-43v-204c0-6 0-12 0-18s0-11 0-17c0-5 0-10-1-14 0-4 0-6 0-7h40c0 1 0 3 0 6 1 4 1 8 1 13 0 4 1 9 1 14 0 4 0 8 0 11h1c4-7 8-14 12-20 5-6 11-11 18-16 6-4 13-7 21-9 9-3 19-4 29-4 15 0 27 2 36 5 11 4 20 9 26 17 6 7 11 17 14 28 3 12 5 26 5 42v173z"><text:p/></draw:path><draw:path draw:style-name="gr867" draw:text-style-name="P1" svg:width="0.201cm" svg:height="0.356cm" svg:x="16.829cm" svg:y="7.984cm" svg:viewBox="0 0 202 357" svg:d="M41 142c5-9 10-17 15-23 6-6 12-11 18-15 7-4 14-7 22-9s17-3 26-3c16 0 30 2 40 7 11 4 19 11 25 19 5 8 10 18 12 29s3 24 3 37v173h-42v-165c0-11-1-20-2-29-2-8-4-15-7-21-4-5-9-9-17-12-7-3-15-4-26-4-10 0-20 1-27 5-8 4-15 9-21 16s-10 15-13 24c-3 10-5 21-5 33v153h-42v-357h42v93c0 5 0 11 0 16s0 10 0 15c-1 4-1 8-1 11s0 5-1 7z"><text:p/></draw:path><draw:path draw:style-name="gr868" draw:text-style-name="P1" svg:width="0.041cm" svg:height="0.356cm" svg:x="17.098cm" svg:y="7.984cm" svg:viewBox="0 0 42 357" svg:d="M0 42c0-14 0-28 0-42 14 0 28 0 42 0 0 14 0 28 0 42-14 0-28 0-42 0zM0 357c0-87 0-173 0-260 14 0 28 0 42 0 0 87 0 173 0 260-14 0-28 0-42 0z"><text:p/></draw:path><draw:path draw:style-name="gr869" draw:text-style-name="P1" svg:width="0.215cm" svg:height="0.366cm" svg:x="17.193cm" svg:y="8.076cm" svg:viewBox="0 0 216 367" svg:d="M108 367c-15 0-27-2-38-5-12-3-21-7-29-13s-15-12-20-20c-4-8-8-17-10-27l42-6c2 12 9 22 19 28 10 7 22 10 38 10 9 0 17-1 25-4s15-7 20-13c6-6 10-14 13-24s5-21 5-35v-41h-1c-3 6-7 13-12 19s-9 11-16 15-15 8-24 11c-8 3-18 4-30 4-15 0-30-3-40-8-12-6-22-13-29-24s-12-25-16-42c-3-16-5-35-5-57 0-21 2-40 5-56 4-17 9-31 16-43 8-12 18-20 30-27 12-6 27-9 44-9 18 0 33 4 47 13 13 8 23 20 31 36 0-4 0-9 0-14 1-5 1-9 1-14 0-4 1-8 1-11 0-4 1-5 1-6h40c0 2 0 4 0 7 0 4-1 8-1 13s0 10 0 16 0 12 0 18v199c0 36-9 64-27 82-17 19-44 28-80 28zM173 135c0-19-2-34-6-47s-10-24-15-32c-6-8-14-14-22-18s-16-6-24-6c-12 0-21 2-28 6-8 4-15 10-20 18-5 9-8 19-10 32-3 13-4 29-4 47s1 34 4 47c2 13 5 23 10 31s12 14 20 17c7 3 16 5 27 5 9 0 16-2 24-6 9-3 16-9 23-17 5-8 10-19 15-31 4-13 6-28 6-46z"><text:p/></draw:path><draw:path draw:style-name="gr870" draw:text-style-name="P1" svg:width="0.201cm" svg:height="0.356cm" svg:x="17.476cm" svg:y="7.984cm" svg:viewBox="0 0 202 357" svg:d="M41 142c5-9 10-17 15-23 6-6 12-11 18-15 7-4 14-7 22-9s17-3 26-3c16 0 30 2 40 7 11 4 19 11 25 19 5 8 10 18 12 29s3 24 3 37v173h-42v-165c0-11-1-20-2-29-2-8-4-15-7-21-4-5-9-9-17-12-7-3-15-4-26-4-10 0-20 1-27 5-8 4-15 9-21 16s-10 15-13 24c-3 10-5 21-5 33v153h-42v-357h42v93c0 5 0 11 0 16s0 10 0 15c-1 4-1 8-1 11s0 5-1 7z"><text:p/></draw:path><draw:path draw:style-name="gr871" draw:text-style-name="P1" svg:width="0.126cm" svg:height="0.356cm" svg:x="17.852cm" svg:y="7.984cm" svg:viewBox="0 0 127 357" svg:d="M78 128v229h-42v-229h-36v-32h36v-29c0-9 1-18 2-26 2-9 5-16 10-22 4-6 10-10 19-14 8-3 18-5 30-5 5 0 11 0 16 1 6 0 10 1 14 2v33c-3-1-6-1-9-1-3-1-6-1-9-1-7 0-12 1-16 3-4 1-7 4-9 7-2 4-4 8-5 12 0 5-1 11-1 17v23h49v32z"><text:p/></draw:path><draw:path draw:style-name="gr872" draw:text-style-name="P1" svg:width="0.041cm" svg:height="0.356cm" svg:x="18.016cm" svg:y="7.984cm" svg:viewBox="0 0 42 357" svg:d="M0 357c0-118 0-238 0-357 14 0 28 0 42 0 0 119 0 239 0 357-14 0-28 0-42 0z"><text:p/></draw:path><draw:path draw:style-name="gr873" draw:text-style-name="P1" svg:width="0.225cm" svg:height="0.269cm" svg:x="18.111cm" svg:y="8.075cm" svg:viewBox="0 0 226 270" svg:d="M226 135c0 46-9 80-29 102-19 22-47 33-84 33-19 0-34-3-48-8-14-6-26-13-35-24-10-12-17-26-22-43s-8-37-8-60c0-90 38-135 114-135 19 0 37 3 50 8 15 6 26 15 36 26 9 11 16 25 20 42s6 37 6 59zM183 135c0-20-2-37-5-50s-8-24-14-32-12-13-21-16-18-5-28-5c-11 0-21 2-30 5-8 3-16 9-22 17s-11 19-13 32c-4 13-5 29-5 49 0 21 1 37 5 51 2 13 7 24 13 31 7 8 14 14 22 17s17 5 27 5 20-2 29-5 16-8 22-16 11-19 15-32c3-14 5-30 5-51z"><text:p/></draw:path><draw:path draw:style-name="gr874" draw:text-style-name="P1" svg:width="0.348cm" svg:height="0.259cm" svg:x="18.36cm" svg:y="8.08cm" svg:viewBox="0 0 349 260" svg:d="M276 260h-50l-39-167c-2-5-3-10-4-17-2-6-3-12-4-18-2-7-3-15-5-22-1 7-3 14-4 21-2 6-3 13-5 19-1 7-3 13-4 18l-42 166h-48l-71-260h42l43 177c0 4 1 9 2 14 2 5 3 11 4 16 1 6 2 12 3 18 2-6 3-12 5-18 1-5 2-10 3-15 2-5 3-9 4-13l46-179h45l44 179c1 4 3 9 4 14 1 6 2 11 3 15 2 6 3 11 4 17 2-6 3-12 3-18 1-5 2-10 4-15 1-6 2-11 3-15l45-177h42z"><text:p/></draw:path><draw:path draw:style-name="gr875" draw:text-style-name="P1" svg:width="0.246cm" svg:height="0.269cm" svg:x="15.751cm" svg:y="8.622cm" svg:viewBox="0 0 247 270" svg:d="M77 270c-26 0-45-7-58-21-12-13-19-32-19-56 0-17 3-32 10-43 6-11 14-19 24-26 11-6 22-10 35-13 14-2 27-3 41-3h56v-15c0-11-1-20-3-28-2-7-6-14-10-18-4-5-10-8-17-11-7-2-15-3-24-3-8 0-16 1-22 2s-12 3-17 6c-5 4-9 8-12 13-3 6-5 12-6 21l-43-4c1-11 4-20 8-29 4-8 11-16 19-22s18-11 30-15c13-3 27-5 44-5 32 0 56 8 72 23s24 36 24 65v112c0 13 2 23 5 29 4 7 9 10 19 10 2 0 4 0 7 0 2-1 5-1 7-1v25c-6 2-11 3-17 3-5 1-10 1-16 1-8 0-15-1-21-3s-10-5-13-10c-4-4-7-9-9-15-2-7-3-14-3-23h-2c-4 9-10 16-14 23-6 7-12 11-19 16-8 5-15 9-25 11-9 3-20 4-31 4zM86 238c14 0 26-2 35-7 10-5 19-12 26-19 6-8 11-17 14-26 4-9 5-18 5-27v-21h-46c-10 0-20 1-30 2-8 1-16 4-24 8-7 4-13 10-16 17-4 7-6 17-6 29 0 14 3 25 10 33 8 8 19 11 32 11z"><text:p/></draw:path><draw:path draw:style-name="gr876" draw:text-style-name="P1" svg:width="0.119cm" svg:height="0.264cm" svg:x="16.032cm" svg:y="8.622cm" svg:viewBox="0 0 120 265" svg:d="M1 265v-199c0-6 0-11 0-17s0-11 0-17c0-5 0-10-1-15 0-4 0-8 0-12h40c0 4 0 8 1 13 0 4 0 9 0 14 1 5 1 10 1 14 0 5 0 9 0 12h1c3-10 6-18 9-26 3-7 7-13 12-18s10-8 16-10c6-3 14-4 23-4 3 0 7 0 10 1 3 0 6 1 7 1v40c-2-1-6-1-10-2-3 0-8 0-13 0-10 0-17 2-24 7-7 4-13 10-17 18-5 8-7 18-9 29s-3 23-3 36v135z"><text:p/></draw:path><draw:path draw:style-name="gr877" draw:text-style-name="P1" svg:width="0.224cm" svg:height="0.269cm" svg:x="16.185cm" svg:y="8.622cm" svg:viewBox="0 0 225 270" svg:d="M45 145c0 14 1 26 4 38 2 11 6 21 12 29 6 9 13 15 22 20 9 4 20 6 32 6 18 0 33-3 44-11 11-7 19-17 23-29l37 11c-3 8-7 15-12 22s-11 14-19 19c-8 6-18 11-30 14-11 4-26 6-43 6-37 0-66-12-86-34-19-23-29-57-29-102 0-25 3-45 9-62s14-31 24-42c11-10 22-18 36-23 15-5 29-7 45-7 21 0 39 4 53 11s25 17 34 29c9 13 15 27 19 44 3 17 5 36 5 55v6zM182 112c-2-28-9-48-21-61-11-13-27-19-48-19-7 0-15 1-23 4-7 2-14 6-21 12s-12 14-17 25c-4 10-6 23-7 39z"><text:p/></draw:path><draw:path draw:style-name="gr878" draw:text-style-name="P1" svg:width="0.246cm" svg:height="0.269cm" svg:x="16.456cm" svg:y="8.622cm" svg:viewBox="0 0 247 270" svg:d="M77 270c-26 0-45-7-58-21-12-13-19-32-19-56 0-17 3-32 10-43 6-11 14-19 24-26 11-6 22-10 35-13 14-2 27-3 41-3h56v-15c0-11-1-20-3-28-2-7-6-14-10-18-4-5-10-8-17-11-7-2-15-3-24-3-8 0-16 1-22 2s-12 3-17 6c-5 4-9 8-12 13-3 6-5 12-6 21l-43-4c1-11 4-20 8-29 4-8 11-16 19-22s18-11 30-15c13-3 27-5 44-5 32 0 56 8 72 23s24 36 24 65v112c0 13 2 23 5 29 4 7 9 10 19 10 2 0 4 0 7 0 2-1 5-1 7-1v25c-6 2-11 3-17 3-5 1-10 1-16 1-8 0-15-1-21-3s-10-5-13-10c-4-4-7-9-9-15-2-7-3-14-3-23h-2c-4 9-10 16-14 23-6 7-12 11-19 16-8 5-15 9-25 11-9 3-20 4-31 4zM86 238c14 0 26-2 35-7 10-5 19-12 26-19 6-8 11-17 14-26 4-9 5-18 5-27v-21h-46c-10 0-20 1-30 2-8 1-16 4-24 8-7 4-13 10-16 17-4 7-6 17-6 29 0 14 3 25 10 33 8 8 19 11 32 11z"><text:p/></draw:path><draw:path draw:style-name="gr879" draw:text-style-name="P1" svg:width="0.126cm" svg:height="0.459cm" svg:x="16.708cm" svg:y="8.532cm" svg:viewBox="0 0 127 460" svg:d="M127 231c0 22-2 43-5 63-3 21-8 40-15 59s-16 37-27 55-24 35-39 52h-41c15-17 27-34 38-52s19-36 26-55 13-39 16-59c4-21 5-42 5-64s-1-43-5-64c-3-20-9-40-16-59s-15-37-26-55-23-35-38-52h41c15 17 28 34 39 52s20 36 27 55 12 38 15 59c3 20 5 42 5 64z"><text:p/></draw:path></draw:g><draw:path draw:style-name="gr880" draw:text-style-name="P17" svg:width="6.154cm" svg:height="0cm" draw:transform="rotate (0.00488692190558412) translate (1.30542907007207cm 17.0305895018279cm)" svg:viewBox="0 0 6155 1" svg:d="M0 1c2052 0 4103-1 6155-1"><text:p/></draw:path><draw:g draw:style-name="gr2"><draw:path draw:style-name="gr881" draw:text-style-name="P5" svg:width="0.882cm" svg:height="0.94cm" svg:x="3.73cm" svg:y="16.446cm" svg:viewBox="0 0 883 941" svg:d="M441 0c250 0 441 204 441 470 0 267-191 470-441 470s-441-203-441-470c0-266 191-470 441-470zM0 0zM883 941z"><text:p/></draw:path><draw:path draw:style-name="gr882" draw:text-style-name="P17" svg:width="2.281cm" svg:height="0.001cm" draw:transform="skewX (0.0127409035395586) rotate (0.244520628204406) translate (4.57389118619521cm 16.8691317494283cm)" svg:viewBox="0 0 2282 2" svg:d="M0 2c761-1 1521-1 2282-2"><text:p/></draw:path><draw:path draw:style-name="gr883" draw:text-style-name="P17" svg:width="0cm" svg:height="1.321cm" svg:x="6.717cm" svg:y="15.023cm" svg:viewBox="0 0 0 1322" svg:d="M0 1322c0-441 0-881 0-1322"><text:p/></draw:path></draw:g><draw:path draw:style-name="gr884" draw:text-style-name="P4" svg:width="0.512cm" svg:height="0.733cm" svg:x="7.262cm" svg:y="15.009cm" svg:viewBox="0 0 513 734" svg:d="M0 734c0-245 0-489 0-734 171 0 342 0 513 0 0 245 0 489 0 734-171 0-342 0-513 0z"><text:p/></draw:path><draw:path draw:style-name="gr885" draw:text-style-name="P19" svg:width="0.588cm" svg:height="0.749cm" svg:x="5.291cm" svg:y="15.002cm" svg:viewBox="0 0 589 750" svg:d="M0 750c0-250 0-500 0-750 196 0 392 0 589 0 0 250 0 500 0 750-197 0-393 0-589 0z"><text:p/></draw:path><draw:g draw:style-name="gr2"><draw:path draw:style-name="gr886" draw:text-style-name="P1" svg:width="0.151cm" svg:height="0.242cm" svg:x="3.552cm" svg:y="14.875cm" svg:viewBox="0 0 152 243" svg:d="M0 243c0-81 0-162 0-243 11 0 21 0 32 0 0 72 0 144 0 216 40 0 80 0 120 0 0 9 0 18 0 27-51 0-101 0-152 0z"><text:p/></draw:path><draw:path draw:style-name="gr887" draw:text-style-name="P1" svg:width="0.161cm" svg:height="0.192cm" svg:x="3.727cm" svg:y="14.928cm" svg:viewBox="0 0 162 193" svg:d="M162 96c0 33-8 57-21 73-14 16-34 24-60 24-13 0-25-2-34-6-10-4-19-10-26-18-6-8-12-18-15-30-4-12-6-26-6-43 0-64 27-96 82-96 13 0 26 2 36 6s18 10 25 18 11 18 14 30 5 26 5 42zM130 96c0-14-1-26-3-35-2-10-6-17-9-23-4-6-10-9-16-12-6-2-13-3-20-3-8 0-15 1-21 3-7 3-11 7-16 12-4 6-8 14-10 23s-3 21-3 35c0 15 1 27 3 36 3 10 6 17 11 23 4 5 8 9 14 12 7 2 13 3 20 3s14-1 21-3c6-3 12-6 16-12s7-13 9-23c3-9 4-21 4-36z"><text:p/></draw:path><draw:path draw:style-name="gr888" draw:text-style-name="P1" svg:width="0.248cm" svg:height="0.186cm" svg:x="3.9cm" svg:y="14.933cm" svg:viewBox="0 0 249 187" svg:d="M197 187h-35l-29-121c-1-3-2-7-3-11-1-5-2-9-3-14s-2-10-3-15c-1 5-2 10-3 15-1 4-2 9-2 13-1 5-2 9-3 13l-31 120h-34l-51-187h30l30 127c1 2 2 6 3 9 0 4 1 8 2 12s2 8 3 13c1-5 2-9 3-13 0-4 1-7 2-11 1-3 2-7 3-9l33-128h32l31 128c1 3 2 6 3 10s2 8 3 11c0 4 1 8 2 12 1-5 2-9 3-13s2-7 3-11c0-4 1-7 1-10l33-127h29z"><text:p/></draw:path><draw:path draw:style-name="gr889" draw:text-style-name="P1" svg:width="0.029cm" svg:height="0.254cm" svg:x="4.269cm" svg:y="14.862cm" svg:viewBox="0 0 30 255" svg:d="M0 255c0-84 0-170 0-255 10 0 20 0 30 0 0 85 0 171 0 255-10 0-20 0-30 0z"><text:p/></draw:path><draw:path draw:style-name="gr890" draw:text-style-name="P1" svg:width="0.16cm" svg:height="0.192cm" svg:x="4.334cm" svg:y="14.928cm" svg:viewBox="0 0 161 193" svg:d="M32 103c0 10 1 19 3 27s5 15 9 21 8 11 15 14 14 5 24 5c12 0 23-3 31-8 7-6 13-13 15-21l27 8c-2 5-4 10-8 15-3 6-8 10-14 15-5 4-13 7-21 10s-19 4-30 4c-28 0-48-8-62-25-14-16-21-40-21-73 0-17 2-32 7-44 4-12 10-22 16-29 8-8 17-14 27-17 9-3 20-5 31-5 15 0 28 3 38 8s19 12 25 20c6 9 10 20 13 32 2 12 4 25 4 39v4zM130 79c-2-19-7-34-14-43-9-9-21-13-35-13-5 0-11 1-16 2-6 2-11 5-15 9-5 4-9 10-12 17-4 8-6 17-6 28z"><text:p/></draw:path><draw:path draw:style-name="gr891" draw:text-style-name="P1" svg:width="0.168cm" svg:height="0.186cm" svg:x="4.509cm" svg:y="14.933cm" svg:viewBox="0 0 169 187" svg:d="M101 187h-35l-66-187h32l40 121c1 3 2 6 3 10 1 3 2 7 3 11s3 8 4 11c1 4 1 7 2 9 1-2 1-5 2-9 1-3 2-7 3-11s2-7 4-11c1-4 2-7 3-9l41-122h32z"><text:p/></draw:path><draw:path draw:style-name="gr892" draw:text-style-name="P1" svg:width="0.16cm" svg:height="0.192cm" svg:x="4.695cm" svg:y="14.928cm" svg:viewBox="0 0 161 193" svg:d="M32 103c0 10 1 19 3 27s5 15 9 21 8 11 15 14 14 5 24 5c12 0 23-3 31-8 7-6 13-13 15-21l27 8c-2 5-4 10-8 15-3 6-8 10-14 15-5 4-13 7-21 10s-19 4-30 4c-28 0-48-8-62-25-14-16-21-40-21-73 0-17 2-32 7-44 4-12 10-22 16-29 8-8 17-14 27-17 9-3 20-5 31-5 15 0 28 3 38 8s19 12 25 20c6 9 10 20 13 32 2 12 4 25 4 39v4zM130 79c-2-19-7-34-14-43-9-9-21-13-35-13-5 0-11 1-16 2-6 2-11 5-15 9-5 4-9 10-12 17-4 8-6 17-6 28z"><text:p/></draw:path><draw:path draw:style-name="gr893" draw:text-style-name="P1" svg:width="0.029cm" svg:height="0.254cm" svg:x="4.892cm" svg:y="14.862cm" svg:viewBox="0 0 30 255" svg:d="M0 255c0-84 0-170 0-255 10 0 20 0 30 0 0 85 0 171 0 255-10 0-20 0-30 0z"><text:p/></draw:path><draw:path draw:style-name="gr894" draw:text-style-name="P1" svg:width="0.149cm" svg:height="0.192cm" svg:x="3.768cm" svg:y="15.324cm" svg:viewBox="0 0 150 193" svg:d="M150 138c0 9-2 17-5 23-4 7-8 13-15 18-6 4-13 8-23 10-9 3-20 4-31 4s-20-1-28-2c-9-2-16-5-23-9-6-3-11-8-15-14-5-6-8-14-10-22l26-6c3 10 9 18 17 22 8 5 19 7 33 7 7 0 12 0 18-1 5-1 10-3 14-5s7-5 9-9c2-3 3-8 3-14 0-5-1-10-3-13-3-4-7-7-11-10-5-2-11-4-17-6s-13-4-22-6c-7-2-14-4-21-6-7-3-14-6-20-10s-9-9-13-15-6-13-6-22c0-17 6-30 18-39s28-13 52-13c19 0 36 4 47 11 12 7 19 19 23 35l-28 3c0-5-2-9-5-12s-6-6-10-8-8-3-13-4-9-2-14-2c-14 0-25 3-30 7-7 4-10 11-10 19 0 5 1 9 3 13 3 3 6 6 11 8 3 2 8 4 15 6 6 1 13 3 19 5 5 1 10 3 15 4 5 2 10 3 15 5 4 2 9 5 13 7 4 3 8 6 11 10 4 4 6 8 8 13s3 11 3 18z"><text:p/></draw:path><draw:path draw:style-name="gr895" draw:text-style-name="P1" svg:width="0.248cm" svg:height="0.186cm" svg:x="3.929cm" svg:y="15.329cm" svg:viewBox="0 0 249 187" svg:d="M197 187h-35l-29-121c-1-3-2-7-3-11-1-5-2-9-3-14s-2-10-3-15c-1 5-2 10-3 15-1 4-2 9-2 13-1 5-2 9-3 13l-31 120h-34l-51-187h30l30 127c1 2 2 6 3 9 0 4 1 8 2 12s2 8 3 13c1-5 2-9 3-13 0-4 1-7 2-11 1-3 2-7 3-9l33-128h32l31 128c1 3 2 6 3 10s2 8 3 11c0 4 1 8 2 12 1-5 2-9 3-13s2-7 3-11c0-4 1-7 1-10l33-127h29z"><text:p/></draw:path><draw:path draw:style-name="gr896" draw:text-style-name="P1" svg:width="0.029cm" svg:height="0.254cm" svg:x="4.199cm" svg:y="15.259cm" svg:viewBox="0 0 30 255" svg:d="M0 30c0-10 0-20 0-30 10 0 20 0 30 0 0 10 0 20 0 30-10 0-20 0-30 0zM0 255c0-61 0-123 0-186 10 0 20 0 30 0 0 63 0 125 0 186-10 0-20 0-30 0z"><text:p/></draw:path><draw:path draw:style-name="gr897" draw:text-style-name="P1" svg:width="0.086cm" svg:height="0.23cm" svg:x="4.255cm" svg:y="15.286cm" svg:viewBox="0 0 87 231" svg:d="M87 227c-4 1-8 2-13 3s-11 1-17 1c-24 0-36-14-36-42v-125h-21v-23h22l9-41h20v41h34v23h-34v118c0 9 1 15 4 19s8 5 15 5c3 0 6 0 9 0 3-1 6-1 8-2z"><text:p/></draw:path><draw:path draw:style-name="gr898" draw:text-style-name="P1" svg:width="0.147cm" svg:height="0.192cm" svg:x="4.363cm" svg:y="15.324cm" svg:viewBox="0 0 148 193" svg:d="M31 96c0 10 1 20 3 29 1 9 4 17 8 23 3 7 8 12 13 15 6 4 14 6 22 6 10 0 20-3 27-9 8-6 12-15 14-27h30c-1 8-3 16-7 23-3 7-8 14-14 19-5 6-12 10-20 13-9 4-19 5-29 5-14 0-27-2-36-7-10-5-18-12-25-21-5-8-10-18-13-30s-4-25-4-39c0-12 1-23 3-33 2-9 5-18 9-25s7-13 12-18 11-9 16-12c6-3 12-5 18-6 7-1 13-2 20-2 9 0 19 1 27 4s14 7 20 12 11 11 14 18c4 7 7 14 8 22l-31 2c-1-10-5-18-12-25-7-6-16-9-27-9-9 0-16 2-22 5-5 3-10 7-13 13-4 6-7 13-8 22-2 9-3 20-3 32z"><text:p/></draw:path><draw:path draw:style-name="gr899" draw:text-style-name="P1" svg:width="0.144cm" svg:height="0.254cm" svg:x="4.544cm" svg:y="15.259cm" svg:viewBox="0 0 145 255" svg:d="M29 101c4-6 7-11 11-16 4-4 9-8 13-11s10-5 16-6c5-1 12-2 18-2 12 0 22 2 29 5s13 8 17 13c5 6 8 13 9 21 2 8 3 17 3 27v123h-30v-117c0-8-1-15-2-21s-3-11-5-15c-3-4-7-7-12-9s-11-3-19-3c-7 0-14 1-20 4s-10 6-14 11-7 11-10 18c-2 7-3 14-3 23v109h-30v-255h30v67c0 3 0 7 0 11s0 7-1 11c0 3 0 6 0 8s0 4 0 4z"><text:p/></draw:path></draw:g><draw:g draw:style-name="gr2"><draw:path draw:style-name="gr900" draw:text-style-name="P1" svg:width="0.19cm" svg:height="0.242cm" svg:x="8.249cm" svg:y="14.902cm" svg:viewBox="0 0 191 243" svg:d="M159 243c0-38 0-75 0-112-42 0-84 0-127 0 0 37 0 74 0 112-11 0-21 0-32 0 0-81 0-162 0-243 11 0 21 0 32 0 0 34 0 69 0 103 43 0 85 0 127 0 0-34 0-69 0-103 11 0 22 0 32 0 0 81 0 162 0 243-10 0-21 0-32 0z"><text:p/></draw:path><draw:path draw:style-name="gr901" draw:text-style-name="P1" svg:width="0.029cm" svg:height="0.254cm" svg:x="8.49cm" svg:y="14.889cm" svg:viewBox="0 0 30 255" svg:d="M0 30c0-10 0-20 0-30 10 0 20 0 30 0 0 10 0 20 0 30-10 0-20 0-30 0zM0 255c0-61 0-123 0-186 10 0 20 0 30 0 0 63 0 125 0 186-10 0-20 0-30 0z"><text:p/></draw:path><draw:path draw:style-name="gr902" draw:text-style-name="P1" svg:width="0.153cm" svg:height="0.261cm" svg:x="8.555cm" svg:y="14.955cm" svg:viewBox="0 0 154 262" svg:d="M78 262c-11 0-21-1-28-3-8-2-15-6-21-10-6-3-11-8-13-13-4-6-7-12-8-19l30-5c2 9 7 16 13 20 7 5 16 7 27 7 7 0 13-1 19-3 5-2 10-5 14-9s7-10 9-17 3-15 3-25v-30c-3 5-5 9-8 14-3 4-8 8-12 11-5 3-11 6-17 8s-13 3-21 3c-12 0-21-2-30-6-8-4-15-10-20-18s-9-18-11-29c-3-12-4-26-4-41s1-29 4-41c2-12 6-22 12-30 4-9 12-15 20-19 9-5 19-7 32-7s24 3 33 9c10 6 18 15 22 26 0-3 0-6 0-10 1-3 1-7 1-10s0-6 1-8c0-2 0-4 0-4h29c0 1 0 3-1 5 0 3 0 6 0 9 0 4 0 7 0 12 0 4 0 8 0 13v142c0 26-6 46-19 59-12 12-31 19-56 19zM123 96c0-13-2-24-4-33s-6-17-10-23c-5-6-10-10-16-13s-11-4-17-4c-8 0-15 1-21 4-5 3-9 7-13 13s-6 14-8 23-3 20-3 33c0 14 1 25 3 34s4 17 8 22c4 6 8 10 13 12 6 3 12 4 20 4 6 0 11-1 17-4s11-7 16-12c5-6 9-14 11-23s4-20 4-33z"><text:p/></draw:path><draw:path draw:style-name="gr903" draw:text-style-name="P1" svg:width="0.144cm" svg:height="0.254cm" svg:x="8.752cm" svg:y="14.889cm" svg:viewBox="0 0 145 255" svg:d="M29 101c4-6 7-11 11-16 4-4 9-8 13-11s10-5 16-6c5-1 12-2 18-2 12 0 22 2 29 5s13 8 17 13c5 6 8 13 9 21 2 8 3 17 3 27v123h-30v-117c0-8-1-15-2-21s-3-11-5-15c-3-4-7-7-12-9s-11-3-19-3c-7 0-14 1-20 4s-10 6-14 11-7 11-10 18c-2 7-3 14-3 23v109h-30v-255h30v67c0 3 0 7 0 11s0 7-1 11c0 3 0 6 0 8s0 4 0 4z"><text:p/></draw:path><draw:path draw:style-name="gr904" draw:text-style-name="P1" svg:width="0.029cm" svg:height="0.254cm" svg:x="9.04cm" svg:y="14.889cm" svg:viewBox="0 0 30 255" svg:d="M0 255c0-84 0-170 0-255 10 0 20 0 30 0 0 85 0 171 0 255-10 0-20 0-30 0z"><text:p/></draw:path><draw:path draw:style-name="gr905" draw:text-style-name="P1" svg:width="0.16cm" svg:height="0.192cm" svg:x="9.104cm" svg:y="14.955cm" svg:viewBox="0 0 161 193" svg:d="M32 103c0 10 1 19 3 27s5 15 9 21 8 11 15 14 14 5 24 5c12 0 23-3 31-8 7-6 13-13 15-21l27 8c-2 5-4 10-8 15-3 6-8 10-14 15-5 4-13 7-21 10s-19 4-30 4c-28 0-48-8-62-25-14-16-21-40-21-73 0-17 2-32 7-44 4-12 10-22 16-29 8-8 17-14 27-17 9-3 20-5 31-5 15 0 28 3 38 8s19 12 25 20c6 9 10 20 13 32 2 12 4 25 4 39v4zM130 79c-2-19-7-34-14-43-9-9-21-13-35-13-5 0-11 1-16 2-6 2-11 5-15 9-5 4-9 10-12 17-4 8-6 17-6 28z"><text:p/></draw:path><draw:path draw:style-name="gr906" draw:text-style-name="P1" svg:width="0.168cm" svg:height="0.186cm" svg:x="9.28cm" svg:y="14.959cm" svg:viewBox="0 0 169 187" svg:d="M101 187h-35l-66-187h32l40 121c1 3 2 6 3 10 1 3 2 7 3 11s3 8 4 11c1 4 1 7 2 9 1-2 1-5 2-9 1-3 2-7 3-11s2-7 4-11c1-4 2-7 3-9l41-122h32z"><text:p/></draw:path><draw:path draw:style-name="gr907" draw:text-style-name="P1" svg:width="0.16cm" svg:height="0.192cm" svg:x="9.465cm" svg:y="14.955cm" svg:viewBox="0 0 161 193" svg:d="M32 103c0 10 1 19 3 27s5 15 9 21 8 11 15 14 14 5 24 5c12 0 23-3 31-8 7-6 13-13 15-21l27 8c-2 5-4 10-8 15-3 6-8 10-14 15-5 4-13 7-21 10s-19 4-30 4c-28 0-48-8-62-25-14-16-21-40-21-73 0-17 2-32 7-44 4-12 10-22 16-29 8-8 17-14 27-17 9-3 20-5 31-5 15 0 28 3 38 8s19 12 25 20c6 9 10 20 13 32 2 12 4 25 4 39v4zM130 79c-2-19-7-34-14-43-9-9-21-13-35-13-5 0-11 1-16 2-6 2-11 5-15 9-5 4-9 10-12 17-4 8-6 17-6 28z"><text:p/></draw:path><draw:path draw:style-name="gr908" draw:text-style-name="P1" svg:width="0.029cm" svg:height="0.254cm" svg:x="9.663cm" svg:y="14.889cm" svg:viewBox="0 0 30 255" svg:d="M0 255c0-84 0-170 0-255 10 0 20 0 30 0 0 85 0 171 0 255-10 0-20 0-30 0z"><text:p/></draw:path><draw:path draw:style-name="gr909" draw:text-style-name="P1" svg:width="0.149cm" svg:height="0.192cm" svg:x="8.501cm" svg:y="15.351cm" svg:viewBox="0 0 150 193" svg:d="M150 138c0 9-2 17-5 23-4 7-8 13-15 18-6 4-13 8-23 10-9 3-20 4-31 4s-20-1-28-2c-9-2-16-5-23-9-6-3-11-8-15-14-5-6-8-14-10-22l26-6c3 10 9 18 17 22 8 5 19 7 33 7 7 0 12 0 18-1 5-1 10-3 14-5s7-5 9-9c2-3 3-8 3-14 0-5-1-10-3-13-3-4-7-7-11-10-5-2-11-4-17-6s-13-4-22-6c-7-2-14-4-21-6-7-3-14-6-20-10s-9-9-13-15-6-13-6-22c0-17 6-30 18-39s28-13 52-13c19 0 36 4 47 11 12 7 19 19 23 35l-28 3c0-5-2-9-5-12s-6-6-10-8-8-3-13-4-9-2-14-2c-14 0-25 3-30 7-7 4-10 11-10 19 0 5 1 9 3 13 3 3 6 6 11 8 3 2 8 4 15 6 6 1 13 3 19 5 5 1 10 3 15 4 5 2 10 3 15 5 4 2 9 5 13 7 4 3 8 6 11 10 4 4 6 8 8 13s3 11 3 18z"><text:p/></draw:path><draw:path draw:style-name="gr910" draw:text-style-name="P1" svg:width="0.248cm" svg:height="0.186cm" svg:x="8.662cm" svg:y="15.354cm" svg:viewBox="0 0 249 187" svg:d="M197 187h-35l-29-121c-1-3-2-7-3-11-1-5-2-9-3-14s-2-10-3-15c-1 5-2 10-3 15-1 4-2 9-2 13-1 5-2 9-3 13l-31 120h-34l-51-187h30l30 127c1 2 2 6 3 9 0 4 1 8 2 12s2 8 3 13c1-5 2-9 3-13 0-4 1-7 2-11 1-3 2-7 3-9l33-128h32l31 128c1 3 2 6 3 10s2 8 3 11c0 4 1 8 2 12 1-5 2-9 3-13s2-7 3-11c0-4 1-7 1-10l33-127h29z"><text:p/></draw:path><draw:path draw:style-name="gr911" draw:text-style-name="P1" svg:width="0.029cm" svg:height="0.254cm" svg:x="8.932cm" svg:y="15.285cm" svg:viewBox="0 0 30 255" svg:d="M0 30c0-10 0-20 0-30 10 0 20 0 30 0 0 10 0 20 0 30-10 0-20 0-30 0zM0 255c0-61 0-123 0-186 10 0 20 0 30 0 0 63 0 125 0 186-10 0-20 0-30 0z"><text:p/></draw:path><draw:path draw:style-name="gr912" draw:text-style-name="P1" svg:width="0.086cm" svg:height="0.23cm" svg:x="8.987cm" svg:y="15.313cm" svg:viewBox="0 0 87 231" svg:d="M87 227c-4 1-8 2-13 3s-11 1-17 1c-24 0-36-14-36-42v-125h-21v-23h22l9-41h20v41h34v23h-34v118c0 9 1 15 4 19s8 5 15 5c3 0 6 0 9 0 3-1 6-1 8-2z"><text:p/></draw:path><draw:path draw:style-name="gr913" draw:text-style-name="P1" svg:width="0.147cm" svg:height="0.192cm" svg:x="9.096cm" svg:y="15.351cm" svg:viewBox="0 0 148 193" svg:d="M31 96c0 10 1 20 3 29 1 9 4 17 8 23 3 7 8 12 13 15 6 4 14 6 22 6 10 0 20-3 27-9 8-6 12-15 14-27h30c-1 8-3 16-7 23-3 7-8 14-14 19-5 6-12 10-20 13-9 4-19 5-29 5-14 0-27-2-36-7-10-5-18-12-25-21-5-8-10-18-13-30s-4-25-4-39c0-12 1-23 3-33 2-9 5-18 9-25s7-13 12-18 11-9 16-12c6-3 12-5 18-6 7-1 13-2 20-2 9 0 19 1 27 4s14 7 20 12 11 11 14 18c4 7 7 14 8 22l-31 2c-1-10-5-18-12-25-7-6-16-9-27-9-9 0-16 2-22 5-5 3-10 7-13 13-4 6-7 13-8 22-2 9-3 20-3 32z"><text:p/></draw:path><draw:path draw:style-name="gr914" draw:text-style-name="P1" svg:width="0.144cm" svg:height="0.254cm" svg:x="9.277cm" svg:y="15.285cm" svg:viewBox="0 0 145 255" svg:d="M29 101c4-6 7-11 11-16 4-4 9-8 13-11s10-5 16-6c5-1 12-2 18-2 12 0 22 2 29 5s13 8 17 13c5 6 8 13 9 21 2 8 3 17 3 27v123h-30v-117c0-8-1-15-2-21s-3-11-5-15c-3-4-7-7-12-9s-11-3-19-3c-7 0-14 1-20 4s-10 6-14 11-7 11-10 18c-2 7-3 14-3 23v109h-30v-255h30v67c0 3 0 7 0 11s0 7-1 11c0 3 0 6 0 8s0 4 0 4z"><text:p/></draw:path></draw:g><draw:path draw:style-name="gr915" draw:text-style-name="P15" svg:width="0.331cm" svg:height="0.294cm" svg:x="6.55cm" svg:y="16.148cm" svg:viewBox="0 0 332 295" svg:d="M165 0c93 0 166 64 166 147s-73 147-166 147-165-64-165-147 72-147 165-147zM0 0zM332 295z"><text:p/></draw:path><draw:g draw:style-name="gr2"><draw:path draw:style-name="gr916" draw:text-style-name="P1" svg:width="0.196cm" svg:height="0.248cm" svg:x="7.09cm" svg:y="16.084cm" svg:viewBox="0 0 197 249" svg:d="M197 179c0 11-2 20-6 29-4 8-9 16-17 22s-19 11-30 15c-13 3-27 4-44 4-29 0-52-4-69-15-16-10-26-26-31-46l31-6c2 6 4 12 7 17 4 5 8 10 13 14 6 3 13 6 21 8s17 3 29 3c10 0 18-1 26-2 8-2 15-4 21-8 5-3 9-8 13-13 3-6 5-12 5-20s-2-14-6-19c-3-5-7-9-14-12-7-4-14-6-23-8-9-3-19-5-30-8-6-1-12-3-19-4-7-2-13-4-20-7-5-2-11-5-16-9-6-3-11-7-15-11-4-5-6-11-8-17s-4-13-4-21c0-11 3-21 6-30 5-8 11-15 20-20 8-5 17-9 28-11 11-3 22-4 36-4 15 0 27 1 37 4 11 2 19 5 26 10 8 5 14 11 18 18s7 15 10 24l-32 6c-1-6-4-12-7-16-2-5-6-9-11-12s-11-5-18-7c-6-1-14-2-24-2-11 0-19 1-27 3s-14 5-19 8c-3 3-7 8-9 12-2 5-3 10-3 15 0 8 2 13 6 18 3 5 7 9 14 12 6 3 13 5 21 8 7 2 16 4 25 6 8 1 14 3 21 5 8 2 15 4 22 6 6 3 12 6 18 9s11 7 15 12 7 11 10 17c2 7 3 15 3 23z"><text:p/></draw:path><draw:path draw:style-name="gr917" draw:text-style-name="P1" svg:width="0.145cm" svg:height="0.189cm" svg:x="7.326cm" svg:y="16.144cm" svg:viewBox="0 0 146 190" svg:d="M30 0v118c0 9 1 17 2 23 2 6 4 11 7 15s7 6 11 8c4 1 10 2 18 2 7 0 14-1 19-4 5-2 11-6 15-11s7-11 9-18c3-7 4-16 4-25v-108h30v147c0 4 0 8 0 12s0 8 0 12 1 7 1 10 0 5 0 6h-28c0-1-1-3-1-5 0-3 0-6 0-9s0-6-1-10c0-3 0-6 0-8-3 5-6 10-10 14-4 5-8 8-12 11-5 3-10 6-16 8-6 1-13 2-21 2-9 0-18-1-26-4-7-2-13-6-17-12-5-5-8-12-11-20-2-8-3-18-3-30v-124z"><text:p/></draw:path><draw:path draw:style-name="gr918" draw:text-style-name="P1" svg:width="0.153cm" svg:height="0.261cm" svg:x="7.515cm" svg:y="16.141cm" svg:viewBox="0 0 154 262" svg:d="M154 96c0 14-1 27-3 39s-6 22-11 30c-5 9-13 16-21 21s-19 7-32 7c-12 0-24-3-34-8-9-5-16-13-22-24h-1c0 0 1 1 1 3s0 4 0 7c0 2 0 5 0 9 0 3 0 7 0 10v72h-30v-221c0-4 0-9 0-13s0-8 0-11-1-6-1-9c0-2 0-4 0-5h29c0 1 0 2 0 4 1 2 1 4 1 7s0 6 0 10c1 3 1 6 1 9 3-6 7-11 10-15 4-4 8-8 12-10 5-3 10-5 16-6 5-1 12-2 18-2 13 0 24 2 32 7 8 4 16 11 21 19 5 9 9 19 11 30 2 12 3 25 3 40zM122 96c0-11-1-21-2-30s-3-17-6-23-8-11-14-14c-5-3-12-5-20-5-7 0-13 1-19 3s-11 6-15 11c-5 6-8 13-11 23s-4 22-4 38c0 13 1 24 3 33 3 9 6 17 10 22 4 6 8 10 15 12 6 3 13 4 21 4 7 0 15-2 20-5 6-3 11-8 14-14 3-7 5-14 6-24 1-9 2-19 2-31z"><text:p/></draw:path><draw:path draw:style-name="gr919" draw:text-style-name="P1" svg:width="0.153cm" svg:height="0.261cm" svg:x="7.703cm" svg:y="16.141cm" svg:viewBox="0 0 154 262" svg:d="M154 96c0 14-1 27-3 39s-6 22-11 30c-5 9-13 16-21 21s-19 7-32 7c-12 0-24-3-34-8-9-5-16-13-22-24h-1c0 0 1 1 1 3s0 4 0 7c0 2 0 5 0 9 0 3 0 7 0 10v72h-30v-221c0-4 0-9 0-13s0-8 0-11-1-6-1-9c0-2 0-4 0-5h29c0 1 0 2 0 4 1 2 1 4 1 7s0 6 0 10c1 3 1 6 1 9 3-6 7-11 10-15 4-4 8-8 12-10 5-3 10-5 16-6 5-1 12-2 18-2 13 0 24 2 32 7 8 4 16 11 21 19 5 9 9 19 11 30 2 12 3 25 3 40zM122 96c0-11-1-21-2-30s-3-17-6-23-8-11-14-14c-5-3-12-5-20-5-7 0-13 1-19 3s-11 6-15 11c-5 6-8 13-11 23s-4 22-4 38c0 13 1 24 3 33 3 9 6 17 10 22 4 6 8 10 15 12 6 3 13 4 21 4 7 0 15-2 20-5 6-3 11-8 14-14 3-7 5-14 6-24 1-9 2-19 2-31z"><text:p/></draw:path><draw:path draw:style-name="gr920" draw:text-style-name="P1" svg:width="0.161cm" svg:height="0.192cm" svg:x="7.885cm" svg:y="16.141cm" svg:viewBox="0 0 162 193" svg:d="M162 96c0 33-8 57-21 73-14 16-34 24-60 24-13 0-25-2-34-6-10-4-19-10-26-18-6-8-12-18-15-30-4-12-6-26-6-43 0-64 27-96 82-96 13 0 26 2 36 6s18 10 25 18 11 18 14 30 5 26 5 42zM130 96c0-14-1-26-3-35-2-10-6-17-9-23-4-6-10-9-16-12-6-2-13-3-20-3-8 0-15 1-21 3-7 3-11 7-16 12-4 6-8 14-10 23s-3 21-3 35c0 15 1 27 3 36 3 10 6 17 11 23 4 5 8 9 14 12 7 2 13 3 20 3s14-1 21-3c6-3 12-6 16-12s7-13 9-23c3-9 4-21 4-36z"><text:p/></draw:path><draw:path draw:style-name="gr921" draw:text-style-name="P1" svg:width="0.084cm" svg:height="0.189cm" svg:x="8.081cm" svg:y="16.141cm" svg:viewBox="0 0 85 190" svg:d="M1 190v-143c0-4 0-8 0-12s0-8 0-12-1-7-1-11c0-3 0-6 0-9h28c0 3 1 6 1 10 0 3 0 6 0 10 0 3 1 7 1 10s0 6 0 9c3-8 5-14 7-19 3-5 6-10 9-13s6-6 11-7c5-2 10-3 17-3 2 0 5 0 7 1 2 0 4 0 4 1v28c-1 0-3-1-6-1s-6-1-9-1c-7 0-13 2-18 5-4 3-9 8-12 14-3 5-5 12-7 20-1 8-2 16-2 26v97z"><text:p/></draw:path><draw:path draw:style-name="gr922" draw:text-style-name="P1" svg:width="0.086cm" svg:height="0.23cm" svg:x="8.178cm" svg:y="16.102cm" svg:viewBox="0 0 87 231" svg:d="M87 227c-4 1-8 2-13 3s-11 1-17 1c-24 0-36-14-36-42v-125h-21v-23h22l9-41h20v41h34v23h-34v118c0 9 1 15 4 19s8 5 15 5c3 0 6 0 9 0 3-1 6-1 8-2z"><text:p/></draw:path><draw:path draw:style-name="gr923" draw:text-style-name="P1" svg:width="0.153cm" svg:height="0.257cm" svg:x="7.13cm" svg:y="16.472cm" svg:viewBox="0 0 154 258" svg:d="M154 162c0 65-22 96-67 96-13 0-25-3-34-8-8-4-16-12-22-23 0 3 0 6-1 9 0 3 0 6 0 9s0 4-1 6c0 2 0 3 0 4h-29c0-1 0-3 0-5s1-5 1-8c0-4 0-7 0-12 0-4 0-8 0-13v-217h30v73c0 3 0 7 0 10s0 6 0 8c0 3-1 6-1 8h1c6-12 13-20 22-25s21-8 34-8c24 0 40 8 51 24s16 40 16 72zM122 163c0-13-1-24-2-33s-3-17-7-23-8-10-14-13c-5-3-12-4-19-4-8 0-15 1-21 4-7 3-11 7-15 13-4 5-7 13-10 23-2 9-3 21-3 35 0 13 1 24 3 33 3 9 6 17 10 22 4 6 8 10 15 12 6 3 13 4 21 4 6 0 13-1 19-4 5-3 10-7 13-13 4-5 7-13 8-22 1-10 2-21 2-34z"><text:p/></draw:path><draw:path draw:style-name="gr924" draw:text-style-name="P1" svg:width="0.16cm" svg:height="0.192cm" svg:x="7.311cm" svg:y="16.537cm" svg:viewBox="0 0 161 193" svg:d="M32 103c0 10 1 19 3 27s5 15 9 21 8 11 15 14 14 5 24 5c12 0 23-3 31-8 7-6 13-13 15-21l27 8c-2 5-4 10-8 15-3 6-8 10-14 15-5 4-13 7-21 10s-19 4-30 4c-28 0-48-8-62-25-14-16-21-40-21-73 0-17 2-32 7-44 4-12 10-22 16-29 8-8 17-14 27-17 9-3 20-5 31-5 15 0 28 3 38 8s19 12 25 20c6 9 10 20 13 32 2 12 4 25 4 39v4zM130 79c-2-19-7-34-14-43-9-9-21-13-35-13-5 0-11 1-16 2-6 2-11 5-15 9-5 4-9 10-12 17-4 8-6 17-6 28z"><text:p/></draw:path><draw:path draw:style-name="gr925" draw:text-style-name="P1" svg:width="0.175cm" svg:height="0.193cm" svg:x="7.499cm" svg:y="16.536cm" svg:viewBox="0 0 176 194" svg:d="M54 194c-17 0-31-5-40-15s-14-24-14-41c0-12 2-23 7-31 5-7 10-14 17-18 8-5 16-8 26-10 9-1 19-2 28-2h41v-10c0-8 0-15-2-20-2-6-4-10-7-14-4-3-8-5-13-7s-11-2-17-2-11 0-16 1-9 2-12 5c-3 2-6 5-8 9s-4 8-4 14l-32-3c1-7 4-14 7-20 2-6 7-11 13-16 5-4 13-8 22-10 8-3 18-4 31-4 23 0 39 5 51 16s18 26 18 47v80c0 9 1 16 3 21 2 4 6 7 13 7 2 0 4 0 5-1 2 0 4 0 5 0v19c-4 1-7 1-11 2-4 0-8 1-12 1-5 0-11-1-15-3-4-1-7-4-10-7s-5-7-6-11c-1-5-2-10-3-17-3 6-7 12-11 17s-8 9-13 12c-6 3-11 6-17 8-7 2-15 3-24 3zM61 170c10 0 19-1 25-5 8-4 14-8 19-14 5-5 8-12 11-18 2-7 3-13 3-19v-15h-34c-6 0-13 0-20 1s-13 3-17 6c-5 3-9 7-13 12-3 5-4 12-4 20 0 11 3 18 8 24 6 6 12 8 22 8z"><text:p/></draw:path><draw:path draw:style-name="gr926" draw:text-style-name="P1" svg:width="0.084cm" svg:height="0.189cm" svg:x="7.695cm" svg:y="16.537cm" svg:viewBox="0 0 85 190" svg:d="M1 190v-143c0-4 0-8 0-12s0-8 0-12-1-7-1-11c0-3 0-6 0-9h28c0 3 1 6 1 10 0 3 0 6 0 10 0 3 1 7 1 10s0 6 0 9c3-8 5-14 7-19 3-5 6-10 9-13s6-6 11-7c5-2 10-3 17-3 2 0 5 0 7 1 2 0 4 0 4 1v28c-1 0-3-1-6-1s-6-1-9-1c-7 0-13 2-18 5-4 3-9 8-12 14-3 5-5 12-7 20-1 8-2 16-2 26v97z"><text:p/></draw:path><draw:path draw:style-name="gr927" draw:text-style-name="P1" svg:width="0.029cm" svg:height="0.254cm" svg:x="7.811cm" svg:y="16.472cm" svg:viewBox="0 0 30 255" svg:d="M0 30c0-10 0-20 0-30 10 0 20 0 30 0 0 10 0 20 0 30-10 0-20 0-30 0zM0 255c0-61 0-123 0-186 10 0 20 0 30 0 0 63 0 125 0 186-10 0-20 0-30 0z"><text:p/></draw:path><draw:path draw:style-name="gr928" draw:text-style-name="P1" svg:width="0.145cm" svg:height="0.189cm" svg:x="7.884cm" svg:y="16.537cm" svg:viewBox="0 0 146 190" svg:d="M116 190v-118c0-9-1-17-2-23-2-6-4-11-7-15s-7-6-11-8c-5-1-11-2-18-2s-14 1-20 4c-5 2-10 6-14 11s-7 11-9 18c-3 7-4 16-4 25v108h-30v-147c0-4 0-8 0-12s0-8 0-12-1-7-1-10 0-5 0-6h28c0 1 1 3 1 5 0 3 0 6 0 9s0 6 1 10c0 3 0 6 0 8 3-5 6-10 10-14 4-5 8-8 11-11 5-3 11-6 17-7 6-2 13-3 20-3 10 0 19 1 27 4 6 2 12 6 17 12 5 5 8 12 11 20 2 8 3 18 3 30v124z"><text:p/></draw:path><draw:path draw:style-name="gr929" draw:text-style-name="P1" svg:width="0.153cm" svg:height="0.261cm" svg:x="8.065cm" svg:y="16.537cm" svg:viewBox="0 0 154 262" svg:d="M78 262c-11 0-21-1-28-3-8-2-15-6-21-10-6-3-11-8-13-13-4-6-7-12-8-19l30-5c2 9 7 16 13 20 7 5 16 7 27 7 7 0 13-1 19-3 5-2 10-5 14-9s7-10 9-17 3-15 3-25v-30c-3 5-5 9-8 14-3 4-8 8-12 11-5 3-11 6-17 8s-13 3-21 3c-12 0-21-2-30-6-8-4-15-10-20-18s-9-18-11-29c-3-12-4-26-4-41s1-29 4-41c2-12 6-22 12-30 4-9 12-15 20-19 9-5 19-7 32-7s24 3 33 9c10 6 18 15 22 26 0-3 0-6 0-10 1-3 1-7 1-10s0-6 1-8c0-2 0-4 0-4h29c0 1 0 3-1 5 0 3 0 6 0 9 0 4 0 7 0 12 0 4 0 8 0 13v142c0 26-6 46-19 59-12 12-31 19-56 19zM123 96c0-13-2-24-4-33s-6-17-10-23c-5-6-10-10-16-13s-11-4-17-4c-8 0-15 1-21 4-5 3-9 7-13 13s-6 14-8 23-3 20-3 33c0 14 1 25 3 34s4 17 8 22c4 6 8 10 13 12 6 3 12 4 20 4 6 0 11-1 17-4s11-7 16-12c5-6 9-14 11-23s4-20 4-33z"><text:p/></draw:path></draw:g><draw:g draw:style-name="gr2"><draw:path draw:style-name="gr930" draw:text-style-name="P1" svg:width="0.32cm" svg:height="0.242cm" svg:x="5.466cm" svg:y="17.326cm" svg:viewBox="0 0 321 243" svg:d="M252 243h-38l-41-154c-2-5-3-10-5-16-1-6-2-12-3-17-2-6-3-13-5-19-1 6-2 13-4 19-1 6-2 11-3 17s-2 11-4 16l-41 154h-38l-70-243h33l43 154c2 8 4 15 6 22 1 7 3 13 3 19 2 7 3 13 4 19 2-8 4-16 6-23 0-4 1-7 2-11 1-3 2-7 2-10 1-4 2-7 3-10s2-6 2-9l42-151h30l41 151c1 3 2 6 3 9s1 6 1 10c1 3 2 7 3 10 1 4 1 7 2 10 2 8 4 16 6 24 0 0 0-2 1-6s2-9 4-15c1-6 2-12 4-19s3-14 5-20l42-154h33z"><text:p/></draw:path><draw:path draw:style-name="gr931" draw:text-style-name="P1" svg:width="0.175cm" svg:height="0.193cm" svg:x="5.791cm" svg:y="17.378cm" svg:viewBox="0 0 176 194" svg:d="M54 194c-17 0-31-5-40-15s-14-24-14-41c0-12 2-23 7-31 5-7 10-14 17-18 8-5 16-8 26-10 9-1 19-2 28-2h41v-10c0-8 0-15-2-20-2-6-4-10-7-14-4-3-8-5-13-7s-11-2-17-2-11 0-16 1-9 2-12 5c-3 2-6 5-8 9s-4 8-4 14l-32-3c1-7 4-14 7-20 2-6 7-11 13-16 5-4 13-8 22-10 8-3 18-4 31-4 23 0 39 5 51 16s18 26 18 47v80c0 9 1 16 3 21 2 4 6 7 13 7 2 0 4 0 5-1 2 0 4 0 5 0v19c-4 1-7 1-11 2-4 0-8 1-12 1-5 0-11-1-15-3-4-1-7-4-10-7s-5-7-6-11c-1-5-2-10-3-17-3 6-7 12-11 17s-8 9-13 12c-6 3-11 6-17 8-7 2-15 3-24 3zM61 170c10 0 19-1 25-5 8-4 14-8 19-14 5-5 8-12 11-18 2-7 3-13 3-19v-15h-34c-6 0-13 0-20 1s-13 3-17 6c-5 3-9 7-13 12-3 5-4 12-4 20 0 11 3 18 8 24 6 6 12 8 22 8z"><text:p/></draw:path><draw:path draw:style-name="gr932" draw:text-style-name="P1" svg:width="0.086cm" svg:height="0.23cm" svg:x="5.969cm" svg:y="17.341cm" svg:viewBox="0 0 87 231" svg:d="M87 227c-4 1-8 2-13 3s-11 1-17 1c-24 0-36-14-36-42v-125h-21v-23h22l9-41h20v41h34v23h-34v118c0 9 1 15 4 19s8 5 15 5c3 0 6 0 9 0 3-1 6-1 8-2z"><text:p/></draw:path><draw:path draw:style-name="gr933" draw:text-style-name="P1" svg:width="0.16cm" svg:height="0.192cm" svg:x="6.077cm" svg:y="17.379cm" svg:viewBox="0 0 161 193" svg:d="M32 103c0 10 1 19 3 27s5 15 9 21 8 11 15 14 14 5 24 5c12 0 23-3 31-8 7-6 13-13 15-21l27 8c-2 5-4 10-8 15-3 6-8 10-14 15-5 4-13 7-21 10s-19 4-30 4c-28 0-48-8-62-25-14-16-21-40-21-73 0-17 2-32 7-44 4-12 10-22 16-29 8-8 17-14 27-17 9-3 20-5 31-5 15 0 28 3 38 8s19 12 25 20c6 9 10 20 13 32 2 12 4 25 4 39v4zM130 79c-2-19-7-34-14-43-9-9-21-13-35-13-5 0-11 1-16 2-6 2-11 5-15 9-5 4-9 10-12 17-4 8-6 17-6 28z"><text:p/></draw:path><draw:path draw:style-name="gr934" draw:text-style-name="P1" svg:width="0.084cm" svg:height="0.189cm" svg:x="6.273cm" svg:y="17.379cm" svg:viewBox="0 0 85 190" svg:d="M1 190v-143c0-4 0-8 0-12s0-8 0-12-1-7-1-11c0-3 0-6 0-9h28c0 3 1 6 1 10 0 3 0 6 0 10 0 3 1 7 1 10s0 6 0 9c3-8 5-14 7-19 3-5 6-10 9-13s6-6 11-7c5-2 10-3 17-3 2 0 5 0 7 1 2 0 4 0 4 1v28c-1 0-3-1-6-1s-6-1-9-1c-7 0-13 2-18 5-4 3-9 8-12 14-3 5-5 12-7 20-1 8-2 16-2 26v97z"><text:p/></draw:path><draw:path draw:style-name="gr935" draw:text-style-name="P1" svg:width="0.029cm" svg:height="0.254cm" svg:x="6.488cm" svg:y="17.314cm" svg:viewBox="0 0 30 255" svg:d="M0 255c0-84 0-170 0-255 10 0 20 0 30 0 0 85 0 171 0 255-10 0-20 0-30 0z"><text:p/></draw:path><draw:path draw:style-name="gr936" draw:text-style-name="P1" svg:width="0.16cm" svg:height="0.192cm" svg:x="6.552cm" svg:y="17.379cm" svg:viewBox="0 0 161 193" svg:d="M32 103c0 10 1 19 3 27s5 15 9 21 8 11 15 14 14 5 24 5c12 0 23-3 31-8 7-6 13-13 15-21l27 8c-2 5-4 10-8 15-3 6-8 10-14 15-5 4-13 7-21 10s-19 4-30 4c-28 0-48-8-62-25-14-16-21-40-21-73 0-17 2-32 7-44 4-12 10-22 16-29 8-8 17-14 27-17 9-3 20-5 31-5 15 0 28 3 38 8s19 12 25 20c6 9 10 20 13 32 2 12 4 25 4 39v4zM130 79c-2-19-7-34-14-43-9-9-21-13-35-13-5 0-11 1-16 2-6 2-11 5-15 9-5 4-9 10-12 17-4 8-6 17-6 28z"><text:p/></draw:path><draw:path draw:style-name="gr937" draw:text-style-name="P1" svg:width="0.168cm" svg:height="0.186cm" svg:x="6.728cm" svg:y="17.384cm" svg:viewBox="0 0 169 187" svg:d="M101 187h-35l-66-187h32l40 121c1 3 2 6 3 10 1 3 2 7 3 11s3 8 4 11c1 4 1 7 2 9 1-2 1-5 2-9 1-3 2-7 3-11s2-7 4-11c1-4 2-7 3-9l41-122h32z"><text:p/></draw:path><draw:path draw:style-name="gr938" draw:text-style-name="P1" svg:width="0.16cm" svg:height="0.192cm" svg:x="6.913cm" svg:y="17.379cm" svg:viewBox="0 0 161 193" svg:d="M32 103c0 10 1 19 3 27s5 15 9 21 8 11 15 14 14 5 24 5c12 0 23-3 31-8 7-6 13-13 15-21l27 8c-2 5-4 10-8 15-3 6-8 10-14 15-5 4-13 7-21 10s-19 4-30 4c-28 0-48-8-62-25-14-16-21-40-21-73 0-17 2-32 7-44 4-12 10-22 16-29 8-8 17-14 27-17 9-3 20-5 31-5 15 0 28 3 38 8s19 12 25 20c6 9 10 20 13 32 2 12 4 25 4 39v4zM130 79c-2-19-7-34-14-43-9-9-21-13-35-13-5 0-11 1-16 2-6 2-11 5-15 9-5 4-9 10-12 17-4 8-6 17-6 28z"><text:p/></draw:path><draw:path draw:style-name="gr939" draw:text-style-name="P1" svg:width="0.029cm" svg:height="0.254cm" svg:x="7.111cm" svg:y="17.314cm" svg:viewBox="0 0 30 255" svg:d="M0 255c0-84 0-170 0-255 10 0 20 0 30 0 0 85 0 171 0 255-10 0-20 0-30 0z"><text:p/></draw:path></draw:g><draw:g draw:style-name="gr2"><draw:path draw:style-name="gr940" draw:text-style-name="P1" svg:width="0.2cm" svg:height="0.289cm" svg:x="2.491cm" svg:y="16.332cm" svg:viewBox="0 0 201 290" svg:d="M38 32c0 36 0 72 0 109 53 0 106 0 158 0 0 10 0 21 0 32-52 0-105 0-158 0 0 40 0 78 0 117-13 0-25 0-38 0 0-96 0-193 0-290 67 0 134 0 201 0 0 11 0 22 0 32-54 0-109 0-163 0z"><text:p/></draw:path><draw:path draw:style-name="gr941" draw:text-style-name="P1" svg:width="0.035cm" svg:height="0.305cm" svg:x="2.739cm" svg:y="16.316cm" svg:viewBox="0 0 36 306" svg:d="M0 306c0-101 0-204 0-306 12 0 24 0 36 0 0 102 0 205 0 306-12 0-24 0-36 0z"><text:p/></draw:path><draw:path draw:style-name="gr942" draw:text-style-name="P1" svg:width="0.193cm" svg:height="0.231cm" svg:x="2.827cm" svg:y="16.396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943" draw:text-style-name="P1" svg:width="0.21cm" svg:height="0.231cm" svg:x="3.056cm" svg:y="16.396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944" draw:text-style-name="P1" svg:width="0.104cm" svg:height="0.276cm" svg:x="3.274cm" svg:y="16.35cm" svg:viewBox="0 0 105 277" svg:d="M105 272c-6 1-11 2-17 3-5 1-12 1-20 2-28-1-43-17-43-50v-149h-25v-28h26l11-50h24v50h40v28h-40v141c0 11 2 18 5 22 4 5 10 7 19 7 2 0 6 0 9-1 3 0 7-1 11-2z"><text:p/></draw:path></draw:g><draw:g draw:style-name="gr2"><draw:path draw:style-name="gr945" draw:text-style-name="P18" svg:width="4.894cm" svg:height="2.63cm" svg:x="10.38cm" svg:y="14.778cm" svg:viewBox="0 0 4895 2631" svg:d="M0 2631c0-878 0-1754 0-2631 1632 0 3263 0 4895 0 0 877 0 1753 0 2631-1632 0-3263 0-4895 0z"><text:p/></draw:path><draw:path draw:style-name="gr946" draw:text-style-name="P1" svg:width="0.236cm" svg:height="0.298cm" svg:x="11.187cm" svg:y="14.998cm" svg:viewBox="0 0 237 299" svg:d="M237 215c0 13-3 24-8 34-4 10-11 19-21 26-10 8-21 13-36 18-15 4-32 6-53 6-34 0-62-6-81-19-21-13-32-31-38-54l37-8c2 8 5 15 9 21s9 11 15 15c7 4 16 8 25 10 10 3 22 4 35 4 11 0 22-1 32-3 9-2 17-5 24-9s12-9 16-15c4-7 5-14 5-24 0-9-2-17-6-23s-9-11-17-14c-8-4-18-8-27-10-11-3-23-6-36-9-8-1-16-3-24-6-7-2-15-4-23-7-7-3-14-7-20-11s-12-8-17-14-8-12-11-19c-2-8-3-16-3-26 0-14 2-26 7-35 6-10 13-18 23-25 9-6 21-11 34-14s27-4 42-4c18 0 33 1 45 4 13 3 23 7 32 13s16 13 21 21c4 8 9 18 12 29l-38 7c-2-7-5-13-7-19-4-5-9-10-15-14s-13-6-20-8c-9-2-19-3-30-3-13 0-24 1-33 3-8 3-16 6-21 10-6 4-10 9-12 15-3 5-3 11-3 18 0 9 1 16 6 21 4 6 10 11 17 14 8 4 15 7 25 10 10 2 20 5 30 7 9 2 18 4 26 6 9 3 17 5 25 8s15 6 22 10 14 9 19 15c4 6 8 13 11 21s5 17 5 27z"><text:p/></draw:path><draw:path draw:style-name="gr947" draw:text-style-name="P1" svg:width="0.297cm" svg:height="0.223cm" svg:x="11.437cm" svg:y="15.069cm" svg:viewBox="0 0 298 224" svg:d="M236 224h-42l-35-144c-1-4-2-9-3-14-1-6-2-11-3-17s-2-12-4-18c-1 6-2 12-3 18-2 5-3 11-4 16-1 6-3 11-4 15l-35 144h-42l-61-224h36l37 152c1 3 2 7 2 12 1 4 2 9 3 13 1 6 2 11 3 16 2-5 3-10 4-15 0-4 1-9 2-13 1-5 2-8 3-11l40-154h39l38 154c1 3 2 7 3 12s2 9 3 13c1 5 2 9 3 14 1-5 2-10 3-15 1-4 2-9 2-14 1-4 2-8 3-12l39-152h35z"><text:p/></draw:path><draw:path draw:style-name="gr948" draw:text-style-name="P1" svg:width="0.035cm" svg:height="0.305cm" svg:x="11.753cm" svg:y="14.987cm" svg:viewBox="0 0 36 306" svg:d="M0 36c0-12 0-24 0-36 12 0 24 0 36 0 0 12 0 24 0 36-12 0-24 0-36 0zM0 306c0-74 0-148 0-223 12 0 24 0 36 0 0 75 0 149 0 223-12 0-24 0-36 0z"><text:p/></draw:path><draw:path draw:style-name="gr949" draw:text-style-name="P1" svg:width="0.104cm" svg:height="0.276cm" svg:x="11.83cm" svg:y="15.018cm" svg:viewBox="0 0 105 277" svg:d="M105 272c-6 1-11 2-17 3-5 1-12 1-20 2-28-1-43-17-43-50v-149h-25v-28h26l11-50h24v50h40v28h-40v141c0 11 2 18 5 22 4 5 10 7 19 7 2 0 6 0 9-1 3 0 7-1 11-2z"><text:p/></draw:path><draw:path draw:style-name="gr950" draw:text-style-name="P1" svg:width="0.176cm" svg:height="0.231cm" svg:x="11.956cm" svg:y="15.065cm" svg:viewBox="0 0 177 232" svg:d="M38 115c0 13 1 25 3 35 1 11 5 20 9 28 3 8 9 14 16 18 8 5 17 7 26 7 13 0 24-4 32-11 9-7 15-17 17-32h36c-1 10-4 19-8 27-4 9-9 17-16 23-7 7-15 12-25 16s-21 6-35 6c-16 0-31-3-42-9-13-6-23-14-30-24-7-11-12-23-16-37-3-14-5-30-5-46 0-15 1-28 4-40 2-11 6-22 10-30 4-9 9-16 15-22s13-10 20-14c6-3 13-6 21-8 8-1 15-2 23-2 12 0 24 2 32 5 10 4 19 8 26 14 6 6 11 13 16 22 4 8 7 16 9 26l-37 3c-2-13-7-23-15-30-7-7-18-11-32-11-10 0-19 2-26 5-7 4-13 9-16 16-4 7-8 16-9 27-2 11-3 24-3 38z"><text:p/></draw:path><draw:path draw:style-name="gr951" draw:text-style-name="P1" svg:width="0.172cm" svg:height="0.305cm" svg:x="12.172cm" svg:y="14.987cm" svg:viewBox="0 0 173 306" svg:d="M35 121c4-7 9-14 14-19 3-5 9-10 14-13 6-4 13-6 19-8 6-1 14-2 23-2 14 0 25 2 34 6s15 9 21 16c5 7 8 15 10 25s3 20 3 32v148h-36v-141c0-9-1-18-2-25s-3-13-6-18c-4-5-8-8-13-11-6-2-14-3-24-3-8 0-16 1-23 5-7 3-13 7-18 13-4 6-8 13-11 21-2 8-4 18-4 28v131h-36v-306h36v80c0 4 0 9 0 14 0 4 0 8-1 12 0 4 0 7 0 10s0 4 0 5z"><text:p/></draw:path><draw:path draw:style-name="gr952" draw:text-style-name="P1" svg:width="0.191cm" svg:height="0.231cm" svg:x="12.39cm" svg:y="15.06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953" draw:text-style-name="P1" svg:width="0.178cm" svg:height="0.23cm" svg:x="12.615cm" svg:y="15.066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954" draw:text-style-name="P1" svg:width="0.176cm" svg:height="0.231cm" svg:x="12.94cm" svg:y="15.065cm" svg:viewBox="0 0 177 232" svg:d="M38 115c0 13 1 25 3 35 1 11 5 20 9 28 3 8 9 14 16 18 8 5 17 7 26 7 13 0 24-4 32-11 9-7 15-17 17-32h36c-1 10-4 19-8 27-4 9-9 17-16 23-7 7-15 12-25 16s-21 6-35 6c-16 0-31-3-42-9-13-6-23-14-30-24-7-11-12-23-16-37-3-14-5-30-5-46 0-15 1-28 4-40 2-11 6-22 10-30 4-9 9-16 15-22s13-10 20-14c6-3 13-6 21-8 8-1 15-2 23-2 12 0 24 2 32 5 10 4 19 8 26 14 6 6 11 13 16 22 4 8 7 16 9 26l-37 3c-2-13-7-23-15-30-7-7-18-11-32-11-10 0-19 2-26 5-7 4-13 9-16 16-4 7-8 16-9 27-2 11-3 24-3 38z"><text:p/></draw:path><draw:path draw:style-name="gr955" draw:text-style-name="P1" svg:width="0.193cm" svg:height="0.231cm" svg:x="13.145cm" svg:y="15.065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956" draw:text-style-name="P1" svg:width="0.174cm" svg:height="0.227cm" svg:x="13.383cm" svg:y="15.069cm" svg:viewBox="0 0 175 228" svg:d="M36 0v142c0 11 1 20 3 27 1 8 4 13 8 18 3 4 7 8 13 9 6 2 13 3 21 3s16-1 23-4c7-4 13-8 17-14 6-6 9-13 12-22 3-8 4-18 4-29v-130h36v176c0 5 0 10 1 15 0 5 0 10 0 15 0 4 0 8 0 11 0 4 1 6 1 7h-34c-1-1-1-3-1-6s0-6 0-10c-1-4-1-8-1-12s0-8 0-10h-1c-3 6-7 12-11 17-5 5-9 10-14 14-6 3-12 6-20 8-7 2-15 3-24 3-13 0-22-2-31-5s-16-7-21-14c-6-6-10-14-13-24s-4-22-4-36v-149z"><text:p/></draw:path><draw:path draw:style-name="gr957" draw:text-style-name="P1" svg:width="0.035cm" svg:height="0.305cm" svg:x="13.614cm" svg:y="14.987cm" svg:viewBox="0 0 36 306" svg:d="M0 306c0-101 0-204 0-306 12 0 24 0 36 0 0 102 0 205 0 306-12 0-24 0-36 0z"><text:p/></draw:path><draw:path draw:style-name="gr958" draw:text-style-name="P1" svg:width="0.184cm" svg:height="0.309cm" svg:x="13.703cm" svg:y="14.987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959" draw:text-style-name="P1" svg:width="0.184cm" svg:height="0.309cm" svg:x="14.055cm" svg:y="14.987cm" svg:viewBox="0 0 185 310" svg:d="M185 194c0 77-27 116-80 116-17 0-30-3-41-9s-20-16-27-30c0 4 0 7 0 11-1 4-1 8-1 11s0 6-1 9c0 2 0 3 0 4h-35c0-1 0-3 0-6 1-3 1-7 1-11s0-9 0-14 0-10 0-15v-260h36v87c0 5 0 9 0 12 0 4 0 8 0 10 0 4 0 7 0 10 7-14 15-24 27-31 11-6 24-9 41-9 27 0 48 10 60 29 14 19 20 47 20 86zM147 195c0-15-1-28-3-39-2-12-5-21-9-28s-10-12-16-15c-6-4-14-5-23-5-10 0-18 1-25 5-8 3-14 8-19 15-4 7-8 16-11 28-2 11-4 25-4 41s2 30 4 41c3 11 7 19 11 25 5 7 11 12 18 15 8 3 15 4 25 4 9 0 17-1 24-4 5-3 11-9 15-16 5-7 8-15 10-26s3-25 3-41z"><text:p/></draw:path><draw:path draw:style-name="gr960" draw:text-style-name="P1" svg:width="0.191cm" svg:height="0.231cm" svg:x="14.276cm" svg:y="15.065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961" draw:text-style-name="P1" svg:width="0.102cm" svg:height="0.227cm" svg:x="10.852cm" svg:y="15.537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962" draw:text-style-name="P1" svg:width="0.191cm" svg:height="0.231cm" svg:x="10.981cm" svg:y="15.537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963" draw:text-style-name="P1" svg:width="0.184cm" svg:height="0.314cm" svg:x="11.22cm" svg:y="15.537cm" svg:viewBox="0 0 185 315" svg:d="M185 115c0 17-1 32-4 47-3 14-7 26-14 37-6 10-14 18-24 24-11 6-24 9-38 9-16 0-29-3-41-9s-20-16-26-30h-1c0 0 0 1 0 4 0 2 0 5 0 8s0 7 0 11 0 8 0 12v87h-36v-265c0-6 0-11 0-16s0-9 0-13 0-8-1-11c0-3 0-5 0-6h35c0 0 0 2 0 4 1 3 1 6 1 9 0 4 0 8 1 12 0 4 0 7 0 11h1c3-7 7-13 12-18 3-5 8-10 14-13 5-3 12-5 19-7 6-1 13-2 22-2 14 0 27 3 38 8 10 6 18 14 24 24 7 10 11 22 14 36s4 30 4 47zM147 116c0-14-1-26-2-37-2-11-5-20-9-27-4-8-9-14-16-17-6-4-14-6-24-6-9 0-16 1-23 3-7 3-13 7-19 14-4 6-9 15-12 27s-5 27-5 45c0 16 2 30 4 41 3 11 7 19 11 26 5 7 11 12 18 15 8 3 15 4 25 4s19-2 25-6c7-4 12-10 16-17 4-8 7-17 9-28 1-11 2-23 2-37z"><text:p/></draw:path><draw:path draw:style-name="gr964" draw:text-style-name="P1" svg:width="0.035cm" svg:height="0.305cm" svg:x="11.451cm" svg:y="15.458cm" svg:viewBox="0 0 36 306" svg:d="M0 306c0-101 0-204 0-306 12 0 24 0 36 0 0 102 0 205 0 306-12 0-24 0-36 0z"><text:p/></draw:path><draw:path draw:style-name="gr965" draw:text-style-name="P1" svg:width="0.21cm" svg:height="0.231cm" svg:x="11.538cm" svg:y="15.537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966" draw:text-style-name="P1" svg:width="0.176cm" svg:height="0.231cm" svg:x="11.769cm" svg:y="15.537cm" svg:viewBox="0 0 177 232" svg:d="M38 115c0 13 1 25 3 35 1 11 5 20 9 28 3 8 9 14 16 18 8 5 17 7 26 7 13 0 24-4 32-11 9-7 15-17 17-32h36c-1 10-4 19-8 27-4 9-9 17-16 23-7 7-15 12-25 16s-21 6-35 6c-16 0-31-3-42-9-13-6-23-14-30-24-7-11-12-23-16-37-3-14-5-30-5-46 0-15 1-28 4-40 2-11 6-22 10-30 4-9 9-16 15-22s13-10 20-14c6-3 13-6 21-8 8-1 15-2 23-2 12 0 24 2 32 5 10 4 19 8 26 14 6 6 11 13 16 22 4 8 7 16 9 26l-37 3c-2-13-7-23-15-30-7-7-18-11-32-11-10 0-19 2-26 5-7 4-13 9-16 16-4 7-8 16-9 27-2 11-3 24-3 38z"><text:p/></draw:path><draw:path draw:style-name="gr967" draw:text-style-name="P1" svg:width="0.191cm" svg:height="0.231cm" svg:x="11.974cm" svg:y="15.537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968" draw:text-style-name="P1" svg:width="0.184cm" svg:height="0.309cm" svg:x="12.203cm" svg:y="15.458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969" draw:text-style-name="P1" svg:width="0.297cm" svg:height="0.223cm" svg:x="12.528cm" svg:y="15.54cm" svg:viewBox="0 0 298 224" svg:d="M236 224h-42l-35-144c-1-4-2-9-3-14-1-6-2-11-3-17s-2-12-4-18c-1 6-2 12-3 18-2 5-3 11-4 16-1 6-3 11-4 15l-35 144h-42l-61-224h36l37 152c1 3 2 7 2 12 1 4 2 9 3 13 1 6 2 11 3 16 2-5 3-10 4-15 0-4 1-9 2-13 1-5 2-8 3-11l40-154h39l38 154c1 3 2 7 3 12s2 9 3 13c1 5 2 9 3 14 1-5 2-10 3-15 1-4 2-9 2-14 1-4 2-8 3-12l39-152h35z"><text:p/></draw:path><draw:path draw:style-name="gr970" draw:text-style-name="P1" svg:width="0.035cm" svg:height="0.305cm" svg:x="12.844cm" svg:y="15.458cm" svg:viewBox="0 0 36 306" svg:d="M0 36c0-12 0-24 0-36 12 0 24 0 36 0 0 12 0 24 0 36-12 0-24 0-36 0zM0 306c0-74 0-148 0-223 12 0 24 0 36 0 0 75 0 149 0 223-12 0-24 0-36 0z"><text:p/></draw:path><draw:path draw:style-name="gr971" draw:text-style-name="P1" svg:width="0.104cm" svg:height="0.276cm" svg:x="12.921cm" svg:y="15.492cm" svg:viewBox="0 0 105 277" svg:d="M105 272c-6 1-11 2-17 3-5 1-12 1-20 2-28-1-43-17-43-50v-149h-25v-28h26l11-50h24v50h40v28h-40v141c0 11 2 18 5 22 4 5 10 7 19 7 2 0 6 0 9-1 3 0 7-1 11-2z"><text:p/></draw:path><draw:path draw:style-name="gr972" draw:text-style-name="P1" svg:width="0.172cm" svg:height="0.305cm" svg:x="13.058cm" svg:y="15.458cm" svg:viewBox="0 0 173 306" svg:d="M35 121c4-7 9-14 14-19 3-5 9-10 14-13 6-4 13-6 19-8 6-1 14-2 23-2 14 0 25 2 34 6s15 9 21 16c5 7 8 15 10 25s3 20 3 32v148h-36v-141c0-9-1-18-2-25s-3-13-6-18c-4-5-8-8-13-11-6-2-14-3-24-3-8 0-16 1-23 5-7 3-13 7-18 13-4 6-8 13-11 21-2 8-4 18-4 28v131h-36v-306h36v80c0 4 0 9 0 14 0 4 0 8-1 12 0 4 0 7 0 10s0 4 0 5z"><text:p/></draw:path><draw:path draw:style-name="gr973" draw:text-style-name="P1" svg:width="0.202cm" svg:height="0.223cm" svg:x="13.374cm" svg:y="15.54cm" svg:viewBox="0 0 203 224" svg:d="M121 224h-42l-79-224h39l47 146c1 3 2 6 3 11 2 4 3 9 4 13 2 5 3 10 4 14s2 8 3 11c1-3 2-7 3-11 2-4 3-9 4-13 2-5 3-9 5-14 1-4 2-8 3-11l49-146h39z"><text:p/></draw:path><draw:path draw:style-name="gr974" draw:text-style-name="P1" svg:width="0.21cm" svg:height="0.231cm" svg:x="13.596cm" svg:y="15.537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975" draw:text-style-name="P1" svg:width="0.102cm" svg:height="0.227cm" svg:x="13.836cm" svg:y="15.537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976" draw:text-style-name="P1" svg:width="0.035cm" svg:height="0.305cm" svg:x="13.975cm" svg:y="15.458cm" svg:viewBox="0 0 36 306" svg:d="M0 36c0-12 0-24 0-36 12 0 24 0 36 0 0 12 0 24 0 36-12 0-24 0-36 0zM0 306c0-74 0-148 0-223 12 0 24 0 36 0 0 75 0 149 0 223-12 0-24 0-36 0z"><text:p/></draw:path><draw:path draw:style-name="gr977" draw:text-style-name="P1" svg:width="0.21cm" svg:height="0.231cm" svg:x="14.063cm" svg:y="15.537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978" draw:text-style-name="P1" svg:width="0.184cm" svg:height="0.309cm" svg:x="14.302cm" svg:y="15.458cm" svg:viewBox="0 0 185 310" svg:d="M185 194c0 77-27 116-80 116-17 0-30-3-41-9s-20-16-27-30c0 4 0 7 0 11-1 4-1 8-1 11s0 6-1 9c0 2 0 3 0 4h-35c0-1 0-3 0-6 1-3 1-7 1-11s0-9 0-14 0-10 0-15v-260h36v87c0 5 0 9 0 12 0 4 0 8 0 10 0 4 0 7 0 10 7-14 15-24 27-31 11-6 24-9 41-9 27 0 48 10 60 29 14 19 20 47 20 86zM147 195c0-15-1-28-3-39-2-12-5-21-9-28s-10-12-16-15c-6-4-14-5-23-5-10 0-18 1-25 5-8 3-14 8-19 15-4 7-8 16-11 28-2 11-4 25-4 41s2 30 4 41c3 11 7 19 11 25 5 7 11 12 18 15 8 3 15 4 25 4 9 0 17-1 24-4 5-3 11-9 15-16 5-7 8-15 10-26s3-25 3-41z"><text:p/></draw:path><draw:path draw:style-name="gr979" draw:text-style-name="P1" svg:width="0.035cm" svg:height="0.305cm" svg:x="14.533cm" svg:y="15.458cm" svg:viewBox="0 0 36 306" svg:d="M0 306c0-101 0-204 0-306 12 0 24 0 36 0 0 102 0 205 0 306-12 0-24 0-36 0z"><text:p/></draw:path><draw:path draw:style-name="gr980" draw:text-style-name="P1" svg:width="0.191cm" svg:height="0.231cm" svg:x="14.621cm" svg:y="15.537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981" draw:text-style-name="P1" svg:width="0.102cm" svg:height="0.227cm" svg:x="10.987cm" svg:y="16.01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982" draw:text-style-name="P1" svg:width="0.191cm" svg:height="0.231cm" svg:x="11.116cm" svg:y="16.01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983" draw:text-style-name="P1" svg:width="0.178cm" svg:height="0.23cm" svg:x="11.34cm" svg:y="16.011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984" draw:text-style-name="P1" svg:width="0.035cm" svg:height="0.305cm" svg:x="11.561cm" svg:y="15.931cm" svg:viewBox="0 0 36 306" svg:d="M0 36c0-12 0-24 0-36 12 0 24 0 36 0 0 12 0 24 0 36-12 0-24 0-36 0zM0 306c0-74 0-148 0-223 12 0 24 0 36 0 0 75 0 149 0 223-12 0-24 0-36 0z"><text:p/></draw:path><draw:path draw:style-name="gr985" draw:text-style-name="P1" svg:width="0.178cm" svg:height="0.23cm" svg:x="11.643cm" svg:y="16.011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986" draw:text-style-name="P1" svg:width="0.104cm" svg:height="0.276cm" svg:x="11.842cm" svg:y="15.964cm" svg:viewBox="0 0 105 277" svg:d="M105 272c-6 1-11 2-17 3-5 1-12 1-20 2-28-1-43-17-43-50v-149h-25v-28h26l11-50h24v50h40v28h-40v141c0 11 2 18 5 22 4 5 10 7 19 7 2 0 6 0 9-1 3 0 7-1 11-2z"><text:p/></draw:path><draw:path draw:style-name="gr987" draw:text-style-name="P1" svg:width="0.193cm" svg:height="0.231cm" svg:x="11.969cm" svg:y="16.01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988" draw:text-style-name="P1" svg:width="0.102cm" svg:height="0.227cm" svg:x="12.208cm" svg:y="16.01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989" draw:text-style-name="P1" svg:width="0.104cm" svg:height="0.276cm" svg:x="12.441cm" svg:y="15.964cm" svg:viewBox="0 0 105 277" svg:d="M105 272c-6 1-11 2-17 3-5 1-12 1-20 2-28-1-43-17-43-50v-149h-25v-28h26l11-50h24v50h40v28h-40v141c0 11 2 18 5 22 4 5 10 7 19 7 2 0 6 0 9-1 3 0 7-1 11-2z"><text:p/></draw:path><draw:path draw:style-name="gr990" draw:text-style-name="P1" svg:width="0.193cm" svg:height="0.231cm" svg:x="12.567cm" svg:y="16.01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991" draw:text-style-name="P1" svg:width="0.184cm" svg:height="0.313cm" svg:x="12.911cm" svg:y="16.011cm" svg:viewBox="0 0 185 314" svg:d="M92 314c-11 0-23-1-33-4-9-3-17-6-24-11s-13-11-17-18-7-14-9-22l37-6c2 11 7 19 15 24 9 6 20 9 32 9 9 0 16-2 23-4 6-2 12-6 17-11s8-12 11-20 4-18 4-30v-36c-3 6-7 11-11 17-4 5-9 9-14 13s-12 7-20 10c-8 2-16 4-25 4-14 0-27-3-36-8-10-4-18-11-25-21-5-9-10-21-13-35s-4-31-4-49 1-34 4-49c3-14 8-26 14-36 7-10 15-18 26-23 10-5 23-8 38-8s28 4 39 11c12 7 21 17 27 31 0-4 1-8 1-12s0-8 0-12c1-4 1-7 1-10 0-2 1-4 1-4h34c0 1 0 3 0 6s0 6-1 10c0 5 0 9 0 14s0 10 0 16v171c0 30-8 54-23 69-14 16-38 24-69 24zM148 115c0-15-2-29-5-40s-8-20-13-27c-6-7-11-12-18-15-7-4-15-5-22-5-9 0-17 1-24 5-6 3-12 8-15 15-5 7-8 16-10 27-3 12-4 25-4 40 0 16 1 30 4 41 2 11 5 20 9 26 4 7 9 12 16 15s15 4 23 4 15-2 22-5 13-8 18-15c6-7 10-16 14-26 3-11 5-24 5-40z"><text:p/></draw:path><draw:path draw:style-name="gr992" draw:text-style-name="P1" svg:width="0.035cm" svg:height="0.305cm" svg:x="13.151cm" svg:y="15.931cm" svg:viewBox="0 0 36 306" svg:d="M0 36c0-12 0-24 0-36 12 0 24 0 36 0 0 12 0 24 0 36-12 0-24 0-36 0zM0 306c0-74 0-148 0-223 12 0 24 0 36 0 0 75 0 149 0 223-12 0-24 0-36 0z"><text:p/></draw:path><draw:path draw:style-name="gr993" draw:text-style-name="P1" svg:width="0.202cm" svg:height="0.223cm" svg:x="13.223cm" svg:y="16.013cm" svg:viewBox="0 0 203 224" svg:d="M121 224h-42l-79-224h39l47 146c1 3 2 6 3 11 2 4 3 9 4 13 2 5 3 10 4 14s2 8 3 11c1-3 2-7 3-11 2-4 3-9 4-13 2-5 3-9 5-14 1-4 2-8 3-11l49-146h39z"><text:p/></draw:path><draw:path draw:style-name="gr994" draw:text-style-name="P1" svg:width="0.191cm" svg:height="0.231cm" svg:x="13.444cm" svg:y="16.01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995" draw:text-style-name="P1" svg:width="0.287cm" svg:height="0.227cm" svg:x="13.798cm" svg:y="16.01cm" svg:viewBox="0 0 288 228" svg:d="M127 228v-142c0-11-1-20-3-27-1-8-3-13-5-18-4-4-8-8-13-9-5-2-12-3-19-3s-14 1-21 4c-6 4-11 8-15 14s-8 13-10 22c-3 8-4 18-4 29v130h-36v-176c0-5 0-10 0-15s0-10 0-15c0-4 0-8-1-11 0-4 0-6 0-7h34c0 1 0 3 1 6 0 3 0 6 0 10s0 8 1 12c0 4 0 8 0 10 4-6 7-12 11-17s7-10 13-14c5-3 11-6 17-8 7-2 14-3 23-3 17 0 29 3 39 10s16 18 19 32h1c3-6 7-12 11-17s9-10 15-14c4-3 10-6 17-8s15-3 23-3c11 0 21 2 29 5 7 3 14 7 19 14 5 6 9 14 12 24 2 10 3 22 3 36v149h-35v-142c0-11-1-20-2-27-2-8-4-13-7-18-4-4-8-8-13-9-5-2-11-3-18-3-8 0-15 1-22 4-5 3-10 8-15 13-4 6-8 13-10 22s-4 19-4 30v130z"><text:p/></draw:path><draw:path draw:style-name="gr996" draw:text-style-name="P1" svg:width="0.193cm" svg:height="0.231cm" svg:x="14.117cm" svg:y="16.01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997" draw:text-style-name="P1" svg:width="0.102cm" svg:height="0.227cm" svg:x="14.356cm" svg:y="16.01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998" draw:text-style-name="P1" svg:width="0.191cm" svg:height="0.231cm" svg:x="14.486cm" svg:y="16.01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999" draw:text-style-name="P1" svg:width="0.184cm" svg:height="0.314cm" svg:x="10.752cm" svg:y="16.482cm" svg:viewBox="0 0 185 315" svg:d="M185 115c0 17-1 32-4 47-3 14-7 26-14 37-6 10-14 18-24 24-11 6-24 9-38 9-16 0-29-3-41-9s-20-16-26-30h-1c0 0 0 1 0 4 0 2 0 5 0 8s0 7 0 11 0 8 0 12v87h-36v-265c0-6 0-11 0-16s0-9 0-13 0-8-1-11c0-3 0-5 0-6h35c0 0 0 2 0 4 1 3 1 6 1 9 0 4 0 8 1 12 0 4 0 7 0 11h1c3-7 7-13 12-18 3-5 8-10 14-13 5-3 12-5 19-7 6-1 13-2 22-2 14 0 27 3 38 8 10 6 18 14 24 24 7 10 11 22 14 36s4 30 4 47zM147 116c0-14-1-26-2-37-2-11-5-20-9-27-4-8-9-14-16-17-6-4-14-6-24-6-9 0-16 1-23 3-7 3-13 7-19 14-4 6-9 15-12 27s-5 27-5 45c0 16 2 30 4 41 3 11 7 19 11 26 5 7 11 12 18 15 8 3 15 4 25 4s19-2 25-6c7-4 12-10 16-17 4-8 7-17 9-28 1-11 2-23 2-37z"><text:p/></draw:path><draw:path draw:style-name="gr1000" draw:text-style-name="P1" svg:width="0.102cm" svg:height="0.227cm" svg:x="10.982cm" svg:y="16.482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1001" draw:text-style-name="P1" svg:width="0.191cm" svg:height="0.231cm" svg:x="11.112cm" svg:y="16.482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1002" draw:text-style-name="P1" svg:width="0.176cm" svg:height="0.231cm" svg:x="11.341cm" svg:y="16.482cm" svg:viewBox="0 0 177 232" svg:d="M38 115c0 13 1 25 3 35 1 11 5 20 9 28 3 8 9 14 16 18 8 5 17 7 26 7 13 0 24-4 32-11 9-7 15-17 17-32h36c-1 10-4 19-8 27-4 9-9 17-16 23-7 7-15 12-25 16s-21 6-35 6c-16 0-31-3-42-9-13-6-23-14-30-24-7-11-12-23-16-37-3-14-5-30-5-46 0-15 1-28 4-40 2-11 6-22 10-30 4-9 9-16 15-22s13-10 20-14c6-3 13-6 21-8 8-1 15-2 23-2 12 0 24 2 32 5 10 4 19 8 26 14 6 6 11 13 16 22 4 8 7 16 9 26l-37 3c-2-13-7-23-15-30-7-7-18-11-32-11-10 0-19 2-26 5-7 4-13 9-16 16-4 7-8 16-9 27-2 11-3 24-3 38z"><text:p/></draw:path><draw:path draw:style-name="gr1003" draw:text-style-name="P1" svg:width="0.035cm" svg:height="0.305cm" svg:x="11.556cm" svg:y="16.403cm" svg:viewBox="0 0 36 306" svg:d="M0 36c0-12 0-24 0-36 12 0 24 0 36 0 0 12 0 24 0 36-12 0-24 0-36 0zM0 306c0-74 0-148 0-223 12 0 24 0 36 0 0 75 0 149 0 223-12 0-24 0-36 0z"><text:p/></draw:path><draw:path draw:style-name="gr1004" draw:text-style-name="P1" svg:width="0.178cm" svg:height="0.23cm" svg:x="11.638cm" svg:y="16.483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1005" draw:text-style-name="P1" svg:width="0.191cm" svg:height="0.231cm" svg:x="11.849cm" svg:y="16.482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1006" draw:text-style-name="P1" svg:width="0.184cm" svg:height="0.309cm" svg:x="12.194cm" svg:y="16.403cm" svg:viewBox="0 0 185 310" svg:d="M148 270c-7 14-16 24-28 31-10 6-24 9-40 9-28 0-48-10-61-29-12-19-19-46-19-85 0-78 26-117 80-117 16 0 30 3 41 9 11 7 20 16 27 30 0-1 0-4 0-7s0-6 0-9 0-6 0-9 0-5 0-6v-87h36v260c0 5 0 10 0 15s0 10 0 14c1 4 1 8 1 11s0 5 0 6h-34c-1-1-1-3-1-6 0-2 0-5-1-9 0-3 0-7 0-10 0-4 0-8 0-11zM38 195c0 15 1 28 3 39 2 12 5 20 9 27 3 7 9 12 16 15 6 4 14 5 23 5s18-1 26-5c6-3 12-8 17-15s9-15 12-27c3-11 4-25 4-42 0-16-1-29-4-40s-7-20-12-26c-5-7-11-12-17-15-8-3-16-4-26-4-8 0-16 1-22 4-7 3-13 9-16 16-4 7-8 16-10 27s-3 25-3 41z"><text:p/></draw:path><draw:path draw:style-name="gr1007" draw:text-style-name="P1" svg:width="0.21cm" svg:height="0.231cm" svg:x="12.423cm" svg:y="16.482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1008" draw:text-style-name="P1" svg:width="0.104cm" svg:height="0.276cm" svg:x="12.641cm" svg:y="16.436cm" svg:viewBox="0 0 105 277" svg:d="M105 272c-6 1-11 2-17 3-5 1-12 1-20 2-28-1-43-17-43-50v-149h-25v-28h26l11-50h24v50h40v28h-40v141c0 11 2 18 5 22 4 5 10 7 19 7 2 0 6 0 9-1 3 0 7-1 11-2z"><text:p/></draw:path><draw:path draw:style-name="gr1009" draw:text-style-name="P1" svg:width="0.21cm" svg:height="0.231cm" svg:x="12.767cm" svg:y="16.482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1010" draw:text-style-name="P1" svg:width="0.04cm" svg:height="0.276cm" svg:x="13.017cm" svg:y="16.486cm" svg:viewBox="0 0 41 277" svg:d="M41 181v32c0 8-1 14-1 20-1 6-2 12-3 16-2 5-3 10-5 14-2 5-5 9-8 14h-24c6-9 11-18 14-27 3-8 4-17 4-26h-17v-43zM1 43v-43h40v43z"><text:p/></draw:path><draw:path draw:style-name="gr1011" draw:text-style-name="P1" svg:width="0.21cm" svg:height="0.231cm" svg:x="13.227cm" svg:y="16.482cm" svg:viewBox="0 0 211 232" svg:d="M66 232c-22 0-39-6-49-18-11-12-17-28-17-49 0-15 3-27 8-36 6-10 12-17 21-23 9-5 20-9 30-11 12-2 23-3 34-3h50v-12c0-10-1-18-3-24-2-7-5-12-9-16s-9-7-14-9c-6-2-13-3-21-3-7 0-13 1-19 2-5 1-10 3-15 5-4 3-7 7-10 11-2 5-3 11-4 18l-38-4c1-8 4-17 7-24 4-7 9-14 16-19s16-10 26-13c11-3 23-4 38-4 27 0 48 6 61 19 14 13 21 32 21 56v97c0 11 2 19 5 25 2 5 7 8 15 8 2 0 4 0 6 0 2-1 4-1 6-2v24c-4 1-9 2-14 2-4 1-9 1-13 1-7 0-13-1-18-3-6-2-10-4-13-8-2-4-4-9-6-14-2-6-3-13-3-20h-1c-4 7-9 14-13 19-5 6-11 11-16 15-6 4-14 7-22 10-7 2-16 3-26 3zM74 204c11 0 21-2 30-6 9-5 15-10 21-17s10-14 13-22 5-15 5-23v-18h-40c-9 0-18 1-25 2-8 1-15 3-22 7-5 3-10 8-13 14-4 7-6 15-6 25 0 12 3 21 10 28 6 7 15 10 27 10z"><text:p/></draw:path><draw:path draw:style-name="gr1012" draw:text-style-name="P1" svg:width="0.178cm" svg:height="0.23cm" svg:x="13.45cm" svg:y="16.483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1013" draw:text-style-name="P1" svg:width="0.035cm" svg:height="0.305cm" svg:x="13.785cm" svg:y="16.403cm" svg:viewBox="0 0 36 306" svg:d="M0 36c0-12 0-24 0-36 12 0 24 0 36 0 0 12 0 24 0 36-12 0-24 0-36 0zM0 306c0-74 0-148 0-223 12 0 24 0 36 0 0 75 0 149 0 223-12 0-24 0-36 0z"><text:p/></draw:path><draw:path draw:style-name="gr1014" draw:text-style-name="P1" svg:width="0.174cm" svg:height="0.227cm" svg:x="13.884cm" svg:y="16.482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1015" draw:text-style-name="P1" svg:width="0.108cm" svg:height="0.305cm" svg:x="14.207cm" svg:y="16.403cm" svg:viewBox="0 0 109 306" svg:d="M67 110v196h-37v-196h-30v-27h30v-25c0-9 1-16 3-23 1-7 4-13 8-18s10-10 16-13c7-3 16-4 27-4 3 0 8 0 13 1 4 0 9 1 12 1v29c-2-1-5-1-8-1-3-1-6-1-8-1-6 0-9 1-13 2-3 2-6 4-8 7s-4 6-4 10c-1 5-1 9-1 15v20h42v27z"><text:p/></draw:path><draw:path draw:style-name="gr1016" draw:text-style-name="P1" svg:width="0.035cm" svg:height="0.305cm" svg:x="14.344cm" svg:y="16.403cm" svg:viewBox="0 0 36 306" svg:d="M0 306c0-101 0-204 0-306 12 0 24 0 36 0 0 102 0 205 0 306-12 0-24 0-36 0z"><text:p/></draw:path><draw:path draw:style-name="gr1017" draw:text-style-name="P1" svg:width="0.193cm" svg:height="0.231cm" svg:x="14.431cm" svg:y="16.482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1018" draw:text-style-name="P1" svg:width="0.297cm" svg:height="0.223cm" svg:x="14.643cm" svg:y="16.486cm" svg:viewBox="0 0 298 224" svg:d="M236 224h-42l-35-144c-1-4-2-9-3-14-1-6-2-11-3-17s-2-12-4-18c-1 6-2 12-3 18-2 5-3 11-4 16-1 6-3 11-4 15l-35 144h-42l-61-224h36l37 152c1 3 2 7 2 12 1 4 2 9 3 13 1 6 2 11 3 16 2-5 3-10 4-15 0-4 1-9 2-13 1-5 2-8 3-11l40-154h39l38 154c1 3 2 7 3 12s2 9 3 13c1 5 2 9 3 14 1-5 2-10 3-15 1-4 2-9 2-14 1-4 2-8 3-12l39-152h35z"><text:p/></draw:path><draw:path draw:style-name="gr1019" draw:text-style-name="P1" svg:width="0.178cm" svg:height="0.23cm" svg:x="12.176cm" svg:y="16.954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1020" draw:text-style-name="P1" svg:width="0.191cm" svg:height="0.231cm" svg:x="12.386cm" svg:y="16.953cm" svg:viewBox="0 0 192 232" svg:d="M38 124c0 12 1 22 4 32 2 10 6 19 10 26 5 7 11 12 19 16s16 6 27 6c17 0 28-3 38-10 10-6 16-14 19-24l32 9c-2 6-5 13-9 19-5 6-10 12-17 17s-15 9-25 12c-11 3-23 5-38 5-32 0-56-10-73-30-16-19-25-49-25-87 0-21 3-39 8-54 5-14 11-26 20-35s20-16 31-20c12-4 25-6 38-6 19 0 33 3 46 9 12 6 22 15 29 25 8 11 13 24 16 38 3 15 4 30 4 47v5zM155 95c-2-23-7-40-17-51s-23-16-42-16c-6 0-11 1-18 3s-13 5-19 10-10 12-14 21-6 20-7 33z"><text:p/></draw:path><draw:path draw:style-name="gr1021" draw:text-style-name="P1" svg:width="0.174cm" svg:height="0.227cm" svg:x="12.625cm" svg:y="16.953cm" svg:viewBox="0 0 175 228" svg:d="M138 228v-142c0-11 0-20-2-27-2-8-4-13-8-18-3-4-8-8-13-9-6-2-13-3-22-3-8 0-16 1-23 4-7 4-13 8-18 14-4 6-8 13-10 22-3 8-5 18-5 29v130h-36v-176c0-5 0-10 0-15s0-10 0-15c0-4 0-8-1-11 0-4 0-6 0-7h34c0 1 0 3 1 6 0 3 0 6 0 10s0 8 1 12c0 4 0 8 0 10 4-6 8-12 12-17 3-5 8-10 14-14 6-3 12-6 19-8s15-3 25-3c12 0 22 2 31 5s16 7 21 14c6 6 10 14 13 24 2 10 4 22 4 36v149z"><text:p/></draw:path><draw:path draw:style-name="gr1022" draw:text-style-name="P1" svg:width="0.178cm" svg:height="0.23cm" svg:x="12.84cm" svg:y="16.954cm" svg:viewBox="0 0 179 231" svg:d="M179 165c0 11-2 20-6 28s-10 15-17 21c-7 5-16 10-28 13-10 3-23 4-37 4-12 0-24-1-34-3s-19-5-27-9c-7-5-13-11-18-18-6-7-10-16-12-26l32-7c3 12 10 21 19 26 9 6 23 9 40 9 8 0 15-1 22-2 6-1 11-3 16-6 5-2 9-6 11-10 3-5 4-10 4-17s-1-12-4-17c-4-4-8-7-14-10-5-3-11-6-19-8s-17-4-26-7c-9-2-18-5-26-8s-16-7-23-11c-7-5-13-11-16-18-5-7-7-16-7-26 0-21 7-36 21-47s34-16 61-16c25 0 43 4 58 13 13 9 23 23 27 42l-33 4c-1-6-3-11-7-15-3-4-7-7-12-9-4-3-9-4-15-5-5-1-11-2-18-2-16 0-28 3-36 8-7 5-11 13-11 23 0 6 2 11 4 15 3 4 7 7 12 10 5 2 12 5 19 7 6 2 15 4 24 6 5 2 12 3 17 5 6 2 12 4 18 6 6 3 11 5 15 9 5 3 10 7 14 11 4 5 7 10 9 16s3 13 3 21z"><text:p/></draw:path><draw:path draw:style-name="gr1023" draw:text-style-name="P1" svg:width="0.193cm" svg:height="0.231cm" svg:x="13.05cm" svg:y="16.953cm" svg:viewBox="0 0 194 232" svg:d="M194 116c0 39-8 68-25 87-16 19-41 29-73 29-15 0-29-2-41-7-11-5-21-12-30-22-8-9-14-21-18-36-5-14-7-31-7-51 0-77 32-116 97-116 18 0 31 2 44 7 12 5 22 12 30 22s14 22 17 36c4 15 6 32 6 51zM156 116c0-18-2-32-3-43-3-11-7-21-12-27-5-7-12-12-19-14-6-3-15-4-24-4-10 0-17 1-25 4s-14 7-19 14-9 16-12 27c-3 12-4 26-4 43s2 32 5 43 7 20 11 27c5 7 12 12 19 14 7 3 14 4 23 4s18-1 24-4c8-2 15-7 20-14 5-6 9-16 12-27 2-11 4-26 4-43z"><text:p/></draw:path><draw:path draw:style-name="gr1024" draw:text-style-name="P1" svg:width="0.102cm" svg:height="0.227cm" svg:x="13.29cm" svg:y="16.953cm" svg:viewBox="0 0 103 228" svg:d="M1 228v-172c0-4 0-9 0-14s0-10 0-14c0-5 0-9-1-13 0-4 0-8 0-11h34c0 3 0 7 1 11 0 4 0 8 0 13 0 4 1 8 1 12s0 7 0 10h1c2-9 5-16 8-22 3-7 6-12 9-16 4-4 9-7 15-9 5-2 12-3 19-3 3 0 6 0 8 1 3 0 5 1 7 1v34c-3 0-6-1-9-1-3-1-7-1-10-1-9 0-16 2-22 6s-11 9-14 16-6 15-8 24c-2 10-3 20-3 31v117z"><text:p/></draw:path><draw:path draw:style-name="gr1025" draw:text-style-name="P1" svg:width="0.038cm" svg:height="0.044cm" svg:x="13.415cm" svg:y="17.136cm" svg:viewBox="0 0 39 45" svg:d="M0 45c0-15 0-30 0-45 13 0 26 0 39 0 0 15 0 30 0 45-13 0-26 0-39 0z"><text:p/></draw:path></draw:g></draw:g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FreeSans1" svg:font-family="FreeSans" style:font-family-generic="swiss"/>
    <style:font-face style:name="Liberation Sans" svg:font-family="'Liberation Sans', Arial" style:font-family-generic="swiss"/>
    <style:font-face style:name="Liberation Sans1" svg:font-family="'Liberation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058cm" draw:rotation="450"/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erif" fo:font-family="'Liberation Serif', 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erif" fo:font-family="'Liberation Serif', 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, 'Times New Roman'" style:font-family-generic="roman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199cm" fo:margin-bottom="1.199cm" fo:margin-left="1.199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ive Wills</meta:initial-creator>
    <meta:creation-date>2017-05-08T10:25:22.266465065</meta:creation-date>
    <dc:date>2017-05-08T10:28:41.224357928</dc:date>
    <dc:creator>Clive Wills</dc:creator>
    <meta:editing-duration>PT3M1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0.3.2$Linux_X86_64 LibreOffice_project/00m0$Build-2</meta:generator>
  </office:meta>
</office:document-meta>
</file>